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286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2.182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2.685cm"/>
    </style:style>
    <style:style style:name="co12" style:family="table-column">
      <style:table-column-properties fo:break-before="auto" style:column-width="2.602cm"/>
    </style:style>
    <style:style style:name="co13" style:family="table-column">
      <style:table-column-properties fo:break-before="auto" style:column-width="0.783cm"/>
    </style:style>
    <style:style style:name="co14" style:family="table-column">
      <style:table-column-properties fo:break-before="auto" style:column-width="4.307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2.656cm"/>
    </style:style>
    <style:style style:name="co17" style:family="table-column">
      <style:table-column-properties fo:break-before="auto" style:column-width="2.517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0.866cm"/>
    </style:style>
    <style:style style:name="co20" style:family="table-column">
      <style:table-column-properties fo:break-before="auto" style:column-width="3.72cm"/>
    </style:style>
    <style:style style:name="co21" style:family="table-column">
      <style:table-column-properties fo:break-before="auto" style:column-width="5.565cm"/>
    </style:style>
    <style:style style:name="co22" style:family="table-column">
      <style:table-column-properties fo:break-before="auto" style:column-width="1.649cm"/>
    </style:style>
    <style:style style:name="co23" style:family="table-column">
      <style:table-column-properties fo:break-before="page" style:column-width="1.062cm"/>
    </style:style>
    <style:style style:name="co24" style:family="table-column">
      <style:table-column-properties fo:break-before="auto" style:column-width="0.951cm"/>
    </style:style>
    <style:style style:name="co25" style:family="table-column">
      <style:table-column-properties fo:break-before="auto" style:column-width="1.79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206cm" fo:break-before="auto" style:use-optimal-row-height="false"/>
    </style:style>
    <style:style style:name="ro2" style:family="table-row">
      <style:table-row-properties style:row-height="1.178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074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3.228cm" fo:break-before="auto" style:use-optimal-row-height="false"/>
    </style:style>
    <style:style style:name="ro8" style:family="table-row">
      <style:table-row-properties style:row-height="2.408cm" fo:break-before="auto" style:use-optimal-row-height="false"/>
    </style:style>
    <style:style style:name="ro9" style:family="table-row">
      <style:table-row-properties style:row-height="1.72cm" fo:break-before="auto" style:use-optimal-row-height="false"/>
    </style:style>
    <style:style style:name="ro10" style:family="table-row">
      <style:table-row-properties style:row-height="2.064cm" fo:break-before="auto" style:use-optimal-row-height="false"/>
    </style:style>
    <style:style style:name="ro11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1.376cm" fo:break-before="auto" style:use-optimal-row-height="false"/>
    </style:style>
    <style:style style:name="ro13" style:family="table-row">
      <style:table-row-properties style:row-height="1.588cm" fo:break-before="auto" style:use-optimal-row-height="fals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2.752cm" fo:break-before="auto" style:use-optimal-row-height="false"/>
    </style:style>
    <style:style style:name="ro17" style:family="table-row">
      <style:table-row-properties style:row-height="1.588cm" fo:break-before="page" style:use-optimal-row-height="false"/>
    </style:style>
    <style:style style:name="ro18" style:family="table-row">
      <style:table-row-properties style:row-height="0.453cm" fo:break-before="auto" style:use-optimal-row-height="true"/>
    </style:style>
    <style:style style:name="ta1" style:family="table" style:master-page-name="PageStyle_5f_marchés_20_conclus_20_en_20_201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" fo:font-size="11.9499998092651pt" fo:font-style="normal" fo:text-shadow="none" style:text-underline-style="none" fo:font-weight="bold" style:font-size-asian="11.9499998092651pt" style:font-style-asian="normal" style:font-weight-asian="bold" style:font-name-complex="Arial" style:font-size-complex="11.9499998092651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0.088cm solid #000000" style:direction="ltr" fo:border-right="0.035cm solid #ffffff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ffffff" style:cell-protect="none" style:print-content="tru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ffffff" style:cell-protect="none" style:print-content="tru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value-type" style:repeat-content="false" fo:background-color="transparent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57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3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Excel_5f_BuiltIn_5f_Comma" style:data-style-name="N3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 style:data-style-name="N11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 style:data-style-name="N3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 style:data-style-name="N3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20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18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Excel_5f_BuiltIn_5f_Comma" style:data-style-name="N11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Excel_5f_BuiltIn_5f_Comma" style:data-style-name="N11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Excel_5f_BuiltIn_5f_Comma" style:data-style-name="N11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 style:data-style-name="N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18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 style:data-style-name="N36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7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 style:data-style-name="N3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0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2" style:family="table-cell" style:parent-style-name="Default" style:data-style-name="N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3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5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8" style:family="table-cell" style:parent-style-name="Default" style:data-style-name="N120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9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0" style:family="table-cell" style:parent-style-name="Default">
      <style:table-cell-properties fo:border-bottom="0.002cm solid #000000" style:cell-protect="none" style:print-content="true" style:diagonal-bl-tr="none" style:diagonal-tl-br="none" fo:background-color="transparent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Excel_5f_BuiltIn_5f_Comma" style:data-style-name="N11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8" style:family="table-cell" style:parent-style-name="Excel_5f_BuiltIn_5f_Comma" style:data-style-name="N11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9" style:family="table-cell" style:parent-style-name="Excel_5f_BuiltIn_5f_Comma" style:data-style-name="N11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0" style:family="table-cell" style:parent-style-name="Excel_5f_BuiltIn_5f_Comma" style:data-style-name="N119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1" style:family="table-cell" style:parent-style-name="Default" style:data-style-name="N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2" style:family="table-cell" style:parent-style-name="Default" style:data-style-name="N3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3" style:family="table-cell" style:parent-style-name="Default" style:data-style-name="N121"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4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5" style:family="table-cell" style:parent-style-name="Default" style:data-style-name="N3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27" style:family="table-cell" style:parent-style-name="Default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0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1" style:family="table-cell" style:parent-style-name="Default">
      <style:table-cell-properties fo:border-bottom="0.002cm solid #000000" style:cell-protect="none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c0c0c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35cm solid #c0c0c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5cm solid #c0c0c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c0c0c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5cm solid #c0c0c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4">
      <style:table-cell-properties fo:background-color="#ffffff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1" style:family="table-cell" style:parent-style-name="Default" style:data-style-name="N4">
      <style:table-cell-properties fo:border-bottom="0.002cm solid #000000" fo:background-color="#ffffff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2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35cm solid #c0c0c0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border-right="0.035cm solid #c0c0c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fo:border-bottom="0.002cm solid #000000" fo:background-color="#ffffff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035cm solid #c0c0c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5cm solid #c0c0c0" style:rotation-angle="0" style:rotation-align="none" style:shrink-to-fit="false" fo:border-top="non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0.035cm solid #ffffff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lr-tb"/>
      <style:text-properties fo:color="#000000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name-complex="Arial" style:font-size-complex="7pt" style:font-style-complex="italic" style:font-weight-complex="bold"/>
    </style:style>
    <style:style style:name="ce163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6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6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lr-tb"/>
      <style:text-properties fo:color="#000000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6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lr-tb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8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chés conclus en 2013" table:style-name="ta1" table:print="false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6" table:visibility="collapse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visibility="collapse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visibility="collapse" table:default-cell-style-name="ce1"/>
        <table:table-column table:style-name="co5" table:visibility="collapse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25" table:number-columns-repeated="228" table:default-cell-style-name="ce1"/>
        <table:table-column table:style-name="co26" table:number-columns-repeated="768" table:default-cell-style-name="Default"/>
        <table:table-header-rows>
          <table:table-row table:style-name="ro1">
            <table:table-cell table:number-columns-repeated="1024"/>
          </table:table-row>
          <table:table-row table:style-name="ro2">
            <table:table-cell table:style-name="ce2" office:value-type="string" table:number-columns-spanned="24" table:number-rows-spanned="1">
              <text:p>Ville de Montpellier - Exercice 2013</text:p>
              <text:p>Inventaire des marchés notifiés en 2013</text:p>
            </table:table-cell>
            <table:covered-table-cell table:number-columns-repeated="23"/>
            <table:table-cell table:number-columns-repeated="1000"/>
          </table:table-row>
          <table:table-row table:style-name="ro3">
            <table:table-cell table:number-columns-repeated="1024"/>
          </table:table-row>
          <table:table-row table:style-name="ro4">
            <table:table-cell table:number-columns-repeated="1024"/>
          </table:table-row>
          <table:table-row table:style-name="ro5">
            <table:table-cell table:style-name="ce3" office:value-type="string" table:number-columns-spanned="13" table:number-rows-spanned="1">
              <text:p>Marché global </text:p>
            </table:table-cell>
            <table:covered-table-cell table:number-columns-repeated="11" table:style-name="ce33"/>
            <table:covered-table-cell table:style-name="ce126"/>
            <table:table-cell table:style-name="ce3" office:value-type="string" table:number-columns-spanned="11" table:number-rows-spanned="1">
              <text:p>Lots</text:p>
            </table:table-cell>
            <table:covered-table-cell table:number-columns-repeated="9" table:style-name="ce33"/>
            <table:covered-table-cell table:style-name="ce126"/>
            <table:table-cell table:style-name="ce161"/>
            <table:table-cell table:number-columns-repeated="999"/>
          </table:table-row>
          <table:table-row table:style-name="ro6">
            <table:table-cell table:style-name="ce4"/>
            <table:table-cell table:style-name="ce34" table:number-columns-repeated="2"/>
            <table:table-cell table:style-name="ce58"/>
            <table:table-cell table:style-name="ce34" table:number-columns-repeated="3"/>
            <table:table-cell table:style-name="ce61" office:value-type="float" office:value="1">
              <text:p>1</text:p>
            </table:table-cell>
            <table:table-cell table:style-name="ce34" table:number-columns-repeated="3"/>
            <table:table-cell table:style-name="ce61" office:value-type="float" office:value="2">
              <text:p>2</text:p>
            </table:table-cell>
            <table:table-cell table:style-name="ce61" office:value-type="float" office:value="3">
              <text:p>3</text:p>
            </table:table-cell>
            <table:table-cell table:style-name="ce34" table:number-columns-repeated="3"/>
            <table:table-cell table:style-name="ce61" office:value-type="float" office:value="4">
              <text:p>4</text:p>
            </table:table-cell>
            <table:table-cell table:style-name="ce61" office:value-type="float" office:value="5">
              <text:p>5</text:p>
            </table:table-cell>
            <table:table-cell table:style-name="ce61" office:value-type="float" office:value="6">
              <text:p>6</text:p>
            </table:table-cell>
            <table:table-cell table:style-name="ce61" office:value-type="float" office:value="7">
              <text:p>7</text:p>
            </table:table-cell>
            <table:table-cell table:style-name="ce34" table:number-columns-repeated="5"/>
            <table:table-cell table:number-columns-repeated="999"/>
          </table:table-row>
          <table:table-row table:style-name="ro7">
            <table:table-cell table:style-name="ce5" office:value-type="string">
              <text:p>N° Marché</text:p>
            </table:table-cell>
            <table:table-cell table:style-name="ce35" office:value-type="string">
              <text:p>Prest.</text:p>
            </table:table-cell>
            <table:table-cell table:style-name="ce54" office:value-type="string">
              <text:p>Direction</text:p>
            </table:table-cell>
            <table:table-cell table:style-name="ce54" office:value-type="string">
              <text:p>Service</text:p>
            </table:table-cell>
            <table:table-cell table:style-name="ce54" office:value-type="string">
              <text:p>Type</text:p>
            </table:table-cell>
            <table:table-cell table:style-name="ce54" office:value-type="string">
              <text:p>Forme Marché</text:p>
            </table:table-cell>
            <table:table-cell table:style-name="ce54" office:value-type="string">
              <text:p>Objet du marché</text:p>
            </table:table-cell>
            <table:table-cell table:style-name="ce62" office:value-type="string">
              <text:p>Montant total du marché prévu à la numérotation. HT</text:p>
            </table:table-cell>
            <table:table-cell table:style-name="ce54" office:value-type="string">
              <text:p>Procéd.</text:p>
            </table:table-cell>
            <table:table-cell table:style-name="ce54" office:value-type="string">
              <text:p>Date de notif.</text:p>
            </table:table-cell>
            <table:table-cell table:style-name="ce54" office:value-type="string">
              <text:p>Date de fin</text:p>
            </table:table-cell>
            <table:table-cell table:style-name="ce62" office:value-type="string">
              <text:p>Montant total du marché et tranches HT, ou maxi.du marché, tous lots et reconductions comprises HT. Montant notifié</text:p>
            </table:table-cell>
            <table:table-cell table:style-name="ce127" office:value-type="string">
              <text:p>Montant mini, du marché, tous lots et <text:s/>reconductions comprises HT. Montant notifié</text:p>
            </table:table-cell>
            <table:table-cell table:style-name="ce5" office:value-type="string">
              <text:p>Lot</text:p>
            </table:table-cell>
            <table:table-cell table:style-name="ce136" office:value-type="string">
              <text:p>Objet du lot</text:p>
            </table:table-cell>
            <table:table-cell table:style-name="ce136" office:value-type="string">
              <text:p>Agr.</text:p>
            </table:table-cell>
            <table:table-cell table:style-name="ce149" office:value-type="string">
              <text:p>Montant du lot ou maxi,annuel <text:s/>HT. <text:s text:c="9"/>Montant notifié</text:p>
            </table:table-cell>
            <table:table-cell table:style-name="ce149" office:value-type="string">
              <text:p>Montant total du lot <text:s/>ou maxi du lot,toutes reconductions comprises <text:s/>HT. <text:s text:c="5"/>Montant notifié</text:p>
            </table:table-cell>
            <table:table-cell table:style-name="ce149" office:value-type="string">
              <text:p>Montant mini <text:s/>annuel du lot HT. <text:s text:c="10"/>Montant notifié</text:p>
            </table:table-cell>
            <table:table-cell table:style-name="ce149" office:value-type="string">
              <text:p>Montant mini <text:s/>du lot toutes reconductions comprises HT. <text:s text:c="6"/>Montant notifié</text:p>
            </table:table-cell>
            <table:table-cell table:style-name="ce136" office:value-type="string">
              <text:p>Tit.</text:p>
              <text:p>/Cot.</text:p>
            </table:table-cell>
            <table:table-cell table:style-name="ce136" office:value-type="string">
              <text:p>Nom Tiers</text:p>
            </table:table-cell>
            <table:table-cell table:style-name="ce136" office:value-type="string">
              <text:p>Adresse</text:p>
            </table:table-cell>
            <table:table-cell table:style-name="ce158" office:value-type="string">
              <text:p>SIREN</text:p>
            </table:table-cell>
            <table:table-cell table:style-name="ce162" office:value-type="string">
              <text:p>Filtrage Direction</text:p>
              <text:p/>
            </table:table-cell>
            <table:table-cell table:number-columns-repeated="999"/>
          </table:table-row>
        </table:table-header-rows>
        <table:table-row table:style-name="ro8" table:visibility="filter">
          <table:table-cell table:style-name="ce6" office:value-type="string">
            <text:p>12M067</text:p>
          </table:table-cell>
          <table:table-cell table:style-name="ce36" office:value-type="string">
            <text:p>F</text:p>
          </table:table-cell>
          <table:table-cell table:style-name="ce36" office:value-type="string">
            <text:p>1400 DIRECTION DES FINANCES ET DU CONTROLE DE GESTION</text:p>
          </table:table-cell>
          <table:table-cell table:style-name="ce36" office:value-type="string">
            <text:p>80600 GESTION BUDGETAIRE ET COMPTABLE</text:p>
          </table:table-cell>
          <table:table-cell table:style-name="ce36" office:value-type="string">
            <text:p>Tranches</text:p>
          </table:table-cell>
          <table:table-cell table:style-name="ce36" office:value-type="string">
            <text:p>Ni rec. ni cond.</text:p>
          </table:table-cell>
          <table:table-cell table:style-name="ce36" office:value-type="string">
            <text:p>LOGICIEL GESTION DES REGIES ACQUISITIONMISE EN OEUVRE</text:p>
          </table:table-cell>
          <table:table-cell table:style-name="ce36" table:number-columns-repeated="2"/>
          <table:table-cell table:style-name="ce36" office:value-type="string">
            <text:p>13/2/13</text:p>
          </table:table-cell>
          <table:table-cell table:style-name="ce36" office:value-type="string">
            <text:p>1/9/14</text:p>
          </table:table-cell>
          <table:table-cell table:style-name="ce36" table:number-columns-repeated="2"/>
          <table:table-cell table:style-name="ce36" office:value-type="float" office:value="1">
            <text:p>1</text:p>
          </table:table-cell>
          <table:table-cell table:style-name="ce36" office:value-type="string">
            <text:p>GFI PROGICIELS</text:p>
          </table:table-cell>
          <table:table-cell table:style-name="ce138"/>
          <table:table-cell table:style-name="ce36"/>
          <table:table-cell table:style-name="ce138" table:number-columns-repeated="3"/>
          <table:table-cell table:style-name="ce138" office:value-type="string">
            <text:p>T</text:p>
          </table:table-cell>
          <table:table-cell table:style-name="ce36" office:value-type="string">
            <text:p>GFI PROGICIELS SAS</text:p>
          </table:table-cell>
          <table:table-cell table:style-name="ce36" office:value-type="string">
            <text:p><text:s/>145 BOULEVARD VICTOR HUGO <text:s/>93400 ST OUEN</text:p>
          </table:table-cell>
          <table:table-cell table:style-name="ce36" office:value-type="string">
            <text:p>340546993</text:p>
          </table:table-cell>
          <table:table-cell table:style-name="ce163" office:value-type="string">
            <text:p>1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12M235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27000 DIRECTION PAYSAGE ET BIODIVERSITE</text:p>
          </table:table-cell>
          <table:table-cell table:style-name="ce37" office:value-type="string">
            <text:p>27000 PAYSAGES ET BIODIVERSIT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ZONES D INTERET ECOLOGIQUE A PROTEGERRELEVE CARTOGRAPHIQUE</text:p>
          </table:table-cell>
          <table:table-cell table:style-name="ce37" table:number-columns-repeated="2"/>
          <table:table-cell table:style-name="ce37" office:value-type="string">
            <text:p>24/1/13</text:p>
          </table:table-cell>
          <table:table-cell table:style-name="ce37" office:value-type="string">
            <text:p>23/1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IOTOP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IOTOPE SARL</text:p>
          </table:table-cell>
          <table:table-cell table:style-name="ce37" office:value-type="string">
            <text:p><text:s/>22 BD MARECHAL FOCH BP 58 34140 MEZE</text:p>
          </table:table-cell>
          <table:table-cell table:style-name="ce37" office:value-type="string">
            <text:p>390613610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12M85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300 DIRECTION AMENAGEMENT PROGRAMMATION</text:p>
          </table:table-cell>
          <table:table-cell table:style-name="ce37" office:value-type="string">
            <text:p>83300 AMENAGEMENT PROGRAM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REPROGRAPHIE PLU DOSSIERS RELATIFS AUXPROCEDURES EVOLUTION DU DOCUMENT</text:p>
          </table:table-cell>
          <table:table-cell table:style-name="ce37" table:number-columns-repeated="2"/>
          <table:table-cell table:style-name="ce37" office:value-type="string">
            <text:p>4/10/13</text:p>
          </table:table-cell>
          <table:table-cell table:style-name="ce37" office:value-type="string">
            <text:p>3/10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OPYSHOP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PY SHOP SARL</text:p>
          </table:table-cell>
          <table:table-cell table:style-name="ce37" office:value-type="string">
            <text:p><text:s/>1605 AVENUE DES PLATANES <text:s/>34970 LATTES</text:p>
          </table:table-cell>
          <table:table-cell table:style-name="ce37" office:value-type="string">
            <text:p>410209167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12M871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28500 MISSION GRAND COEUR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BLD JEU DE PAUME TRANSFOMATIONSACCOMPAGNEMENT ARTISTIQUE</text:p>
          </table:table-cell>
          <table:table-cell table:style-name="ce37" table:number-columns-repeated="2"/>
          <table:table-cell table:style-name="ce37" office:value-type="string">
            <text:p>25/6/13</text:p>
          </table:table-cell>
          <table:table-cell table:style-name="ce37" office:value-type="string">
            <text:p>31/12/14</text:p>
          </table:table-cell>
          <table:table-cell table:style-name="ce37"/>
          <table:table-cell table:style-name="ce31"/>
          <table:table-cell table:style-name="ce37" office:value-type="float" office:value="1">
            <text:p>1</text:p>
          </table:table-cell>
          <table:table-cell table:style-name="ce37" office:value-type="string">
            <text:p>BUREAU DES ARTS ET TERRITOIR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UREAU DES ARTS ET TERRITOIRES</text:p>
          </table:table-cell>
          <table:table-cell table:style-name="ce37" office:value-type="string">
            <text:p><text:s/>28 BOULEVARD PASTEUR <text:s/>34000 MONTPELLIER</text:p>
          </table:table-cell>
          <table:table-cell table:style-name="ce37" office:value-type="string">
            <text:p>750422446</text:p>
          </table:table-cell>
          <table:table-cell table:style-name="ce164" office:value-type="string">
            <text:p>28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12M948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3000 DIRECTION DE LA RESTAURATION SCOLAIRE</text:p>
          </table:table-cell>
          <table:table-cell table:style-name="ce37" office:value-type="string">
            <text:p>13000 RESTAURANTS SCOLAIRE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ANALYSES AUTOCONTROLES CUISINE CENTRALERESTAU SCOLAIRE CRECHES MULTI ACCUEILS</text:p>
          </table:table-cell>
          <table:table-cell table:style-name="ce37" table:number-columns-repeated="2"/>
          <table:table-cell table:style-name="ce37" office:value-type="string">
            <text:p>2/3/13</text:p>
          </table:table-cell>
          <table:table-cell table:style-name="ce37" office:value-type="string">
            <text:p>1/3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IOFAQ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IOFAQ LABORATOIRES SARL</text:p>
          </table:table-cell>
          <table:table-cell table:style-name="ce37" office:value-type="string">
            <text:p><text:s/>26 BOULEVARD DU JEU DE PAUME <text:s/>34000 MONTPELLIER</text:p>
          </table:table-cell>
          <table:table-cell table:style-name="ce37" office:value-type="string">
            <text:p>437949753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2">
            <text:p>12M991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300 DIRECTION AMENAGEMENT PROGRAMMATION</text:p>
          </table:table-cell>
          <table:table-cell table:style-name="ce37" office:value-type="string" table:number-columns-spanned="1" table:number-rows-spanned="2">
            <text:p>83300 AMENAGEMENT PROGRAMMATION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ETUDE PREALABLE OPERATIONS AMENAGEMENT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30/1/13</text:p>
          </table:table-cell>
          <table:table-cell table:style-name="ce37" office:value-type="string" table:number-columns-spanned="1" table:number-rows-spanned="2">
            <text:p>29/1/15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NICOLAS BOUDIER - ETUDE URBAINE <text:s/>ET PAYSAGE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OUDIER NICOLAS</text:p>
          </table:table-cell>
          <table:table-cell table:style-name="ce37" office:value-type="string">
            <text:p><text:s/>10 RUE DES AMARYLLIS <text:s/>34070 MONTPELLIER</text:p>
          </table:table-cell>
          <table:table-cell table:style-name="ce37" office:value-type="string">
            <text:p>421515834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ITETUDES - ETUDE VRD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ITETUDES SAS</text:p>
          </table:table-cell>
          <table:table-cell table:style-name="ce37" office:value-type="string">
            <text:p><text:s/>1025 AVE HENRI BECQUEREL PARC DU MILLENAIRE BAT17 34000 MONTPELLIER</text:p>
          </table:table-cell>
          <table:table-cell table:style-name="ce37" office:value-type="string">
            <text:p>447633348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2C000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OMMUNICATION DE LA VILLE EXECUTIONPRODUCTION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9/9/13</text:p>
          </table:table-cell>
          <table:table-cell table:style-name="ce37" office:value-type="string">
            <text:p>8/9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HRISTOPHE MEIER</text:p>
          </table:table-cell>
          <table:table-cell table:style-name="ce139" office:value-type="string">
            <text:p>72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HRISTOPHE MEIER SARL</text:p>
          </table:table-cell>
          <table:table-cell table:style-name="ce37" office:value-type="string">
            <text:p><text:s/>7 RUE ABBE FABRE <text:s/>30250 SOMMIERES</text:p>
          </table:table-cell>
          <table:table-cell table:style-name="ce37" office:value-type="string">
            <text:p>414365072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2">
            <text:p>2C0003</text:p>
          </table:table-cell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83300 DIRECTION AMENAGEMENT PROGRAMMATION</text:p>
          </table:table-cell>
          <table:table-cell table:style-name="ce37" office:value-type="string" table:number-columns-spanned="1" table:number-rows-spanned="2">
            <text:p>83300 AMENAGEMENT PROGRAMMATION</text:p>
          </table:table-cell>
          <table:table-cell table:style-name="ce37" office:value-type="string" table:number-columns-spanned="1" table:number-rows-spanned="2">
            <text:p>ordinaire</text:p>
          </table:table-cell>
          <table:table-cell table:style-name="ce37" office:value-type="string" table:number-columns-spanned="1" table:number-rows-spanned="2">
            <text:p>Ni rec. ni cond.</text:p>
          </table:table-cell>
          <table:table-cell table:style-name="ce37" office:value-type="string" table:number-columns-spanned="1" table:number-rows-spanned="2">
            <text:p>CITE PAUL VALERY RECOMPOSITION URBAINEETUDE CROIX D ARGENT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23/8/13</text:p>
          </table:table-cell>
          <table:table-cell table:style-name="ce37" office:value-type="string" table:number-columns-spanned="1" table:number-rows-spanned="2">
            <text:p>22/12/13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ATELIER VILLES ET PAYSAGES-URBANISME ET PAYSAGE</text:p>
          </table:table-cell>
          <table:table-cell table:style-name="ce139" office:value-type="string">
            <text:p>7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LIERS VILLES ET PAYSAGES SASU</text:p>
          </table:table-cell>
          <table:table-cell table:style-name="ce37" office:value-type="string">
            <text:p><text:s/>33/43 AVENUE GEORGES POMPIDOU <text:s/>31130 BALMA</text:p>
          </table:table-cell>
          <table:table-cell table:style-name="ce37" office:value-type="string">
            <text:p>419315221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MAISON DE L INITIATIVE-VOLET SOCIOLOG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MAISON DE L INITIATIVE SCOT SARL</text:p>
          </table:table-cell>
          <table:table-cell table:style-name="ce37" office:value-type="string">
            <text:p><text:s/>52 RUE JACQUES BABINET <text:s/>31100 TOULOUSE</text:p>
          </table:table-cell>
          <table:table-cell table:style-name="ce37" office:value-type="string">
            <text:p>398386102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2D0002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300 DIRECTION AMENAGEMENT PROGRAMMATION</text:p>
          </table:table-cell>
          <table:table-cell table:style-name="ce37" office:value-type="string">
            <text:p>83300 AMENAGEMENT PROGRAMMATIO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RC STATIONNEMENT BASSIN JACQUES COEUREXPLOITATION</text:p>
          </table:table-cell>
          <table:table-cell table:style-name="ce63" office:value-type="float" office:value="120000">
            <text:p>12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21/5/13</text:p>
          </table:table-cell>
          <table:table-cell table:style-name="ce37" office:value-type="string">
            <text:p>20/5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TAM</text:p>
          </table:table-cell>
          <table:table-cell table:style-name="ce139" office:value-type="string">
            <text:p>61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RANSPORTS AGGLOMERATION MONTPELLIER</text:p>
          </table:table-cell>
          <table:table-cell table:style-name="ce37" office:value-type="string">
            <text:p><text:s/>125 RUE LEON TROLSKY <text:s/>34075 MONTPELLIER CEDEX 03</text:p>
          </table:table-cell>
          <table:table-cell table:style-name="ce37" office:value-type="string">
            <text:p>314871815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D000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4000 ECLAIRAGE PUBLIC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LOGICIEL DE GESTION MAINTENANCE ASSISTEEPAR ORDINATEUR ECLAIRAGE PUBLIC ACQUISIT</text:p>
          </table:table-cell>
          <table:table-cell table:style-name="ce63" office:value-type="float" office:value="186000">
            <text:p>186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2/9/13</text:p>
          </table:table-cell>
          <table:table-cell table:style-name="ce37" office:value-type="string">
            <text:p>1/11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ISMARTWARE</text:p>
          </table:table-cell>
          <table:table-cell table:style-name="ce139" office:value-type="string">
            <text:p>66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ISMARTWARE SAS</text:p>
          </table:table-cell>
          <table:table-cell table:style-name="ce37" office:value-type="string">
            <text:p><text:s/>11 CHEMIN DES ANCIENNES VIGNES <text:s/>69410 CHAMPAGNE AU MONT D OR</text:p>
          </table:table-cell>
          <table:table-cell table:style-name="ce37" office:value-type="string">
            <text:p>380363911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2D0004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3000 VOIRI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FOURNITURE MISE EN OEUVRE ASPHALTE COULE</text:p>
          </table:table-cell>
          <table:table-cell table:style-name="ce63" office:value-type="float" office:value="1200000">
            <text:p>1 200 000</text:p>
          </table:table-cell>
          <table:table-cell table:style-name="ce37" office:value-type="string">
            <text:p>MAPA 4</text:p>
          </table:table-cell>
          <table:table-cell table:style-name="ce37" office:value-type="string">
            <text:p>3/7/13</text:p>
          </table:table-cell>
          <table:table-cell table:style-name="ce37" office:value-type="string">
            <text:p>2/7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STEN FOURNITURE MISE EN OEUVRE ASPHALTE COUL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STEN SA</text:p>
          </table:table-cell>
          <table:table-cell table:style-name="ce37" office:value-type="string">
            <text:p><text:s/>ZI ROUTE DE JACOU BP 11 34920 LE CRES</text:p>
          </table:table-cell>
          <table:table-cell table:style-name="ce37" office:value-type="string">
            <text:p>54205733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026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DE SACS PLASTIQUES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3/1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OLDIS</text:p>
          </table:table-cell>
          <table:table-cell table:style-name="ce139" office:value-type="string">
            <text:p>24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LDIS SAS</text:p>
          </table:table-cell>
          <table:table-cell table:style-name="ce37" office:value-type="string">
            <text:p>ZAC DU PLAN 230 AVENUE DU COUNOISE <text:s/>84320 ENTRAIGUES SUR LA SORGUE</text:p>
          </table:table-cell>
          <table:table-cell table:style-name="ce37" office:value-type="string">
            <text:p>722620549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17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90000 DIRECTION ORGANISATION EVALUATION</text:p>
          </table:table-cell>
          <table:table-cell table:style-name="ce37" office:value-type="string">
            <text:p>83000 ORGANISATION EVALU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ERVICES DE LA VILLE ACCOMPAGNEMENT AUCHANGEMENT ORGANISATION FONCTIONNEMENT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9/1/13</text:p>
          </table:table-cell>
          <table:table-cell table:style-name="ce37" office:value-type="string">
            <text:p>28/1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KPMG</text:p>
          </table:table-cell>
          <table:table-cell table:style-name="ce139" office:value-type="string">
            <text:p>70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KPMG SECTEUR PUBLIC SA</text:p>
          </table:table-cell>
          <table:table-cell table:style-name="ce37" office:value-type="string">
            <text:p>IMMEUBLE LE THALES 1567 AVENUE ALBERT EINSTEIN CS 79516 34960 MONTPELLIER CEDEX 2</text:p>
          </table:table-cell>
          <table:table-cell table:style-name="ce37" office:value-type="string">
            <text:p>775726417</text:p>
          </table:table-cell>
          <table:table-cell table:style-name="ce164" office:value-type="string">
            <text:p>90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2M1254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05500 RESEAU PLUVIAL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VERDANSON SCHEMA AMENAGEMENTHYDRAULIQUE ACTUALISATION</text:p>
          </table:table-cell>
          <table:table-cell table:style-name="ce63" office:value-type="float" office:value="125000">
            <text:p>125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28/1/13</text:p>
          </table:table-cell>
          <table:table-cell table:style-name="ce37" office:value-type="string">
            <text:p>27/1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GIS EAU</text:p>
          </table:table-cell>
          <table:table-cell table:style-name="ce139" office:value-type="string">
            <text:p>71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GIS EAU SA</text:p>
          </table:table-cell>
          <table:table-cell table:style-name="ce37" office:value-type="string">
            <text:p><text:s/>78 ALLEE JOHN NAPIER <text:s/>34965 MONTPELLIER</text:p>
          </table:table-cell>
          <table:table-cell table:style-name="ce37" office:value-type="string">
            <text:p>493378038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2M1284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5000 REGULATION TRAFIC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TUNNEL COMEDIE TRAVAUX DE MISE ENCONFORMITE</text:p>
          </table:table-cell>
          <table:table-cell table:style-name="ce63" office:value-type="float" office:value="2100000">
            <text:p>2 100 000</text:p>
          </table:table-cell>
          <table:table-cell table:style-name="ce37" office:value-type="string">
            <text:p>MAPA 4</text:p>
          </table:table-cell>
          <table:table-cell table:style-name="ce37" office:value-type="string">
            <text:p>4/11/13</text:p>
          </table:table-cell>
          <table:table-cell table:style-name="ce37" office:value-type="string">
            <text:p>3/11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TDE-SCREG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OUYGUES ENERGIES ET SERVICES SA</text:p>
          </table:table-cell>
          <table:table-cell table:style-name="ce37" office:value-type="string">
            <text:p><text:s/>12 RUE PIERRE PAUL CAULET <text:s/>31500 TOULOUSE</text:p>
          </table:table-cell>
          <table:table-cell table:style-name="ce37" office:value-type="string">
            <text:p>77566487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294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300 DIRECTION RELATIONS AUX PUBLICS</text:p>
          </table:table-cell>
          <table:table-cell table:style-name="ce37" office:value-type="string">
            <text:p>10000 SERVICE COMMUNAL HYGIENE SANT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UTTE ANTI VECTORIELLE ET CAMPAGNES DEDERATISATION TERRITOIRE ET BAT COMMUNAUX</text:p>
          </table:table-cell>
          <table:table-cell table:style-name="ce63" office:value-type="float" office:value="90000">
            <text:p>9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18/1/13</text:p>
          </table:table-cell>
          <table:table-cell table:style-name="ce37" office:value-type="string">
            <text:p>17/1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NTIGONE SERVICE</text:p>
          </table:table-cell>
          <table:table-cell table:style-name="ce139" office:value-type="string">
            <text:p>73.0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NTIGONE SERVICE SARL</text:p>
          </table:table-cell>
          <table:table-cell table:style-name="ce37" office:value-type="string">
            <text:p>PARC D ACTIVITE LA GARRIGUE 3 AVENUE DES COMPAGNONS BP 21 34171 CASTELNAU LE LEZ</text:p>
          </table:table-cell>
          <table:table-cell table:style-name="ce37" office:value-type="string">
            <text:p>349346668</text:p>
          </table:table-cell>
          <table:table-cell table:style-name="ce164" office:value-type="string">
            <text:p>13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2M132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700 DIRECTION DES RESSOURCES HUMAINES</text:p>
          </table:table-cell>
          <table:table-cell table:style-name="ce37" office:value-type="string">
            <text:p>81300 GESTION PREVISIONNELLE POSTES ET EMPLOI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GESTION DU TEMPS SOLUTION ACQUISITIONMAINTENANCE PRESTATIONS ASSOCIEES</text:p>
          </table:table-cell>
          <table:table-cell table:style-name="ce63" office:value-type="float" office:value="89000">
            <text:p>89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2/4/13</text:p>
          </table:table-cell>
          <table:table-cell table:style-name="ce37" office:value-type="string">
            <text:p>21/4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HOROQUARTZ</text:p>
          </table:table-cell>
          <table:table-cell table:style-name="ce139" office:value-type="string">
            <text:p>66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HOROQUARTZ SA TOULOUSE</text:p>
          </table:table-cell>
          <table:table-cell table:style-name="ce37" office:value-type="string">
            <text:p><text:s/>9 RUE PAULIN TALABOT <text:s/>31100 TOULOUSE</text:p>
          </table:table-cell>
          <table:table-cell table:style-name="ce37" office:value-type="string">
            <text:p>399243922</text:p>
          </table:table-cell>
          <table:table-cell table:style-name="ce164" office:value-type="string">
            <text:p>1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9">
            <text:p>2M1363</text:p>
          </table:table-cell>
          <table:table-cell table:style-name="ce37" office:value-type="string" table:number-columns-spanned="1" table:number-rows-spanned="9">
            <text:p>T</text:p>
          </table:table-cell>
          <table:table-cell table:style-name="ce37" office:value-type="string" table:number-columns-spanned="1" table:number-rows-spanned="9">
            <text:p>83700 DIRECTION ARCHITECTURE IMMOBILIER</text:p>
          </table:table-cell>
          <table:table-cell table:style-name="ce37" office:value-type="string" table:number-columns-spanned="1" table:number-rows-spanned="9">
            <text:p>26900 ARCHITECTURE</text:p>
          </table:table-cell>
          <table:table-cell table:style-name="ce37" office:value-type="string" table:number-columns-spanned="1" table:number-rows-spanned="9">
            <text:p>Tranches</text:p>
          </table:table-cell>
          <table:table-cell table:style-name="ce37" office:value-type="string" table:number-columns-spanned="1" table:number-rows-spanned="9">
            <text:p>Tr. cond.</text:p>
          </table:table-cell>
          <table:table-cell table:style-name="ce37" office:value-type="string" table:number-columns-spanned="1" table:number-rows-spanned="9">
            <text:p>TRAVAUX DE MISE AUX NORMES ROCKSTORESALLE DE CONCERT</text:p>
          </table:table-cell>
          <table:table-cell table:style-name="ce63" office:value-type="float" office:value="839900" table:number-columns-spanned="1" table:number-rows-spanned="9">
            <text:p>839 900</text:p>
          </table:table-cell>
          <table:table-cell table:style-name="ce37" office:value-type="string" table:number-columns-spanned="1" table:number-rows-spanned="9">
            <text:p>MAPA 4</text:p>
          </table:table-cell>
          <table:table-cell table:style-name="ce37" office:value-type="string" table:number-columns-spanned="1" table:number-rows-spanned="9">
            <text:p>5/2/13</text:p>
          </table:table-cell>
          <table:table-cell table:style-name="ce37" office:value-type="string" table:number-columns-spanned="1" table:number-rows-spanned="9">
            <text:p>4/8/17</text:p>
          </table:table-cell>
          <table:table-cell table:style-name="ce37" table:number-columns-spanned="1" table:number-rows-spanned="9"/>
          <table:table-cell table:style-name="ce37" table:number-columns-spanned="1" table:number-rows-spanned="9"/>
          <table:table-cell table:style-name="ce37" office:value-type="float" office:value="1">
            <text:p>1</text:p>
          </table:table-cell>
          <table:table-cell table:style-name="ce37" office:value-type="string">
            <text:p>DARVER-GROS OEUVRE VRD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ARVER SAS</text:p>
          </table:table-cell>
          <table:table-cell table:style-name="ce37" office:value-type="string">
            <text:p><text:s/>235 RUE DES PORTES DOMITIENNES RN 113 34670 VENDARGUES</text:p>
          </table:table-cell>
          <table:table-cell table:style-name="ce37" office:value-type="string">
            <text:p>38755514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CUARTERO-CLOISONS DOUBLAGE PLAFOND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UARTERO SAS</text:p>
          </table:table-cell>
          <table:table-cell table:style-name="ce37" office:value-type="string">
            <text:p>ESPACE COMMERCIAL FREJORGUES RUE DE LA JASSE <text:s/>34130 MAUGUIO</text:p>
          </table:table-cell>
          <table:table-cell table:style-name="ce37" office:value-type="string">
            <text:p>38764938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OPURE-MENUISERIES METALLIQUES SERRURER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 PURE SARL</text:p>
          </table:table-cell>
          <table:table-cell table:style-name="ce37" office:value-type="string">
            <text:p><text:s/>271 RUE LE CORBUSIER ZI DE GREZAN 30000 NIMES</text:p>
          </table:table-cell>
          <table:table-cell table:style-name="ce37" office:value-type="string">
            <text:p>42078922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INEO MPLR-ELECTRICIT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NEO MIDI PYRENEES LR AGENCE MAINTENANCE SNC</text:p>
          </table:table-cell>
          <table:table-cell table:style-name="ce37" office:value-type="string">
            <text:p>LE METEOR ZAE FONT DE LA BANQUIERE <text:s/>34970 LATTES</text:p>
          </table:table-cell>
          <table:table-cell table:style-name="ce37" office:value-type="string">
            <text:p>41471953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ATELIER DUCROT-MENUISERIES BOI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LIER <text:s/>DUCROT SARL</text:p>
          </table:table-cell>
          <table:table-cell table:style-name="ce37" office:value-type="string">
            <text:p><text:s/>630 RUE DES FOURNELS <text:s/>34400 LUNEL</text:p>
          </table:table-cell>
          <table:table-cell table:style-name="ce37" office:value-type="string">
            <text:p>433312600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MIDI CHAUFFAGE-PLOMBER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IDI CHAUFFAGE</text:p>
          </table:table-cell>
          <table:table-cell table:style-name="ce37" office:value-type="string">
            <text:p><text:s/>30 AVENUE GEORGES CLEMENCEAU <text:s/>34000 MONTPELLIER</text:p>
          </table:table-cell>
          <table:table-cell table:style-name="ce37" office:value-type="string">
            <text:p>46980091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7">
            <text:p>7</text:p>
          </table:table-cell>
          <table:table-cell table:style-name="ce37" office:value-type="string">
            <text:p>SOCAMO-REVETEMENTS SOLS DURS FAIENC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CAMO SARL</text:p>
          </table:table-cell>
          <table:table-cell table:style-name="ce37" office:value-type="string">
            <text:p>ZAC CHARLES MARTEL 354 RUE GUSTAVE COURBET <text:s/>34750 VILLENEUVE LES MAGUELONE</text:p>
          </table:table-cell>
          <table:table-cell table:style-name="ce37" office:value-type="string">
            <text:p>469801013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ATELIER SUD CEVENNES-PEINTURE NETTOYAG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GENCEMENT SUD CEVENNES SARL</text:p>
          </table:table-cell>
          <table:table-cell table:style-name="ce37" office:value-type="string">
            <text:p><text:s/>1 RUE DES TERRES MEGERES <text:s/>34920 LE CRES</text:p>
          </table:table-cell>
          <table:table-cell table:style-name="ce37" office:value-type="string">
            <text:p>493211288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SNECC-CHAUFFAGE VENTILATION <text:s/>CLIMATISATI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HAZE CHRISTIAN SAS</text:p>
          </table:table-cell>
          <table:table-cell table:style-name="ce37" office:value-type="string">
            <text:p><text:s/>69 AVENUE FOCH <text:s/>48300 LANGOGNE</text:p>
          </table:table-cell>
          <table:table-cell table:style-name="ce37" office:value-type="string">
            <text:p>31990209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2M1366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700 DIRECTION DES RESSOURCES HUMAINES</text:p>
          </table:table-cell>
          <table:table-cell table:style-name="ce37" office:value-type="string">
            <text:p>81500 PREVENTION DES RISQUES PROFESSIONNEL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LOGICIEL MEDECINE DU TRAVAIL ETPRESTATIONS ASOCIEES</text:p>
          </table:table-cell>
          <table:table-cell table:style-name="ce63" office:value-type="float" office:value="36000">
            <text:p>36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31/1/13</text:p>
          </table:table-cell>
          <table:table-cell table:style-name="ce37" office:value-type="string">
            <text:p>30/3/18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XESS SOLUTIONS SANTE</text:p>
          </table:table-cell>
          <table:table-cell table:style-name="ce139" office:value-type="string">
            <text:p>66.2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RMEN INFORMATIQUE SASU</text:p>
          </table:table-cell>
          <table:table-cell table:style-name="ce37" office:value-type="string">
            <text:p><text:s/>1 RUE AMADEUS MOZART <text:s/>26000 VALENCE</text:p>
          </table:table-cell>
          <table:table-cell table:style-name="ce37" office:value-type="string">
            <text:p>408895225</text:p>
          </table:table-cell>
          <table:table-cell table:style-name="ce164" office:value-type="string">
            <text:p>1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2M1435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LA WEB TV DE LA VILLE DE MONTPELLIER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9/1/13</text:p>
          </table:table-cell>
          <table:table-cell table:style-name="ce37" office:value-type="string">
            <text:p>8/1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K PRODZ</text:p>
          </table:table-cell>
          <table:table-cell table:style-name="ce139" office:value-type="string">
            <text:p>72.1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K PRODZ SARL</text:p>
          </table:table-cell>
          <table:table-cell table:style-name="ce37" office:value-type="string">
            <text:p><text:s/>6 RUE DE L ACQUEDUC <text:s/>30900 NIMES</text:p>
          </table:table-cell>
          <table:table-cell table:style-name="ce37" office:value-type="string">
            <text:p>523897700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2M1442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3700 DIRECTION ARCHITECTURE IMMOBILIER</text:p>
          </table:table-cell>
          <table:table-cell table:style-name="ce37" office:value-type="string">
            <text:p>81700 MOYENS GENERAUX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BASE DONNEES JURIDIQUES JURISCLASSEURSABONNEMENT DIRECTIONS ET SERVICES</text:p>
          </table:table-cell>
          <table:table-cell table:style-name="ce63" office:value-type="float" office:value="15846">
            <text:p>15 846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6/4/13</text:p>
          </table:table-cell>
          <table:table-cell table:style-name="ce37" office:value-type="string">
            <text:p>25/4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LEXIS NEXIS</text:p>
          </table:table-cell>
          <table:table-cell table:style-name="ce139" office:value-type="string">
            <text:p>16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EXISNEXIS</text:p>
          </table:table-cell>
          <table:table-cell table:style-name="ce37" office:value-type="string">
            <text:p><text:s/>141 RUE DE JAVEL <text:s/>75747 PARIS CEDEX 15</text:p>
          </table:table-cell>
          <table:table-cell table:style-name="ce37" office:value-type="string">
            <text:p>552029431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581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MATERIEL PRO SONO AUDIO PROJECTION</text:p>
          </table:table-cell>
          <table:table-cell table:style-name="ce63" office:value-type="float" office:value="75000">
            <text:p>7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/1/13</text:p>
          </table:table-cell>
          <table:table-cell table:style-name="ce37" office:value-type="string">
            <text:p>31/1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TEXEN</text:p>
          </table:table-cell>
          <table:table-cell table:style-name="ce139" office:value-type="string">
            <text:p>21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EXEN</text:p>
          </table:table-cell>
          <table:table-cell table:style-name="ce37" office:value-type="string">
            <text:p>ZI VALLEE DU SALAISON 290 RUE DE MASSACAN BP 30029 34741 VENDARGUES</text:p>
          </table:table-cell>
          <table:table-cell table:style-name="ce37" office:value-type="string">
            <text:p>32332512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9">
            <text:p>2M1608</text:p>
          </table:table-cell>
          <table:table-cell table:style-name="ce37" office:value-type="string" table:number-columns-spanned="1" table:number-rows-spanned="9">
            <text:p>T</text:p>
          </table:table-cell>
          <table:table-cell table:style-name="ce37" office:value-type="string" table:number-columns-spanned="1" table:number-rows-spanned="9">
            <text:p>83700 DIRECTION ARCHITECTURE IMMOBILIER</text:p>
          </table:table-cell>
          <table:table-cell table:style-name="ce37" office:value-type="string" table:number-columns-spanned="1" table:number-rows-spanned="9">
            <text:p>26900 ARCHITECTURE</text:p>
          </table:table-cell>
          <table:table-cell table:style-name="ce37" office:value-type="string" table:number-columns-spanned="1" table:number-rows-spanned="9">
            <text:p>Lots</text:p>
          </table:table-cell>
          <table:table-cell table:style-name="ce37" office:value-type="string" table:number-columns-spanned="1" table:number-rows-spanned="9">
            <text:p>Ni rec. ni cond.</text:p>
          </table:table-cell>
          <table:table-cell table:style-name="ce37" office:value-type="string" table:number-columns-spanned="1" table:number-rows-spanned="9">
            <text:p>CITE GELY SALLE DE BOXE JEAN FARRE</text:p>
          </table:table-cell>
          <table:table-cell table:style-name="ce63" office:value-type="float" office:value="450000" table:number-columns-spanned="1" table:number-rows-spanned="9">
            <text:p>450 000</text:p>
          </table:table-cell>
          <table:table-cell table:style-name="ce37" office:value-type="string" table:number-columns-spanned="1" table:number-rows-spanned="9">
            <text:p>MAPA 4</text:p>
          </table:table-cell>
          <table:table-cell table:style-name="ce37" office:value-type="string" table:number-columns-spanned="1" table:number-rows-spanned="9">
            <text:p>20/3/13</text:p>
          </table:table-cell>
          <table:table-cell table:style-name="ce37" office:value-type="string" table:number-columns-spanned="1" table:number-rows-spanned="9">
            <text:p>3/1/14</text:p>
          </table:table-cell>
          <table:table-cell table:style-name="ce37" table:number-columns-spanned="1" table:number-rows-spanned="9"/>
          <table:table-cell table:style-name="ce37" table:number-columns-spanned="1" table:number-rows-spanned="9"/>
          <table:table-cell table:style-name="ce37" office:value-type="float" office:value="1">
            <text:p>1</text:p>
          </table:table-cell>
          <table:table-cell table:style-name="ce37" office:value-type="string">
            <text:p>BEC CONSTRUCTION LR-GROS OEUVRE <text:s/>TERRASSEMENT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EC CONSTRUCTION LR SAS</text:p>
          </table:table-cell>
          <table:table-cell table:style-name="ce37" office:value-type="string">
            <text:p><text:s/>1111 AVENUE JUSTIN BEC <text:s/>34680 SAINT GEORGES D ORQUES</text:p>
          </table:table-cell>
          <table:table-cell table:style-name="ce37" office:value-type="string">
            <text:p>44169801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FACE ET CO- REVETEMENT DE FACAD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ACE ET CO SARL</text:p>
          </table:table-cell>
          <table:table-cell table:style-name="ce37" office:value-type="string">
            <text:p><text:s/>25 SQUARE NEPTUNE <text:s/>34080 MONTPELLIER</text:p>
          </table:table-cell>
          <table:table-cell table:style-name="ce37" office:value-type="string">
            <text:p>528503642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ECIM-CHARPENTE COUVERTURE METALLIQU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TUDE CONSTRUCTIONS METALLIQUES SARL</text:p>
          </table:table-cell>
          <table:table-cell table:style-name="ce37" office:value-type="string">
            <text:p><text:s/>CHEMIN DU MAS DE MAROT BP 55 34131 MAUGUIO</text:p>
          </table:table-cell>
          <table:table-cell table:style-name="ce37" office:value-type="string">
            <text:p>39969806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ID METAL-MENUISERIES EXTERIEURES ALU <text:s/>SERRURER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D METAL SARL</text:p>
          </table:table-cell>
          <table:table-cell table:style-name="ce37" office:value-type="string">
            <text:p>PARC TECHONLOGIQUE TERRES DU ROY 70A IMPASSE DES MILLEPERTUIS <text:s/>34740 VENDARGUES</text:p>
          </table:table-cell>
          <table:table-cell table:style-name="ce37" office:value-type="string">
            <text:p>48851168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MIDI PLAFOND-CLOISONS PLAFOND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IDI PLAFOND SE</text:p>
          </table:table-cell>
          <table:table-cell table:style-name="ce37" office:value-type="string">
            <text:p>ZAE LES 3 PONTS 249 RUE DES CREISSES <text:s/>34690 FABREGUES</text:p>
          </table:table-cell>
          <table:table-cell table:style-name="ce37" office:value-type="string">
            <text:p>47991621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ATELIER DUCROT-MENUISERIES INTERIEUR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LIER <text:s/>DUCROT SARL</text:p>
          </table:table-cell>
          <table:table-cell table:style-name="ce37" office:value-type="string">
            <text:p><text:s/>630 RUE DES FOURNELS <text:s/>34400 LUNEL</text:p>
          </table:table-cell>
          <table:table-cell table:style-name="ce37" office:value-type="string">
            <text:p>433312600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7">
            <text:p>7</text:p>
          </table:table-cell>
          <table:table-cell table:style-name="ce37" office:value-type="string">
            <text:p>RED CONCEPT-CHAPES CARRELAGES FAIENC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D CONCEPT SARL</text:p>
          </table:table-cell>
          <table:table-cell table:style-name="ce37" office:value-type="string">
            <text:p><text:s/>12 RUE DU BARI <text:s/>34080 MONTPELLIER</text:p>
          </table:table-cell>
          <table:table-cell table:style-name="ce37" office:value-type="string">
            <text:p>45189695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ATELIER DU SOL-PEINTURES REVETEMENT DE <text:s/>SOL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LIER DU SOL SARL</text:p>
          </table:table-cell>
          <table:table-cell table:style-name="ce37" office:value-type="string">
            <text:p><text:s/>QUARTIER LA BARRIERE BP 01 34290 SERVIAN</text:p>
          </table:table-cell>
          <table:table-cell table:style-name="ce37" office:value-type="string">
            <text:p>495172181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JP ELEC-ELECTRICITE COURANT FAIBL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J P ELEC SARL</text:p>
          </table:table-cell>
          <table:table-cell table:style-name="ce37" office:value-type="string">
            <text:p><text:s/>4 ALLEE DU PIOT ZAC DU POLE ACTIF 30660 GALLARGUES LE MONTUEUX</text:p>
          </table:table-cell>
          <table:table-cell table:style-name="ce37" office:value-type="string">
            <text:p>39984954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2M168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300 DIRECTION AMENAGEMENT PROGRAMMATION</text:p>
          </table:table-cell>
          <table:table-cell table:style-name="ce37" office:value-type="string">
            <text:p>83300 AMENAGEMENT PROGRAM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COMPTAGES DIRECTIONNELS ENQUETES DESTATIONNEMENT</text:p>
          </table:table-cell>
          <table:table-cell table:style-name="ce63" office:value-type="float" office:value="50000">
            <text:p>5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8/3/13</text:p>
          </table:table-cell>
          <table:table-cell table:style-name="ce37" office:value-type="string">
            <text:p>7/3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BS CONSEIL</text:p>
          </table:table-cell>
          <table:table-cell table:style-name="ce139" office:value-type="string">
            <text:p>70.1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BS CONSEIL SARL</text:p>
          </table:table-cell>
          <table:table-cell table:style-name="ce37" office:value-type="string">
            <text:p><text:s/>25 TER AVENUE DE NIMES <text:s/>34000 MONTPELLIER</text:p>
          </table:table-cell>
          <table:table-cell table:style-name="ce37" office:value-type="string">
            <text:p>442991667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717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234 CAVEAUX FUNERAIRES BETON GRIS</text:p>
          </table:table-cell>
          <table:table-cell table:style-name="ce63" office:value-type="float" office:value="170000">
            <text:p>17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12/2/13</text:p>
          </table:table-cell>
          <table:table-cell table:style-name="ce37" office:value-type="string">
            <text:p>11/6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TRADAL</text:p>
          </table:table-cell>
          <table:table-cell table:style-name="ce139" office:value-type="string">
            <text:p>30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TRADAL SAS</text:p>
          </table:table-cell>
          <table:table-cell table:style-name="ce37" office:value-type="string">
            <text:p>NOVAXIX II 2 ALLEE DES GEMEAUX <text:s/>72019 LE MANS CEDEX 2</text:p>
          </table:table-cell>
          <table:table-cell table:style-name="ce37" office:value-type="string">
            <text:p>301984563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2">
            <text:p>2M1734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1500 DIRECTION DES SYSTÈMES D'INFORMATION</text:p>
          </table:table-cell>
          <table:table-cell table:style-name="ce37" office:value-type="string" table:number-columns-spanned="1" table:number-rows-spanned="2">
            <text:p>70000 DIRECTION DES SYSTEMES D'INFORMATION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SERVEURS ET BAIES DE STOCKAGEMAINTENANCE</text:p>
          </table:table-cell>
          <table:table-cell table:style-name="ce63" office:value-type="float" office:value="40000" table:number-columns-spanned="1" table:number-rows-spanned="2">
            <text:p>40 000</text:p>
          </table:table-cell>
          <table:table-cell table:style-name="ce37" office:value-type="string" table:number-columns-spanned="1" table:number-rows-spanned="2">
            <text:p>MAPA 2</text:p>
          </table:table-cell>
          <table:table-cell table:style-name="ce37" office:value-type="string" table:number-columns-spanned="1" table:number-rows-spanned="2">
            <text:p>1/1/13</text:p>
          </table:table-cell>
          <table:table-cell table:style-name="ce37" office:value-type="string" table:number-columns-spanned="1" table:number-rows-spanned="2">
            <text:p>31/12/16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OSIATIS-MAINTENANCE DES SERVEURS</text:p>
          </table:table-cell>
          <table:table-cell table:style-name="ce139" office:value-type="string">
            <text:p>66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SIATIS SA</text:p>
          </table:table-cell>
          <table:table-cell table:style-name="ce37" office:value-type="string">
            <text:p>BT F 1 RUE DU PETIT CLAMART BP 26 78140 VELIZY VILLACOUBLAY</text:p>
          </table:table-cell>
          <table:table-cell table:style-name="ce37" office:value-type="string">
            <text:p>326242419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ECONOM-MAINTENANCE SERVEURS ET BAIES DE STOCKAGE</text:p>
          </table:table-cell>
          <table:table-cell table:style-name="ce139" office:value-type="string">
            <text:p>66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CONOCOM FRANCE SA</text:p>
          </table:table-cell>
          <table:table-cell table:style-name="ce37" office:value-type="string">
            <text:p><text:s/>106 RUE DES TROIS FONTANOT <text:s/>92751 NANTERRE CEDEX</text:p>
          </table:table-cell>
          <table:table-cell table:style-name="ce37" office:value-type="string">
            <text:p>301364824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74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44000 DIRECTION JEUNESSE SPORTS EMPLOI LOGEMENT</text:p>
          </table:table-cell>
          <table:table-cell table:style-name="ce37" office:value-type="string">
            <text:p>43110 MISSION LOGEMENT EMPLOI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CLE MTP LOGEMENT JEUNE MISSION INFOACCOMPAGNEMENT INSTRUCTION DEMANDES AIDE</text:p>
          </table:table-cell>
          <table:table-cell table:style-name="ce63" office:value-type="float" office:value="16720">
            <text:p>16 72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5/1/13</text:p>
          </table:table-cell>
          <table:table-cell table:style-name="ce37" office:value-type="string">
            <text:p>13/1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FOYER DE LA JEUNE FILLE BOUTIQUE <text:s/>LOGEMENT JEUNES</text:p>
          </table:table-cell>
          <table:table-cell table:style-name="ce139" office:value-type="string">
            <text:p>77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OYER JEUNES TRAVAILLEURS CASTELLANE</text:p>
          </table:table-cell>
          <table:table-cell table:style-name="ce37" office:value-type="string">
            <text:p><text:s/>3 RUE DE LA VIEILLE <text:s/>34000 MONTPELLIER</text:p>
          </table:table-cell>
          <table:table-cell table:style-name="ce37" office:value-type="string">
            <text:p>776036196</text:p>
          </table:table-cell>
          <table:table-cell table:style-name="ce164" office:value-type="string">
            <text:p>4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742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44000 DIRECTION JEUNESSE SPORTS EMPLOI LOGEMENT</text:p>
          </table:table-cell>
          <table:table-cell table:style-name="ce37" office:value-type="string">
            <text:p>43110 MISSION LOGEMENT EMPLOI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ACCES LOGEMENT MENAGES REVENUS MODESTEPROSPECTION INFO ACCOMPAGNEMENT PROPRIO</text:p>
          </table:table-cell>
          <table:table-cell table:style-name="ce63" office:value-type="float" office:value="33440">
            <text:p>33 44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5/1/13</text:p>
          </table:table-cell>
          <table:table-cell table:style-name="ce37" office:value-type="string">
            <text:p>14/1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DAGES MAISON DU LOGEMENT</text:p>
          </table:table-cell>
          <table:table-cell table:style-name="ce139" office:value-type="string">
            <text:p>77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DAGES MAISON DU LOGEMENT</text:p>
          </table:table-cell>
          <table:table-cell table:style-name="ce37" office:value-type="string">
            <text:p><text:s/>1925 RUE DE SAINT PRIEST <text:s/>34097 MONTPELLIER</text:p>
          </table:table-cell>
          <table:table-cell table:style-name="ce37"/>
          <table:table-cell table:style-name="ce164" office:value-type="string">
            <text:p>4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767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VILLON POPULAIR COMMISSARIAT EXPOSITIO CONVENTION POUR 2013</text:p>
          </table:table-cell>
          <table:table-cell table:style-name="ce63" office:value-type="float" office:value="37000">
            <text:p>37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/1/13</text:p>
          </table:table-cell>
          <table:table-cell table:style-name="ce37" office:value-type="string">
            <text:p>31/3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ILLES MORA</text:p>
          </table:table-cell>
          <table:table-cell table:style-name="ce139" office:value-type="string">
            <text:p>78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RA GILLES</text:p>
          </table:table-cell>
          <table:table-cell table:style-name="ce37" office:value-type="string">
            <text:p><text:s/>74 CHEMIN DE FRANCHINET <text:s/>47310 BRAX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2M176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MISE A DISPOSITION D HOTESSESL INTERMEDIAIRE D UN PRESTATAIRE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8/1/13</text:p>
          </table:table-cell>
          <table:table-cell table:style-name="ce37" office:value-type="string">
            <text:p>27/1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HAUTE SECURITE</text:p>
          </table:table-cell>
          <table:table-cell table:style-name="ce139" office:value-type="string">
            <text:p>69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HAUTE SECURITE</text:p>
          </table:table-cell>
          <table:table-cell table:style-name="ce37" office:value-type="string">
            <text:p>RESIDENCE FRANCIS LOPEZ 226 RUE FRANCIS LOPEZ <text:s/>34090 MONTPELLIER</text:p>
          </table:table-cell>
          <table:table-cell table:style-name="ce37" office:value-type="string">
            <text:p>497523514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771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HANGAI BOLERO TRIPTYQUE-TH J VILAR CESSION DROIT EXPLOITATION 2012-2013</text:p>
          </table:table-cell>
          <table:table-cell table:style-name="ce63" office:value-type="float" office:value="17000">
            <text:p>17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9/1/13</text:p>
          </table:table-cell>
          <table:table-cell table:style-name="ce37" office:value-type="string">
            <text:p>29/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LLONS Z ENFANTS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LLONS Z ENFANTS</text:p>
          </table:table-cell>
          <table:table-cell table:style-name="ce37" office:value-type="string">
            <text:p>ESPACE BERNARD GLANDIER 155 AVENUE DE BOLOGNE <text:s/>34080 MONTPELLIER</text:p>
          </table:table-cell>
          <table:table-cell table:style-name="ce37" office:value-type="string">
            <text:p>343042446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774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THEATRE JEAN VILAR LE SIPHON 2012-2013CONTRAT CESSION DROIT EXPLOITATION</text:p>
          </table:table-cell>
          <table:table-cell table:style-name="ce63" office:value-type="float" office:value="18300">
            <text:p>18 3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9/1/13</text:p>
          </table:table-cell>
          <table:table-cell table:style-name="ce37" office:value-type="string">
            <text:p>22/3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LE PETIT THEATRE DE PAIN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ETIT THEATRE DE PAIN</text:p>
          </table:table-cell>
          <table:table-cell table:style-name="ce37" office:value-type="string">
            <text:p><text:s/>SALLE CULTURELLE HARRI XURI <text:s/>64250 LOUHOSSOA</text:p>
          </table:table-cell>
          <table:table-cell table:style-name="ce37" office:value-type="string">
            <text:p>411034341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1821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ARRE STE ANNE ESPACE DOMINIQUE BAGOUET COMMISSARIAT EXPOSITIONS 2012-2014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/1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NUMA HAMBURSIN</text:p>
          </table:table-cell>
          <table:table-cell table:style-name="ce139" office:value-type="string">
            <text:p>78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HAMBURSIN <text:s/>NUMA</text:p>
          </table:table-cell>
          <table:table-cell table:style-name="ce37" office:value-type="string">
            <text:p><text:s/>24 RUE DU CHATEAU <text:s/>34830 CLAPIERS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3">
            <text:p>2M1822</text:p>
          </table:table-cell>
          <table:table-cell table:style-name="ce37" office:value-type="string" table:number-columns-spanned="1" table:number-rows-spanned="3">
            <text:p>S</text:p>
          </table:table-cell>
          <table:table-cell table:style-name="ce37" office:value-type="string" table:number-columns-spanned="1" table:number-rows-spanned="3">
            <text:p>27000 DIRECTION PAYSAGE ET BIODIVERSITE</text:p>
          </table:table-cell>
          <table:table-cell table:style-name="ce37" office:value-type="string" table:number-columns-spanned="1" table:number-rows-spanned="3">
            <text:p>27000 PAYSAGES ET BIODIVERSITE</text:p>
          </table:table-cell>
          <table:table-cell table:style-name="ce37" office:value-type="string" table:number-columns-spanned="1" table:number-rows-spanned="3">
            <text:p>Lots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ELABORATION TRAME VERTE ET BLEUE URBAINE</text:p>
          </table:table-cell>
          <table:table-cell table:style-name="ce63" office:value-type="float" office:value="73578" table:number-columns-spanned="1" table:number-rows-spanned="3">
            <text:p>73 578</text:p>
          </table:table-cell>
          <table:table-cell table:style-name="ce37" office:value-type="string" table:number-columns-spanned="1" table:number-rows-spanned="3">
            <text:p>MAPA 2</text:p>
          </table:table-cell>
          <table:table-cell table:style-name="ce37" office:value-type="string" table:number-columns-spanned="1" table:number-rows-spanned="3">
            <text:p>15/4/13</text:p>
          </table:table-cell>
          <table:table-cell table:style-name="ce37" office:value-type="string" table:number-columns-spanned="1" table:number-rows-spanned="3">
            <text:p>14/4/16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BIOTOPE-DIAGNOSTIC FAUNE ET FLORE <text:s/>PRECONISATIONS DE GESTION</text:p>
          </table:table-cell>
          <table:table-cell table:style-name="ce139" office:value-type="string">
            <text:p>70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IOTOPE SARL</text:p>
          </table:table-cell>
          <table:table-cell table:style-name="ce37" office:value-type="string">
            <text:p><text:s/>22 BD MARECHAL FOCH BP 58 34140 MEZE</text:p>
          </table:table-cell>
          <table:table-cell table:style-name="ce37" office:value-type="string">
            <text:p>390613610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COLOCO-MAITRISE D OEUVRE SUR CORRIDORS ECOLOGIQUES ET RESERVOIRS BIODIVERSITE</text:p>
          </table:table-cell>
          <table:table-cell table:style-name="ce139" office:value-type="string">
            <text:p>71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NTEMPORARY LANDSCAPE CREATIONS SARL</text:p>
          </table:table-cell>
          <table:table-cell table:style-name="ce37" office:value-type="string">
            <text:p><text:s/>213 RUE DU FAUBOURG ST ANTOINE <text:s/>75011 PARIS 11EME ARRONDISSEMENT</text:p>
          </table:table-cell>
          <table:table-cell table:style-name="ce37" office:value-type="string">
            <text:p>502115645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COLOCO-COMMUNICATION SIGNALETIQUE DEVELOPPEMENT OUTILS PEDAGOGIQUES</text:p>
          </table:table-cell>
          <table:table-cell table:style-name="ce139" office:value-type="string">
            <text:p>72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NTEMPORARY LANDSCAPE CREATIONS SARL</text:p>
          </table:table-cell>
          <table:table-cell table:style-name="ce37" office:value-type="string">
            <text:p><text:s/>213 RUE DU FAUBOURG ST ANTOINE <text:s/>75011 PARIS 11EME ARRONDISSEMENT</text:p>
          </table:table-cell>
          <table:table-cell table:style-name="ce37" office:value-type="string">
            <text:p>502115645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2M1868</text:p>
          </table:table-cell>
          <table:table-cell table:style-name="ce37"/>
          <table:table-cell table:style-name="ce37" office:value-type="string">
            <text:p>83700 DIRECTION ARCHITECTURE IMMOBILIER</text:p>
          </table:table-cell>
          <table:table-cell table:style-name="ce37" office:value-type="string">
            <text:p>81900 CONDUITE D'OPERATIO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ALLE BOXE JEAN FARRE RELANCE LOT 10CHAUFFAGE VENTILATION PLOMBERIE</text:p>
          </table:table-cell>
          <table:table-cell table:style-name="ce37" table:number-columns-repeated="2"/>
          <table:table-cell table:style-name="ce37" office:value-type="string">
            <text:p>18/2/13</text:p>
          </table:table-cell>
          <table:table-cell table:style-name="ce37" office:value-type="string">
            <text:p>20/12/13</text:p>
          </table:table-cell>
          <table:table-cell table:style-name="ce37" table:number-columns-repeated="2"/>
          <table:table-cell table:style-name="ce37" office:value-type="float" office:value="10">
            <text:p>10</text:p>
          </table:table-cell>
          <table:table-cell table:style-name="ce37" office:value-type="string">
            <text:p>SOLANREF SALLE BOXE JEAN FARRE RELANCE LOT 10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LANREF</text:p>
          </table:table-cell>
          <table:table-cell table:style-name="ce37" office:value-type="string">
            <text:p><text:s/>320 RUE DE LA GUARRIGUETTE <text:s/>34130 ST AUNES</text:p>
          </table:table-cell>
          <table:table-cell table:style-name="ce37" office:value-type="string">
            <text:p>50203436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 table:number-columns-spanned="1" table:number-rows-spanned="2">
            <text:p>2M1971</text:p>
          </table:table-cell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83700 DIRECTION ARCHITECTURE IMMOBILIER</text:p>
          </table:table-cell>
          <table:table-cell table:style-name="ce37" office:value-type="string" table:number-columns-spanned="1" table:number-rows-spanned="2">
            <text:p>26900 ARCHITECTURE</text:p>
          </table:table-cell>
          <table:table-cell table:style-name="ce37" office:value-type="string" table:number-columns-spanned="1" table:number-rows-spanned="2">
            <text:p>Tranches</text:p>
          </table:table-cell>
          <table:table-cell table:style-name="ce37" office:value-type="string" table:number-columns-spanned="1" table:number-rows-spanned="2">
            <text:p>Ni rec. ni cond.</text:p>
          </table:table-cell>
          <table:table-cell table:style-name="ce37" office:value-type="string" table:number-columns-spanned="1" table:number-rows-spanned="2">
            <text:p>INSTALLATIONS TECHNIQUES NOUVELLE MAIRIEMISE EN SECURITE PLAN DE CONTINUITE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14/6/13</text:p>
          </table:table-cell>
          <table:table-cell table:style-name="ce37" office:value-type="string" table:number-columns-spanned="1" table:number-rows-spanned="2">
            <text:p>13/4/14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EMSY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MSYS</text:p>
          </table:table-cell>
          <table:table-cell table:style-name="ce37" office:value-type="string">
            <text:p>BT 16 PARC CLUB MILENAIRE 1025 RUE HENRI BECQUEREL <text:s/>34036 MONTPELLIER CEDEX 01</text:p>
          </table:table-cell>
          <table:table-cell table:style-name="ce37" office:value-type="string">
            <text:p>391679362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QUADRIM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QUADRIM CONSEILS SARL</text:p>
          </table:table-cell>
          <table:table-cell table:style-name="ce37" office:value-type="string">
            <text:p><text:s/>87 ROUTE DE GRIGNY <text:s/>91130 RIS ORANGIS</text:p>
          </table:table-cell>
          <table:table-cell table:style-name="ce37" office:value-type="string">
            <text:p>420714198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2002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ITE INTERNET LA PANACEE CONCEPTION ETREALISATION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5/3/13</text:p>
          </table:table-cell>
          <table:table-cell table:style-name="ce37" office:value-type="string">
            <text:p>4/9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BREGE </text:p>
          </table:table-cell>
          <table:table-cell table:style-name="ce139" office:value-type="string">
            <text:p>72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BREGE SARL</text:p>
          </table:table-cell>
          <table:table-cell table:style-name="ce37" office:value-type="string">
            <text:p><text:s/>50 BIS FAUBOURG FIGUEROLLES <text:s/>34070 MONTPELLIER</text:p>
          </table:table-cell>
          <table:table-cell table:style-name="ce37" office:value-type="string">
            <text:p>754025104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2M2015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4300 DIRECTION DE L'EDUCATION</text:p>
          </table:table-cell>
          <table:table-cell table:style-name="ce37" office:value-type="string">
            <text:p>11000 EDU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ALLE RESTAURATION LOCAUX CENTRE LOISIRSMISE EN PLACE ET NETTOYAGE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4/3/13</text:p>
          </table:table-cell>
          <table:table-cell table:style-name="ce37" office:value-type="string">
            <text:p>30/9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LEANING BIO 34</text:p>
          </table:table-cell>
          <table:table-cell table:style-name="ce139" office:value-type="string">
            <text:p>73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LEANING BIO 34 SARL</text:p>
          </table:table-cell>
          <table:table-cell table:style-name="ce37" office:value-type="string">
            <text:p><text:s/>281 AVENUE DU MARCHE GARE <text:s/>34070 MONTPELLIER</text:p>
          </table:table-cell>
          <table:table-cell table:style-name="ce37" office:value-type="string">
            <text:p>751857822</text:p>
          </table:table-cell>
          <table:table-cell table:style-name="ce164" office:value-type="string">
            <text:p>143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2M2056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REVUE DE PRESSE AUDIOVISUELLE QUOTIDIENNREALISATION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2/4/13</text:p>
          </table:table-cell>
          <table:table-cell table:style-name="ce37" office:value-type="string">
            <text:p>11/4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KANTAR</text:p>
          </table:table-cell>
          <table:table-cell table:style-name="ce139" office:value-type="string">
            <text:p>72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KANTAR SAS</text:p>
          </table:table-cell>
          <table:table-cell table:style-name="ce37" office:value-type="string">
            <text:p><text:s/>2 RUE FRANCIS PEDRON <text:s/>78240 CHAMBOURCY</text:p>
          </table:table-cell>
          <table:table-cell table:style-name="ce37" office:value-type="string">
            <text:p>612034496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2M2062</text:p>
          </table:table-cell>
          <table:table-cell table:style-name="ce37" office:value-type="string">
            <text:p>T</text:p>
          </table:table-cell>
          <table:table-cell table:number-columns-repeated="2" table:style-name="ce37" office:value-type="string">
            <text:p>28500 MISSION GRAND COEUR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RC GUIRLANDE MUR DE CLOTUREREALISATION</text:p>
          </table:table-cell>
          <table:table-cell table:style-name="ce63" office:value-type="float" office:value="33060">
            <text:p>33 06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0/4/13</text:p>
          </table:table-cell>
          <table:table-cell table:style-name="ce37" office:value-type="string">
            <text:p>9/7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TGH LANGUEDOC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GH LANGUEDOC SARL</text:p>
          </table:table-cell>
          <table:table-cell table:style-name="ce37" office:value-type="string">
            <text:p><text:s/>50 CHEMIN DE LA GRANDE LIQUINE <text:s/>34400 LUNEL</text:p>
          </table:table-cell>
          <table:table-cell table:style-name="ce37" office:value-type="string">
            <text:p>431929520</text:p>
          </table:table-cell>
          <table:table-cell table:style-name="ce164" office:value-type="string">
            <text:p>28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2M2064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NACEE REALISATION INSTALLATION POSESTRUCTURE CONCUE PAR 1024 ARCHITECTURE</text:p>
          </table:table-cell>
          <table:table-cell table:style-name="ce63" office:value-type="float" office:value="89500">
            <text:p>89 5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5/1/13</text:p>
          </table:table-cell>
          <table:table-cell table:style-name="ce37" office:value-type="string">
            <text:p>10/4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IRC</text:p>
          </table:table-cell>
          <table:table-cell table:style-name="ce139" office:value-type="string">
            <text:p>78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CIETE INDUSTRIELLE REALISATION COMMERCIALISATION</text:p>
          </table:table-cell>
          <table:table-cell table:style-name="ce37" office:value-type="string">
            <text:p><text:s/>9 RUE DE L INDUSTRIE <text:s/>67240 BISCHWILLER</text:p>
          </table:table-cell>
          <table:table-cell table:style-name="ce37" office:value-type="string">
            <text:p>337772651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2M2083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NETTOYAGE INTERIEUR VEHICULES POLICE MUNICIPALE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MAPA 2</text:p>
          </table:table-cell>
          <table:table-cell table:style-name="ce39" office:value-type="string">
            <text:p>15/2/13</text:p>
          </table:table-cell>
          <table:table-cell table:style-name="ce55" office:value-type="string">
            <text:p>14/2/17</text:p>
          </table:table-cell>
          <table:table-cell table:style-name="ce100" office:value-type="float" office:value="40000">
            <text:p>40 000</text:p>
          </table:table-cell>
          <table:table-cell table:style-name="ce100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AUTO NICKEL</text:p>
          </table:table-cell>
          <table:table-cell table:style-name="ce139" office:value-type="string">
            <text:p>73.08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WOJTOVICZ ALAIN</text:p>
          </table:table-cell>
          <table:table-cell table:style-name="ce39" office:value-type="string">
            <text:p>ESPACE COMMERCIAL FREJORGUES 12 RUE RENE FONCK <text:s/>34130 MAUGUIO</text:p>
          </table:table-cell>
          <table:table-cell table:style-name="ce55" office:value-type="string">
            <text:p>478597735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10" table:visibility="filter">
          <table:table-cell table:style-name="ce6" office:value-type="string">
            <text:p>3B000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500 DIRECTION DES SYSTÈMES D'INFORMATION</text:p>
          </table:table-cell>
          <table:table-cell table:style-name="ce37" office:value-type="string">
            <text:p>70000 DIRECTION DES SYSTEMES D'INFOR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TRANSFORM LICENCES MAINTENANCEPRESTATIONS</text:p>
          </table:table-cell>
          <table:table-cell table:style-name="ce63" office:value-type="float" office:value="45000">
            <text:p>4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5/3/13</text:p>
          </table:table-cell>
          <table:table-cell table:style-name="ce37" office:value-type="string">
            <text:p>14/3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DS INFORMATIQUE DIFFUSION PRONEWS</text:p>
          </table:table-cell>
          <table:table-cell table:style-name="ce139" office:value-type="string">
            <text:p>66.2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RONEWS</text:p>
          </table:table-cell>
          <table:table-cell table:style-name="ce37" office:value-type="string">
            <text:p><text:s/>16 RUE KLEBER <text:s/>92442 ISSY LES MOULINEAUX</text:p>
          </table:table-cell>
          <table:table-cell table:style-name="ce37" office:value-type="string">
            <text:p>393743695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005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DE BOISSONS</text:p>
          </table:table-cell>
          <table:table-cell table:style-name="ce63" office:value-type="float" office:value="85000">
            <text:p>8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2/3/13</text:p>
          </table:table-cell>
          <table:table-cell table:style-name="ce37" office:value-type="string">
            <text:p>11/3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JEX</text:p>
          </table:table-cell>
          <table:table-cell table:style-name="ce139" office:value-type="string">
            <text:p>10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JEX SARL</text:p>
          </table:table-cell>
          <table:table-cell table:style-name="ce37" office:value-type="string">
            <text:p><text:s/>191 ALLEE JEAN FRANCOIS LESUEUR <text:s/>34000 MONTPELLIER</text:p>
          </table:table-cell>
          <table:table-cell table:style-name="ce37" office:value-type="string">
            <text:p>491715397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015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VILLON POPULAIRE MISSION ATTACHE PRESS POUR SIX EXPOSITIONS PHOTOGRAPHIQUES</text:p>
          </table:table-cell>
          <table:table-cell table:style-name="ce63" office:value-type="float" office:value="70000">
            <text:p>7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7/2/13</text:p>
          </table:table-cell>
          <table:table-cell table:style-name="ce37" office:value-type="string">
            <text:p>26/2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GENCE CATHERINE PHILIPPOT RELATIONS <text:s/>MEDIA</text:p>
          </table:table-cell>
          <table:table-cell table:style-name="ce139" office:value-type="string">
            <text:p>78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HILIPPOT CATHERINE</text:p>
          </table:table-cell>
          <table:table-cell table:style-name="ce37" office:value-type="string">
            <text:p><text:s/>248 BOULEVARD RASPAIL <text:s/>75014 PARIS 14EME ARRONDISSEMENT</text:p>
          </table:table-cell>
          <table:table-cell table:style-name="ce37" office:value-type="string">
            <text:p>330484445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039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MOBILIERS BUREAU PRESTATIONCONNEXE</text:p>
          </table:table-cell>
          <table:table-cell table:style-name="ce63" office:value-type="float" office:value="85000">
            <text:p>8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1/3/13</text:p>
          </table:table-cell>
          <table:table-cell table:style-name="ce37" office:value-type="string">
            <text:p>10/3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DELIE</text:p>
          </table:table-cell>
          <table:table-cell table:style-name="ce139" office:value-type="string">
            <text:p>24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DELIE EURL</text:p>
          </table:table-cell>
          <table:table-cell table:style-name="ce37" office:value-type="string">
            <text:p><text:s/>1025 RUE HENRI BECQUEREL 10 PARC CLUB DU MILLENAIRE 34000 MONTPELLIER</text:p>
          </table:table-cell>
          <table:table-cell table:style-name="ce37" office:value-type="string">
            <text:p>40356072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061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MATERIEL ESPACES VERTS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6/3/13</text:p>
          </table:table-cell>
          <table:table-cell table:style-name="ce37" office:value-type="string">
            <text:p>25/3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ALLOY 34 MV</text:p>
          </table:table-cell>
          <table:table-cell table:style-name="ce139" office:value-type="string">
            <text:p>34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ALLOY 34 MOTOCULTURE VERT SARL</text:p>
          </table:table-cell>
          <table:table-cell table:style-name="ce37" office:value-type="string">
            <text:p><text:s/>1408 AV DE LA MER <text:s/>34000 MONTPELLIER</text:p>
          </table:table-cell>
          <table:table-cell table:style-name="ce37" office:value-type="string">
            <text:p>50128128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B0071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ACTIONS SOUTIEN POPULATIONS SINISTREES ENTRE LA VILLE ET CROIX ROUGE FRANCAISE</text:p>
          </table:table-cell>
          <table:table-cell table:style-name="ce63" office:value-type="float" office:value="50000">
            <text:p>50 000</text:p>
          </table:table-cell>
          <table:table-cell table:style-name="ce37" office:value-type="string">
            <text:p>Article 30</text:p>
          </table:table-cell>
          <table:table-cell table:style-name="ce39" office:value-type="string">
            <text:p>9/4/13</text:p>
          </table:table-cell>
          <table:table-cell table:style-name="ce55" office:value-type="string">
            <text:p>8/4/17</text:p>
          </table:table-cell>
          <table:table-cell table:style-name="ce100" office:value-type="float" office:value="50000">
            <text:p>50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LA CROIX ROUGE FRANCAISE DELEGATION DEPARTEMENTALE DE L HERAULT</text:p>
          </table:table-cell>
          <table:table-cell table:style-name="ce139" office:value-type="string">
            <text:p>68.03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CROIX ROUGE FRANCAISE</text:p>
          </table:table-cell>
          <table:table-cell table:style-name="ce39" office:value-type="string">
            <text:p><text:s/>98 RUE DIDOT <text:s/>95694 PARIS CEDEX 14</text:p>
          </table:table-cell>
          <table:table-cell table:style-name="ce55" office:value-type="string">
            <text:p>775672272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8" table:visibility="filter">
          <table:table-cell table:style-name="ce6" office:value-type="string">
            <text:p>3B0072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ENROBE EN SEAUX</text:p>
          </table:table-cell>
          <table:table-cell table:style-name="ce63" office:value-type="float" office:value="70000">
            <text:p>7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30/5/13</text:p>
          </table:table-cell>
          <table:table-cell table:style-name="ce37" office:value-type="string">
            <text:p>29/5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AI PRODUCTION</text:p>
          </table:table-cell>
          <table:table-cell table:style-name="ce139" office:value-type="string">
            <text:p>30.0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I PRODUCTION SARL</text:p>
          </table:table-cell>
          <table:table-cell table:style-name="ce37" office:value-type="string">
            <text:p><text:s/>LE POURRON <text:s/>69770 VILLECHENEVE</text:p>
          </table:table-cell>
          <table:table-cell table:style-name="ce37" office:value-type="string">
            <text:p>448885574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077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400 DIRECTION DES FINANCES ET DU CONTROLE DE GESTION</text:p>
          </table:table-cell>
          <table:table-cell table:style-name="ce37" office:value-type="string">
            <text:p>80600 GESTION BUDGETAIRE ET COMPTABL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DEMATERIALISATION INTERNE DES FACTURESEVOLUTION ASTRE</text:p>
          </table:table-cell>
          <table:table-cell table:style-name="ce63" office:value-type="float" office:value="33620">
            <text:p>33 62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4/6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FI DEMATERIALISATION DES FACTURES</text:p>
          </table:table-cell>
          <table:table-cell table:style-name="ce139" office:value-type="string">
            <text:p>66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FI PROGICIELS SAS</text:p>
          </table:table-cell>
          <table:table-cell table:style-name="ce37" office:value-type="string">
            <text:p><text:s/>145 BOULEVARD VICTOR HUGO <text:s/>93400 ST OUEN</text:p>
          </table:table-cell>
          <table:table-cell table:style-name="ce37" office:value-type="string">
            <text:p>340546993</text:p>
          </table:table-cell>
          <table:table-cell table:style-name="ce164" office:value-type="string">
            <text:p>14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3">
            <text:p>3B0092</text:p>
          </table:table-cell>
          <table:table-cell table:style-name="ce37" office:value-type="string" table:number-columns-spanned="1" table:number-rows-spanned="3">
            <text:p>F</text:p>
          </table:table-cell>
          <table:table-cell table:style-name="ce37" office:value-type="string" table:number-columns-spanned="1" table:number-rows-spanned="3">
            <text:p>84000 DIRECTION ENERGIE MOYENS TECHNIQUES</text:p>
          </table:table-cell>
          <table:table-cell table:style-name="ce37" office:value-type="string" table:number-columns-spanned="1" table:number-rows-spanned="3">
            <text:p>70100 ACHATS ET PRODUCTION GRAPHIQUE</text:p>
          </table:table-cell>
          <table:table-cell table:style-name="ce37" office:value-type="string" table:number-columns-spanned="1" table:number-rows-spanned="3">
            <text:p>BC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ACHAT DE LIVRETS DE FAMILLE ETUIS DIVERSIMPRIMES OFFICIELS</text:p>
          </table:table-cell>
          <table:table-cell table:style-name="ce63" office:value-type="float" office:value="18000" table:number-columns-spanned="1" table:number-rows-spanned="3">
            <text:p>18 000</text:p>
          </table:table-cell>
          <table:table-cell table:style-name="ce37" office:value-type="string" table:number-columns-spanned="1" table:number-rows-spanned="3">
            <text:p>MAPA 2</text:p>
          </table:table-cell>
          <table:table-cell table:style-name="ce37" office:value-type="string" table:number-columns-spanned="1" table:number-rows-spanned="3">
            <text:p>1/5/13</text:p>
          </table:table-cell>
          <table:table-cell table:style-name="ce37" office:value-type="string" table:number-columns-spanned="1" table:number-rows-spanned="3">
            <text:p>30/4/17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SEDI - LIVRET DE FAMILLES </text:p>
          </table:table-cell>
          <table:table-cell table:style-name="ce139" office:value-type="string">
            <text:p>16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EDI SAS</text:p>
          </table:table-cell>
          <table:table-cell table:style-name="ce37" office:value-type="string">
            <text:p><text:s/>35 CHEMIN DE ST GENIES BP 2 30702 UZES</text:p>
          </table:table-cell>
          <table:table-cell table:style-name="ce37" office:value-type="string">
            <text:p>390681187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BERGER LEVRAULT- ETUIS LIVRETS FAMILLE</text:p>
          </table:table-cell>
          <table:table-cell table:style-name="ce139" office:value-type="string">
            <text:p>16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ERGER LEVRAULT SA</text:p>
          </table:table-cell>
          <table:table-cell table:style-name="ce37" office:value-type="string">
            <text:p><text:s/>525 RUE AMPERE BP 79 54250 CHAMPIGNEULES</text:p>
          </table:table-cell>
          <table:table-cell table:style-name="ce37" office:value-type="string">
            <text:p>75580064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SEDI - AUTRES IMPRIMES OFFICIELS</text:p>
          </table:table-cell>
          <table:table-cell table:style-name="ce139" office:value-type="string">
            <text:p>16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EDI SAS</text:p>
          </table:table-cell>
          <table:table-cell table:style-name="ce37" office:value-type="string">
            <text:p><text:s/>35 CHEMIN DE ST GENIES BP 2 30702 UZES</text:p>
          </table:table-cell>
          <table:table-cell table:style-name="ce37" office:value-type="string">
            <text:p>390681187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10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26500 ENERGI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MESURES DEBITS VENTILATION ASSISTANCEMAITRISE OUVRAGE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/5/13</text:p>
          </table:table-cell>
          <table:table-cell table:style-name="ce37" office:value-type="string">
            <text:p>1/5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NEXCO</text:p>
          </table:table-cell>
          <table:table-cell table:style-name="ce139" office:value-type="string">
            <text:p>83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NEXCO SARL</text:p>
          </table:table-cell>
          <table:table-cell table:style-name="ce37" office:value-type="string">
            <text:p><text:s/>9 RUE PATRICE LUMUMBA <text:s/>34070 MONTPELLIER</text:p>
          </table:table-cell>
          <table:table-cell table:style-name="ce37" office:value-type="string">
            <text:p>51152037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130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TAMPONS BOIS ET MECANIQUES</text:p>
          </table:table-cell>
          <table:table-cell table:style-name="ce63" office:value-type="float" office:value="32000">
            <text:p>32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/7/13</text:p>
          </table:table-cell>
          <table:table-cell table:style-name="ce37" office:value-type="string">
            <text:p>30/6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FTG - ACHAT TAMPONS BOIS ET MECANIQUES</text:p>
          </table:table-cell>
          <table:table-cell table:style-name="ce139" office:value-type="string">
            <text:p>16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OREZIENNE TIMBRE ET GRAVURE</text:p>
          </table:table-cell>
          <table:table-cell table:style-name="ce37" office:value-type="string">
            <text:p>ZA LES DAGUETS ROUTE DE LA MENUISERIE <text:s/>42600 PRALONG</text:p>
          </table:table-cell>
          <table:table-cell table:style-name="ce37" office:value-type="string">
            <text:p>48922037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3">
            <text:p>3B0141</text:p>
          </table:table-cell>
          <table:table-cell table:style-name="ce37" office:value-type="string" table:number-columns-spanned="1" table:number-rows-spanned="3">
            <text:p>F</text:p>
          </table:table-cell>
          <table:table-cell table:style-name="ce37" office:value-type="string" table:number-columns-spanned="1" table:number-rows-spanned="3">
            <text:p>84000 DIRECTION ENERGIE MOYENS TECHNIQUES</text:p>
          </table:table-cell>
          <table:table-cell table:style-name="ce37" office:value-type="string" table:number-columns-spanned="1" table:number-rows-spanned="3">
            <text:p>70100 ACHATS ET PRODUCTION GRAPHIQUE</text:p>
          </table:table-cell>
          <table:table-cell table:style-name="ce37" office:value-type="string" table:number-columns-spanned="1" table:number-rows-spanned="3">
            <text:p>BC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ACHAT MOBILIERS DE COLLECTIVITE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string" table:number-columns-spanned="1" table:number-rows-spanned="3">
            <text:p>30/5/13</text:p>
          </table:table-cell>
          <table:table-cell table:style-name="ce37" office:value-type="string" table:number-columns-spanned="1" table:number-rows-spanned="3">
            <text:p>3/6/15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EQUIP CITE-MOBILIERS COLLECTIVITE</text:p>
          </table:table-cell>
          <table:table-cell table:style-name="ce139" office:value-type="string">
            <text:p>24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QUIP CITE SA</text:p>
          </table:table-cell>
          <table:table-cell table:style-name="ce37" office:value-type="string">
            <text:p><text:s/>30 RUE CHATEAU D EAU <text:s/>78360 MONTESSON</text:p>
          </table:table-cell>
          <table:table-cell table:style-name="ce37" office:value-type="string">
            <text:p>38344672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OUVIGNET-CHAISES METALLIQUES TOURRAINE FRAPPEES VILLE DE MONTPELLIER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UVIGNET</text:p>
          </table:table-cell>
          <table:table-cell table:style-name="ce37" office:value-type="string">
            <text:p><text:s/>ROUTE DE SAINT MARCELLIN BP 409 42164 BONSON</text:p>
          </table:table-cell>
          <table:table-cell table:style-name="ce37" office:value-type="string">
            <text:p>586950180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ESAT LES COMPAGNONS DE MAGUELONE- PIETEMENTS METALLIQUES SPECIFIQU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MPAGNONS DE MAGUELONE</text:p>
          </table:table-cell>
          <table:table-cell table:style-name="ce37" office:value-type="string">
            <text:p><text:s/>ATELIER DU PREVOST <text:s/>34250 PALAVAS LES FLOTS</text:p>
          </table:table-cell>
          <table:table-cell table:style-name="ce37" office:value-type="string">
            <text:p>780155073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3B0147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22000 SPORT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FOURNITURE TEE SHIRTS ET CASQUETTES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5/5/13</text:p>
          </table:table-cell>
          <table:table-cell table:style-name="ce37" office:value-type="string">
            <text:p>14/6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OMPTOIR OCCITAN</text:p>
          </table:table-cell>
          <table:table-cell table:style-name="ce139" office:value-type="string">
            <text:p>15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AMPO D OC SARL</text:p>
          </table:table-cell>
          <table:table-cell table:style-name="ce37" office:value-type="string">
            <text:p><text:s/>174 RUE GEORGES GUYNEMER <text:s/>34130 MAUGUIO</text:p>
          </table:table-cell>
          <table:table-cell table:style-name="ce37" office:value-type="string">
            <text:p>401267372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14" table:visibility="filter">
          <table:table-cell table:style-name="ce6" office:value-type="string">
            <text:p>3B015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000 DIRECTION GÉNÉRALE DÉLÉGUÉ EN CHARGE DU DÉVELOPPEMENT</text:p>
          </table:table-cell>
          <table:table-cell table:style-name="ce37" office:value-type="string">
            <text:p>40000 MISSION GRANDS EQUIPEMENT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MISSION AMO MEDIATION CITE CORPS HUMAIN</text:p>
          </table:table-cell>
          <table:table-cell table:style-name="ce63" office:value-type="float" office:value="24000">
            <text:p>24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/4/13</text:p>
          </table:table-cell>
          <table:table-cell table:style-name="ce37" office:value-type="string">
            <text:p>1/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ULDNER EMILIE</text:p>
          </table:table-cell>
          <table:table-cell table:style-name="ce139" office:value-type="string">
            <text:p>70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ULDNER EMILIE</text:p>
          </table:table-cell>
          <table:table-cell table:style-name="ce37" office:value-type="string">
            <text:p><text:s/>52 RUE ROUCHER <text:s/>34000 MONTPELLIER</text:p>
          </table:table-cell>
          <table:table-cell table:style-name="ce37" office:value-type="string">
            <text:p>500007505</text:p>
          </table:table-cell>
          <table:table-cell table:style-name="ce164" office:value-type="string">
            <text:p>10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B0161</text:p>
          </table:table-cell>
          <table:table-cell table:style-name="ce39" office:value-type="string">
            <text:p>F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Ni rec. ni cond.</text:p>
          </table:table-cell>
          <table:table-cell table:style-name="ce39" office:value-type="string">
            <text:p>LOCATION TRANSPORTEURS ELECTRIQUES INDIVIDUELS AGENTS POLICE MUNICIPALE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MAPA 2</text:p>
          </table:table-cell>
          <table:table-cell table:style-name="ce39" office:value-type="string">
            <text:p>1/6/13</text:p>
          </table:table-cell>
          <table:table-cell table:style-name="ce55" office:value-type="string">
            <text:p>31/10/13</text:p>
          </table:table-cell>
          <table:table-cell table:style-name="ce100" office:value-type="float" office:value="20000">
            <text:p>20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E MOTION</text:p>
          </table:table-cell>
          <table:table-cell table:style-name="ce139" office:value-type="string">
            <text:p>23.03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E MOTION SAS</text:p>
          </table:table-cell>
          <table:table-cell table:style-name="ce39" office:value-type="string">
            <text:p><text:s/>32 RUE FABERT <text:s/>75007 PARIS 7EME ARRONDISSEMENT</text:p>
          </table:table-cell>
          <table:table-cell table:style-name="ce55" office:value-type="string">
            <text:p>489943993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8" table:visibility="filter">
          <table:table-cell table:style-name="ce6" office:value-type="string">
            <text:p>3B0184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DE <text:s/>DOSETTES DE CAFE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9/6/13</text:p>
          </table:table-cell>
          <table:table-cell table:style-name="ce37" office:value-type="string">
            <text:p>18/6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NESPRESSO - ACHAT DE DOSETTES DE CAFE</text:p>
          </table:table-cell>
          <table:table-cell table:style-name="ce139" office:value-type="string">
            <text:p>10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NESPRESSO FRANCE SAS</text:p>
          </table:table-cell>
          <table:table-cell table:style-name="ce37" office:value-type="string">
            <text:p><text:s/>7 RUE DE LA PAIX <text:s/>75102 PARIS CEDEX 02</text:p>
          </table:table-cell>
          <table:table-cell table:style-name="ce37" office:value-type="string">
            <text:p>38259782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7">
            <text:p>3B0190</text:p>
          </table:table-cell>
          <table:table-cell table:style-name="ce37" office:value-type="string" table:number-columns-spanned="1" table:number-rows-spanned="7">
            <text:p>F</text:p>
          </table:table-cell>
          <table:table-cell table:style-name="ce37" office:value-type="string" table:number-columns-spanned="1" table:number-rows-spanned="7">
            <text:p>13000 DIRECTION DE LA RESTAURATION SCOLAIRE</text:p>
          </table:table-cell>
          <table:table-cell table:style-name="ce37" office:value-type="string" table:number-columns-spanned="1" table:number-rows-spanned="7">
            <text:p>13000 RESTAURANTS SCOLAIRES</text:p>
          </table:table-cell>
          <table:table-cell table:style-name="ce37" office:value-type="string" table:number-columns-spanned="1" table:number-rows-spanned="7">
            <text:p>BC</text:p>
          </table:table-cell>
          <table:table-cell table:style-name="ce37" office:value-type="string" table:number-columns-spanned="1" table:number-rows-spanned="7">
            <text:p>Ni rec. ni cond.</text:p>
          </table:table-cell>
          <table:table-cell table:style-name="ce37" office:value-type="string" table:number-columns-spanned="1" table:number-rows-spanned="7">
            <text:p>PLATS REGIONAUX 2013 ELABORATIONRESTAURANTS SCOLAIRES</text:p>
          </table:table-cell>
          <table:table-cell table:style-name="ce63" office:value-type="float" office:value="54000" table:number-columns-spanned="1" table:number-rows-spanned="7">
            <text:p>54 000</text:p>
          </table:table-cell>
          <table:table-cell table:style-name="ce37" office:value-type="string" table:number-columns-spanned="1" table:number-rows-spanned="7">
            <text:p>MAPA 2</text:p>
          </table:table-cell>
          <table:table-cell table:style-name="ce37" office:value-type="string" table:number-columns-spanned="1" table:number-rows-spanned="7">
            <text:p>1/1/13</text:p>
          </table:table-cell>
          <table:table-cell table:style-name="ce37" office:value-type="string" table:number-columns-spanned="1" table:number-rows-spanned="7">
            <text:p>31/12/13</text:p>
          </table:table-cell>
          <table:table-cell table:style-name="ce37" table:number-columns-spanned="1" table:number-rows-spanned="7"/>
          <table:table-cell table:style-name="ce37" table:number-columns-spanned="1" table:number-rows-spanned="7"/>
          <table:table-cell table:style-name="ce37" office:value-type="float" office:value="1">
            <text:p>1</text:p>
          </table:table-cell>
          <table:table-cell table:style-name="ce37" office:value-type="string">
            <text:p>DISTRISUD-POIVRONS MARINES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ISTRISUD SAS</text:p>
          </table:table-cell>
          <table:table-cell table:style-name="ce37" office:value-type="string">
            <text:p><text:s/>CHEMIN DES PIELLES BP 126 34110 FRONTIGNAN</text:p>
          </table:table-cell>
          <table:table-cell table:style-name="ce37" office:value-type="string">
            <text:p>30021990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">
            <text:p>1</text:p>
          </table:table-cell>
          <table:table-cell table:style-name="ce37" office:value-type="string">
            <text:p>DISTRISUD-TAPENADE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ISTRISUD SAS</text:p>
          </table:table-cell>
          <table:table-cell table:style-name="ce37" office:value-type="string">
            <text:p><text:s/>CHEMIN DES PIELLES BP 126 34110 FRONTIGNAN</text:p>
          </table:table-cell>
          <table:table-cell table:style-name="ce37" office:value-type="string">
            <text:p>30021990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">
            <text:p>1</text:p>
          </table:table-cell>
          <table:table-cell table:style-name="ce37" office:value-type="string">
            <text:p>PRO A PRO-CAVIAR AUBERGINE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RO A PRO DISTRIBUTION SUD SAS</text:p>
          </table:table-cell>
          <table:table-cell table:style-name="ce37" office:value-type="string">
            <text:p>ZA CLESUD RUE DE COMTE DE LA PEROUSE BP 49 13142 MIRAMAS CEDEX</text:p>
          </table:table-cell>
          <table:table-cell table:style-name="ce37" office:value-type="string">
            <text:p>38500623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BRAKE-ENCORNES FARCIS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RAKE FRANCE SAS</text:p>
          </table:table-cell>
          <table:table-cell table:style-name="ce37" office:value-type="string">
            <text:p><text:s/>1 RUE JEAN BAPTISTE PERRIN <text:s/>34500 BEZIERS</text:p>
          </table:table-cell>
          <table:table-cell table:style-name="ce37" office:value-type="string">
            <text:p>316807015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PRO A PRO-RIZ DE CAMARGUE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RO A PRO DISTRIBUTION SUD SAS</text:p>
          </table:table-cell>
          <table:table-cell table:style-name="ce37" office:value-type="string">
            <text:p>ZA CLESUD RUE DE COMTE DE LA PEROUSE BP 49 13142 MIRAMAS CEDEX</text:p>
          </table:table-cell>
          <table:table-cell table:style-name="ce37" office:value-type="string">
            <text:p>38500623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DISTRISUD- YAOURTS LAIT BREBIS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ISTRISUD SAS</text:p>
          </table:table-cell>
          <table:table-cell table:style-name="ce37" office:value-type="string">
            <text:p><text:s/>CHEMIN DES PIELLES BP 126 34110 FRONTIGNAN</text:p>
          </table:table-cell>
          <table:table-cell table:style-name="ce37" office:value-type="string">
            <text:p>30021990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BUISSON-FOUGASSE AIGUES MORTES OREILLETTES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UISSON SARL</text:p>
          </table:table-cell>
          <table:table-cell table:style-name="ce37" office:value-type="string">
            <text:p><text:s/>RUE DU NORD <text:s/>30320 POULX</text:p>
          </table:table-cell>
          <table:table-cell table:style-name="ce37" office:value-type="string">
            <text:p>390452183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21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REVUE PRESSE ECRITE ALERTE REALISATION</text:p>
          </table:table-cell>
          <table:table-cell table:style-name="ce63" office:value-type="float" office:value="70000">
            <text:p>7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6/6/13</text:p>
          </table:table-cell>
          <table:table-cell table:style-name="ce37" office:value-type="string">
            <text:p>5/6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KANTAR</text:p>
          </table:table-cell>
          <table:table-cell table:style-name="ce139" office:value-type="string">
            <text:p>72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KANTAR SAS</text:p>
          </table:table-cell>
          <table:table-cell table:style-name="ce37" office:value-type="string">
            <text:p><text:s/>2 RUE FRANCIS PEDRON <text:s/>78240 CHAMBOURCY</text:p>
          </table:table-cell>
          <table:table-cell table:style-name="ce37" office:value-type="string">
            <text:p>612034496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22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800 DIRECTION PARC DARWIN</text:p>
          </table:table-cell>
          <table:table-cell table:style-name="ce37" office:value-type="string">
            <text:p>27100 PARC DARWI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RC DARWIN BOIS MONTMAUR RESERVE NATUREORIENTATION INTERNE ASSAINISSEMNT FUMIER</text:p>
          </table:table-cell>
          <table:table-cell table:style-name="ce63" office:value-type="float" office:value="45000">
            <text:p>4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8/5/13</text:p>
          </table:table-cell>
          <table:table-cell table:style-name="ce37" office:value-type="string">
            <text:p>17/9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QUALICONSULTING</text:p>
          </table:table-cell>
          <table:table-cell table:style-name="ce139" office:value-type="string">
            <text:p>70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QUALICONSULTING SAS</text:p>
          </table:table-cell>
          <table:table-cell table:style-name="ce37" office:value-type="string">
            <text:p>LES BUREAUX DU PARC BAT B ALLEE DE BARCELONE <text:s/>66350 TOULOUGES</text:p>
          </table:table-cell>
          <table:table-cell table:style-name="ce37" office:value-type="string">
            <text:p>513962233</text:p>
          </table:table-cell>
          <table:table-cell table:style-name="ce164" office:value-type="string">
            <text:p>838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2">
            <text:p>3B0240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28500 MISSION GRAND COEUR</text:p>
          </table:table-cell>
          <table:table-cell table:style-name="ce37" office:value-type="string" table:number-columns-spanned="1" table:number-rows-spanned="2">
            <text:p>28500 MISSION GRAND COEUR</text:p>
          </table:table-cell>
          <table:table-cell table:style-name="ce37" office:value-type="string" table:number-columns-spanned="1" table:number-rows-spanned="2">
            <text:p>ordinaire</text:p>
          </table:table-cell>
          <table:table-cell table:style-name="ce37" office:value-type="string" table:number-columns-spanned="1" table:number-rows-spanned="2">
            <text:p>Ni rec. ni cond.</text:p>
          </table:table-cell>
          <table:table-cell table:style-name="ce37" office:value-type="string" table:number-columns-spanned="1" table:number-rows-spanned="2">
            <text:p>PONT VIALLETON RESTAURATION MAITRISEOEUVRE</text:p>
          </table:table-cell>
          <table:table-cell table:style-name="ce63" office:value-type="float" office:value="57904" table:number-columns-spanned="1" table:number-rows-spanned="2">
            <text:p>57 904</text:p>
          </table:table-cell>
          <table:table-cell table:style-name="ce37" office:value-type="string" table:number-columns-spanned="1" table:number-rows-spanned="2">
            <text:p>MAPA 2</text:p>
          </table:table-cell>
          <table:table-cell table:style-name="ce37" office:value-type="string" table:number-columns-spanned="1" table:number-rows-spanned="2">
            <text:p>5/7/13</text:p>
          </table:table-cell>
          <table:table-cell table:style-name="ce37" office:value-type="string" table:number-columns-spanned="1" table:number-rows-spanned="2">
            <text:p>4/7/15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DOMINIQUE LARPIN-ARCHITECTE EN CHEF <text:s/>MAITRE OEUVRE</text:p>
          </table:table-cell>
          <table:table-cell table:style-name="ce139" office:value-type="string">
            <text:p>70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ARPIN DOMINIQUE</text:p>
          </table:table-cell>
          <table:table-cell table:style-name="ce37" office:value-type="string">
            <text:p><text:s/>3 RUE RICHER DE BELLEVAL <text:s/>34000 MONTPELLIER</text:p>
          </table:table-cell>
          <table:table-cell table:style-name="ce37" office:value-type="string">
            <text:p>317261014</text:p>
          </table:table-cell>
          <table:table-cell table:style-name="ce164" office:value-type="string">
            <text:p>285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THIERRY HELLEC-VERIFICATEUR MONUMENTS <text:s/>HISTORIQU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HELLEC THIERRY</text:p>
          </table:table-cell>
          <table:table-cell table:style-name="ce37" office:value-type="string">
            <text:p><text:s/>1 ROUTE D ALONNES <text:s/>86370 CHATEAU LARCHER</text:p>
          </table:table-cell>
          <table:table-cell table:style-name="ce37" office:value-type="string">
            <text:p>411332356</text:p>
          </table:table-cell>
          <table:table-cell table:style-name="ce164" office:value-type="string">
            <text:p>28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246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A PANACEE TRANSPORT OEUVRE LISTENING POST EXPOSEE</text:p>
          </table:table-cell>
          <table:table-cell table:style-name="ce63" office:value-type="float" office:value="25000">
            <text:p>2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/5/13</text:p>
          </table:table-cell>
          <table:table-cell table:style-name="ce37" office:value-type="string">
            <text:p>1/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TTHOWE FINE ART SERVICES</text:p>
          </table:table-cell>
          <table:table-cell table:style-name="ce139" office:value-type="string">
            <text:p>60.0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THOWE FINE ART SERVICES</text:p>
          </table:table-cell>
          <table:table-cell table:style-name="ce37" office:value-type="string">
            <text:p><text:s/>3924 MARKET ST EMERYVILLE 99999 CA 94608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2">
            <text:p>3B0248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4000 DIRECTION ENERGIE MOYENS TECHNIQUES</text:p>
          </table:table-cell>
          <table:table-cell table:style-name="ce37" office:value-type="string" table:number-columns-spanned="1" table:number-rows-spanned="2">
            <text:p>26500 ENERGIE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RAMONAGE CONDUITS FUMEE CHAUDIERES BATBATIMENTS COMMUNAUX ET AGGLO</text:p>
          </table:table-cell>
          <table:table-cell table:style-name="ce63" office:value-type="float" office:value="87000" table:number-columns-spanned="1" table:number-rows-spanned="2">
            <text:p>87 000</text:p>
          </table:table-cell>
          <table:table-cell table:style-name="ce37" office:value-type="string" table:number-columns-spanned="1" table:number-rows-spanned="2">
            <text:p>MAPA 2</text:p>
          </table:table-cell>
          <table:table-cell table:style-name="ce37" office:value-type="string" table:number-columns-spanned="1" table:number-rows-spanned="2">
            <text:p>19/6/13</text:p>
          </table:table-cell>
          <table:table-cell table:style-name="ce37" office:value-type="string" table:number-columns-spanned="1" table:number-rows-spanned="2">
            <text:p>18/6/16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ATOUT SOLAIRE-CHAUDIERE BAT VILLE</text:p>
          </table:table-cell>
          <table:table-cell table:style-name="ce139" office:value-type="string">
            <text:p>73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OUT SOLAIRE SARL</text:p>
          </table:table-cell>
          <table:table-cell table:style-name="ce37" office:value-type="string">
            <text:p><text:s/>18 RUE GUSTAVE EIFFEL <text:s/>34570 PIGNAN</text:p>
          </table:table-cell>
          <table:table-cell table:style-name="ce37" office:value-type="string">
            <text:p>48323737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ATOUT SOLAIRE-CHAUDIERE BAT CCAS / AGGLO</text:p>
          </table:table-cell>
          <table:table-cell table:style-name="ce139" office:value-type="string">
            <text:p>73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OUT SOLAIRE SARL</text:p>
          </table:table-cell>
          <table:table-cell table:style-name="ce37" office:value-type="string">
            <text:p><text:s/>18 RUE GUSTAVE EIFFEL <text:s/>34570 PIGNAN</text:p>
          </table:table-cell>
          <table:table-cell table:style-name="ce37" office:value-type="string">
            <text:p>48323737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253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OEUVRE INFORMATION LAB CONTRAT PRODUCTION</text:p>
          </table:table-cell>
          <table:table-cell table:style-name="ce63" office:value-type="float" office:value="45000">
            <text:p>45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8/3/13</text:p>
          </table:table-cell>
          <table:table-cell table:style-name="ce37" office:value-type="string">
            <text:p>30/6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OEUVRE INFORMATIONLAB CONTRAT PRODUCTION</text:p>
          </table:table-cell>
          <table:table-cell table:style-name="ce139" office:value-type="string">
            <text:p>78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NFOTUDE</text:p>
          </table:table-cell>
          <table:table-cell table:style-name="ce37" office:value-type="string">
            <text:p><text:s/>IOC ZAPOLJE III/12 <text:s/>99999 LOGQTEC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261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POTS CONIQUES BACS ESPACES VERTS</text:p>
          </table:table-cell>
          <table:table-cell table:style-name="ce63" office:value-type="float" office:value="89000">
            <text:p>89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2/7/13</text:p>
          </table:table-cell>
          <table:table-cell table:style-name="ce37" office:value-type="string">
            <text:p>21/7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OBAT</text:p>
          </table:table-cell>
          <table:table-cell table:style-name="ce139" office:value-type="string">
            <text:p>12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BAT</text:p>
          </table:table-cell>
          <table:table-cell table:style-name="ce37" office:value-type="string">
            <text:p>BP 3008 13 RUE MARTIN LUTHER KING <text:s/>34513 BEZIERS</text:p>
          </table:table-cell>
          <table:table-cell table:style-name="ce37" office:value-type="string">
            <text:p>59292004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B0264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Ni rec. ni cond.</text:p>
          </table:table-cell>
          <table:table-cell table:style-name="ce39" office:value-type="string">
            <text:p>MISSION MARAUDAGE SITES FESTIFS PREVENTION DES RISQUES</text:p>
          </table:table-cell>
          <table:table-cell table:style-name="ce63" office:value-type="float" office:value="25000">
            <text:p>25 000</text:p>
          </table:table-cell>
          <table:table-cell table:style-name="ce37" office:value-type="string">
            <text:p>Article 30</text:p>
          </table:table-cell>
          <table:table-cell table:style-name="ce39" office:value-type="string">
            <text:p>1/5/13</text:p>
          </table:table-cell>
          <table:table-cell table:style-name="ce55" office:value-type="string">
            <text:p>31/10/13</text:p>
          </table:table-cell>
          <table:table-cell table:style-name="ce100" office:value-type="float" office:value="25000">
            <text:p>25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AVENIR SANTE 34</text:p>
          </table:table-cell>
          <table:table-cell table:style-name="ce139" office:value-type="string">
            <text:p>76.09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AVENIR SANTE</text:p>
          </table:table-cell>
          <table:table-cell table:style-name="ce39" office:value-type="string">
            <text:p>PARC EUROMEDECINE RUE DES APOTHICAIRES <text:s/>34298 MONTPELLIER CEDEX 5</text:p>
          </table:table-cell>
          <table:table-cell table:style-name="ce55" office:value-type="string">
            <text:p>420829228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8" table:visibility="filter">
          <table:table-cell table:style-name="ce6" office:value-type="string">
            <text:p>3B0265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BANCS METALLIQUES POUR ECOLES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30/5/13</text:p>
          </table:table-cell>
          <table:table-cell table:style-name="ce37" office:value-type="string">
            <text:p>29/5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HENRY</text:p>
          </table:table-cell>
          <table:table-cell table:style-name="ce139" office:value-type="string">
            <text:p>24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HENRY SA</text:p>
          </table:table-cell>
          <table:table-cell table:style-name="ce37" office:value-type="string">
            <text:p><text:s/>CLOS DE SOUSPIRON BP 26 84141 MONTFAVET CEDEX</text:p>
          </table:table-cell>
          <table:table-cell table:style-name="ce37" office:value-type="string">
            <text:p>712620418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27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700 DIRECTION DES RESSOURCES HUMAINES</text:p>
          </table:table-cell>
          <table:table-cell table:style-name="ce37" office:value-type="string">
            <text:p>81100 FORMATION ET COMPETENCE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INTERPRETE LANGUE DES SIGNES</text:p>
          </table:table-cell>
          <table:table-cell table:style-name="ce63" office:value-type="float" office:value="50000">
            <text:p>5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0/4/13</text:p>
          </table:table-cell>
          <table:table-cell table:style-name="ce37" office:value-type="string">
            <text:p>9/4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DES L SCOP INTERPRETE LANGUE DES SIGNES</text:p>
          </table:table-cell>
          <table:table-cell table:style-name="ce139" office:value-type="string">
            <text:p>70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ES L SCOPSARL</text:p>
          </table:table-cell>
          <table:table-cell table:style-name="ce37" office:value-type="string">
            <text:p><text:s/>28 RUE DES ANEMONES <text:s/>34170 CASTELNAU LE LEZ</text:p>
          </table:table-cell>
          <table:table-cell table:style-name="ce37" office:value-type="string">
            <text:p>515162659</text:p>
          </table:table-cell>
          <table:table-cell table:style-name="ce164" office:value-type="string">
            <text:p>1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276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5000 REGULATION TRAFIC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APPAREILS COMPTAGES ROUTIERS ACCESSOIRESACQUISITION EXPLOITATION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9/7/13</text:p>
          </table:table-cell>
          <table:table-cell table:style-name="ce37" office:value-type="string">
            <text:p>8/7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AGSYS</text:p>
          </table:table-cell>
          <table:table-cell table:style-name="ce139" office:value-type="string">
            <text:p>22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GSYS SA</text:p>
          </table:table-cell>
          <table:table-cell table:style-name="ce37" office:value-type="string">
            <text:p><text:s/>1 BIS RUE MAZAGRAN <text:s/>64200 BIARRITZ</text:p>
          </table:table-cell>
          <table:table-cell table:style-name="ce37" office:value-type="string">
            <text:p>400614772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278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ATALOGUE PAVILLON POPULAIRE EXPOSITION PHOTO REALISATION COMMERCIALISATION</text:p>
          </table:table-cell>
          <table:table-cell table:style-name="ce63" office:value-type="float" office:value="23000">
            <text:p>23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7/5/13</text:p>
          </table:table-cell>
          <table:table-cell table:style-name="ce37" office:value-type="string">
            <text:p>26/9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DITIONS HAZAN</text:p>
          </table:table-cell>
          <table:table-cell table:style-name="ce139" office:value-type="string">
            <text:p>72.1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ERNAND HAZAN EDITEUR SA</text:p>
          </table:table-cell>
          <table:table-cell table:style-name="ce37" office:value-type="string">
            <text:p><text:s/>1 RUE PAUL BERT <text:s/>92240 MALAKOFF</text:p>
          </table:table-cell>
          <table:table-cell table:style-name="ce37" office:value-type="string">
            <text:p>562030221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4">
            <text:p>3B0283</text:p>
          </table:table-cell>
          <table:table-cell table:style-name="ce37" office:value-type="string" table:number-columns-spanned="1" table:number-rows-spanned="4">
            <text:p>F</text:p>
          </table:table-cell>
          <table:table-cell table:style-name="ce37" office:value-type="string" table:number-columns-spanned="1" table:number-rows-spanned="4">
            <text:p>13000 DIRECTION DE LA RESTAURATION SCOLAIRE</text:p>
          </table:table-cell>
          <table:table-cell table:style-name="ce37" office:value-type="string" table:number-columns-spanned="1" table:number-rows-spanned="4">
            <text:p>13000 RESTAURANTS SCOLAIRES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Ni rec. ni cond.</text:p>
          </table:table-cell>
          <table:table-cell table:style-name="ce37" office:value-type="string" table:number-columns-spanned="1" table:number-rows-spanned="4">
            <text:p>MENU ALTERNATIF 2013 RESTAURANT SCOLAIREELABORATION</text:p>
          </table:table-cell>
          <table:table-cell table:style-name="ce63" office:value-type="float" office:value="31300" table:number-columns-spanned="1" table:number-rows-spanned="4">
            <text:p>31 300</text:p>
          </table:table-cell>
          <table:table-cell table:style-name="ce37" office:value-type="string" table:number-columns-spanned="1" table:number-rows-spanned="4">
            <text:p>MAPA 2</text:p>
          </table:table-cell>
          <table:table-cell table:style-name="ce37" office:value-type="string" table:number-columns-spanned="1" table:number-rows-spanned="4">
            <text:p>1/1/13</text:p>
          </table:table-cell>
          <table:table-cell table:style-name="ce37" office:value-type="string" table:number-columns-spanned="1" table:number-rows-spanned="4">
            <text:p>31/12/13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BUONOMO-TOMATES CERISES BIO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UONOMO PRIMEURS SASU</text:p>
          </table:table-cell>
          <table:table-cell table:style-name="ce37" office:value-type="string">
            <text:p>VAL NATURE 9 CHEMIN DE LA POULE D EAU <text:s/>34110 VIC LA GARDIOLE</text:p>
          </table:table-cell>
          <table:table-cell table:style-name="ce37" office:value-type="string">
            <text:p>53874873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ICABA-SAUTE DE PORC BIO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ICABA SA</text:p>
          </table:table-cell>
          <table:table-cell table:style-name="ce37" office:value-type="string">
            <text:p><text:s/>18 RUE ALBERT RONDREUX <text:s/>03160 BOURBON L ARCHAMBAULT</text:p>
          </table:table-cell>
          <table:table-cell table:style-name="ce37" office:value-type="string">
            <text:p>93635002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POMONA-FROMAGE A TARTINER BIO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MONA PASSION FROID</text:p>
          </table:table-cell>
          <table:table-cell table:style-name="ce37" office:value-type="string">
            <text:p><text:s/>3214 ROUTE DE MONTPELLIER <text:s/>30900 NIMES</text:p>
          </table:table-cell>
          <table:table-cell table:style-name="ce37" office:value-type="string">
            <text:p>55204499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ARTISANS DU MONDE-CHOCOLAT RIZ SOUFFLE BIO EQUITABLE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RTISANS DU MONDE</text:p>
          </table:table-cell>
          <table:table-cell table:style-name="ce37" office:value-type="string">
            <text:p><text:s/>12 RUE EUGENE LISBONNE <text:s/>34000 MONTPELLIER</text:p>
          </table:table-cell>
          <table:table-cell table:style-name="ce37" office:value-type="string">
            <text:p>420826257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287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500 DIRECTION DES SYSTÈMES D'INFORMATION</text:p>
          </table:table-cell>
          <table:table-cell table:style-name="ce37" office:value-type="string">
            <text:p>70000 DIRECTION DES SYSTEMES D'INFOR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EVOLUTION PLATEFORME SECURITE INTERNETMAIRIE DE MONTPELLIER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9/5/13</text:p>
          </table:table-cell>
          <table:table-cell table:style-name="ce37" office:value-type="string">
            <text:p>28/5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NEXTIRAONE</text:p>
          </table:table-cell>
          <table:table-cell table:style-name="ce139" office:value-type="string">
            <text:p>66.2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NEXTIRAONE SAS</text:p>
          </table:table-cell>
          <table:table-cell table:style-name="ce37" office:value-type="string">
            <text:p>ZAC AEROPORT 55 IMPASSE JOHN LOCKE <text:s/>34470 PEROLS</text:p>
          </table:table-cell>
          <table:table-cell table:style-name="ce37" office:value-type="string">
            <text:p>424691046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28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300 DIRECTION AMENAGEMENT PROGRAMMATION</text:p>
          </table:table-cell>
          <table:table-cell table:style-name="ce37" office:value-type="string">
            <text:p>83300 AMENAGEMENT PROGRAM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ETUDE PREVISIONNELLE DEMOGRAPHIE SCOLAIR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5/7/13</text:p>
          </table:table-cell>
          <table:table-cell table:style-name="ce37" office:value-type="string">
            <text:p>4/7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EOCEANE</text:p>
          </table:table-cell>
          <table:table-cell table:style-name="ce139" office:value-type="string">
            <text:p>70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AZAGNES PHILIPPE</text:p>
          </table:table-cell>
          <table:table-cell table:style-name="ce37" office:value-type="string">
            <text:p><text:s/>751 RUE DES ALLEES <text:s/>17450 ST LAURENT DE LA PREE</text:p>
          </table:table-cell>
          <table:table-cell table:style-name="ce37" office:value-type="string">
            <text:p>453910101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29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26500 ENERGI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GROUPE ELECTOGENE MAINT ENTRETIEN DEPANNMAINTENANCE ENTRETIEN DEPANNAGE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9/6/13</text:p>
          </table:table-cell>
          <table:table-cell table:style-name="ce37" office:value-type="string">
            <text:p>18/6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ES </text:p>
          </table:table-cell>
          <table:table-cell table:style-name="ce139" office:value-type="string">
            <text:p>84.2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EALAS ENERGIE SERVICES SAS</text:p>
          </table:table-cell>
          <table:table-cell table:style-name="ce37" office:value-type="string">
            <text:p><text:s/>400 RUE LOUIS ARMAND <text:s/>13852 AIX EN PROVENCE</text:p>
          </table:table-cell>
          <table:table-cell table:style-name="ce37" office:value-type="string">
            <text:p>412142143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32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26800 INFORMATIONS GEOGRAPHIQUE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MODELE NUMERIQUE SURFACE ORTHOIMAGE 2013ACQUISITION</text:p>
          </table:table-cell>
          <table:table-cell table:style-name="ce63" office:value-type="float" office:value="55000">
            <text:p>5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5/6/13</text:p>
          </table:table-cell>
          <table:table-cell table:style-name="ce37" office:value-type="string">
            <text:p>1/8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FIT CONSEIL</text:p>
          </table:table-cell>
          <table:table-cell table:style-name="ce139" office:value-type="string">
            <text:p>90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IT CONSEIL SA</text:p>
          </table:table-cell>
          <table:table-cell table:style-name="ce37" office:value-type="string">
            <text:p><text:s/>1 RUE DU FOSSE BLANC BATIMENT C1 92230 GENNEVILLIERS</text:p>
          </table:table-cell>
          <table:table-cell table:style-name="ce37" office:value-type="string">
            <text:p>785936592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3B0327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49000 DTMA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DESAMIANTAGE LOCAUX ECOLE SENGHORLEOPOLD SEDAR</text:p>
          </table:table-cell>
          <table:table-cell table:style-name="ce63" office:value-type="float" office:value="70000">
            <text:p>7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3/6/13</text:p>
          </table:table-cell>
          <table:table-cell table:style-name="ce37" office:value-type="string">
            <text:p>18/6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 PLUS DESAMIANTAG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RAMS SARL</text:p>
          </table:table-cell>
          <table:table-cell table:style-name="ce37" office:value-type="string">
            <text:p><text:s/>3 RUE DE LA DRAYE <text:s/>34920 LE CRES</text:p>
          </table:table-cell>
          <table:table-cell table:style-name="ce37" office:value-type="string">
            <text:p>450605522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34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500 DIRECTION DES SYSTÈMES D'INFORMATION</text:p>
          </table:table-cell>
          <table:table-cell table:style-name="ce37" office:value-type="string">
            <text:p>70000 DIRECTION DES SYSTEMES D'INFOR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MAINTENANCE PRESTATIONS GMA</text:p>
          </table:table-cell>
          <table:table-cell table:style-name="ce63" office:value-type="float" office:value="50000">
            <text:p>5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30/5/13</text:p>
          </table:table-cell>
          <table:table-cell table:style-name="ce37" office:value-type="string">
            <text:p>29/5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MA CONSULTING</text:p>
          </table:table-cell>
          <table:table-cell table:style-name="ce139" office:value-type="string">
            <text:p>66.1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MA CONSULTING SARL</text:p>
          </table:table-cell>
          <table:table-cell table:style-name="ce37" office:value-type="string">
            <text:p>IMMEUBLE LES LAURIERS 812 RUE PAUL VALERY <text:s/>84500 BOLLENE</text:p>
          </table:table-cell>
          <table:table-cell table:style-name="ce37" office:value-type="string">
            <text:p>479531808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39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500 DIRECTION DES SYSTÈMES D'INFORMATION</text:p>
          </table:table-cell>
          <table:table-cell table:style-name="ce37" office:value-type="string">
            <text:p>70000 DIRECTION DES SYSTEMES D'INFOR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RESEAU SOCIAL ENTREPRISE DEFINITION ETUDMISE EN OEUVRE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8/6/13</text:p>
          </table:table-cell>
          <table:table-cell table:style-name="ce37" office:value-type="string">
            <text:p>27/6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ORANGE CONSULTING</text:p>
          </table:table-cell>
          <table:table-cell table:style-name="ce139" office:value-type="string">
            <text:p>66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RANGE CONSULTING SAS</text:p>
          </table:table-cell>
          <table:table-cell table:style-name="ce37" office:value-type="string">
            <text:p><text:s/>114 RUE MARCADET <text:s/>75018 PARIS 18EME ARRONDISSEMENT</text:p>
          </table:table-cell>
          <table:table-cell table:style-name="ce37" office:value-type="string">
            <text:p>501615041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408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49000 DTMA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TRANSFERE MODULE PRE FABRIQUESEP OLYMPE DE GOUGES A EM ALPHONSE DAUDET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7/6/13</text:p>
          </table:table-cell>
          <table:table-cell table:style-name="ce37" office:value-type="string">
            <text:p>16/7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HEXIS - TRANSFERE MODULE PRE FABRIQUES</text:p>
          </table:table-cell>
          <table:table-cell table:style-name="ce139" office:value-type="string">
            <text:p>60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HEXIS CONSTRUCTIONS MODULAIRES</text:p>
          </table:table-cell>
          <table:table-cell table:style-name="ce37" office:value-type="string">
            <text:p><text:s/>ZI LES HORIZONZ SUD <text:s/>34110 FRONTIGNAN</text:p>
          </table:table-cell>
          <table:table-cell table:style-name="ce37" office:value-type="string">
            <text:p>509460721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416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500 DIRECTION DES SYSTÈMES D'INFORMATION</text:p>
          </table:table-cell>
          <table:table-cell table:style-name="ce37" office:value-type="string">
            <text:p>70000 DIRECTION DES SYSTEMES D'INFORM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GESTION IMPRESSION MAINTENANCE EVOLUTION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5/9/13</text:p>
          </table:table-cell>
          <table:table-cell table:style-name="ce37" office:value-type="string">
            <text:p>14/9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LUEMEGA TECHNOLOGY</text:p>
          </table:table-cell>
          <table:table-cell table:style-name="ce139" office:value-type="string">
            <text:p>66.0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LUEMEGA TECHNOLOGY SASU</text:p>
          </table:table-cell>
          <table:table-cell table:style-name="ce37" office:value-type="string">
            <text:p><text:s/>PARC LES ALGORITHMES BATIMENT HOMERE 91190 ST AUBIN</text:p>
          </table:table-cell>
          <table:table-cell table:style-name="ce37" office:value-type="string">
            <text:p>443427679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2">
            <text:p>3B0418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1500 DIRECTION DES SYSTÈMES D'INFORMATION</text:p>
          </table:table-cell>
          <table:table-cell table:style-name="ce37" office:value-type="string" table:number-columns-spanned="1" table:number-rows-spanned="2">
            <text:p>70000 DIRECTION DES SYSTEMES D'INFORMATION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ESPACES CO - MAINTENANCE EVOLUTIONDESIGN ECRAN</text:p>
          </table:table-cell>
          <table:table-cell table:style-name="ce63" office:value-type="float" office:value="40000" table:number-columns-spanned="1" table:number-rows-spanned="2">
            <text:p>40 000</text:p>
          </table:table-cell>
          <table:table-cell table:style-name="ce37" office:value-type="string" table:number-columns-spanned="1" table:number-rows-spanned="2">
            <text:p>MAPA 2</text:p>
          </table:table-cell>
          <table:table-cell table:style-name="ce37" office:value-type="string" table:number-columns-spanned="1" table:number-rows-spanned="2">
            <text:p>6/9/13</text:p>
          </table:table-cell>
          <table:table-cell table:style-name="ce37" office:value-type="string" table:number-columns-spanned="1" table:number-rows-spanned="2">
            <text:p>5/9/15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NEOS - ESPACES CO MAINTENANCE EVOLUTION</text:p>
          </table:table-cell>
          <table:table-cell table:style-name="ce139" office:value-type="string">
            <text:p>66.1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NEOS SOFTWARE DEVELOPMENT INTEGRATION SAS</text:p>
          </table:table-cell>
          <table:table-cell table:style-name="ce37" office:value-type="string">
            <text:p><text:s/>15 RUE AUBER <text:s/>75009 PARIS 9EME ARRONDISSEMENT</text:p>
          </table:table-cell>
          <table:table-cell table:style-name="ce37" office:value-type="string">
            <text:p>439475815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ELYPSIA - MAINTENANCE EVOLUTION - ESP CO</text:p>
          </table:table-cell>
          <table:table-cell table:style-name="ce139" office:value-type="string">
            <text:p>66.1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LYPSIA SAS</text:p>
          </table:table-cell>
          <table:table-cell table:style-name="ce37" office:value-type="string">
            <text:p><text:s/>11 AVENUE ANDRE ROUSSIN <text:s/>13016 MARSEILLE 16EME ARRONDISS</text:p>
          </table:table-cell>
          <table:table-cell table:style-name="ce37" office:value-type="string">
            <text:p>488502923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423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NALYSEURS COMBUSTION MULTICOMBUSTIBLESACHAT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3/8/13</text:p>
          </table:table-cell>
          <table:table-cell table:style-name="ce37" office:value-type="string">
            <text:p>22/8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COM</text:p>
          </table:table-cell>
          <table:table-cell table:style-name="ce139" office:value-type="string">
            <text:p>22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COM SARL</text:p>
          </table:table-cell>
          <table:table-cell table:style-name="ce37" office:value-type="string">
            <text:p><text:s/>CS30030 SCHILTIGHEIM <text:s/>67014 STRASBOURG CEDEX</text:p>
          </table:table-cell>
          <table:table-cell table:style-name="ce37" office:value-type="string">
            <text:p>391936473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445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RECHARGES HERMETIQUES POUBELLES</text:p>
          </table:table-cell>
          <table:table-cell table:style-name="ce63" office:value-type="float" office:value="25000">
            <text:p>2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4/8/13</text:p>
          </table:table-cell>
          <table:table-cell table:style-name="ce37" office:value-type="string">
            <text:p>23/8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IRCUIT COUT CRECHES</text:p>
          </table:table-cell>
          <table:table-cell table:style-name="ce139" office:value-type="string">
            <text:p>19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IRCUIT COURT CRECHES SARL</text:p>
          </table:table-cell>
          <table:table-cell table:style-name="ce37" office:value-type="string">
            <text:p><text:s/>17 RUE MARCEL CERDAN <text:s/>33510 ANDERNOS LES BAINS</text:p>
          </table:table-cell>
          <table:table-cell table:style-name="ce37" office:value-type="string">
            <text:p>38844291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446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AVEAUX FUNERAIRES BETONDEUX QUATRE PLACES ACHAT</text:p>
          </table:table-cell>
          <table:table-cell table:style-name="ce63" office:value-type="float" office:value="40000">
            <text:p>4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2/8/13</text:p>
          </table:table-cell>
          <table:table-cell table:style-name="ce37" office:value-type="string">
            <text:p>21/10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ONNA SABLA</text:p>
          </table:table-cell>
          <table:table-cell table:style-name="ce139" office:value-type="string">
            <text:p>30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ONNA SABLA SNC</text:p>
          </table:table-cell>
          <table:table-cell table:style-name="ce37" office:value-type="string">
            <text:p><text:s/>ROUTE DE PORT DE GALLAND <text:s/>01360 LOYETTES</text:p>
          </table:table-cell>
          <table:table-cell table:style-name="ce37" office:value-type="string">
            <text:p>41867986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448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49000 DTMAS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LEOPOLD SEDAR SEGHOR METALLERIE MENUISEREXTERIEURES</text:p>
          </table:table-cell>
          <table:table-cell table:style-name="ce63" office:value-type="float" office:value="88000">
            <text:p>88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9/7/13</text:p>
          </table:table-cell>
          <table:table-cell table:style-name="ce37" office:value-type="string">
            <text:p>29/1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OLIVIER REALISATION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LIVIER REALISATIONS SARL</text:p>
          </table:table-cell>
          <table:table-cell table:style-name="ce37" office:value-type="string">
            <text:p>PARC ACTIVITES LA GARRIGUE 75 AV DES COMPAGNONS <text:s/>34170 CASTELNAU LE LEZ</text:p>
          </table:table-cell>
          <table:table-cell table:style-name="ce37" office:value-type="string">
            <text:p>477486161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2">
            <text:p>3B0449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1500 DIRECTION DES SYSTÈMES D'INFORMATION</text:p>
          </table:table-cell>
          <table:table-cell table:style-name="ce37" office:value-type="string" table:number-columns-spanned="1" table:number-rows-spanned="2">
            <text:p>70000 DIRECTION DES SYSTEMES D'INFORMATION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SUPPORT MICROSOFT MESSAGERIECOLLABORATIF CONTRAT SUPPORT</text:p>
          </table:table-cell>
          <table:table-cell table:style-name="ce63" office:value-type="float" office:value="75000" table:number-columns-spanned="1" table:number-rows-spanned="2">
            <text:p>75 000</text:p>
          </table:table-cell>
          <table:table-cell table:style-name="ce37" office:value-type="string" table:number-columns-spanned="1" table:number-rows-spanned="2">
            <text:p>MAPA 2</text:p>
          </table:table-cell>
          <table:table-cell table:style-name="ce37" office:value-type="string" table:number-columns-spanned="1" table:number-rows-spanned="2">
            <text:p>31/7/13</text:p>
          </table:table-cell>
          <table:table-cell table:style-name="ce37" office:value-type="string" table:number-columns-spanned="1" table:number-rows-spanned="2">
            <text:p>30/7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NEXTEC SYSTEMS</text:p>
          </table:table-cell>
          <table:table-cell table:style-name="ce139" office:value-type="string">
            <text:p>66.2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NEXTEC SYSTEMS SAS</text:p>
          </table:table-cell>
          <table:table-cell table:style-name="ce37" office:value-type="string">
            <text:p><text:s/>24 AVENUE ANDRE ROUSSIN <text:s/>13016 MARSEILLE 16EME ARRONDISS</text:p>
          </table:table-cell>
          <table:table-cell table:style-name="ce37" office:value-type="string">
            <text:p>432883486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ELYPSIA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LYPSIA SAS</text:p>
          </table:table-cell>
          <table:table-cell table:style-name="ce37" office:value-type="string">
            <text:p><text:s/>11 AVENUE ANDRE ROUSSIN <text:s/>13016 MARSEILLE 16EME ARRONDISS</text:p>
          </table:table-cell>
          <table:table-cell table:style-name="ce37" office:value-type="string">
            <text:p>488502923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474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3900 ETUDES DGU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OGICIEL SIG GESTION PATRIMOINE VOIRIEDEVELOPPEMENT</text:p>
          </table:table-cell>
          <table:table-cell table:style-name="ce63" office:value-type="float" office:value="50000">
            <text:p>5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5/12/13</text:p>
          </table:table-cell>
          <table:table-cell table:style-name="ce37" office:value-type="string">
            <text:p>4/6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USINESS GEOGRAPHIC</text:p>
          </table:table-cell>
          <table:table-cell table:style-name="ce139" office:value-type="string">
            <text:p>66.1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USINESS GEOGRAFIC SAS</text:p>
          </table:table-cell>
          <table:table-cell table:style-name="ce37" office:value-type="string">
            <text:p><text:s/>20 RUE LOUIS GUERIN <text:s/>69100 VILLEURBANNE</text:p>
          </table:table-cell>
          <table:table-cell table:style-name="ce37" office:value-type="string">
            <text:p>440011427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478</text:p>
          </table:table-cell>
          <table:table-cell table:style-name="ce37" office:value-type="string">
            <text:p>T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ELEMENTS SIGNALETIQUE PANACEE FOURNITURE POSE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/8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FIL ROUG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UEST SIGNALETIQUE SERVICES SARL</text:p>
          </table:table-cell>
          <table:table-cell table:style-name="ce37" office:value-type="string">
            <text:p><text:s/>RUE DE CHARTRES <text:s/>28190 DANGERS</text:p>
          </table:table-cell>
          <table:table-cell table:style-name="ce37" office:value-type="string">
            <text:p>492785902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490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GOUTERS DE NOEL ACHAT LIVRAISON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2/8/13</text:p>
          </table:table-cell>
          <table:table-cell table:style-name="ce37" office:value-type="string">
            <text:p>21/1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NI GOURMET</text:p>
          </table:table-cell>
          <table:table-cell table:style-name="ce139" office:value-type="string">
            <text:p>1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NI GOURMET SARL</text:p>
          </table:table-cell>
          <table:table-cell table:style-name="ce37" office:value-type="string">
            <text:p><text:s/>371 AVENUE DU MARCHE GARE BLE3 34070 MONTPELLIER</text:p>
          </table:table-cell>
          <table:table-cell table:style-name="ce37" office:value-type="string">
            <text:p>75046351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502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400 DIRECTION DES FINANCES ET DU CONTROLE DE GESTION</text:p>
          </table:table-cell>
          <table:table-cell table:style-name="ce37" office:value-type="string">
            <text:p>80500 SUBVENTIONS ET PARTENARIAT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OCAL TRUST SUBV PROGICIEL SUBVENTIONSASSOCIATIONS PARTENAIRES MAINTENANCE EVO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2/11/13</text:p>
          </table:table-cell>
          <table:table-cell table:style-name="ce37" office:value-type="string">
            <text:p>19/12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TEXO</text:p>
          </table:table-cell>
          <table:table-cell table:style-name="ce139" office:value-type="string">
            <text:p>66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XO</text:p>
          </table:table-cell>
          <table:table-cell table:style-name="ce37" office:value-type="string">
            <text:p><text:s/>17 BOULEVARD DES CAPUCINES <text:s/>75002 PARIS 2EME ARRONDISSEMENT</text:p>
          </table:table-cell>
          <table:table-cell table:style-name="ce37" office:value-type="string">
            <text:p>440909562</text:p>
          </table:table-cell>
          <table:table-cell table:style-name="ce164" office:value-type="string">
            <text:p>14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B051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300 DIRECTION AMENAGEMENT PROGRAMMATION</text:p>
          </table:table-cell>
          <table:table-cell table:style-name="ce37" office:value-type="string">
            <text:p>83300 AMENAGEMENT PROGRAMMATION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ETUDES ACOUSTIQUES ALLEE TIERS ETATPROJET REAMENAGEMENT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9/8/13</text:p>
          </table:table-cell>
          <table:table-cell table:style-name="ce37" office:value-type="string">
            <text:p>30/8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IA</text:p>
          </table:table-cell>
          <table:table-cell table:style-name="ce139" office:value-type="string">
            <text:p>71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NSEIL INGENIERIE ACOUSTIQUE SARL</text:p>
          </table:table-cell>
          <table:table-cell table:style-name="ce37" office:value-type="string">
            <text:p><text:s/>263 AVENUE DE ST ANTOINE <text:s/>13015 MARSEILLE 15EME ARRONDISS</text:p>
          </table:table-cell>
          <table:table-cell table:style-name="ce37" office:value-type="string">
            <text:p>447518937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523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AMO GESTION CYCLE DE VIE INFORMATION</text:p>
          </table:table-cell>
          <table:table-cell table:style-name="ce63" office:value-type="float" office:value="70000">
            <text:p>7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0/9/13</text:p>
          </table:table-cell>
          <table:table-cell table:style-name="ce37" office:value-type="string">
            <text:p>9/3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PARKER WILLIBORG</text:p>
          </table:table-cell>
          <table:table-cell table:style-name="ce139" office:value-type="string">
            <text:p>66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ARKER WILLIBORG SA</text:p>
          </table:table-cell>
          <table:table-cell table:style-name="ce37" office:value-type="string">
            <text:p><text:s/>77 BOULEVARD HAUSSMANN <text:s/>75008 PARIS 8EME ARRONDISSEMENT</text:p>
          </table:table-cell>
          <table:table-cell table:style-name="ce37" office:value-type="string">
            <text:p>392205332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528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05500 RESEAU PLUVIAL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EVENEMENTS METEOROLOGIQUES ANTICIPATIONSUIVI EN TEMPS REEL</text:p>
          </table:table-cell>
          <table:table-cell table:style-name="ce63" office:value-type="float" office:value="850">
            <text:p>85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6/9/13</text:p>
          </table:table-cell>
          <table:table-cell table:style-name="ce37" office:value-type="string">
            <text:p>15/9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ETEO FRANCE</text:p>
          </table:table-cell>
          <table:table-cell table:style-name="ce139" office:value-type="string">
            <text:p>80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ETEO FRANCE</text:p>
          </table:table-cell>
          <table:table-cell table:style-name="ce37" office:value-type="string">
            <text:p><text:s/>2 BOULEVARD DU CHATEAU DOUBLE <text:s/>13098 AIX EN PROVENCE CEDEX 2</text:p>
          </table:table-cell>
          <table:table-cell table:style-name="ce37" office:value-type="string">
            <text:p>180060030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541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GAZ NATUREL VEHICULE STATION SERVICEHAUTE PRESSION APPROVISIONNEMENT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2/7/13</text:p>
          </table:table-cell>
          <table:table-cell table:style-name="ce37" office:value-type="string">
            <text:p>21/7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GNVERT</text:p>
          </table:table-cell>
          <table:table-cell table:style-name="ce139" office:value-type="string">
            <text:p>17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NVERT SAS</text:p>
          </table:table-cell>
          <table:table-cell table:style-name="ce37" office:value-type="string">
            <text:p><text:s/>31 33 RUE DES CLOTAIS <text:s/>94360 BRY SUR MARNE</text:p>
          </table:table-cell>
          <table:table-cell table:style-name="ce37" office:value-type="string">
            <text:p>419853460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542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800 DIRECTION PARC DARWIN</text:p>
          </table:table-cell>
          <table:table-cell table:style-name="ce37" office:value-type="string">
            <text:p>27100 PARC DARWI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MENAGEMENT ZONE TECHNIQUE <text:s/>ZOOASSISTANCE MAITRISE OUVRAGE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/9/13</text:p>
          </table:table-cell>
          <table:table-cell table:style-name="ce37" office:value-type="string">
            <text:p>1/9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ONTEILS CONSULTANT</text:p>
          </table:table-cell>
          <table:table-cell table:style-name="ce139" office:value-type="string">
            <text:p>70.0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EILS CONSULTANT EURL</text:p>
          </table:table-cell>
          <table:table-cell table:style-name="ce37" office:value-type="string">
            <text:p><text:s/>849 RUE FAURE SAINT CASTOR IMMEUBLE GREEN VALLEY 34080 MONTPELLIER</text:p>
          </table:table-cell>
          <table:table-cell table:style-name="ce37" office:value-type="string">
            <text:p>482559705</text:p>
          </table:table-cell>
          <table:table-cell table:style-name="ce164" office:value-type="string">
            <text:p>838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562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APINS NOEL ACHAT LIVRAISON INSTALLATIONRECUPERATION</text:p>
          </table:table-cell>
          <table:table-cell table:style-name="ce63" office:value-type="float" office:value="25000">
            <text:p>25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7/9/13</text:p>
          </table:table-cell>
          <table:table-cell table:style-name="ce37" office:value-type="string">
            <text:p>31/3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ROSERAIE DES COSTIERES SANDIFLOR</text:p>
          </table:table-cell>
          <table:table-cell table:style-name="ce139" office:value-type="string">
            <text:p>12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OSERAIE DES COSTIERES SEARP</text:p>
          </table:table-cell>
          <table:table-cell table:style-name="ce37" office:value-type="string">
            <text:p><text:s/>AVENUE DES COSTIERES <text:s/>30800 ST GILLES</text:p>
          </table:table-cell>
          <table:table-cell table:style-name="ce37" office:value-type="string">
            <text:p>402866313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583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DE MATERIEL DE NETTOYAGE</text:p>
          </table:table-cell>
          <table:table-cell table:style-name="ce63" office:value-type="float" office:value="89900">
            <text:p>89 9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5/11/13</text:p>
          </table:table-cell>
          <table:table-cell table:style-name="ce37" office:value-type="string">
            <text:p>31/1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CPE LA NORME ACHAT DE MATERIEL DE NETTOYAGE</text:p>
          </table:table-cell>
          <table:table-cell table:style-name="ce139" office:value-type="string">
            <text:p>34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CPE LA NORME SARL</text:p>
          </table:table-cell>
          <table:table-cell table:style-name="ce37" office:value-type="string">
            <text:p>ZAC DES FOURNELS 191 RUE DES COMPAGNONS <text:s/>34400 LUNEL</text:p>
          </table:table-cell>
          <table:table-cell table:style-name="ce37" office:value-type="string">
            <text:p>402426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632</text:p>
          </table:table-cell>
          <table:table-cell table:style-name="ce37" office:value-type="string">
            <text:p>T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EXPOSITIONS INTERVENTIONS ENTRETIEN AIDE MONTAGE LIEUX PROJETS CULTURELS</text:p>
          </table:table-cell>
          <table:table-cell table:style-name="ce63" office:value-type="float" office:value="86000">
            <text:p>86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12/11/13</text:p>
          </table:table-cell>
          <table:table-cell table:style-name="ce37" office:value-type="string">
            <text:p>11/11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PAVIE JEAN JACQU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AVIE JEAN JACQUES</text:p>
          </table:table-cell>
          <table:table-cell table:style-name="ce37" office:value-type="string">
            <text:p><text:s/>17 IMPASSE DES VIGNES <text:s/>34990 JUVIGNAC</text:p>
          </table:table-cell>
          <table:table-cell table:style-name="ce37" office:value-type="string">
            <text:p>329408660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3">
            <text:p>3B0653</text:p>
          </table:table-cell>
          <table:table-cell table:style-name="ce37" office:value-type="string" table:number-columns-spanned="1" table:number-rows-spanned="3">
            <text:p>S</text:p>
          </table:table-cell>
          <table:table-cell table:style-name="ce37" office:value-type="string" table:number-columns-spanned="1" table:number-rows-spanned="3">
            <text:p>83700 DIRECTION ARCHITECTURE IMMOBILIER</text:p>
          </table:table-cell>
          <table:table-cell table:style-name="ce37" office:value-type="string" table:number-columns-spanned="1" table:number-rows-spanned="3">
            <text:p>26600 GESTION PROPRIETE ET SECURITE</text:p>
          </table:table-cell>
          <table:table-cell table:style-name="ce37" office:value-type="string" table:number-columns-spanned="1" table:number-rows-spanned="3">
            <text:p>BC</text:p>
          </table:table-cell>
          <table:table-cell table:style-name="ce37" office:value-type="string" table:number-columns-spanned="1" table:number-rows-spanned="3">
            <text:p>Recond.</text:p>
          </table:table-cell>
          <table:table-cell table:style-name="ce37" office:value-type="string" table:number-columns-spanned="1" table:number-rows-spanned="3">
            <text:p>AS TECH SOLUTIONS MAINTENANCE AIDEEXPLOITATION CONTRAT</text:p>
          </table:table-cell>
          <table:table-cell table:style-name="ce63" office:value-type="float" office:value="80000" table:number-columns-spanned="1" table:number-rows-spanned="3">
            <text:p>80 000</text:p>
          </table:table-cell>
          <table:table-cell table:style-name="ce37" office:value-type="string" table:number-columns-spanned="1" table:number-rows-spanned="3">
            <text:p>MAPA 2</text:p>
          </table:table-cell>
          <table:table-cell table:style-name="ce37" office:value-type="string" table:number-columns-spanned="1" table:number-rows-spanned="3">
            <text:p>1/1/13</text:p>
          </table:table-cell>
          <table:table-cell table:style-name="ce37" office:value-type="string" table:number-columns-spanned="1" table:number-rows-spanned="3">
            <text:p>31/12/16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AS TECH SOLUTIONS-PATRIMOINE INFOCENTRE</text:p>
          </table:table-cell>
          <table:table-cell table:style-name="ce139" office:value-type="string">
            <text:p>66.1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ERVICE BUREAUTIQUE COMPTABILITE GESTION SARL</text:p>
          </table:table-cell>
          <table:table-cell table:style-name="ce37" office:value-type="string">
            <text:p><text:s/>1280 AVENUE DES PLATANES <text:s/>34970 LATTES</text:p>
          </table:table-cell>
          <table:table-cell table:style-name="ce37" office:value-type="string">
            <text:p>32294252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AS TECH SOLUTIONS-DEMAND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ERVICE BUREAUTIQUE COMPTABILITE GESTION SARL</text:p>
          </table:table-cell>
          <table:table-cell table:style-name="ce37" office:value-type="string">
            <text:p><text:s/>1280 AVENUE DES PLATANES <text:s/>34970 LATTES</text:p>
          </table:table-cell>
          <table:table-cell table:style-name="ce37" office:value-type="string">
            <text:p>32294252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AS TECH SOLUTIONS-PRESTATION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ERVICE BUREAUTIQUE COMPTABILITE GESTION SARL</text:p>
          </table:table-cell>
          <table:table-cell table:style-name="ce37" office:value-type="string">
            <text:p><text:s/>1280 AVENUE DES PLATANES <text:s/>34970 LATTES</text:p>
          </table:table-cell>
          <table:table-cell table:style-name="ce37" office:value-type="string">
            <text:p>32294252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704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22000 SPORTS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SALLE BOXE JEAN FARRE RELANCE LOT 4SERRURERIE ALU MENUISERIES EXT CONSTRUCT</text:p>
          </table:table-cell>
          <table:table-cell table:style-name="ce37" table:number-columns-repeated="2"/>
          <table:table-cell table:style-name="ce37" office:value-type="string">
            <text:p>31/10/13</text:p>
          </table:table-cell>
          <table:table-cell table:style-name="ce37" office:value-type="string">
            <text:p>5/3/14</text:p>
          </table:table-cell>
          <table:table-cell table:style-name="ce37" table:number-columns-repeated="2"/>
          <table:table-cell table:style-name="ce37" office:value-type="float" office:value="4">
            <text:p>4</text:p>
          </table:table-cell>
          <table:table-cell table:style-name="ce37" office:value-type="string">
            <text:p>ALS CICIARELLI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LS CICIARELLI SARL</text:p>
          </table:table-cell>
          <table:table-cell table:style-name="ce37" office:value-type="string">
            <text:p>ZA EURO 2000 III LA GRANDE TERRE <text:s/>30132 CAISSARGUES</text:p>
          </table:table-cell>
          <table:table-cell table:style-name="ce37" office:value-type="string">
            <text:p>752286443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B071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27000 DIRECTION PAYSAGE ET BIODIVERSITE</text:p>
          </table:table-cell>
          <table:table-cell table:style-name="ce37" office:value-type="string">
            <text:p>27000 PAYSAGES ET BIODIVERSIT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MATERIEL HORTICOLE REPARATION ENTRETIEN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4/11/13</text:p>
          </table:table-cell>
          <table:table-cell table:style-name="ce37" office:value-type="string">
            <text:p>3/11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LMS</text:p>
          </table:table-cell>
          <table:table-cell table:style-name="ce139" office:value-type="string">
            <text:p>84.17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ANGUEDOC MATERIEL SERVICE SARL</text:p>
          </table:table-cell>
          <table:table-cell table:style-name="ce37" office:value-type="string">
            <text:p><text:s/>PARC ACTIVITES AFTALION BP 34 34671 BAILLARGUES</text:p>
          </table:table-cell>
          <table:table-cell table:style-name="ce37" office:value-type="string">
            <text:p>391772241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077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800 DIRECTION PARC DARWIN</text:p>
          </table:table-cell>
          <table:table-cell table:style-name="ce37" office:value-type="string">
            <text:p>27100 PARC DARWI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ONTROLEUR TECHNIQUE ZT ZOOZOO LUNARET ZONE TECHNIQUE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MAPA 2</text:p>
          </table:table-cell>
          <table:table-cell table:style-name="ce37" office:value-type="string">
            <text:p>21/11/13</text:p>
          </table:table-cell>
          <table:table-cell table:style-name="ce37" office:value-type="string">
            <text:p>20/1/19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QUALICONSULT</text:p>
          </table:table-cell>
          <table:table-cell table:style-name="ce139" office:value-type="string">
            <text:p>71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QUALICONSULT SASU</text:p>
          </table:table-cell>
          <table:table-cell table:style-name="ce37" office:value-type="string">
            <text:p>PARC CLUB DU MILLENAIRE BAT 18 1025 RUE HENRI BECQUEREL <text:s/>34000 MONTPELLIER</text:p>
          </table:table-cell>
          <table:table-cell table:style-name="ce37" office:value-type="string">
            <text:p>401449855</text:p>
          </table:table-cell>
          <table:table-cell table:style-name="ce164" office:value-type="string">
            <text:p>838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1094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EXPOSITION LINDA MAC CARTNEY CONVENTIONMISE A DISPOSITION OEUVRES ITS NOT ONLY</text:p>
          </table:table-cell>
          <table:table-cell table:style-name="ce63" office:value-type="float" office:value="35000">
            <text:p>35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1/12/13</text:p>
          </table:table-cell>
          <table:table-cell table:style-name="ce37" office:value-type="string">
            <text:p>4/6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LINDA ENTERPRISES LIMITED</text:p>
          </table:table-cell>
          <table:table-cell table:style-name="ce139" office:value-type="string">
            <text:p>78.1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INDA ENTERPRISES LIMITED</text:p>
          </table:table-cell>
          <table:table-cell table:style-name="ce37" office:value-type="string">
            <text:p><text:s/>1 SOMO SQUARE <text:s/>99999 LONDRES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B490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GOUTERS DE NOEL ACHAT LIVRAISON</text:p>
          </table:table-cell>
          <table:table-cell table:style-name="ce37" table:number-columns-repeated="2"/>
          <table:table-cell table:style-name="ce37" office:value-type="string">
            <text:p>22/8/13</text:p>
          </table:table-cell>
          <table:table-cell table:style-name="ce37" office:value-type="string">
            <text:p>21/1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NI GOURMET GOUTERS DE NOEL <text:s/>ACHAT LIVRAIS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NI GOURMET SARL</text:p>
          </table:table-cell>
          <table:table-cell table:style-name="ce37" office:value-type="string">
            <text:p><text:s/>371 AVENUE DU MARCHE GARE BLE3 34070 MONTPELLIER</text:p>
          </table:table-cell>
          <table:table-cell table:style-name="ce37" office:value-type="string">
            <text:p>75046351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C000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44000 DIRECTION JEUNESSE SPORTS EMPLOI LOGEMENT</text:p>
          </table:table-cell>
          <table:table-cell table:style-name="ce37" office:value-type="string">
            <text:p>43110 MISSION LOGEMENT EMPLOI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ITE DES METIERS MISSION PREFIGURATION</text:p>
          </table:table-cell>
          <table:table-cell table:style-name="ce63" office:value-type="float" office:value="50150">
            <text:p>50 15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5/4/13</text:p>
          </table:table-cell>
          <table:table-cell table:style-name="ce37" office:value-type="string">
            <text:p>4/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MNYOS</text:p>
          </table:table-cell>
          <table:table-cell table:style-name="ce139" office:value-type="string">
            <text:p>70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MNYOS SAS</text:p>
          </table:table-cell>
          <table:table-cell table:style-name="ce37" office:value-type="string">
            <text:p><text:s/>11 AVENUE PHILIPPE AUGUSTE <text:s/>75011 PARIS 11EME ARRONDISSEMENT</text:p>
          </table:table-cell>
          <table:table-cell table:style-name="ce37" office:value-type="string">
            <text:p>393533997</text:p>
          </table:table-cell>
          <table:table-cell table:style-name="ce164" office:value-type="string">
            <text:p>4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C0012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OMEDIE DU LIVRE2013 SCENOGRAPHIE CREATION GRAPHIQUE SUPPORT COMMUNICATION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6/2/13</text:p>
          </table:table-cell>
          <table:table-cell table:style-name="ce37" office:value-type="string">
            <text:p>25/7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URELIE TORRE</text:p>
          </table:table-cell>
          <table:table-cell table:style-name="ce139" office:value-type="string">
            <text:p>78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ORRE AURELIE</text:p>
          </table:table-cell>
          <table:table-cell table:style-name="ce37" office:value-type="string">
            <text:p><text:s/>17 RUE DU FBG DE LA SAUNERIE <text:s/>34000 MONTPELLIER</text:p>
          </table:table-cell>
          <table:table-cell table:style-name="ce37" office:value-type="string">
            <text:p>495258642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C0015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44000 DIRECTION JEUNESSE SPORTS EMPLOI LOGEMENT</text:p>
          </table:table-cell>
          <table:table-cell table:style-name="ce37" office:value-type="string">
            <text:p>14000 JEUNESS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ITE JEUNESSE ASSISTANCE A MAITRISED OUVRAGE</text:p>
          </table:table-cell>
          <table:table-cell table:style-name="ce63" office:value-type="float" office:value="60000">
            <text:p>6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3/4/13</text:p>
          </table:table-cell>
          <table:table-cell table:style-name="ce37" office:value-type="string">
            <text:p>2/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MNYOS CONSULTANTSS</text:p>
          </table:table-cell>
          <table:table-cell table:style-name="ce139" office:value-type="string">
            <text:p>70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MNYOS SAS</text:p>
          </table:table-cell>
          <table:table-cell table:style-name="ce37" office:value-type="string">
            <text:p><text:s/>11 AVENUE PHILIPPE AUGUSTE <text:s/>75011 PARIS 11EME ARRONDISSEMENT</text:p>
          </table:table-cell>
          <table:table-cell table:style-name="ce37" office:value-type="string">
            <text:p>393533997</text:p>
          </table:table-cell>
          <table:table-cell table:style-name="ce164" office:value-type="string">
            <text:p>4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2">
            <text:p>3C0017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700 DIRECTION ARCHITECTURE IMMOBILIER</text:p>
          </table:table-cell>
          <table:table-cell table:style-name="ce37" office:value-type="string" table:number-columns-spanned="1" table:number-rows-spanned="2">
            <text:p>26600 GESTION PROPRIETE ET SECURITE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PORTES PORTAILS RIDEAUX BARRIERESAUTOMATIQUES BAT COMMUNAUX MAINTENANCE</text:p>
          </table:table-cell>
          <table:table-cell table:style-name="ce63" office:value-type="float" office:value="180000" table:number-columns-spanned="1" table:number-rows-spanned="2">
            <text:p>180 000</text:p>
          </table:table-cell>
          <table:table-cell table:style-name="ce37" office:value-type="string" table:number-columns-spanned="1" table:number-rows-spanned="2">
            <text:p>MAPA 3</text:p>
          </table:table-cell>
          <table:table-cell table:style-name="ce37" office:value-type="string" table:number-columns-spanned="1" table:number-rows-spanned="2">
            <text:p>29/5/13</text:p>
          </table:table-cell>
          <table:table-cell table:style-name="ce37" office:value-type="string" table:number-columns-spanned="1" table:number-rows-spanned="2">
            <text:p>28/5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RECORD PORTES AUTOMATIQUES-GESTION <text:s/>TECHNIQUE</text:p>
          </table:table-cell>
          <table:table-cell table:style-name="ce139" office:value-type="string">
            <text:p>84.1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CORD PORTES AUTOMATIQUES SAS</text:p>
          </table:table-cell>
          <table:table-cell table:style-name="ce37" office:value-type="string">
            <text:p><text:s/>6 RUE DE L ORME SAINT GERMAIN <text:s/>91160 CHAMPLAN</text:p>
          </table:table-cell>
          <table:table-cell table:style-name="ce37" office:value-type="string">
            <text:p>399024652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RECORD PORTES AUTOMATIQUES- MAINTENANCE CURATIV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CORD PORTES AUTOMATIQUES SAS</text:p>
          </table:table-cell>
          <table:table-cell table:style-name="ce37" office:value-type="string">
            <text:p><text:s/>6 RUE DE L ORME SAINT GERMAIN <text:s/>91160 CHAMPLAN</text:p>
          </table:table-cell>
          <table:table-cell table:style-name="ce37" office:value-type="string">
            <text:p>399024652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C0036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100 DIRECTION DE L'ESPACE PUBLIC</text:p>
          </table:table-cell>
          <table:table-cell table:style-name="ce37" office:value-type="string">
            <text:p>12700 AFFAIRES ECONOMIQUE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LOCATION MATERIEL SONORISATIONMANIFESTATIONS</text:p>
          </table:table-cell>
          <table:table-cell table:style-name="ce63" office:value-type="float" office:value="150000">
            <text:p>15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2/7/13</text:p>
          </table:table-cell>
          <table:table-cell table:style-name="ce37" office:value-type="string">
            <text:p>1/7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OUND AND LIGHT SYSTEMS</text:p>
          </table:table-cell>
          <table:table-cell table:style-name="ce139" office:value-type="string">
            <text:p>21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UND <text:s/>AND LIGHT SYSTEMS SLS SARL</text:p>
          </table:table-cell>
          <table:table-cell table:style-name="ce37" office:value-type="string">
            <text:p>ZAC DE MEJANNES LES ALES 291 AVENUE JEAN CHAPTAL <text:s/>30340 MEJANNES LES ALES</text:p>
          </table:table-cell>
          <table:table-cell table:style-name="ce37" office:value-type="string">
            <text:p>482263274</text:p>
          </table:table-cell>
          <table:table-cell table:style-name="ce164" office:value-type="string">
            <text:p>841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4">
            <text:p>3C004</text:p>
          </table:table-cell>
          <table:table-cell table:style-name="ce37" office:value-type="string" table:number-columns-spanned="1" table:number-rows-spanned="4">
            <text:p>F</text:p>
          </table:table-cell>
          <table:table-cell table:style-name="ce37" office:value-type="string" table:number-columns-spanned="1" table:number-rows-spanned="4">
            <text:p>84000 DIRECTION ENERGIE MOYENS TECHNIQUES</text:p>
          </table:table-cell>
          <table:table-cell table:style-name="ce37" office:value-type="string" table:number-columns-spanned="1" table:number-rows-spanned="4">
            <text:p>70100 ACHATS ET PRODUCTION GRAPHIQUE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Ni rec. ni cond.</text:p>
          </table:table-cell>
          <table:table-cell table:style-name="ce37" office:value-type="string" table:number-columns-spanned="1" table:number-rows-spanned="4">
            <text:p>ACHAT MATERIEL PUERICULTURE ET MOBILIERCRECHES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string" table:number-columns-spanned="1" table:number-rows-spanned="4">
            <text:p>22/2/13</text:p>
          </table:table-cell>
          <table:table-cell table:style-name="ce37" office:value-type="string" table:number-columns-spanned="1" table:number-rows-spanned="4">
            <text:p>21/2/14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BEBE 34- MATERIEL PUERICULTU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EBE 34 SARL</text:p>
          </table:table-cell>
          <table:table-cell table:style-name="ce37" office:value-type="string">
            <text:p><text:s/>ZONE COMMERCIALE LE FENOUILLET <text:s/>34470 PEROLS</text:p>
          </table:table-cell>
          <table:table-cell table:style-name="ce37" office:value-type="string">
            <text:p>49448531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WESCO-MOBILIER AGENCEMENT ET JEUX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WESCO SA</text:p>
          </table:table-cell>
          <table:table-cell table:style-name="ce37" office:value-type="string">
            <text:p><text:s/>ROUTE DE CHOLET BP 80184 79140 CERIZAY</text:p>
          </table:table-cell>
          <table:table-cell table:style-name="ce37" office:value-type="string">
            <text:p>304764863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MATHOU-MOBILIER DE COUCHAG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REATIONS MATHOU JEAN PIERRE</text:p>
          </table:table-cell>
          <table:table-cell table:style-name="ce37" office:value-type="string">
            <text:p><text:s/>ROUTE DE CANTARANNE ZI <text:s/>12850 ONET LE CHATEAU</text:p>
          </table:table-cell>
          <table:table-cell table:style-name="ce37" office:value-type="string">
            <text:p>776729477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CAMEL DIAM-MOBILIER MOUSS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AMEL DIAM SA</text:p>
          </table:table-cell>
          <table:table-cell table:style-name="ce37" office:value-type="string">
            <text:p>ZA DES MOULINS 44 RUE ARISTIDE BERGES BP 9 31840 AUSSONNE</text:p>
          </table:table-cell>
          <table:table-cell table:style-name="ce37" office:value-type="string">
            <text:p>37931500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C004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600 DIRECTION URBANISME OPÉRATIONNEL</text:p>
          </table:table-cell>
          <table:table-cell table:style-name="ce37" office:value-type="string">
            <text:p>26000 DROIT DES SOL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ARCHITECTE CONSEIL URBANISME AUTORISATIOOCCUPATION SOLS</text:p>
          </table:table-cell>
          <table:table-cell table:style-name="ce63" office:value-type="float" office:value="160000">
            <text:p>16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17/7/13</text:p>
          </table:table-cell>
          <table:table-cell table:style-name="ce37" office:value-type="string">
            <text:p>16/7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LAIN VERNET</text:p>
          </table:table-cell>
          <table:table-cell table:style-name="ce139" office:value-type="string">
            <text:p>70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VERNET ALAIN</text:p>
          </table:table-cell>
          <table:table-cell table:style-name="ce37" office:value-type="string">
            <text:p>LE DIAMANT BATIMENT C 21 PLACE D ACADIE <text:s/>34000 MONTPELLIER</text:p>
          </table:table-cell>
          <table:table-cell table:style-name="ce37" office:value-type="string">
            <text:p>312813371</text:p>
          </table:table-cell>
          <table:table-cell table:style-name="ce164" office:value-type="string">
            <text:p>836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C0098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300 DIRECTION AMENAGEMENT PROGRAMMATION</text:p>
          </table:table-cell>
          <table:table-cell table:style-name="ce37" office:value-type="string">
            <text:p>83300 AMENAGEMENT PROGRAMMATIO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LAN STRATEGIQUE LOCAL MOSSON MISSIONACCOMPAGNEMENT FORMALISATION</text:p>
          </table:table-cell>
          <table:table-cell table:style-name="ce63" office:value-type="float" office:value="50168">
            <text:p>50 168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7/11/13</text:p>
          </table:table-cell>
          <table:table-cell table:style-name="ce37" office:value-type="string">
            <text:p>6/5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GIS CONSEIL</text:p>
          </table:table-cell>
          <table:table-cell table:style-name="ce139" office:value-type="string">
            <text:p>7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GIS CONSEIL SA</text:p>
          </table:table-cell>
          <table:table-cell table:style-name="ce37" office:value-type="string">
            <text:p><text:s/>3 TER RUE D ARSONVAL <text:s/>75015 PARIS 15EME ARRONDISSEMENT</text:p>
          </table:table-cell>
          <table:table-cell table:style-name="ce37" office:value-type="string">
            <text:p>379145527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5" table:visibility="filter">
          <table:table-cell table:style-name="ce6" office:value-type="string" table:number-columns-spanned="1" table:number-rows-spanned="5">
            <text:p>3C0149</text:p>
          </table:table-cell>
          <table:table-cell table:style-name="ce37" office:value-type="string" table:number-columns-spanned="1" table:number-rows-spanned="5">
            <text:p>F</text:p>
          </table:table-cell>
          <table:table-cell table:style-name="ce37" office:value-type="string" table:number-columns-spanned="1" table:number-rows-spanned="5">
            <text:p>84000 DIRECTION ENERGIE MOYENS TECHNIQUES</text:p>
          </table:table-cell>
          <table:table-cell table:style-name="ce37" office:value-type="string" table:number-columns-spanned="1" table:number-rows-spanned="5">
            <text:p>70100 ACHATS ET PRODUCTION GRAPHIQUE</text:p>
          </table:table-cell>
          <table:table-cell table:style-name="ce37" office:value-type="string" table:number-columns-spanned="1" table:number-rows-spanned="5">
            <text:p>ordinaire</text:p>
          </table:table-cell>
          <table:table-cell table:style-name="ce37" office:value-type="string" table:number-columns-spanned="1" table:number-rows-spanned="5">
            <text:p>Ni rec. ni cond.</text:p>
          </table:table-cell>
          <table:table-cell table:style-name="ce37" office:value-type="string" table:number-columns-spanned="1" table:number-rows-spanned="5">
            <text:p>ACHAT DE MATERIELS ET ENGINSVOIRIE PARC DARWIN JARDIN ESPACES NATURE</text:p>
          </table:table-cell>
          <table:table-cell table:style-name="ce63" office:value-type="float" office:value="166000" table:number-columns-spanned="1" table:number-rows-spanned="5">
            <text:p>166 000</text:p>
          </table:table-cell>
          <table:table-cell table:style-name="ce37" office:value-type="string" table:number-columns-spanned="1" table:number-rows-spanned="5">
            <text:p>MAPA 3</text:p>
          </table:table-cell>
          <table:table-cell table:style-name="ce37" office:value-type="string" table:number-columns-spanned="1" table:number-rows-spanned="5">
            <text:p>9/7/13</text:p>
          </table:table-cell>
          <table:table-cell table:style-name="ce37" office:value-type="string" table:number-columns-spanned="1" table:number-rows-spanned="5">
            <text:p>31/12/13</text:p>
          </table:table-cell>
          <table:table-cell table:style-name="ce37" table:number-columns-spanned="1" table:number-rows-spanned="5"/>
          <table:table-cell table:style-name="ce37" table:number-columns-spanned="1" table:number-rows-spanned="5"/>
          <table:table-cell table:style-name="ce37" office:value-type="float" office:value="1">
            <text:p>1</text:p>
          </table:table-cell>
          <table:table-cell table:style-name="ce37" office:value-type="string">
            <text:p>ARVEL <text:s/>- 2 SALEUSES PORTEES - VOIRIE</text:p>
          </table:table-cell>
          <table:table-cell table:style-name="ce139" office:value-type="string">
            <text:p>23.1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RVEL INDUSTRIES</text:p>
          </table:table-cell>
          <table:table-cell table:style-name="ce37" office:value-type="string">
            <text:p><text:s/>ZA PERACHE <text:s/>63114 COUDES</text:p>
          </table:table-cell>
          <table:table-cell table:style-name="ce37" office:value-type="string">
            <text:p>408450112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OLVERT <text:s/>- 3 TRANSPORTEURS - PARC DARWIN</text:p>
          </table:table-cell>
          <table:table-cell table:style-name="ce139" office:value-type="string">
            <text:p>23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LVERT <text:s/>SAS</text:p>
          </table:table-cell>
          <table:table-cell table:style-name="ce37" office:value-type="string">
            <text:p><text:s/>90 AVENUE DE DREUX SAINTE APOLLINE 78370 PLAISIR</text:p>
          </table:table-cell>
          <table:table-cell table:style-name="ce37" office:value-type="string">
            <text:p>326783859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GLIOZZO - 1 TRANCHEUSE PARC DARWIN</text:p>
          </table:table-cell>
          <table:table-cell table:style-name="ce139" office:value-type="string">
            <text:p>23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LIOZZO MANUTENTION</text:p>
          </table:table-cell>
          <table:table-cell table:style-name="ce37" office:value-type="string">
            <text:p>ZAC LES HAUTS DE FABREGUES 18 AVENUE DU GENERAL DE GAULLE <text:s/>34690 FABREGUES</text:p>
          </table:table-cell>
          <table:table-cell table:style-name="ce37" office:value-type="string">
            <text:p>32726802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GLIOZZO - 2 MINI DUMPERS PARC DARWIN</text:p>
          </table:table-cell>
          <table:table-cell table:style-name="ce139" office:value-type="string">
            <text:p>23.1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LIOZZO MANUTENTION</text:p>
          </table:table-cell>
          <table:table-cell table:style-name="ce37" office:value-type="string">
            <text:p>ZAC LES HAUTS DE FABREGUES 18 AVENUE DU GENERAL DE GAULLE <text:s/>34690 FABREGUES</text:p>
          </table:table-cell>
          <table:table-cell table:style-name="ce37" office:value-type="string">
            <text:p>32726802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AGRISUD - TRANSPORTEUR ET BENNAGE ELECT PARC DARWIN</text:p>
          </table:table-cell>
          <table:table-cell table:style-name="ce139" office:value-type="string">
            <text:p>23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GRISUD SARL</text:p>
          </table:table-cell>
          <table:table-cell table:style-name="ce37" office:value-type="string">
            <text:p><text:s/>ZAE DE LA BAUME <text:s/>34290 SERVIAN</text:p>
          </table:table-cell>
          <table:table-cell table:style-name="ce37" office:value-type="string">
            <text:p>47848618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2">
            <text:p>3C0175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700 DIRECTION ARCHITECTURE IMMOBILIER</text:p>
          </table:table-cell>
          <table:table-cell table:style-name="ce37" office:value-type="string" table:number-columns-spanned="1" table:number-rows-spanned="2">
            <text:p>26600 GESTION PROPRIETE ET SECURITE</text:p>
          </table:table-cell>
          <table:table-cell table:style-name="ce37" office:value-type="string" table:number-columns-spanned="1" table:number-rows-spanned="2">
            <text:p>Tranches</text:p>
          </table:table-cell>
          <table:table-cell table:style-name="ce37" office:value-type="string" table:number-columns-spanned="1" table:number-rows-spanned="2">
            <text:p>Ni rec. ni cond.</text:p>
          </table:table-cell>
          <table:table-cell table:style-name="ce37" office:value-type="string" table:number-columns-spanned="1" table:number-rows-spanned="2">
            <text:p>LOCAUX MUNICIPAUX ASSISTANCE TECHNIQUEOPTIMISATION ENTRETIEN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9/9/13</text:p>
          </table:table-cell>
          <table:table-cell table:style-name="ce37" office:value-type="string" table:number-columns-spanned="1" table:number-rows-spanned="2">
            <text:p>28/7/14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SETEC ORGANISATION-DIRECTION MISSION PILOTAGE GENERAL AMO</text:p>
          </table:table-cell>
          <table:table-cell table:style-name="ce139" office:value-type="string">
            <text:p>70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ETEC ORGANISATION SA</text:p>
          </table:table-cell>
          <table:table-cell table:style-name="ce37" office:value-type="string">
            <text:p><text:s/>42-52 QUAI DE LA RAPEE CS 71230 75583 PARIS</text:p>
          </table:table-cell>
          <table:table-cell table:style-name="ce37" office:value-type="string">
            <text:p>702005901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INCF-EXPERTISE TECHNIQU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NGENIERIE CONSEIL FORMATION</text:p>
          </table:table-cell>
          <table:table-cell table:style-name="ce37" office:value-type="string">
            <text:p>ZAC MOUNDRAN 2 RUE SAINTE LUCIE <text:s/>31470 FONSORBES</text:p>
          </table:table-cell>
          <table:table-cell table:style-name="ce37" office:value-type="string">
            <text:p>43178660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4">
            <text:p>3C0229</text:p>
          </table:table-cell>
          <table:table-cell table:style-name="ce37" office:value-type="string" table:number-columns-spanned="1" table:number-rows-spanned="4">
            <text:p>S</text:p>
          </table:table-cell>
          <table:table-cell table:style-name="ce37" office:value-type="string" table:number-columns-spanned="1" table:number-rows-spanned="4">
            <text:p>27000 DIRECTION PAYSAGE ET BIODIVERSITE</text:p>
          </table:table-cell>
          <table:table-cell table:style-name="ce37" office:value-type="string" table:number-columns-spanned="1" table:number-rows-spanned="4">
            <text:p>27000 PAYSAGES ET BIODIVERSITE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Ni rec. ni cond.</text:p>
          </table:table-cell>
          <table:table-cell table:style-name="ce37" office:value-type="string" table:number-columns-spanned="1" table:number-rows-spanned="4">
            <text:p>MAIN VERTE 2013 2014 ACCOMPAGNEMENTMISSIONS</text:p>
          </table:table-cell>
          <table:table-cell table:style-name="ce63" office:value-type="float" office:value="80000" table:number-columns-spanned="1" table:number-rows-spanned="4">
            <text:p>80 000</text:p>
          </table:table-cell>
          <table:table-cell table:style-name="ce37" table:number-columns-spanned="1" table:number-rows-spanned="4"/>
          <table:table-cell table:style-name="ce37" office:value-type="string" table:number-columns-spanned="1" table:number-rows-spanned="4">
            <text:p>19/6/13</text:p>
          </table:table-cell>
          <table:table-cell table:style-name="ce37" office:value-type="string" table:number-columns-spanned="1" table:number-rows-spanned="4">
            <text:p>15/7/14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PASSE MURAILLE-VISITES COMMENTEES <text:s/>ANIMATION JARDIN PARTAGE</text:p>
          </table:table-cell>
          <table:table-cell table:style-name="ce139" office:value-type="string">
            <text:p>80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ASSE MURAILLE</text:p>
          </table:table-cell>
          <table:table-cell table:style-name="ce37" office:value-type="string">
            <text:p>LE JUPITER 510 AVENUE DE BARCELONE <text:s/>34080 MONTPELLIER</text:p>
          </table:table-cell>
          <table:table-cell table:style-name="ce37" office:value-type="string">
            <text:p>421217084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">
            <text:p>1</text:p>
          </table:table-cell>
          <table:table-cell table:style-name="ce37" office:value-type="string">
            <text:p>APIEU-VISITES COMMENTEES <text:s/>ANIMATION JARDIN PARTAGE</text:p>
          </table:table-cell>
          <table:table-cell table:style-name="ce139" office:value-type="string">
            <text:p>80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APIEU ATELIER PERMANENT MONTPELLIER</text:p>
          </table:table-cell>
          <table:table-cell table:style-name="ce37" office:value-type="string">
            <text:p>MAS DE COUSTEBELLE 842 RUE DE LA VIEILLE POSTE <text:s/>34000 MONTPELLIER</text:p>
          </table:table-cell>
          <table:table-cell table:style-name="ce37" office:value-type="string">
            <text:p>331735639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DSD-ANIMATION JARDIN ECOLE INITIATION <text:s/>JARDINAGE AUX MONTPELLIERAINS</text:p>
          </table:table-cell>
          <table:table-cell table:style-name="ce139" office:value-type="string">
            <text:p>80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EVELOPPEMENT SOLIDAIRE ET DURABLE</text:p>
          </table:table-cell>
          <table:table-cell table:style-name="ce37" office:value-type="string">
            <text:p>MR CANET STEPHANE 510 AVENUE DE VERT BOIS <text:s/>34090 MONTPELLIER</text:p>
          </table:table-cell>
          <table:table-cell table:style-name="ce37"/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TELA BOTANICA-COURS BOTANIQUE RESEAUX OBSERVATION</text:p>
          </table:table-cell>
          <table:table-cell table:style-name="ce139" office:value-type="string">
            <text:p>80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ELA BOTANICA</text:p>
          </table:table-cell>
          <table:table-cell table:style-name="ce37" office:value-type="string">
            <text:p>INSTITUT DE BOTANIQUE 163 RUE AUGUSTE BROUSSONET <text:s/>34090 MONTPELLIER</text:p>
          </table:table-cell>
          <table:table-cell table:style-name="ce37" office:value-type="string">
            <text:p>428898951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C0233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NACEE BAR RESTAU MOBILIER SUR MESURE</text:p>
          </table:table-cell>
          <table:table-cell table:style-name="ce37" table:number-columns-repeated="2"/>
          <table:table-cell table:style-name="ce37" office:value-type="string">
            <text:p>28/3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IGUE - PRODUCTION MOBILIER SUR MESU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IGUE SARL</text:p>
          </table:table-cell>
          <table:table-cell table:style-name="ce37" office:value-type="string">
            <text:p><text:s/>89 RUE DES CHANTEREINES <text:s/>93100 MONTREUIL</text:p>
          </table:table-cell>
          <table:table-cell table:style-name="ce37" office:value-type="string">
            <text:p>511696825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C0259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Ni rec. ni cond.</text:p>
          </table:table-cell>
          <table:table-cell table:style-name="ce39" office:value-type="string">
            <text:p>MISSION PREVENTION EVENEMENTS FESTIFS PERMANENCE STATIQUE AVEC VEHICULE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Article 30</text:p>
          </table:table-cell>
          <table:table-cell table:style-name="ce39" office:value-type="string">
            <text:p>1/5/13</text:p>
          </table:table-cell>
          <table:table-cell table:style-name="ce55" office:value-type="string">
            <text:p>31/10/13</text:p>
          </table:table-cell>
          <table:table-cell table:style-name="ce100" office:value-type="float" office:value="20000">
            <text:p>20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COMITE HERAULT EDUCATION SANTE</text:p>
          </table:table-cell>
          <table:table-cell table:style-name="ce139" office:value-type="string">
            <text:p>76.09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COMITE HERAULT EDUCATION POUR LA SANTE</text:p>
          </table:table-cell>
          <table:table-cell table:style-name="ce39" office:value-type="string">
            <text:p>CENTRE ANDRE LEVY 54 CHEMIN DE MOULARES <text:s/>34000 MONTPELLIER</text:p>
          </table:table-cell>
          <table:table-cell table:style-name="ce55"/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8" table:visibility="filter">
          <table:table-cell table:style-name="ce6" office:value-type="string">
            <text:p>3C0290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ARRE SAINTE ANNE TROIS CATALOGUES EXPO REALISATION COMMERCIALISATION</text:p>
          </table:table-cell>
          <table:table-cell table:style-name="ce63" office:value-type="float" office:value="45000">
            <text:p>45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5/5/13</text:p>
          </table:table-cell>
          <table:table-cell table:style-name="ce37" office:value-type="string">
            <text:p>14/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DITIONS LIENART</text:p>
          </table:table-cell>
          <table:table-cell table:style-name="ce139" office:value-type="string">
            <text:p>72.1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IENART EDITIONS SARL</text:p>
          </table:table-cell>
          <table:table-cell table:style-name="ce37" office:value-type="string">
            <text:p><text:s/>3 RUE FRANCOIS 1ER <text:s/>75008 PARIS 8EME ARRONDISSEMENT</text:p>
          </table:table-cell>
          <table:table-cell table:style-name="ce37" office:value-type="string">
            <text:p>509438958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2">
            <text:p>3C0314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4000 DIRECTION ENERGIE MOYENS TECHNIQUES</text:p>
          </table:table-cell>
          <table:table-cell table:style-name="ce37" office:value-type="string" table:number-columns-spanned="1" table:number-rows-spanned="2">
            <text:p>26500 ENERGIE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CONCESSIONS DISTRIBUTION ELECTRICITEGAZ RACCORDEMENTS ANALYSE ASSISTANCE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22/8/13</text:p>
          </table:table-cell>
          <table:table-cell table:style-name="ce37" office:value-type="string" table:number-columns-spanned="1" table:number-rows-spanned="2">
            <text:p>21/8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LE CALOCH CONSULTANTS</text:p>
          </table:table-cell>
          <table:table-cell table:style-name="ce139" office:value-type="string">
            <text:p>83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E CALOCH CONSULTANTS SARL</text:p>
          </table:table-cell>
          <table:table-cell table:style-name="ce37" office:value-type="string">
            <text:p><text:s/>66 RUE JEAN BAPTISTE LEBAS <text:s/>59910 BONDUES</text:p>
          </table:table-cell>
          <table:table-cell table:style-name="ce37" office:value-type="string">
            <text:p>519945810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MICHEL KLOPFER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CABINET MICHEL KLOPFER SAS</text:p>
          </table:table-cell>
          <table:table-cell table:style-name="ce37" office:value-type="string">
            <text:p><text:s/>6 RUE GENERAL DE LARMINAT <text:s/>75015 PARIS 15EME ARRONDISSEMENT</text:p>
          </table:table-cell>
          <table:table-cell table:style-name="ce37" office:value-type="string">
            <text:p>38501935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C0327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43100 DIRECTION COHESION SOCIALE</text:p>
          </table:table-cell>
          <table:table-cell table:style-name="ce37" office:value-type="string">
            <text:p>43100 COHESION SOCIAL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DIAGNOSTIC ROMS AMO VILLAGE INSERTIONPROJETS DE COOPERATION DECENTRALISEE</text:p>
          </table:table-cell>
          <table:table-cell table:style-name="ce63" office:value-type="float" office:value="90000">
            <text:p>9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6/8/13</text:p>
          </table:table-cell>
          <table:table-cell table:style-name="ce37" office:value-type="string">
            <text:p>5/3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LJ 93</text:p>
          </table:table-cell>
          <table:table-cell table:style-name="ce139" office:value-type="string">
            <text:p>77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OGEMENT JEUNE 93</text:p>
          </table:table-cell>
          <table:table-cell table:style-name="ce37" office:value-type="string">
            <text:p><text:s/>51 RUE DE LA COMMUNE DE PARIS <text:s/>93300 AUBERVILLIERS</text:p>
          </table:table-cell>
          <table:table-cell table:style-name="ce37"/>
          <table:table-cell table:style-name="ce164" office:value-type="string">
            <text:p>431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C0328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00 DIRECTION PROTOCOLE</text:p>
          </table:table-cell>
          <table:table-cell table:style-name="ce37" office:value-type="string">
            <text:p>12400 DIRECTION PROTOCOL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FETE NATIONALE 2013 SPECTA PYROTECHNIQUESPECTACLE PYROTECHNQUIE</text:p>
          </table:table-cell>
          <table:table-cell table:style-name="ce63" office:value-type="float" office:value="108695">
            <text:p>108 695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4/7/13</text:p>
          </table:table-cell>
          <table:table-cell table:style-name="ce37" office:value-type="string">
            <text:p>16/7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PYRAGRIC - <text:s/>SPECTACLE PYROTECHNIQUE</text:p>
          </table:table-cell>
          <table:table-cell table:style-name="ce139" office:value-type="string">
            <text:p>80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YRAGRIC</text:p>
          </table:table-cell>
          <table:table-cell table:style-name="ce37" office:value-type="string">
            <text:p><text:s/>BOULEVARD DE L HIPPODROME BP 110 69140 RILLIEUX LA PAPE</text:p>
          </table:table-cell>
          <table:table-cell table:style-name="ce37" office:value-type="string">
            <text:p>393253851</text:p>
          </table:table-cell>
          <table:table-cell table:style-name="ce164" office:value-type="string">
            <text:p>12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C032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700 DIRECTION DES RESSOURCES HUMAINES</text:p>
          </table:table-cell>
          <table:table-cell table:style-name="ce37" office:value-type="string">
            <text:p>81000 CARRIERES ET REMUNERATION</text:p>
          </table:table-cell>
          <table:table-cell table:style-name="ce37" office:value-type="string">
            <text:p>Tranches</text:p>
          </table:table-cell>
          <table:table-cell table:style-name="ce37" office:value-type="string">
            <text:p>Tr. cond.</text:p>
          </table:table-cell>
          <table:table-cell table:style-name="ce37" office:value-type="string">
            <text:p>AMO SOLUTION GESTION RESSOURCES HUMAINES</text:p>
          </table:table-cell>
          <table:table-cell table:style-name="ce63" office:value-type="float" office:value="160000">
            <text:p>16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1/9/13</text:p>
          </table:table-cell>
          <table:table-cell table:style-name="ce37" office:value-type="string">
            <text:p>1/3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TEXO AMO SOLUTION GESTION RH RESSOURCES HUMAINES</text:p>
          </table:table-cell>
          <table:table-cell table:style-name="ce139" office:value-type="string">
            <text:p>69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XO CONSEIL SAS</text:p>
          </table:table-cell>
          <table:table-cell table:style-name="ce37" office:value-type="string">
            <text:p><text:s/>17 BOULEVARD DES CAPUCINES <text:s/>75002 PARIS 2EME ARRONDISSEMENT</text:p>
          </table:table-cell>
          <table:table-cell table:style-name="ce37" office:value-type="string">
            <text:p>422551754</text:p>
          </table:table-cell>
          <table:table-cell table:style-name="ce164" office:value-type="string">
            <text:p>1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3C034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5000 REGULATION TRAFIC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TUNNEL COMEDIE MISE EN SECURITEMAITRISE OEUVRE</text:p>
          </table:table-cell>
          <table:table-cell table:style-name="ce63" office:value-type="float" office:value="120000">
            <text:p>12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28/10/13</text:p>
          </table:table-cell>
          <table:table-cell table:style-name="ce37" office:value-type="string">
            <text:p>27/10/16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INGEROP</text:p>
          </table:table-cell>
          <table:table-cell table:style-name="ce139" office:value-type="string">
            <text:p>71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NGEROP CONSEIL ET INGENIERIE SAS</text:p>
          </table:table-cell>
          <table:table-cell table:style-name="ce37" office:value-type="string">
            <text:p><text:s/>168 172 BOULEVARD DE VERDUN <text:s/>92400 COURBEVOIE</text:p>
          </table:table-cell>
          <table:table-cell table:style-name="ce37" office:value-type="string">
            <text:p>489626135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C034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100 SECRÉTARIAT GÉNÉRAL</text:p>
          </table:table-cell>
          <table:table-cell table:style-name="ce37" office:value-type="string">
            <text:p>82300 SECRETARIAT GENERAL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PRESTATIONS AUDIOTYPIE</text:p>
          </table:table-cell>
          <table:table-cell table:style-name="ce63" office:value-type="float" office:value="100000">
            <text:p>10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4/8/13</text:p>
          </table:table-cell>
          <table:table-cell table:style-name="ce37" office:value-type="string">
            <text:p>13/8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H2COM</text:p>
          </table:table-cell>
          <table:table-cell table:style-name="ce139" office:value-type="string">
            <text:p>70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H2 COM SARL</text:p>
          </table:table-cell>
          <table:table-cell table:style-name="ce37" office:value-type="string">
            <text:p><text:s/>174 RUE DU TEMPLE <text:s/>75003 PARIS 3EME ARRONDISSEMENT</text:p>
          </table:table-cell>
          <table:table-cell table:style-name="ce37" office:value-type="string">
            <text:p>452951825</text:p>
          </table:table-cell>
          <table:table-cell table:style-name="ce164" office:value-type="string">
            <text:p>11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3">
            <text:p>3C0345</text:p>
          </table:table-cell>
          <table:table-cell table:style-name="ce37" office:value-type="string" table:number-columns-spanned="1" table:number-rows-spanned="3">
            <text:p>S</text:p>
          </table:table-cell>
          <table:table-cell table:style-name="ce37" office:value-type="string" table:number-columns-spanned="1" table:number-rows-spanned="3">
            <text:p>83700 DIRECTION ARCHITECTURE IMMOBILIER</text:p>
          </table:table-cell>
          <table:table-cell table:style-name="ce37" office:value-type="string" table:number-columns-spanned="1" table:number-rows-spanned="3">
            <text:p>81900 CONDUITE D'OPERATION</text:p>
          </table:table-cell>
          <table:table-cell table:style-name="ce37" office:value-type="string" table:number-columns-spanned="1" table:number-rows-spanned="3">
            <text:p>ordinaire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VESTIAIRE REFECTOIRE LAVERIE SANITAIRES ATELIER ZONE TECHNIQUE PARC DARWIN MO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string" table:number-columns-spanned="1" table:number-rows-spanned="3">
            <text:p>18/10/13</text:p>
          </table:table-cell>
          <table:table-cell table:style-name="ce37" office:value-type="string" table:number-columns-spanned="1" table:number-rows-spanned="3">
            <text:p>17/8/15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ACTUA-ARCHITECTE</text:p>
          </table:table-cell>
          <table:table-cell table:style-name="ce139" office:value-type="string">
            <text:p>71.0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CTUA SARL</text:p>
          </table:table-cell>
          <table:table-cell table:style-name="ce37" office:value-type="string">
            <text:p><text:s/>471 RUE MAS DES CAVALIERS 2 <text:s/>34130 MAUGUIO</text:p>
          </table:table-cell>
          <table:table-cell table:style-name="ce37" office:value-type="string">
            <text:p>488602723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P3G INGENIERIE-STRUCTURE FLUIDE ENVIRONNEMENT ECONOMIE CONSTRUCTI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P3G INGENIERIE</text:p>
          </table:table-cell>
          <table:table-cell table:style-name="ce37" office:value-type="string">
            <text:p><text:s/>471 RUE CHARLES NUNGESEER <text:s/>34130 MAUGUIO</text:p>
          </table:table-cell>
          <table:table-cell table:style-name="ce37" office:value-type="string">
            <text:p>388142473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BET CONCEPT-VRD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BETA CONCEPT</text:p>
          </table:table-cell>
          <table:table-cell table:style-name="ce37" office:value-type="string">
            <text:p><text:s/>3 ALLEE DU PATUS <text:s/>34980 COMBAILLAUX</text:p>
          </table:table-cell>
          <table:table-cell table:style-name="ce37" office:value-type="string">
            <text:p>39369197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2">
            <text:p>3C0346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300 DIRECTION AMENAGEMENT PROGRAMMATION</text:p>
          </table:table-cell>
          <table:table-cell table:style-name="ce37" office:value-type="string" table:number-columns-spanned="1" table:number-rows-spanned="2">
            <text:p>83300 AMENAGEMENT PROGRAMMATION</text:p>
          </table:table-cell>
          <table:table-cell table:style-name="ce37" office:value-type="string" table:number-columns-spanned="1" table:number-rows-spanned="2">
            <text:p>Tranches</text:p>
          </table:table-cell>
          <table:table-cell table:style-name="ce37" office:value-type="string" table:number-columns-spanned="1" table:number-rows-spanned="2">
            <text:p>Tr. cond.</text:p>
          </table:table-cell>
          <table:table-cell table:style-name="ce37" office:value-type="string" table:number-columns-spanned="1" table:number-rows-spanned="2">
            <text:p>ESPACES PUBLICS SITES IDENTIFIES CAMPUS ETUDE REQUALIFICATION CREATION</text:p>
          </table:table-cell>
          <table:table-cell table:style-name="ce63" office:value-type="float" office:value="117000" table:number-columns-spanned="1" table:number-rows-spanned="2">
            <text:p>117 000</text:p>
          </table:table-cell>
          <table:table-cell table:style-name="ce37" office:value-type="string" table:number-columns-spanned="1" table:number-rows-spanned="2">
            <text:p>MAPA 3</text:p>
          </table:table-cell>
          <table:table-cell table:style-name="ce37" office:value-type="string" table:number-columns-spanned="1" table:number-rows-spanned="2">
            <text:p>21/8/13</text:p>
          </table:table-cell>
          <table:table-cell table:style-name="ce37" office:value-type="string" table:number-columns-spanned="1" table:number-rows-spanned="2">
            <text:p>20/4/14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A GARCIA DIAZ-AMENAGEMENTS URBAINS</text:p>
          </table:table-cell>
          <table:table-cell table:style-name="ce139" office:value-type="string">
            <text:p>71.05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ARCIA DIAZ ANTOINE</text:p>
          </table:table-cell>
          <table:table-cell table:style-name="ce37" office:value-type="string">
            <text:p><text:s/>5 PLACE DU 8 MAI 1945 <text:s/>34070 MONTPELLIER</text:p>
          </table:table-cell>
          <table:table-cell table:style-name="ce37" office:value-type="string">
            <text:p>326559705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PROJETEC ENVIRONNEMENT- VRD HYDRAULIQU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PROJETEC SUD SARL</text:p>
          </table:table-cell>
          <table:table-cell table:style-name="ce37" office:value-type="string">
            <text:p>GREEN PARC BATIMENT C 149 AVENUE DU GOLF <text:s/>34670 BAILLARGUES</text:p>
          </table:table-cell>
          <table:table-cell table:style-name="ce37" office:value-type="string">
            <text:p>392066718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C0354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4300 DIRECTION DE L'EDUCATION</text:p>
          </table:table-cell>
          <table:table-cell table:style-name="ce37" office:value-type="string">
            <text:p>11000 EDUC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ENTRES LOISIRS SALLES RESTAURATIONSSERVICES ENTRETIEN LOCAUX MISE EN PLACE</text:p>
          </table:table-cell>
          <table:table-cell table:style-name="ce63" office:value-type="float" office:value="190000">
            <text:p>190 0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20/9/13</text:p>
          </table:table-cell>
          <table:table-cell table:style-name="ce37" office:value-type="string">
            <text:p>2/1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LEANING BIO 34</text:p>
          </table:table-cell>
          <table:table-cell table:style-name="ce139" office:value-type="string">
            <text:p>73.16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LEANING BIO 34 SARL</text:p>
          </table:table-cell>
          <table:table-cell table:style-name="ce37" office:value-type="string">
            <text:p><text:s/>281 AVENUE DU MARCHE GARE <text:s/>34070 MONTPELLIER</text:p>
          </table:table-cell>
          <table:table-cell table:style-name="ce37" office:value-type="string">
            <text:p>751857822</text:p>
          </table:table-cell>
          <table:table-cell table:style-name="ce164" office:value-type="string">
            <text:p>143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C0423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GESTION ANIMAL EN VILLE</text:p>
          </table:table-cell>
          <table:table-cell table:style-name="ce63" office:value-type="float" office:value="180000">
            <text:p>180 000</text:p>
          </table:table-cell>
          <table:table-cell table:style-name="ce37" office:value-type="string">
            <text:p>Article 30</text:p>
          </table:table-cell>
          <table:table-cell table:style-name="ce39" office:value-type="string">
            <text:p>12/11/13</text:p>
          </table:table-cell>
          <table:table-cell table:style-name="ce55" office:value-type="string">
            <text:p>11/11/17</text:p>
          </table:table-cell>
          <table:table-cell table:style-name="ce100" office:value-type="float" office:value="45000">
            <text:p>45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VETERINAIRE POUR TOUS</text:p>
          </table:table-cell>
          <table:table-cell table:style-name="ce139" office:value-type="string">
            <text:p>76.04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VETERINAIRES POUR TOUS</text:p>
          </table:table-cell>
          <table:table-cell table:style-name="ce39" office:value-type="string">
            <text:p><text:s/>662 AVE JUSTICE DE CASTELNAU <text:s/>34090 MONTPELLIER</text:p>
          </table:table-cell>
          <table:table-cell table:style-name="ce55"/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8" table:visibility="filter">
          <table:table-cell table:style-name="ce6" office:value-type="string">
            <text:p>3C0490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ERFOMANCE ARTISTIQUE CONTRAT PRODUCTION CESSION DROITS DIFFUSION LA PANACEE</text:p>
          </table:table-cell>
          <table:table-cell table:style-name="ce63" office:value-type="float" office:value="40400">
            <text:p>40 4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7/9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1024 ARCHITECTURE</text:p>
          </table:table-cell>
          <table:table-cell table:style-name="ce139" office:value-type="string">
            <text:p>78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1024 SARL</text:p>
          </table:table-cell>
          <table:table-cell table:style-name="ce37" office:value-type="string">
            <text:p><text:s/>27 PASSAGE COURTOIS <text:s/>75011 PARIS 11EME ARRONDISSEMENT</text:p>
          </table:table-cell>
          <table:table-cell table:style-name="ce37" office:value-type="string">
            <text:p>509822359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C0519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ROJET ART BY TELEPHONE RECALLED PANACEE CONTRAT DE PRODUCTION</text:p>
          </table:table-cell>
          <table:table-cell table:style-name="ce63" office:value-type="float" office:value="33200">
            <text:p>33 2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/10/13</text:p>
          </table:table-cell>
          <table:table-cell table:style-name="ce37" office:value-type="string">
            <text:p>1/9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OLANG</text:p>
          </table:table-cell>
          <table:table-cell table:style-name="ce139" office:value-type="string">
            <text:p>78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LANG SARL</text:p>
          </table:table-cell>
          <table:table-cell table:style-name="ce37" office:value-type="string">
            <text:p><text:s/>65 RUE DU BAC <text:s/>75007 PARIS 7EME ARRONDISSEMENT</text:p>
          </table:table-cell>
          <table:table-cell table:style-name="ce37" office:value-type="string">
            <text:p>505229286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C0562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RESTAURATION PERSONNEL ARTISTIQUE TECHNIQUE ZAT NOVEMBRE 2013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6/11/13</text:p>
          </table:table-cell>
          <table:table-cell table:style-name="ce37" office:value-type="string">
            <text:p>15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AUCE CEVENNES</text:p>
          </table:table-cell>
          <table:table-cell table:style-name="ce139" office:value-type="string">
            <text:p>67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UCE CEVENNES SARL</text:p>
          </table:table-cell>
          <table:table-cell table:style-name="ce37" office:value-type="string">
            <text:p><text:s/>SALIEGES <text:s/>48400 BEDOUES</text:p>
          </table:table-cell>
          <table:table-cell table:style-name="ce37" office:value-type="string">
            <text:p>429173628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C0569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ZAT 7 SPECTACLE BRASEROS</text:p>
          </table:table-cell>
          <table:table-cell table:style-name="ce63" office:value-type="float" office:value="18022">
            <text:p>18 022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5/10/13</text:p>
          </table:table-cell>
          <table:table-cell table:style-name="ce37" office:value-type="string">
            <text:p>15/1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ACHINE - ZAT 7 SPECTACLE BRASEROS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CHINE</text:p>
          </table:table-cell>
          <table:table-cell table:style-name="ce37" office:value-type="string">
            <text:p>ZI PAHIN 6 IMP MARCEL PAUL <text:s/>31170 TOURNEFEUILLE</text:p>
          </table:table-cell>
          <table:table-cell table:style-name="ce37" office:value-type="string">
            <text:p>421636697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C0605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FOIRE INTERNATIONALE MONTPELLIERPARTICIPATION DE LA VILLE 11 AU 21 OCTOB</text:p>
          </table:table-cell>
          <table:table-cell table:style-name="ce63" office:value-type="float" office:value="25250">
            <text:p>25 25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/10/13</text:p>
          </table:table-cell>
          <table:table-cell table:style-name="ce37" office:value-type="string">
            <text:p>23/10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NJOY MONTPELLIER SAEM</text:p>
          </table:table-cell>
          <table:table-cell table:style-name="ce139" office:value-type="string">
            <text:p>72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PELLER EVENTS SAEML</text:p>
          </table:table-cell>
          <table:table-cell table:style-name="ce37" office:value-type="string">
            <text:p><text:s/>ESPLANADE CHARLES DE GAULLE BOITE POSTALE 2200 34027 MONTPELLIER</text:p>
          </table:table-cell>
          <table:table-cell table:style-name="ce37" office:value-type="string">
            <text:p>382591881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14" table:visibility="filter">
          <table:table-cell table:style-name="ce6" office:value-type="string">
            <text:p>3C0643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000 DIRECTION GÉNÉRALE DÉLÉGUÉ EN CHARGE DU DÉVELOPPEMENT</text:p>
          </table:table-cell>
          <table:table-cell table:style-name="ce37" office:value-type="string">
            <text:p>40000 MISSION GRANDS EQUIPEMENT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ONTENUS SCIENTIFIQUE PEDAGOGIQUE CCH</text:p>
          </table:table-cell>
          <table:table-cell table:style-name="ce63" office:value-type="float" office:value="23600">
            <text:p>23 600</text:p>
          </table:table-cell>
          <table:table-cell table:style-name="ce37" office:value-type="string">
            <text:p>MAPA 3</text:p>
          </table:table-cell>
          <table:table-cell table:style-name="ce37" office:value-type="string">
            <text:p>31/10/13</text:p>
          </table:table-cell>
          <table:table-cell table:style-name="ce37" office:value-type="string">
            <text:p>30/8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MILIE GULDNER</text:p>
          </table:table-cell>
          <table:table-cell table:style-name="ce139" office:value-type="string">
            <text:p>71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ULDNER EMILIE</text:p>
          </table:table-cell>
          <table:table-cell table:style-name="ce37" office:value-type="string">
            <text:p><text:s/>52 RUE ROUCHER <text:s/>34000 MONTPELLIER</text:p>
          </table:table-cell>
          <table:table-cell table:style-name="ce37" office:value-type="string">
            <text:p>500007505</text:p>
          </table:table-cell>
          <table:table-cell table:style-name="ce164" office:value-type="string">
            <text:p>1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3">
            <text:p>3D0001</text:p>
          </table:table-cell>
          <table:table-cell table:style-name="ce37" office:value-type="string" table:number-columns-spanned="1" table:number-rows-spanned="3">
            <text:p>T</text:p>
          </table:table-cell>
          <table:table-cell table:style-name="ce37" office:value-type="string" table:number-columns-spanned="1" table:number-rows-spanned="3">
            <text:p>83400 DIRECTION GÉNIE URBAIN</text:p>
          </table:table-cell>
          <table:table-cell table:style-name="ce37" office:value-type="string" table:number-columns-spanned="1" table:number-rows-spanned="3">
            <text:p>23900 ETUDES DGU</text:p>
          </table:table-cell>
          <table:table-cell table:style-name="ce37" office:value-type="string" table:number-columns-spanned="1" table:number-rows-spanned="3">
            <text:p>Lots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ALLEE HAUTS MONTPELLIER AMENAGEMENTPLACE</text:p>
          </table:table-cell>
          <table:table-cell table:style-name="ce63" office:value-type="float" office:value="338500" table:number-columns-spanned="1" table:number-rows-spanned="3">
            <text:p>338 500</text:p>
          </table:table-cell>
          <table:table-cell table:style-name="ce37" office:value-type="string" table:number-columns-spanned="1" table:number-rows-spanned="3">
            <text:p>MAPA 4</text:p>
          </table:table-cell>
          <table:table-cell table:style-name="ce37" office:value-type="string" table:number-columns-spanned="1" table:number-rows-spanned="3">
            <text:p>13/5/13</text:p>
          </table:table-cell>
          <table:table-cell table:style-name="ce37" office:value-type="string" table:number-columns-spanned="1" table:number-rows-spanned="3">
            <text:p>12/10/13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EUROVIA MEDITERRANEE-VOIRIE RESEAU <text:s/>PLUVIAL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UROVIA MEDITERRANEE SASU</text:p>
          </table:table-cell>
          <table:table-cell table:style-name="ce37" office:value-type="string">
            <text:p><text:s/>ROUTE DE LODEVE BP105 34990 JUVIGNAC</text:p>
          </table:table-cell>
          <table:table-cell table:style-name="ce37" office:value-type="string">
            <text:p>307191015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ABE-ECLAIRAGE PUBLIC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BE SARL</text:p>
          </table:table-cell>
          <table:table-cell table:style-name="ce37" office:value-type="string">
            <text:p><text:s/>149 ALLEE SAINT EXUPERY <text:s/>34980 ST GELY DU FESC</text:p>
          </table:table-cell>
          <table:table-cell table:style-name="ce37" office:value-type="string">
            <text:p>498284595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UPEE 7-ESPACES VERT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UPEE 7 SARL</text:p>
          </table:table-cell>
          <table:table-cell table:style-name="ce37" office:value-type="string">
            <text:p><text:s/>57 CHEMIN DE LA BALAURIE <text:s/>34130 SAINT AUNES</text:p>
          </table:table-cell>
          <table:table-cell table:style-name="ce37" office:value-type="string">
            <text:p>424414035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 table:number-columns-spanned="1" table:number-rows-spanned="2">
            <text:p>3D0002</text:p>
          </table:table-cell>
          <table:table-cell table:style-name="ce37" office:value-type="string" table:number-columns-spanned="1" table:number-rows-spanned="2">
            <text:p>T</text:p>
          </table:table-cell>
          <table:table-cell table:style-name="ce37" office:value-type="string" table:number-columns-spanned="1" table:number-rows-spanned="2">
            <text:p>83400 DIRECTION GÉNIE URBAIN</text:p>
          </table:table-cell>
          <table:table-cell table:style-name="ce37" office:value-type="string" table:number-columns-spanned="1" table:number-rows-spanned="2">
            <text:p>25000 REGULATION TRAFIC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CARREFOURS FEUX TRICOLORES FERMETURESAUTOMATIQUES MAINTENANCE CONFORMITE</text:p>
          </table:table-cell>
          <table:table-cell table:style-name="ce63" office:value-type="float" office:value="3400000" table:number-columns-spanned="1" table:number-rows-spanned="2">
            <text:p>3 400 000</text:p>
          </table:table-cell>
          <table:table-cell table:style-name="ce37" office:value-type="string" table:number-columns-spanned="1" table:number-rows-spanned="2">
            <text:p>MAPA 4</text:p>
          </table:table-cell>
          <table:table-cell table:style-name="ce37" office:value-type="string" table:number-columns-spanned="1" table:number-rows-spanned="2">
            <text:p>18/4/13</text:p>
          </table:table-cell>
          <table:table-cell table:style-name="ce37" office:value-type="string" table:number-columns-spanned="1" table:number-rows-spanned="2">
            <text:p>17/4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SOTEM-SECTEUR EST AIGUELONGUE PORT <text:s/>MARIANNE PRES ARENES MONTPELLIER CENT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RAVAUX ELECTRIQUES MEDITERRANEENS SA</text:p>
          </table:table-cell>
          <table:table-cell table:style-name="ce37" office:value-type="string">
            <text:p>ZONE D ACTIVITES CHAPTAL ROUTES DE LATTES <text:s/>34430 SAINT JEAN DE VEDAS</text:p>
          </table:table-cell>
          <table:table-cell table:style-name="ce37" office:value-type="string">
            <text:p>39327626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OTEM-SECTEUR OUEST QUARTIERS MOSSON CEVENNES CROIX ARGENT HOPITAUX FACULT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RAVAUX ELECTRIQUES MEDITERRANEENS SA</text:p>
          </table:table-cell>
          <table:table-cell table:style-name="ce37" office:value-type="string">
            <text:p>ZONE D ACTIVITES CHAPTAL ROUTES DE LATTES <text:s/>34430 SAINT JEAN DE VEDAS</text:p>
          </table:table-cell>
          <table:table-cell table:style-name="ce37" office:value-type="string">
            <text:p>39327626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3">
            <text:p>3D0003</text:p>
          </table:table-cell>
          <table:table-cell table:style-name="ce37" office:value-type="string" table:number-columns-spanned="1" table:number-rows-spanned="3">
            <text:p>T</text:p>
          </table:table-cell>
          <table:table-cell table:style-name="ce37" office:value-type="string" table:number-columns-spanned="1" table:number-rows-spanned="3">
            <text:p>83400 DIRECTION GÉNIE URBAIN</text:p>
          </table:table-cell>
          <table:table-cell table:style-name="ce37" office:value-type="string" table:number-columns-spanned="1" table:number-rows-spanned="3">
            <text:p>23900 ETUDES DGU</text:p>
          </table:table-cell>
          <table:table-cell table:style-name="ce37" office:value-type="string" table:number-columns-spanned="1" table:number-rows-spanned="3">
            <text:p>Tranches</text:p>
          </table:table-cell>
          <table:table-cell table:style-name="ce37" office:value-type="string" table:number-columns-spanned="1" table:number-rows-spanned="3">
            <text:p>Tr. cond.</text:p>
          </table:table-cell>
          <table:table-cell table:style-name="ce37" office:value-type="string" table:number-columns-spanned="1" table:number-rows-spanned="3">
            <text:p>ZAC GRISETTES RUE MAS NOUGUIER CHEMINPOUTINGON AMENAGEMENT</text:p>
          </table:table-cell>
          <table:table-cell table:style-name="ce63" office:value-type="float" office:value="750756" table:number-columns-spanned="1" table:number-rows-spanned="3">
            <text:p>750 756</text:p>
          </table:table-cell>
          <table:table-cell table:style-name="ce37" office:value-type="string" table:number-columns-spanned="1" table:number-rows-spanned="3">
            <text:p>MAPA 4</text:p>
          </table:table-cell>
          <table:table-cell table:style-name="ce37" office:value-type="string" table:number-columns-spanned="1" table:number-rows-spanned="3">
            <text:p>15/5/13</text:p>
          </table:table-cell>
          <table:table-cell table:style-name="ce37" office:value-type="string" table:number-columns-spanned="1" table:number-rows-spanned="3">
            <text:p>23/10/13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COLAS MIDI MEDITERRANEE-VOIR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LAS MIDI MEDITERRANEE SA</text:p>
          </table:table-cell>
          <table:table-cell table:style-name="ce37" office:value-type="string">
            <text:p>PARC DE LA LAUZE 10 RUE SAINT EXUPERY <text:s/>34432 SAINT JEAN DE VEDAS</text:p>
          </table:table-cell>
          <table:table-cell table:style-name="ce37" office:value-type="string">
            <text:p>32936852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CITEOS TRAVESSET-ECLAIRAGE PUBLIC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NTREPRISE TRAVESSET SAS</text:p>
          </table:table-cell>
          <table:table-cell table:style-name="ce37" office:value-type="string">
            <text:p><text:s/>242 AVENUE DU PROGRES <text:s/>34820 TEYRAN CEDEX</text:p>
          </table:table-cell>
          <table:table-cell table:style-name="ce37" office:value-type="string">
            <text:p>95001544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JARDINS DE PROVENCE-ESPACES VERT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JARDINS DE PROVENCE SARL</text:p>
          </table:table-cell>
          <table:table-cell table:style-name="ce37" office:value-type="string">
            <text:p><text:s/>16 RUE DES 14 MARTYRS BP 5 07250 LE POUZIN</text:p>
          </table:table-cell>
          <table:table-cell table:style-name="ce37" office:value-type="string">
            <text:p>387120272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4">
            <text:p>3D0035</text:p>
          </table:table-cell>
          <table:table-cell table:style-name="ce37" office:value-type="string" table:number-columns-spanned="1" table:number-rows-spanned="4">
            <text:p>T</text:p>
          </table:table-cell>
          <table:table-cell table:style-name="ce37" office:value-type="string" table:number-columns-spanned="1" table:number-rows-spanned="4">
            <text:p>83400 DIRECTION GÉNIE URBAIN</text:p>
          </table:table-cell>
          <table:table-cell table:style-name="ce37" office:value-type="string" table:number-columns-spanned="1" table:number-rows-spanned="4">
            <text:p>23000 VOIRIE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Recond.</text:p>
          </table:table-cell>
          <table:table-cell table:style-name="ce37" office:value-type="string" table:number-columns-spanned="1" table:number-rows-spanned="4">
            <text:p>MAINTENANCE ET TRAVAUX DE VOIRIE</text:p>
          </table:table-cell>
          <table:table-cell table:style-name="ce63" office:value-type="float" office:value="6000000" table:number-columns-spanned="1" table:number-rows-spanned="4">
            <text:p>6 000 000</text:p>
          </table:table-cell>
          <table:table-cell table:style-name="ce37" office:value-type="string" table:number-columns-spanned="1" table:number-rows-spanned="4">
            <text:p>A.O.E</text:p>
          </table:table-cell>
          <table:table-cell table:style-name="ce37" office:value-type="string" table:number-columns-spanned="1" table:number-rows-spanned="4">
            <text:p>1/6/13</text:p>
          </table:table-cell>
          <table:table-cell table:style-name="ce37" office:value-type="string" table:number-columns-spanned="1" table:number-rows-spanned="4">
            <text:p>2/6/17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RAZEL BEC-QUARTIERS MONTPELLIER CENT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AZEL BEC SAS</text:p>
          </table:table-cell>
          <table:table-cell table:style-name="ce37" office:value-type="string">
            <text:p><text:s/>1111 AVENUE JUSTIN BEC <text:s/>34680 ST GEORGES D ORQUES</text:p>
          </table:table-cell>
          <table:table-cell table:style-name="ce37" office:value-type="string">
            <text:p>56213603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EIFFAGE TRAVAUX PUBLICS MEDITERRANEE- QUARTIER HOPITAUX FAC MTP CENTRE 2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IFFAGE TRAVAUX PUBLICS MEDITERRANEE</text:p>
          </table:table-cell>
          <table:table-cell table:style-name="ce37" office:value-type="string">
            <text:p>LE DEVES RN 113 <text:s/>34430 ST JEAN DE VEDAS</text:p>
          </table:table-cell>
          <table:table-cell table:style-name="ce37" office:value-type="string">
            <text:p>398762211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EUROVIA MEDITERRANEE-QUARTIERS MOSSON CEVENN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UROVIA MEDITERRANEE SASU</text:p>
          </table:table-cell>
          <table:table-cell table:style-name="ce37" office:value-type="string">
            <text:p><text:s/>ROUTE DE LODEVE BP105 34990 JUVIGNAC</text:p>
          </table:table-cell>
          <table:table-cell table:style-name="ce37" office:value-type="string">
            <text:p>307191015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MALET-QUARTIERS CROIX ARGENT PRES ARENES PORT MARIANN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LET ENTREPRISE SA</text:p>
          </table:table-cell>
          <table:table-cell table:style-name="ce37" office:value-type="string">
            <text:p><text:s/>ZAC DE LA LOUVADE BP 14 34131 MAUGUIO CEDEX</text:p>
          </table:table-cell>
          <table:table-cell table:style-name="ce37" office:value-type="string">
            <text:p>30269887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040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REALISATION OBJETS LUMINEUX LA PANACEE</text:p>
          </table:table-cell>
          <table:table-cell table:style-name="ce63" office:value-type="float" office:value="21800">
            <text:p>21 8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1/2/13</text:p>
          </table:table-cell>
          <table:table-cell table:style-name="ce37" office:value-type="string">
            <text:p>20/5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EBASTIEN CORDOLEANI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RDOLEANI <text:s/>SEBASTIEN PIERRE</text:p>
          </table:table-cell>
          <table:table-cell table:style-name="ce37" office:value-type="string">
            <text:p><text:s/>18 RES LA COMBE AUX PEUPLIERS <text:s/>13090 AIX EN PROVENCE</text:p>
          </table:table-cell>
          <table:table-cell table:style-name="ce37" office:value-type="string">
            <text:p>503580813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D0064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13000 DIRECTION DE LA RESTAURATION SCOLAIRE</text:p>
          </table:table-cell>
          <table:table-cell table:style-name="ce37" office:value-type="string">
            <text:p>13000 RESTAURANTS SCOLAIRE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FOURNITURE VIANDES FRAICHES SOUS VIDEMARCHES ALIMENTAIRES</text:p>
          </table:table-cell>
          <table:table-cell table:style-name="ce63" office:value-type="float" office:value="480000">
            <text:p>48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10/7/13</text:p>
          </table:table-cell>
          <table:table-cell table:style-name="ce37" office:value-type="string">
            <text:p>31/12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BRAKE FRANCE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RAKE FRANCE SAS</text:p>
          </table:table-cell>
          <table:table-cell table:style-name="ce37" office:value-type="string">
            <text:p><text:s/>1 RUE JEAN BAPTISTE PERRIN <text:s/>34500 BEZIERS</text:p>
          </table:table-cell>
          <table:table-cell table:style-name="ce37" office:value-type="string">
            <text:p>316807015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D0072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13000 DIRECTION DE LA RESTAURATION SCOLAIRE</text:p>
          </table:table-cell>
          <table:table-cell table:style-name="ce37" office:value-type="string">
            <text:p>13000 RESTAURANTS SCOLAIRES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CHAT VIANDES FRAICHES SOUS VIDE1ER SEMESTRE 2013</text:p>
          </table:table-cell>
          <table:table-cell table:style-name="ce63" office:value-type="float" office:value="75000">
            <text:p>75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1/1/13</text:p>
          </table:table-cell>
          <table:table-cell table:style-name="ce37" office:value-type="string">
            <text:p>25/7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LES VIANDES</text:p>
          </table:table-cell>
          <table:table-cell table:style-name="ce139" office:value-type="string">
            <text:p>10.00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LES VIANDES SA</text:p>
          </table:table-cell>
          <table:table-cell table:style-name="ce37" office:value-type="string">
            <text:p><text:s/>1652 AVENUE DES FRERES LUMIERES <text:s/>30100 ALES</text:p>
          </table:table-cell>
          <table:table-cell table:style-name="ce37" office:value-type="string">
            <text:p>32536464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 table:number-columns-spanned="1" table:number-rows-spanned="4">
            <text:p>3D0076</text:p>
          </table:table-cell>
          <table:table-cell table:style-name="ce37" office:value-type="string" table:number-columns-spanned="1" table:number-rows-spanned="4">
            <text:p>T</text:p>
          </table:table-cell>
          <table:table-cell table:style-name="ce37" office:value-type="string" table:number-columns-spanned="1" table:number-rows-spanned="4">
            <text:p>84000 DIRECTION ENERGIE MOYENS TECHNIQUES</text:p>
          </table:table-cell>
          <table:table-cell table:style-name="ce37" office:value-type="string" table:number-columns-spanned="1" table:number-rows-spanned="4">
            <text:p>26500 ENERGIE</text:p>
          </table:table-cell>
          <table:table-cell table:style-name="ce37" office:value-type="string" table:number-columns-spanned="1" table:number-rows-spanned="4">
            <text:p>Tranches</text:p>
          </table:table-cell>
          <table:table-cell table:style-name="ce37" office:value-type="string" table:number-columns-spanned="1" table:number-rows-spanned="4">
            <text:p>Tr. cond.</text:p>
          </table:table-cell>
          <table:table-cell table:style-name="ce37" office:value-type="string" table:number-columns-spanned="1" table:number-rows-spanned="4">
            <text:p>CHAUFFERIE RESEAUX CHAUFFAGE ARMOIRESELECTRIQUES TRAVAUX RENOVATION</text:p>
          </table:table-cell>
          <table:table-cell table:style-name="ce63" office:value-type="float" office:value="485000" table:number-columns-spanned="1" table:number-rows-spanned="4">
            <text:p>485 000</text:p>
          </table:table-cell>
          <table:table-cell table:style-name="ce37" office:value-type="string" table:number-columns-spanned="1" table:number-rows-spanned="4">
            <text:p>MAPA 4</text:p>
          </table:table-cell>
          <table:table-cell table:style-name="ce37" office:value-type="string" table:number-columns-spanned="1" table:number-rows-spanned="4">
            <text:p>13/6/13</text:p>
          </table:table-cell>
          <table:table-cell table:style-name="ce37" office:value-type="string" table:number-columns-spanned="1" table:number-rows-spanned="4">
            <text:p>4/2/15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BOISSON-RENOVATION CHAUFFERIE RESEAUX <text:s text:c="2"/>CHAUFFAGE GROUPE SCOLAIRE DR CALMETT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OISSON SARL</text:p>
          </table:table-cell>
          <table:table-cell table:style-name="ce37" office:value-type="string">
            <text:p><text:s/>ZA DE MUDAISON <text:s/>34130 MUDAISON</text:p>
          </table:table-cell>
          <table:table-cell table:style-name="ce37" office:value-type="string">
            <text:p>31631782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TEMPERIA-RENOVATION RESEAUX CHAUFFAGE <text:s text:c="2"/>GROUPE SCOLAIRE A SAVARY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EMPERIA MEDITERRANEE SARL</text:p>
          </table:table-cell>
          <table:table-cell table:style-name="ce37" office:value-type="string">
            <text:p><text:s/>VAUGUIERES LE BAS <text:s/>34130 MAUGUIO</text:p>
          </table:table-cell>
          <table:table-cell table:style-name="ce37" office:value-type="string">
            <text:p>316592278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SNECC-RENOVATION CHAUFFERIE RESEAUX <text:s text:c="3"/>CHAUFFAGE GRAMMONT CHATEAU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HAZE CHRISTIAN SAS</text:p>
          </table:table-cell>
          <table:table-cell table:style-name="ce37" office:value-type="string">
            <text:p><text:s/>69 AVENUE FOCH <text:s/>48300 LANGOGNE</text:p>
          </table:table-cell>
          <table:table-cell table:style-name="ce37" office:value-type="string">
            <text:p>319902094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MADAULE-MODERNISATION ARMOIRES COMMANDE REGULATION INSTALLATIONS THERMIQU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DAULE AUTOMATION SARL</text:p>
          </table:table-cell>
          <table:table-cell table:style-name="ce37" office:value-type="string">
            <text:p><text:s/>2 RUE DE L ARTISANAT BP 426 11104 NARBONNE CEDEX</text:p>
          </table:table-cell>
          <table:table-cell table:style-name="ce37" office:value-type="string">
            <text:p>440850329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D0080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4000 ECLAIRAGE PUBLIC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FOURNITURE LANTERNE ECLAIRAGE PUBLICTYPE TRAMWAY</text:p>
          </table:table-cell>
          <table:table-cell table:style-name="ce63" office:value-type="float" office:value="780000">
            <text:p>78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27/8/13</text:p>
          </table:table-cell>
          <table:table-cell table:style-name="ce37" office:value-type="string">
            <text:p>26/8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RAGNI - FOURNITURE LANTERNE TYPE TRAMWAY ECLAIRAGE PUBLIC</text:p>
          </table:table-cell>
          <table:table-cell table:style-name="ce139" office:value-type="string">
            <text:p>32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AGNI SAS</text:p>
          </table:table-cell>
          <table:table-cell table:style-name="ce37" office:value-type="string">
            <text:p>LE GUEIRARD CHEMIN DU VALLON DES VAUX <text:s/>06610 LA GAUDE</text:p>
          </table:table-cell>
          <table:table-cell table:style-name="ce37" office:value-type="string">
            <text:p>30327547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D0096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100 SECRÉTARIAT GÉNÉRAL</text:p>
          </table:table-cell>
          <table:table-cell table:style-name="ce37" office:value-type="string">
            <text:p>82300 SECRETARIAT GENERAL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TITRES TRANSPORT AERIEN TERRITOIRENATIONAL FOURNITURE</text:p>
          </table:table-cell>
          <table:table-cell table:style-name="ce63" office:value-type="float" office:value="300000">
            <text:p>30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4/7/13</text:p>
          </table:table-cell>
          <table:table-cell table:style-name="ce37" office:value-type="string">
            <text:p>3/7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IR FRANCE</text:p>
          </table:table-cell>
          <table:table-cell table:style-name="ce139" office:value-type="string">
            <text:p>60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IR FRANCE SA MARSEILLE</text:p>
          </table:table-cell>
          <table:table-cell table:style-name="ce37" office:value-type="string">
            <text:p><text:s/>2 RUE HENRI BARBUSSE <text:s/>13207 MARSEILLE</text:p>
          </table:table-cell>
          <table:table-cell table:style-name="ce37" office:value-type="string">
            <text:p>420495178</text:p>
          </table:table-cell>
          <table:table-cell table:style-name="ce164" office:value-type="string">
            <text:p>11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table-cell table:style-name="ce6" office:value-type="string" table:number-columns-spanned="1" table:number-rows-spanned="2">
            <text:p>3D0101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700 DIRECTION ARCHITECTURE IMMOBILIER</text:p>
          </table:table-cell>
          <table:table-cell table:style-name="ce37" office:value-type="string" table:number-columns-spanned="1" table:number-rows-spanned="2">
            <text:p>26600 GESTION PROPRIETE ET SECURITE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MAINTENANCE EQUIPEMENT SECURITE INCENDIE</text:p>
          </table:table-cell>
          <table:table-cell table:style-name="ce63" office:value-type="float" office:value="320000" table:number-columns-spanned="1" table:number-rows-spanned="2">
            <text:p>320 000</text:p>
          </table:table-cell>
          <table:table-cell table:style-name="ce37" office:value-type="string" table:number-columns-spanned="1" table:number-rows-spanned="2">
            <text:p>A.O.E</text:p>
          </table:table-cell>
          <table:table-cell table:style-name="ce37" office:value-type="string" table:number-columns-spanned="1" table:number-rows-spanned="2">
            <text:p>5/9/13</text:p>
          </table:table-cell>
          <table:table-cell table:style-name="ce37" office:value-type="string" table:number-columns-spanned="1" table:number-rows-spanned="2">
            <text:p>4/9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SPIE SUD OUEST-MAINTENANCE EQUIPEMENTS CONTROLE ACCES SECURITE HOTEL DE VILLE</text:p>
          </table:table-cell>
          <table:table-cell table:style-name="ce139" office:value-type="string">
            <text:p>84.1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PIE SUD OUEST SAS</text:p>
          </table:table-cell>
          <table:table-cell table:style-name="ce37" office:value-type="string">
            <text:p>PARC D ACTIVITES MARCEL DASSAULT 170 RUE HENRI FARMAN BP 70339 34433 SAINT JEAN DE VEDAS</text:p>
          </table:table-cell>
          <table:table-cell table:style-name="ce37" office:value-type="string">
            <text:p>440056463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PIE SUD OUEST-MAINTENANCE EQUIPEMENTS SECURITE INCENDIE BATIMENTS COMMUNAUX</text:p>
          </table:table-cell>
          <table:table-cell table:style-name="ce139" office:value-type="string">
            <text:p>84.1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PIE SUD OUEST SAS</text:p>
          </table:table-cell>
          <table:table-cell table:style-name="ce37" office:value-type="string">
            <text:p>PARC D ACTIVITES MARCEL DASSAULT 170 RUE HENRI FARMAN BP 70339 34433 SAINT JEAN DE VEDAS</text:p>
          </table:table-cell>
          <table:table-cell table:style-name="ce37" office:value-type="string">
            <text:p>440056463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102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4000 DIRECTION ENERGIE MOYENS TECHNIQUES</text:p>
          </table:table-cell>
          <table:table-cell table:style-name="ce37" office:value-type="string">
            <text:p>70100 ACHATS ET PRODUCTION GRAPHIQUE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MOBILIERS SPECIFIQUES ESPACES PUBLICSHOTEL DE VILLE ACHAT</text:p>
          </table:table-cell>
          <table:table-cell table:style-name="ce63" office:value-type="float" office:value="190000">
            <text:p>19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19/8/13</text:p>
          </table:table-cell>
          <table:table-cell table:style-name="ce37" office:value-type="string">
            <text:p>18/8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RBC</text:p>
          </table:table-cell>
          <table:table-cell table:style-name="ce139" office:value-type="string">
            <text:p>24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BC</text:p>
          </table:table-cell>
          <table:table-cell table:style-name="ce37" office:value-type="string">
            <text:p>ZAC POLE ACTIF 1 AV FONTANISSE <text:s/>30660 GALLARGUES LE MONTUEUX</text:p>
          </table:table-cell>
          <table:table-cell table:style-name="ce37" office:value-type="string">
            <text:p>32744882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17">
            <text:p>3D0105</text:p>
          </table:table-cell>
          <table:table-cell table:style-name="ce37" office:value-type="string" table:number-columns-spanned="1" table:number-rows-spanned="17">
            <text:p>T</text:p>
          </table:table-cell>
          <table:table-cell table:style-name="ce37" office:value-type="string" table:number-columns-spanned="1" table:number-rows-spanned="17">
            <text:p>83700 DIRECTION ARCHITECTURE IMMOBILIER</text:p>
          </table:table-cell>
          <table:table-cell table:style-name="ce37" office:value-type="string" table:number-columns-spanned="1" table:number-rows-spanned="17">
            <text:p>26600 GESTION PROPRIETE ET SECURITE</text:p>
          </table:table-cell>
          <table:table-cell table:style-name="ce37" office:value-type="string" table:number-columns-spanned="1" table:number-rows-spanned="17">
            <text:p>BC</text:p>
          </table:table-cell>
          <table:table-cell table:style-name="ce37" office:value-type="string" table:number-columns-spanned="1" table:number-rows-spanned="17">
            <text:p>Recond.</text:p>
          </table:table-cell>
          <table:table-cell table:style-name="ce37" office:value-type="string" table:number-columns-spanned="1" table:number-rows-spanned="17">
            <text:p>TRAVAUX ENTRETIEN BATIMENTS COMMUNAUX</text:p>
          </table:table-cell>
          <table:table-cell table:style-name="ce37" table:number-columns-spanned="1" table:number-rows-spanned="17"/>
          <table:table-cell table:style-name="ce37" table:number-columns-spanned="1" table:number-rows-spanned="17"/>
          <table:table-cell table:style-name="ce37" office:value-type="string" table:number-columns-spanned="1" table:number-rows-spanned="17">
            <text:p>23/11/13</text:p>
          </table:table-cell>
          <table:table-cell table:style-name="ce37" office:value-type="string" table:number-columns-spanned="1" table:number-rows-spanned="17">
            <text:p>22/11/17</text:p>
          </table:table-cell>
          <table:table-cell table:style-name="ce37" table:number-columns-spanned="1" table:number-rows-spanned="17"/>
          <table:table-cell table:style-name="ce37" table:number-columns-spanned="1" table:number-rows-spanned="17"/>
          <table:table-cell table:style-name="ce37" office:value-type="float" office:value="1">
            <text:p>1</text:p>
          </table:table-cell>
          <table:table-cell table:style-name="ce37" office:value-type="string">
            <text:p>GENIER DEFORGE-DEMOLITI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TS GENIER DEFORGE SAS</text:p>
          </table:table-cell>
          <table:table-cell table:style-name="ce37" office:value-type="string">
            <text:p><text:s/>33 35 RUE D ATHENES BP 2039 13127 VITROLLES</text:p>
          </table:table-cell>
          <table:table-cell table:style-name="ce37" office:value-type="string">
            <text:p>39064437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DARVER-GROS OEUV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ARVER SAS</text:p>
          </table:table-cell>
          <table:table-cell table:style-name="ce37" office:value-type="string">
            <text:p><text:s/>235 RUE DES PORTES DOMITIENNES RN 113 34670 VENDARGUES</text:p>
          </table:table-cell>
          <table:table-cell table:style-name="ce37" office:value-type="string">
            <text:p>38755514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DARVER-MACONNERIE PETITS TRAVAUX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ARVER SAS</text:p>
          </table:table-cell>
          <table:table-cell table:style-name="ce37" office:value-type="string">
            <text:p><text:s/>235 RUE DES PORTES DOMITIENNES RN 113 34670 VENDARGUES</text:p>
          </table:table-cell>
          <table:table-cell table:style-name="ce37" office:value-type="string">
            <text:p>38755514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LANGUEDOC TOITURES-CHARPENTE <text:s/>COUVERTU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ANGUEDOC TOITURES SARL</text:p>
          </table:table-cell>
          <table:table-cell table:style-name="ce37" office:value-type="string">
            <text:p><text:s/>ROUTE DE LA GARE <text:s/>34670 BAILLARGUES</text:p>
          </table:table-cell>
          <table:table-cell table:style-name="ce37" office:value-type="string">
            <text:p>39095651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LANGUEDOC TOITURES-ETANCHEIT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ANGUEDOC TOITURES SARL</text:p>
          </table:table-cell>
          <table:table-cell table:style-name="ce37" office:value-type="string">
            <text:p><text:s/>ROUTE DE LA GARE <text:s/>34670 BAILLARGUES</text:p>
          </table:table-cell>
          <table:table-cell table:style-name="ce37" office:value-type="string">
            <text:p>39095651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ATELIER DUCROT-MENUISERIE PVC ALU BOI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LIER <text:s/>DUCROT SARL</text:p>
          </table:table-cell>
          <table:table-cell table:style-name="ce37" office:value-type="string">
            <text:p><text:s/>630 RUE DES FOURNELS <text:s/>34400 LUNEL</text:p>
          </table:table-cell>
          <table:table-cell table:style-name="ce37" office:value-type="string">
            <text:p>433312600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7">
            <text:p>7</text:p>
          </table:table-cell>
          <table:table-cell table:style-name="ce37" office:value-type="string">
            <text:p>TECHNICFER-METALLER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ECHNICFER SARL</text:p>
          </table:table-cell>
          <table:table-cell table:style-name="ce37" office:value-type="string">
            <text:p><text:s/>159 RUE DU MAS DE BRINGAUD <text:s/>34070 MONTPELLIER</text:p>
          </table:table-cell>
          <table:table-cell table:style-name="ce37" office:value-type="string">
            <text:p>38765113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FPI-CLOISONS FAUX PLAFOND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PI SARL</text:p>
          </table:table-cell>
          <table:table-cell table:style-name="ce37" office:value-type="string">
            <text:p>ZAC PARC 2000 41 RUE YVES MONTAND <text:s/>34080 MONTPELLIER</text:p>
          </table:table-cell>
          <table:table-cell table:style-name="ce37" office:value-type="string">
            <text:p>41297448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GROUPE SNEF-ELECTRICIT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NEF SA</text:p>
          </table:table-cell>
          <table:table-cell table:style-name="ce37" office:value-type="string">
            <text:p>ZAC DE FREJORGUES EST 81 RUE DU SALAISON <text:s/>34130 MAUGUIO</text:p>
          </table:table-cell>
          <table:table-cell table:style-name="ce37" office:value-type="string">
            <text:p>056800659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0">
            <text:p>10</text:p>
          </table:table-cell>
          <table:table-cell table:style-name="ce37" office:value-type="string">
            <text:p>CHICHE-PLOMBERI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HICHE PLOMBERIE SARL</text:p>
          </table:table-cell>
          <table:table-cell table:style-name="ce37" office:value-type="string">
            <text:p>GAROSUD 9 RUE PATRICE LUMUMBA <text:s/>34070 MONTPELLIER</text:p>
          </table:table-cell>
          <table:table-cell table:style-name="ce37" office:value-type="string">
            <text:p>422053850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1">
            <text:p>11</text:p>
          </table:table-cell>
          <table:table-cell table:style-name="ce37" office:value-type="string">
            <text:p>SUD AMENAGEMENT-REVETEMENT SOLS DUR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UD AMENAGEMENT SARL</text:p>
          </table:table-cell>
          <table:table-cell table:style-name="ce37" office:value-type="string">
            <text:p><text:s/>16 QUATER CHEMIN DE ST DIONISY 4 LE HAMEAU FLORENTIN 30870 CLARENSAC</text:p>
          </table:table-cell>
          <table:table-cell table:style-name="ce37" office:value-type="string">
            <text:p>485171938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2">
            <text:p>12</text:p>
          </table:table-cell>
          <table:table-cell table:style-name="ce37" office:value-type="string">
            <text:p>ST GROUPE-REVETEMENT SOLS SOUPL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UD TENNIS SARL</text:p>
          </table:table-cell>
          <table:table-cell table:style-name="ce37" office:value-type="string">
            <text:p><text:s/>ZAC PIOCH LYON <text:s/>34160 BOISSERON</text:p>
          </table:table-cell>
          <table:table-cell table:style-name="ce37" office:value-type="string">
            <text:p>41312760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3">
            <text:p>13</text:p>
          </table:table-cell>
          <table:table-cell table:style-name="ce37" office:value-type="string">
            <text:p>SOPESUD-PEINTUR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OPESUD SARL</text:p>
          </table:table-cell>
          <table:table-cell table:style-name="ce37" office:value-type="string">
            <text:p>ZAC GAROSUD 56 RUE LEON TROTSKI <text:s/>34070 MONTPELLIER</text:p>
          </table:table-cell>
          <table:table-cell table:style-name="ce37" office:value-type="string">
            <text:p>37871959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4">
            <text:p>14</text:p>
          </table:table-cell>
          <table:table-cell table:style-name="ce37" office:value-type="string">
            <text:p>ATELIER 19-RIDEAUX PROTECTION SOLAI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ELIER 19 SARL</text:p>
          </table:table-cell>
          <table:table-cell table:style-name="ce37" office:value-type="string">
            <text:p>ZAC ADER 1 BIS AVENUE CHARLES CROS <text:s/>34830 JACOU</text:p>
          </table:table-cell>
          <table:table-cell table:style-name="ce37" office:value-type="string">
            <text:p>48809244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5">
            <text:p>15</text:p>
          </table:table-cell>
          <table:table-cell table:style-name="ce37" office:value-type="string">
            <text:p>CRISTAL NET-NETTOYAGE CHANTIER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RISTAL NET MONTPELLIER SARL</text:p>
          </table:table-cell>
          <table:table-cell table:style-name="ce37" office:value-type="string">
            <text:p>LOTISSEMENT PARC TECHNOLOGIQUE 70 IMPASSE DES MILLEPERTUIS <text:s/>34740 VENDARGUES</text:p>
          </table:table-cell>
          <table:table-cell table:style-name="ce37" office:value-type="string">
            <text:p>513747584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6">
            <text:p>16</text:p>
          </table:table-cell>
          <table:table-cell table:style-name="ce37" office:value-type="string">
            <text:p>SARP MEDITERRANEE SOMES-CURAGE RESEAUX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RP MEDITERRANEE SAS</text:p>
          </table:table-cell>
          <table:table-cell table:style-name="ce37" office:value-type="string">
            <text:p>ZAC GAROSUD 2443 AVENUE DE MAURIN BP 75527 34071 MONTPELLIER CEDEX 03</text:p>
          </table:table-cell>
          <table:table-cell table:style-name="ce37" office:value-type="string">
            <text:p>320180516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17">
            <text:p>17</text:p>
          </table:table-cell>
          <table:table-cell table:style-name="ce37" office:value-type="string">
            <text:p>GENIER DESFORGES-DESAMIANTAG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TS GENIER DEFORGE SAS</text:p>
          </table:table-cell>
          <table:table-cell table:style-name="ce37" office:value-type="string">
            <text:p><text:s/>33 35 RUE D ATHENES BP 2039 13127 VITROLLES</text:p>
          </table:table-cell>
          <table:table-cell table:style-name="ce37" office:value-type="string">
            <text:p>390644375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120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A PANACEE PROJET ARTISTIQUE PATIO</text:p>
          </table:table-cell>
          <table:table-cell table:style-name="ce63" office:value-type="float" office:value="25000">
            <text:p>25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7/5/13</text:p>
          </table:table-cell>
          <table:table-cell table:style-name="ce37" office:value-type="string">
            <text:p>30/9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COLOCO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NTEMPORARY LANDSCAPE CREATIONS SARL</text:p>
          </table:table-cell>
          <table:table-cell table:style-name="ce37" office:value-type="string">
            <text:p><text:s/>213 RUE DU FAUBOURG ST ANTOINE <text:s/>75011 PARIS 11EME ARRONDISSEMENT</text:p>
          </table:table-cell>
          <table:table-cell table:style-name="ce37" office:value-type="string">
            <text:p>502115645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121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NACEE PRODUCTION CESSION DROITSEXPLOITATION CONTRAT</text:p>
          </table:table-cell>
          <table:table-cell table:style-name="ce63" office:value-type="float" office:value="36400">
            <text:p>36 4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/6/13</text:p>
          </table:table-cell>
          <table:table-cell table:style-name="ce37" office:value-type="string">
            <text:p>31/7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ILLUSION ET MACADAM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LLUSION ET MACADAM</text:p>
          </table:table-cell>
          <table:table-cell table:style-name="ce37" office:value-type="string">
            <text:p><text:s/>31 RUE DE L AIGUILLERIE BP 41123 34008 MONTPELLIER CEDEX 1</text:p>
          </table:table-cell>
          <table:table-cell table:style-name="ce37" office:value-type="string">
            <text:p>440441426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126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ESPACES SIGNALETIQUE COMEDIE LIVRE 2013 AMENAGEMENT</text:p>
          </table:table-cell>
          <table:table-cell table:style-name="ce63" office:value-type="float" office:value="45000">
            <text:p>45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4/5/13</text:p>
          </table:table-cell>
          <table:table-cell table:style-name="ce37" office:value-type="string">
            <text:p>10/6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TOUT POSES SIGNALETIQUE</text:p>
          </table:table-cell>
          <table:table-cell table:style-name="ce139" office:value-type="string">
            <text:p>78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TOUT POSES SIGNALITIQUE EURL</text:p>
          </table:table-cell>
          <table:table-cell table:style-name="ce37" office:value-type="string">
            <text:p>ZAE OUEST DES 3 PONTS 183 RUE DES CREISSES <text:s/>34690 FABREGUES</text:p>
          </table:table-cell>
          <table:table-cell table:style-name="ce37" office:value-type="string">
            <text:p>478825185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3">
            <text:p>3D0141</text:p>
          </table:table-cell>
          <table:table-cell table:style-name="ce37" office:value-type="string" table:number-columns-spanned="1" table:number-rows-spanned="3">
            <text:p>S</text:p>
          </table:table-cell>
          <table:table-cell table:style-name="ce37" office:value-type="string" table:number-columns-spanned="1" table:number-rows-spanned="3">
            <text:p>10200 DIRECTION DE L'ENFANCE</text:p>
          </table:table-cell>
          <table:table-cell table:style-name="ce37" office:value-type="string" table:number-columns-spanned="1" table:number-rows-spanned="3">
            <text:p>10200 ENFANCE</text:p>
          </table:table-cell>
          <table:table-cell table:style-name="ce37" office:value-type="string" table:number-columns-spanned="1" table:number-rows-spanned="3">
            <text:p>BC</text:p>
          </table:table-cell>
          <table:table-cell table:style-name="ce37" office:value-type="string" table:number-columns-spanned="1" table:number-rows-spanned="3">
            <text:p>Recond.</text:p>
          </table:table-cell>
          <table:table-cell table:style-name="ce37" office:value-type="string" table:number-columns-spanned="1" table:number-rows-spanned="3">
            <text:p>RESERVATION BERCEAUX CRECHESENTREPRISES</text:p>
          </table:table-cell>
          <table:table-cell table:style-name="ce63" office:value-type="float" office:value="323000" table:number-columns-spanned="1" table:number-rows-spanned="3">
            <text:p>323 000</text:p>
          </table:table-cell>
          <table:table-cell table:style-name="ce37" table:number-columns-spanned="1" table:number-rows-spanned="3"/>
          <table:table-cell table:style-name="ce37" office:value-type="string" table:number-columns-spanned="1" table:number-rows-spanned="3">
            <text:p>1/9/13</text:p>
          </table:table-cell>
          <table:table-cell table:style-name="ce37" office:value-type="string" table:number-columns-spanned="1" table:number-rows-spanned="3">
            <text:p>31/8/17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LPCR COLLECTIVITES PUBLIQUES-RESERVATION BERCEAUX QUARTIER MOSSON</text:p>
          </table:table-cell>
          <table:table-cell table:style-name="ce139" office:value-type="string">
            <text:p>77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PCR COLLECTIVITES PUBLIQUES SAS</text:p>
          </table:table-cell>
          <table:table-cell table:style-name="ce37" office:value-type="string">
            <text:p>IMMEUBLE LE VEGA 6 ALLEE JEAN PROUVE <text:s/>92110 CLICHY</text:p>
          </table:table-cell>
          <table:table-cell table:style-name="ce37" office:value-type="string">
            <text:p>494149990</text:p>
          </table:table-cell>
          <table:table-cell table:style-name="ce164" office:value-type="string">
            <text:p>102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FCP CRECHE-RESERVATION BERCEAUX AUTRES QUARTIERS DE LA VILLE</text:p>
          </table:table-cell>
          <table:table-cell table:style-name="ce139" office:value-type="string">
            <text:p>77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FCP CRECHE ETOILE FILANTE SARLU</text:p>
          </table:table-cell>
          <table:table-cell table:style-name="ce37" office:value-type="string">
            <text:p><text:s/>418 RUE DU MAS DE VERCHANT <text:s/>34000 MONTPELLIER</text:p>
          </table:table-cell>
          <table:table-cell table:style-name="ce37" office:value-type="string">
            <text:p>518791140</text:p>
          </table:table-cell>
          <table:table-cell table:style-name="ce164" office:value-type="string">
            <text:p>102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BEBEBIZ-RESERVATION BERCEAUX ETABLISSEMENT ACCUEIL HORAIRES ATYPIQUES</text:p>
          </table:table-cell>
          <table:table-cell table:style-name="ce139" office:value-type="string">
            <text:p>77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EBEBIZ SAS</text:p>
          </table:table-cell>
          <table:table-cell table:style-name="ce37" office:value-type="string">
            <text:p><text:s/>61 BOULEVARD LAZARE CARNOT <text:s/>31000 TOULOUSE</text:p>
          </table:table-cell>
          <table:table-cell table:style-name="ce37" office:value-type="string">
            <text:p>479400566</text:p>
          </table:table-cell>
          <table:table-cell table:style-name="ce164" office:value-type="string">
            <text:p>102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6">
            <text:p>3D0142</text:p>
          </table:table-cell>
          <table:table-cell table:style-name="ce37" office:value-type="string" table:number-columns-spanned="1" table:number-rows-spanned="6">
            <text:p>S</text:p>
          </table:table-cell>
          <table:table-cell table:style-name="ce37" office:value-type="string" table:number-columns-spanned="1" table:number-rows-spanned="6">
            <text:p>83400 DIRECTION GÉNIE URBAIN</text:p>
          </table:table-cell>
          <table:table-cell table:style-name="ce37" office:value-type="string" table:number-columns-spanned="1" table:number-rows-spanned="6">
            <text:p>23900 ETUDES DGU</text:p>
          </table:table-cell>
          <table:table-cell table:style-name="ce37" office:value-type="string" table:number-columns-spanned="1" table:number-rows-spanned="6">
            <text:p>BC</text:p>
          </table:table-cell>
          <table:table-cell table:style-name="ce37" office:value-type="string" table:number-columns-spanned="1" table:number-rows-spanned="6">
            <text:p>Recond.</text:p>
          </table:table-cell>
          <table:table-cell table:style-name="ce37" office:value-type="string" table:number-columns-spanned="1" table:number-rows-spanned="6">
            <text:p>PRESTATIONS TOPOGRAPHIQUES GEOMETREMISSIONS</text:p>
          </table:table-cell>
          <table:table-cell table:style-name="ce63" office:value-type="float" office:value="1600000" table:number-columns-spanned="1" table:number-rows-spanned="6">
            <text:p>1 600 000</text:p>
          </table:table-cell>
          <table:table-cell table:style-name="ce37" office:value-type="string" table:number-columns-spanned="1" table:number-rows-spanned="6">
            <text:p>A.O.E</text:p>
          </table:table-cell>
          <table:table-cell table:style-name="ce37" office:value-type="string" table:number-columns-spanned="1" table:number-rows-spanned="6">
            <text:p>27/8/13</text:p>
          </table:table-cell>
          <table:table-cell table:style-name="ce37" office:value-type="string" table:number-columns-spanned="1" table:number-rows-spanned="6">
            <text:p>26/8/17</text:p>
          </table:table-cell>
          <table:table-cell table:style-name="ce37" table:number-columns-spanned="1" table:number-rows-spanned="6"/>
          <table:table-cell table:style-name="ce37" table:number-columns-spanned="1" table:number-rows-spanned="6"/>
          <table:table-cell table:style-name="ce37" office:value-type="float" office:value="1">
            <text:p>1</text:p>
          </table:table-cell>
          <table:table-cell table:style-name="ce37" office:value-type="string">
            <text:p>BILICKI DHOMBRES-PRESTATIONS TOPOGRAPHIQ MISSION GEOMETRE QUARTIER CENTRE</text:p>
          </table:table-cell>
          <table:table-cell table:style-name="ce139" office:value-type="string">
            <text:p>71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BILICKI DHOMBRES OSMO SCP</text:p>
          </table:table-cell>
          <table:table-cell table:style-name="ce37" office:value-type="string">
            <text:p><text:s/>134 RUE DE FONT CAUDE <text:s/>34080 MONTPELLIER</text:p>
          </table:table-cell>
          <table:table-cell table:style-name="ce37" office:value-type="string">
            <text:p>338413768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">
            <text:p>1</text:p>
          </table:table-cell>
          <table:table-cell table:style-name="ce37" office:value-type="string">
            <text:p>SIRAGUSA-PRESTATIONS TOPOGRAPHIQUE MISSION GEOMETRE QUARTIER CENTRE</text:p>
          </table:table-cell>
          <table:table-cell table:style-name="ce139" office:value-type="string">
            <text:p>71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SIRAGUSA SARL</text:p>
          </table:table-cell>
          <table:table-cell table:style-name="ce37" office:value-type="string">
            <text:p><text:s/>1025 AVENUE HENRI BECQUEREL PARC CLUB MILLENAIRE BAT4 34000 MONTPELLIER</text:p>
          </table:table-cell>
          <table:table-cell table:style-name="ce37" office:value-type="string">
            <text:p>37822861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">
            <text:p>1</text:p>
          </table:table-cell>
          <table:table-cell table:style-name="ce37" office:value-type="string">
            <text:p>PAGES TIP-PRESTATIONS TOPOGRAPHIQUE MISSION GEOMETRE QUARTIER CENTRE</text:p>
          </table:table-cell>
          <table:table-cell table:style-name="ce139" office:value-type="string">
            <text:p>71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CABINET PAGES TIP SARL</text:p>
          </table:table-cell>
          <table:table-cell table:style-name="ce37" office:value-type="string">
            <text:p><text:s/>27 RUE DE L HIRONDELLE <text:s/>34090 MONTPELLIER</text:p>
          </table:table-cell>
          <table:table-cell table:style-name="ce37" office:value-type="string">
            <text:p>350628251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BILICKI DHOMBRES-PRESTATIONS TOPOGRAPHIQ MISSION GEOMETRE SECTEUR 2</text:p>
          </table:table-cell>
          <table:table-cell table:style-name="ce139" office:value-type="string">
            <text:p>71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BILICKI DHOMBRES OSMO SCP</text:p>
          </table:table-cell>
          <table:table-cell table:style-name="ce37" office:value-type="string">
            <text:p><text:s/>134 RUE DE FONT CAUDE <text:s/>34080 MONTPELLIER</text:p>
          </table:table-cell>
          <table:table-cell table:style-name="ce37" office:value-type="string">
            <text:p>338413768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IRAGUSA-PRESTATIONS TOPOGRAPHIQ MISSION GEOMETRE SECTEUR 2</text:p>
          </table:table-cell>
          <table:table-cell table:style-name="ce139" office:value-type="string">
            <text:p>71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SIRAGUSA SARL</text:p>
          </table:table-cell>
          <table:table-cell table:style-name="ce37" office:value-type="string">
            <text:p><text:s/>1025 AVENUE HENRI BECQUEREL PARC CLUB MILLENAIRE BAT4 34000 MONTPELLIER</text:p>
          </table:table-cell>
          <table:table-cell table:style-name="ce37" office:value-type="string">
            <text:p>37822861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PAGES TIP-PRESTATIONS TOPOGRAPHIQ MISSION GEOMETRE SECTEUR 2</text:p>
          </table:table-cell>
          <table:table-cell table:style-name="ce139" office:value-type="string">
            <text:p>71.09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CABINET PAGES TIP SARL</text:p>
          </table:table-cell>
          <table:table-cell table:style-name="ce37" office:value-type="string">
            <text:p><text:s/>27 RUE DE L HIRONDELLE <text:s/>34090 MONTPELLIER</text:p>
          </table:table-cell>
          <table:table-cell table:style-name="ce37" office:value-type="string">
            <text:p>350628251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D0159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SYSTEME EXTERNALISE AUTOMATE APPELPLAN COMMUNAL DE SAUVEGARDE MISE A DISPO</text:p>
          </table:table-cell>
          <table:table-cell table:style-name="ce63" office:value-type="float" office:value="80000">
            <text:p>80 000</text:p>
          </table:table-cell>
          <table:table-cell table:style-name="ce37" office:value-type="string">
            <text:p>A.O.E</text:p>
          </table:table-cell>
          <table:table-cell table:style-name="ce39" office:value-type="string">
            <text:p>8/7/13</text:p>
          </table:table-cell>
          <table:table-cell table:style-name="ce55" office:value-type="string">
            <text:p>7/7/17</text:p>
          </table:table-cell>
          <table:table-cell table:style-name="ce100" office:value-type="float" office:value="80000">
            <text:p>80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GEDICOM</text:p>
          </table:table-cell>
          <table:table-cell table:style-name="ce139" office:value-type="string">
            <text:p>62.01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STE GENERALE DE DISTRIBUTION ET COMMUNICATION SAS</text:p>
          </table:table-cell>
          <table:table-cell table:style-name="ce39" office:value-type="string">
            <text:p><text:s/>91 AVENUE MAURICE BERTEAUX <text:s/>94420 LE PLESSIS TREVISE</text:p>
          </table:table-cell>
          <table:table-cell table:style-name="ce55" office:value-type="string">
            <text:p>394113872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9" table:visibility="filter">
          <table:table-cell table:style-name="ce6" office:value-type="string">
            <text:p>3D0161</text:p>
          </table:table-cell>
          <table:table-cell table:style-name="ce37" office:value-type="string">
            <text:p>F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4000 ECLAIRAGE PUBLIC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MATS SPECIFIQUES ECLAIRAGE PUBLICFOURNITURE</text:p>
          </table:table-cell>
          <table:table-cell table:style-name="ce63" office:value-type="float" office:value="1240000">
            <text:p>1 24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25/11/13</text:p>
          </table:table-cell>
          <table:table-cell table:style-name="ce37" office:value-type="string">
            <text:p>24/11/17</text:p>
          </table:table-cell>
          <table:table-cell table:style-name="ce37" table:number-columns-repeated="2"/>
          <table:table-cell table:style-name="ce37" office:value-type="float" office:value="2">
            <text:p>2</text:p>
          </table:table-cell>
          <table:table-cell table:style-name="ce37" office:value-type="string">
            <text:p>TECHNILUM-MATS TYPE BOULEVARDS URBAINS</text:p>
          </table:table-cell>
          <table:table-cell table:style-name="ce139" office:value-type="string">
            <text:p>32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ECHNILUM</text:p>
          </table:table-cell>
          <table:table-cell table:style-name="ce37" office:value-type="string">
            <text:p>DOMAINE DE LEZIGNO RTE DE MAUREILHAN RN112 <text:s/>34500 BEZIERS</text:p>
          </table:table-cell>
          <table:table-cell table:style-name="ce37" office:value-type="string">
            <text:p>712920255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162</text:p>
          </table:table-cell>
          <table:table-cell table:style-name="ce37" office:value-type="string">
            <text:p>F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MOBILLIER DESIGN CORDOLEANI PANACEE FOURNITURE AMENAGMT BUREAUX</text:p>
          </table:table-cell>
          <table:table-cell table:style-name="ce63" office:value-type="float" office:value="23800">
            <text:p>23 8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24/5/13</text:p>
          </table:table-cell>
          <table:table-cell table:style-name="ce37" office:value-type="string">
            <text:p>23/8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RBC DESIGN</text:p>
          </table:table-cell>
          <table:table-cell table:style-name="ce139" office:value-type="string">
            <text:p>24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BC</text:p>
          </table:table-cell>
          <table:table-cell table:style-name="ce37" office:value-type="string">
            <text:p>ZAC POLE ACTIF 1 AV FONTANISSE <text:s/>30660 GALLARGUES LE MONTUEUX</text:p>
          </table:table-cell>
          <table:table-cell table:style-name="ce37" office:value-type="string">
            <text:p>327448825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D0164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700 DIRECTION DES RESSOURCES HUMAINES</text:p>
          </table:table-cell>
          <table:table-cell table:style-name="ce37" office:value-type="string">
            <text:p>81000 CARRIERES ET REMUNERATION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FOURNITURE TITRES RESTAURATION</text:p>
          </table:table-cell>
          <table:table-cell table:style-name="ce63" office:value-type="float" office:value="14600000">
            <text:p>14 60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12/11/13</text:p>
          </table:table-cell>
          <table:table-cell table:style-name="ce37" office:value-type="string">
            <text:p>14/11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NATIXIS INTERTITRES</text:p>
          </table:table-cell>
          <table:table-cell table:style-name="ce139" office:value-type="string">
            <text:p>65.03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NATIXIS INTERTITRES SA</text:p>
          </table:table-cell>
          <table:table-cell table:style-name="ce37" office:value-type="string">
            <text:p><text:s/>30 AVENUE PIERRE MENDES FRANCE <text:s/>75013 PARIS 13EME ARRONDISSEMENT</text:p>
          </table:table-cell>
          <table:table-cell table:style-name="ce37" office:value-type="string">
            <text:p>718503386</text:p>
          </table:table-cell>
          <table:table-cell table:style-name="ce164" office:value-type="string">
            <text:p>17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3">
            <text:p>3D0185</text:p>
          </table:table-cell>
          <table:table-cell table:style-name="ce37" office:value-type="string" table:number-columns-spanned="1" table:number-rows-spanned="3">
            <text:p>T</text:p>
          </table:table-cell>
          <table:table-cell table:style-name="ce37" office:value-type="string" table:number-columns-spanned="1" table:number-rows-spanned="3">
            <text:p>83400 DIRECTION GÉNIE URBAIN</text:p>
          </table:table-cell>
          <table:table-cell table:style-name="ce37" office:value-type="string" table:number-columns-spanned="1" table:number-rows-spanned="3">
            <text:p>23900 ETUDES DGU</text:p>
          </table:table-cell>
          <table:table-cell table:style-name="ce37" office:value-type="string" table:number-columns-spanned="1" table:number-rows-spanned="3">
            <text:p>ordinaire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AMENAGEMENT BLD PAUL VALERY - MARQUEROSEPAE MARQUEROSE</text:p>
          </table:table-cell>
          <table:table-cell table:style-name="ce63" office:value-type="float" office:value="1141509" table:number-columns-spanned="1" table:number-rows-spanned="3">
            <text:p>1 141 509</text:p>
          </table:table-cell>
          <table:table-cell table:style-name="ce37" office:value-type="string" table:number-columns-spanned="1" table:number-rows-spanned="3">
            <text:p>MAPA 4</text:p>
          </table:table-cell>
          <table:table-cell table:style-name="ce37" office:value-type="string" table:number-columns-spanned="1" table:number-rows-spanned="3">
            <text:p>16/9/13</text:p>
          </table:table-cell>
          <table:table-cell table:style-name="ce37" office:value-type="string" table:number-columns-spanned="1" table:number-rows-spanned="3">
            <text:p>15/3/14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MALET - VOIRIE ET RESEAU PLUVIAL AMENAGEMENT BLD PAUL VALERY - MARQUEROS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LET ENTREPRISE SA</text:p>
          </table:table-cell>
          <table:table-cell table:style-name="ce37" office:value-type="string">
            <text:p><text:s/>ZAC DE LA LOUVADE BP 14 34131 MAUGUIO CEDEX</text:p>
          </table:table-cell>
          <table:table-cell table:style-name="ce37" office:value-type="string">
            <text:p>30269887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PIE - ECLAIRAGE PUBLIC AMENAGEMENT BLD PAUL VALERY - MARQUEROS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PIE SUD OUEST SAS</text:p>
          </table:table-cell>
          <table:table-cell table:style-name="ce37" office:value-type="string">
            <text:p>PARC D ACTIVITES MARCEL DASSAULT 170 RUE HENRI FARMAN BP 70339 34433 SAINT JEAN DE VEDAS</text:p>
          </table:table-cell>
          <table:table-cell table:style-name="ce37" office:value-type="string">
            <text:p>44005646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POUSSE CLANET- ESPACES VERTS AMENAGEMENT BLD PAUL VALERY - MARQUEROS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USSE CLANET ESPACES VERTS SA</text:p>
          </table:table-cell>
          <table:table-cell table:style-name="ce37" office:value-type="string">
            <text:p><text:s/>AVENUE PAYSAGERE MAURIN 34970 LATTES</text:p>
          </table:table-cell>
          <table:table-cell table:style-name="ce37" office:value-type="string">
            <text:p>432973899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D0200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22000 SPORT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RESTATION SERVICE CLUB HAUT NIVEAU MAHB</text:p>
          </table:table-cell>
          <table:table-cell table:style-name="ce63" office:value-type="float" office:value="120000">
            <text:p>12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9/11/13</text:p>
          </table:table-cell>
          <table:table-cell table:style-name="ce37" office:value-type="string">
            <text:p>18/11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AHB</text:p>
          </table:table-cell>
          <table:table-cell table:style-name="ce139" office:value-type="string">
            <text:p>8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PELLIER AGGLOMERATION HANDBALL EUSRL</text:p>
          </table:table-cell>
          <table:table-cell table:style-name="ce37" office:value-type="string">
            <text:p>CENTRE JP LACOMBE 1000 AVENUE VAL DE MONTFERRAND <text:s/>34000 MONTPELLIER</text:p>
          </table:table-cell>
          <table:table-cell table:style-name="ce37" office:value-type="string">
            <text:p>479620544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 table:number-columns-spanned="1" table:number-rows-spanned="2">
            <text:p>3D0201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<text:s/></text:p>
          </table:table-cell>
          <table:table-cell table:style-name="ce37" office:value-type="string" table:number-columns-spanned="1" table:number-rows-spanned="2">
            <text:p>22000 SPORTS</text:p>
          </table:table-cell>
          <table:table-cell table:style-name="ce37" office:value-type="string" table:number-columns-spanned="1" table:number-rows-spanned="2">
            <text:p>ordinaire</text:p>
          </table:table-cell>
          <table:table-cell table:style-name="ce37" office:value-type="string" table:number-columns-spanned="1" table:number-rows-spanned="2">
            <text:p>Ni rec. ni cond.</text:p>
          </table:table-cell>
          <table:table-cell table:style-name="ce37" office:value-type="string" table:number-columns-spanned="1" table:number-rows-spanned="2">
            <text:p>PRESTATION SERVICE CLUB HAUT NIVEAU MHSC</text:p>
          </table:table-cell>
          <table:table-cell table:style-name="ce63" office:value-type="float" office:value="120000" table:number-columns-spanned="1" table:number-rows-spanned="2">
            <text:p>120 000</text:p>
          </table:table-cell>
          <table:table-cell table:style-name="ce37" office:value-type="string" table:number-columns-spanned="1" table:number-rows-spanned="2">
            <text:p>Article 30</text:p>
          </table:table-cell>
          <table:table-cell table:style-name="ce37" office:value-type="string" table:number-columns-spanned="1" table:number-rows-spanned="2">
            <text:p>16/8/13</text:p>
          </table:table-cell>
          <table:table-cell table:style-name="ce37" office:value-type="string" table:number-columns-spanned="1" table:number-rows-spanned="2">
            <text:p>15/8/14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MONTPELLIER HERAULT SC-PANNEAUTIQUE ET LOGE</text:p>
          </table:table-cell>
          <table:table-cell table:style-name="ce139" office:value-type="string">
            <text:p>8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PELLIER HERAULT SPORT CLUB</text:p>
          </table:table-cell>
          <table:table-cell table:style-name="ce37" office:value-type="string">
            <text:p>DOMAINE DE GRAMMONT AVENUE ALBERT EINSTEIN <text:s/>34967 MONTPELLIER CEDEX 2</text:p>
          </table:table-cell>
          <table:table-cell table:style-name="ce37" office:value-type="string">
            <text:p>438180523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MONTPELLIER HERAULT SC-ABONNEMENT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PELLIER HERAULT SPORT CLUB</text:p>
          </table:table-cell>
          <table:table-cell table:style-name="ce37" office:value-type="string">
            <text:p>DOMAINE DE GRAMMONT AVENUE ALBERT EINSTEIN <text:s/>34967 MONTPELLIER CEDEX 2</text:p>
          </table:table-cell>
          <table:table-cell table:style-name="ce37" office:value-type="string">
            <text:p>438180523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D0202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22000 SPORT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MONTPELLIER HERAULT RUGBY CLUB HAUTNIVEAU PRESTATION SERVICE</text:p>
          </table:table-cell>
          <table:table-cell table:style-name="ce63" office:value-type="float" office:value="120000">
            <text:p>12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2/8/13</text:p>
          </table:table-cell>
          <table:table-cell table:style-name="ce37" office:value-type="string">
            <text:p>11/8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ONTPELLIER RUGBY CLUB</text:p>
          </table:table-cell>
          <table:table-cell table:style-name="ce139" office:value-type="string">
            <text:p>8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PELLIER RUGBY CLUB MRC</text:p>
          </table:table-cell>
          <table:table-cell table:style-name="ce37" office:value-type="string">
            <text:p>STADE YVES DU MANOIR 500 AVENUE VANIERES <text:s/>34070 MONTPELLIER</text:p>
          </table:table-cell>
          <table:table-cell table:style-name="ce37" office:value-type="string">
            <text:p>433839024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3D0237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INSTALLATIONS VIDEOPROTECTION DE LA VILLE MAINTENANCE</text:p>
          </table:table-cell>
          <table:table-cell table:style-name="ce63" office:value-type="float" office:value="800000">
            <text:p>800 000</text:p>
          </table:table-cell>
          <table:table-cell table:style-name="ce37" office:value-type="string">
            <text:p>A.O.E</text:p>
          </table:table-cell>
          <table:table-cell table:style-name="ce39" office:value-type="string">
            <text:p>8/11/13</text:p>
          </table:table-cell>
          <table:table-cell table:style-name="ce55" office:value-type="string">
            <text:p>7/11/17</text:p>
          </table:table-cell>
          <table:table-cell table:style-name="ce100" office:value-type="string">
            <text:p>SANS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IPERION-SOGETREL</text:p>
          </table:table-cell>
          <table:table-cell table:style-name="ce139" office:value-type="string">
            <text:p>74.05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IPERION SOGETREL</text:p>
          </table:table-cell>
          <table:table-cell table:style-name="ce39" office:value-type="string">
            <text:p><text:s/>PLACE DE LA MEDITERRANEE ZA LA PEYRIERE 34430 ST JEAN DE VEDAS</text:p>
          </table:table-cell>
          <table:table-cell table:style-name="ce55"/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8" table:visibility="filter">
          <table:table-cell table:style-name="ce6" office:value-type="string">
            <text:p>3D0271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DOCUMENTS COMMUNICATION PANACEE REALISATION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1/8/13</text:p>
          </table:table-cell>
          <table:table-cell table:style-name="ce37" office:value-type="string">
            <text:p>3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IMPRIMERIE PAUWELS</text:p>
          </table:table-cell>
          <table:table-cell table:style-name="ce139" office:value-type="string">
            <text:p>85.01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MPRIMERIE PAUWELS</text:p>
          </table:table-cell>
          <table:table-cell table:style-name="ce37" office:value-type="string">
            <text:p><text:s/>AVENUE ARIANE 25 <text:s/>99999 BRUXELLES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3">
            <text:p>3D0288</text:p>
          </table:table-cell>
          <table:table-cell table:style-name="ce37" office:value-type="string" table:number-columns-spanned="1" table:number-rows-spanned="3">
            <text:p>T</text:p>
          </table:table-cell>
          <table:table-cell table:style-name="ce37" office:value-type="string" table:number-columns-spanned="1" table:number-rows-spanned="3">
            <text:p>27000 DIRECTION PAYSAGE ET BIODIVERSITE</text:p>
          </table:table-cell>
          <table:table-cell table:style-name="ce37" office:value-type="string" table:number-columns-spanned="1" table:number-rows-spanned="3">
            <text:p>27000 PAYSAGES ET BIODIVERSITE</text:p>
          </table:table-cell>
          <table:table-cell table:style-name="ce37" office:value-type="string" table:number-columns-spanned="1" table:number-rows-spanned="3">
            <text:p>BC</text:p>
          </table:table-cell>
          <table:table-cell table:style-name="ce37" office:value-type="string" table:number-columns-spanned="1" table:number-rows-spanned="3">
            <text:p>Recond.</text:p>
          </table:table-cell>
          <table:table-cell table:style-name="ce37" office:value-type="string" table:number-columns-spanned="1" table:number-rows-spanned="3">
            <text:p>REALISATION SERRURERIES ESPACES VERTSDIVERS DE LA VILLE</text:p>
          </table:table-cell>
          <table:table-cell table:style-name="ce63" office:value-type="float" office:value="850000" table:number-columns-spanned="1" table:number-rows-spanned="3">
            <text:p>850 000</text:p>
          </table:table-cell>
          <table:table-cell table:style-name="ce37" office:value-type="string" table:number-columns-spanned="1" table:number-rows-spanned="3">
            <text:p>MAPA 4</text:p>
          </table:table-cell>
          <table:table-cell table:style-name="ce37" office:value-type="string" table:number-columns-spanned="1" table:number-rows-spanned="3">
            <text:p>19/12/13</text:p>
          </table:table-cell>
          <table:table-cell table:style-name="ce37" office:value-type="string" table:number-columns-spanned="1" table:number-rows-spanned="3">
            <text:p>19/12/16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ACS PROTECT-HOPITAUX FACULTES MOSSON CEVENN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CS PROTECT SARL</text:p>
          </table:table-cell>
          <table:table-cell table:style-name="ce37" office:value-type="string">
            <text:p>ZAE SUD 108 RUE DU PUECH <text:s/>34980 ST GELY DU FESC</text:p>
          </table:table-cell>
          <table:table-cell table:style-name="ce37" office:value-type="string">
            <text:p>498114479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ACS PROTECT-CROIX ARGENT PRES ARENES <text:s/>PORT MARIANN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CS PROTECT SARL</text:p>
          </table:table-cell>
          <table:table-cell table:style-name="ce37" office:value-type="string">
            <text:p>ZAE SUD 108 RUE DU PUECH <text:s/>34980 ST GELY DU FESC</text:p>
          </table:table-cell>
          <table:table-cell table:style-name="ce37" office:value-type="string">
            <text:p>498114479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ACS PROTECT- MONTPELLIER CENT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CS PROTECT SARL</text:p>
          </table:table-cell>
          <table:table-cell table:style-name="ce37" office:value-type="string">
            <text:p>ZAE SUD 108 RUE DU PUECH <text:s/>34980 ST GELY DU FESC</text:p>
          </table:table-cell>
          <table:table-cell table:style-name="ce37" office:value-type="string">
            <text:p>498114479</text:p>
          </table:table-cell>
          <table:table-cell table:style-name="ce164" office:value-type="string">
            <text:p>27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3D0289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<text:s/></text:p>
          </table:table-cell>
          <table:table-cell table:style-name="ce37" office:value-type="string">
            <text:p>22000 SPORTS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MONTPELLIER WATERSPORTS CLUB DE HAUTNIVEAU PRESTATIONS DE SERVICE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9/10/13</text:p>
          </table:table-cell>
          <table:table-cell table:style-name="ce37" office:value-type="string">
            <text:p>8/10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ONTPELLIER WATERSPORTS</text:p>
          </table:table-cell>
          <table:table-cell table:style-name="ce139" office:value-type="string">
            <text:p>80.08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ONTPELLIER WATER SPORTS SAS</text:p>
          </table:table-cell>
          <table:table-cell table:style-name="ce37" office:value-type="string">
            <text:p><text:s/>9 IMPASSE DU CLAPAS <text:s/>34820 TEYRAN</text:p>
          </table:table-cell>
          <table:table-cell table:style-name="ce37" office:value-type="string">
            <text:p>538288085</text:p>
          </table:table-cell>
          <table:table-cell table:style-name="ce164"/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301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E CID CESSION SPECTACLE THEATRE J VILARCONTRAT</text:p>
          </table:table-cell>
          <table:table-cell table:style-name="ce63" office:value-type="float" office:value="18000">
            <text:p>18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2/8/13</text:p>
          </table:table-cell>
          <table:table-cell table:style-name="ce37" office:value-type="string">
            <text:p>30/11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GENCE VOYAGES IMAGINAIRES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GENCE DE VOYAGES IMAGINAIRES</text:p>
          </table:table-cell>
          <table:table-cell table:style-name="ce37" office:value-type="string">
            <text:p><text:s/>117 TRAVAERSE DE BOVIS L ESTAQUE 13016 MARSEILLE 16EME ARRONDISS</text:p>
          </table:table-cell>
          <table:table-cell table:style-name="ce37" office:value-type="string">
            <text:p>500489257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310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PARTENARIAT EDITRICE MONDE COMEDIE LIVRE2013 CONTRAT</text:p>
          </table:table-cell>
          <table:table-cell table:style-name="ce63" office:value-type="float" office:value="30000">
            <text:p>3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/6/13</text:p>
          </table:table-cell>
          <table:table-cell table:style-name="ce37" office:value-type="string">
            <text:p>30/7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M PUBLICITE</text:p>
          </table:table-cell>
          <table:table-cell table:style-name="ce139" office:value-type="string">
            <text:p>72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 PUBLICITE SA</text:p>
          </table:table-cell>
          <table:table-cell table:style-name="ce37" office:value-type="string">
            <text:p><text:s/>133 AVENUE DES CHAMPS ELYSEES <text:s/>75008 PARIS 8EME ARRONDISSEMENT</text:p>
          </table:table-cell>
          <table:table-cell table:style-name="ce37" office:value-type="string">
            <text:p>334181708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table-cell table:style-name="ce6" office:value-type="string">
            <text:p>3D0331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600 DIRECTION DES AFFAIRES JURIDIQUES ET COMMANDE PUBLIQUE</text:p>
          </table:table-cell>
          <table:table-cell table:style-name="ce37" office:value-type="string">
            <text:p>16400 LA PANACE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LA PANACEE - CONTRAT CREATION GRAPHIQUE</text:p>
          </table:table-cell>
          <table:table-cell table:style-name="ce63" office:value-type="float" office:value="34445">
            <text:p>34 445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12/8/13</text:p>
          </table:table-cell>
          <table:table-cell table:style-name="ce37" office:value-type="string">
            <text:p>11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ABREGE - CONTRAT CREATION GRAPHIQUE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BREGE SARL</text:p>
          </table:table-cell>
          <table:table-cell table:style-name="ce37" office:value-type="string">
            <text:p><text:s/>50 BIS FAUBOURG FIGUEROLLES <text:s/>34070 MONTPELLIER</text:p>
          </table:table-cell>
          <table:table-cell table:style-name="ce37" office:value-type="string">
            <text:p>754025104</text:p>
          </table:table-cell>
          <table:table-cell table:style-name="ce164" office:value-type="string">
            <text:p>16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573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SPECTACLE DES AMOURS CONTRAT COPRODUCTIO</text:p>
          </table:table-cell>
          <table:table-cell table:style-name="ce63" office:value-type="float" office:value="20000">
            <text:p>20 0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4/10/13</text:p>
          </table:table-cell>
          <table:table-cell table:style-name="ce37" office:value-type="string">
            <text:p>4/4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THEATRE EN MOUVEMENT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HEATRE EN MOUVEMENT</text:p>
          </table:table-cell>
          <table:table-cell table:style-name="ce37" office:value-type="string">
            <text:p><text:s/>42 RUE ADAM CRAPONNE <text:s/>34000 MONTPELLIER</text:p>
          </table:table-cell>
          <table:table-cell table:style-name="ce37" office:value-type="string">
            <text:p>450456587</text:p>
          </table:table-cell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table-cell table:style-name="ce6" office:value-type="string">
            <text:p>3D0574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16000 DIRECTION CULTURE ET PATRIMOINE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CONVENTION COPRODUCTION COMPAGNIE USTRUCTURE NOUVELLE</text:p>
          </table:table-cell>
          <table:table-cell table:style-name="ce63" office:value-type="float" office:value="27400">
            <text:p>27 400</text:p>
          </table:table-cell>
          <table:table-cell table:style-name="ce37" office:value-type="string">
            <text:p>Article 30</text:p>
          </table:table-cell>
          <table:table-cell table:style-name="ce37" office:value-type="string">
            <text:p>4/10/13</text:p>
          </table:table-cell>
          <table:table-cell table:style-name="ce37" office:value-type="string">
            <text:p>26/4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U STRUCTURE NOUVELLE</text:p>
          </table:table-cell>
          <table:table-cell table:style-name="ce139" office:value-type="string">
            <text:p>78.02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U STRUCTURE NOUVELLE</text:p>
          </table:table-cell>
          <table:table-cell table:style-name="ce37" office:value-type="string">
            <text:p><text:s/>7 RUE FRANCOIS PERRIER <text:s/>34070 MONTPELLIER</text:p>
          </table:table-cell>
          <table:table-cell table:style-name="ce37"/>
          <table:table-cell table:style-name="ce164" office:value-type="string">
            <text:p>16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>
            <text:p>3D0675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12900 DIRECTION DE LA COMMUNICATION</text:p>
          </table:table-cell>
          <table:table-cell table:style-name="ce37" office:value-type="string">
            <text:p>12500 DIRECTION DE LA COMMUNICATION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EMISSION DELOCALISEE THEME HIVERNALESREALISATION</text:p>
          </table:table-cell>
          <table:table-cell table:style-name="ce63" office:value-type="float" office:value="18620">
            <text:p>18 620</text:p>
          </table:table-cell>
          <table:table-cell table:style-name="ce37" office:value-type="string">
            <text:p>A.O.E</text:p>
          </table:table-cell>
          <table:table-cell table:style-name="ce37" office:value-type="string">
            <text:p>25/11/13</text:p>
          </table:table-cell>
          <table:table-cell table:style-name="ce37" office:value-type="string">
            <text:p>12/12/13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MISSION DELOCALISEE THEME HIVERNALES</text:p>
          </table:table-cell>
          <table:table-cell table:style-name="ce139" office:value-type="string">
            <text:p>72.14</text:p>
          </table:table-cell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EDIA DU SUD SAS</text:p>
          </table:table-cell>
          <table:table-cell table:style-name="ce37" office:value-type="string">
            <text:p><text:s/>19 AVENUE GENERAL DE GAULLE <text:s/>30200 BAGNOLS SUR CEZE</text:p>
          </table:table-cell>
          <table:table-cell table:style-name="ce37" office:value-type="string">
            <text:p>524077286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 table:number-columns-spanned="1" table:number-rows-spanned="2">
            <text:p>G11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300 DIRECTION AMENAGEMENT PROGRAMMATION</text:p>
          </table:table-cell>
          <table:table-cell table:style-name="ce37" office:value-type="string" table:number-columns-spanned="1" table:number-rows-spanned="2">
            <text:p>83300 AMENAGEMENT PROGRAMMATION</text:p>
          </table:table-cell>
          <table:table-cell table:style-name="ce37" office:value-type="string" table:number-columns-spanned="1" table:number-rows-spanned="2">
            <text:p>ordinaire</text:p>
          </table:table-cell>
          <table:table-cell table:style-name="ce37" office:value-type="string" table:number-columns-spanned="1" table:number-rows-spanned="2">
            <text:p>Ni rec. ni cond.</text:p>
          </table:table-cell>
          <table:table-cell table:style-name="ce37" office:value-type="string" table:number-columns-spanned="1" table:number-rows-spanned="2">
            <text:p>CONCOURS PORT MARIANNE REPUBLIQUECHOIX URBANISTE ARCHITECTE COORDINATEUR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9/8/13</text:p>
          </table:table-cell>
          <table:table-cell table:style-name="ce37" office:value-type="string" table:number-columns-spanned="1" table:number-rows-spanned="2">
            <text:p>28/11/13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ANMA - <text:s/>ZAC PORT MARIANNE REPUBLIQUE CONCOUR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GENCE NICOLAS MICHELIN &amp; ASSOCIES</text:p>
          </table:table-cell>
          <table:table-cell table:style-name="ce37" office:value-type="string">
            <text:p><text:s/>9 COUR DES PETITES ECURIES <text:s/>75010 PARIS 10EME ARRONDISSEMENT</text:p>
          </table:table-cell>
          <table:table-cell table:style-name="ce37" office:value-type="string">
            <text:p>388674459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BOUDIER - ZAC PORT MARIANNE REPUBLIQUE CONCOUR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OUDIER NICOLAS</text:p>
          </table:table-cell>
          <table:table-cell table:style-name="ce37" office:value-type="string">
            <text:p><text:s/>10 RUE DES AMARYLLIS <text:s/>34070 MONTPELLIER</text:p>
          </table:table-cell>
          <table:table-cell table:style-name="ce37" office:value-type="string">
            <text:p>421515834</text:p>
          </table:table-cell>
          <table:table-cell table:style-name="ce164" office:value-type="string">
            <text:p>833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3">
            <text:p>H82</text:p>
          </table:table-cell>
          <table:table-cell table:style-name="ce37" office:value-type="string" table:number-columns-spanned="1" table:number-rows-spanned="3">
            <text:p>F</text:p>
          </table:table-cell>
          <table:table-cell table:style-name="ce37" office:value-type="string" table:number-columns-spanned="1" table:number-rows-spanned="3">
            <text:p>84000 DIRECTION ENERGIE MOYENS TECHNIQUES</text:p>
          </table:table-cell>
          <table:table-cell table:style-name="ce37" office:value-type="string" table:number-columns-spanned="1" table:number-rows-spanned="3">
            <text:p>70100 ACHATS ET PRODUCTION GRAPHIQUE</text:p>
          </table:table-cell>
          <table:table-cell table:style-name="ce37" office:value-type="string" table:number-columns-spanned="1" table:number-rows-spanned="3">
            <text:p>BC</text:p>
          </table:table-cell>
          <table:table-cell table:style-name="ce37" office:value-type="string" table:number-columns-spanned="1" table:number-rows-spanned="3">
            <text:p>Recond.</text:p>
          </table:table-cell>
          <table:table-cell table:style-name="ce37" office:value-type="string" table:number-columns-spanned="1" table:number-rows-spanned="3">
            <text:p>ACHAT DE VETEMENTS DE TRAVAIL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string" table:number-columns-spanned="1" table:number-rows-spanned="3">
            <text:p>1/1/13</text:p>
          </table:table-cell>
          <table:table-cell table:style-name="ce37" office:value-type="string" table:number-columns-spanned="1" table:number-rows-spanned="3">
            <text:p>31/12/16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PORTE ET FILS-VETEMENTS DE TRAVAIL BLEU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RTE ET FILS SAS</text:p>
          </table:table-cell>
          <table:table-cell table:style-name="ce37" office:value-type="string">
            <text:p><text:s/>18 RUE GASPARD MONGE <text:s/>33610 CANEJEAN</text:p>
          </table:table-cell>
          <table:table-cell table:style-name="ce37" office:value-type="string">
            <text:p>493452999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EPSI-VETEMENTS DE TRAVAIL BLOUSES <text:s/>TEE SHIRTS MEDICAL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PSI SASU</text:p>
          </table:table-cell>
          <table:table-cell table:style-name="ce37" office:value-type="string">
            <text:p><text:s/>375 RUE MAYOR DE MONTRICHET POLE D ACTIVITES DES MILLES 13854 AIX EN PROVENCE CEDEX 3</text:p>
          </table:table-cell>
          <table:table-cell table:style-name="ce37" office:value-type="string">
            <text:p>533881470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MABEO INDUSTRIES-VETEMENTS RISQUES ELECTRIQU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MABEO INDUSTRIES SASU</text:p>
          </table:table-cell>
          <table:table-cell table:style-name="ce37" office:value-type="string">
            <text:p>ZI DE LA LAUZE 17 RUE SAINT EXUPERY BP 64 34430 ST JEAN DE VEDAS</text:p>
          </table:table-cell>
          <table:table-cell table:style-name="ce37" office:value-type="string">
            <text:p>332564954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table-cell table:style-name="ce6" office:value-type="string" table:number-columns-spanned="1" table:number-rows-spanned="12">
            <text:p>H86</text:p>
          </table:table-cell>
          <table:table-cell table:style-name="ce37" office:value-type="string" table:number-columns-spanned="1" table:number-rows-spanned="12">
            <text:p>F</text:p>
          </table:table-cell>
          <table:table-cell table:style-name="ce37" office:value-type="string" table:number-columns-spanned="1" table:number-rows-spanned="12">
            <text:p>13000 DIRECTION DE LA RESTAURATION SCOLAIRE</text:p>
          </table:table-cell>
          <table:table-cell table:style-name="ce37" office:value-type="string" table:number-columns-spanned="1" table:number-rows-spanned="12">
            <text:p>13000 RESTAURANTS SCOLAIRES</text:p>
          </table:table-cell>
          <table:table-cell table:style-name="ce37" office:value-type="string" table:number-columns-spanned="1" table:number-rows-spanned="12">
            <text:p>BC</text:p>
          </table:table-cell>
          <table:table-cell table:style-name="ce37" office:value-type="string" table:number-columns-spanned="1" table:number-rows-spanned="12">
            <text:p>Recond.</text:p>
          </table:table-cell>
          <table:table-cell table:style-name="ce37" office:value-type="string" table:number-columns-spanned="1" table:number-rows-spanned="12">
            <text:p>MARCHES ALIMENTAIRES CUISINE CENTRALERESTAURANTS SCOLAIRES</text:p>
          </table:table-cell>
          <table:table-cell table:style-name="ce37" table:number-columns-spanned="1" table:number-rows-spanned="12"/>
          <table:table-cell table:style-name="ce37" table:number-columns-spanned="1" table:number-rows-spanned="12"/>
          <table:table-cell table:style-name="ce37" office:value-type="string" table:number-columns-spanned="1" table:number-rows-spanned="12">
            <text:p>1/1/13</text:p>
          </table:table-cell>
          <table:table-cell table:style-name="ce37" office:value-type="string" table:number-columns-spanned="1" table:number-rows-spanned="12">
            <text:p>31/12/14</text:p>
          </table:table-cell>
          <table:table-cell table:style-name="ce37" table:number-columns-spanned="1" table:number-rows-spanned="12"/>
          <table:table-cell table:style-name="ce37" table:number-columns-spanned="1" table:number-rows-spanned="12"/>
          <table:table-cell table:style-name="ce37" office:value-type="float" office:value="1">
            <text:p>1</text:p>
          </table:table-cell>
          <table:table-cell table:style-name="ce37" office:value-type="string">
            <text:p>BERNARD-JEAN FLOC H-CHARCUTERI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ERNARD SAS</text:p>
          </table:table-cell>
          <table:table-cell table:style-name="ce37" office:value-type="string">
            <text:p><text:s/>KERBETHUNE BP 20111 56500 LOCMINE CEDEX</text:p>
          </table:table-cell>
          <table:table-cell table:style-name="ce37" office:value-type="string">
            <text:p>869500223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POMONA PASSION FROID-VIANDES SURGELE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MONA PASSION FROID</text:p>
          </table:table-cell>
          <table:table-cell table:style-name="ce37" office:value-type="string">
            <text:p><text:s/>3214 ROUTE DE MONTPELLIER <text:s/>30900 NIMES</text:p>
          </table:table-cell>
          <table:table-cell table:style-name="ce37" office:value-type="string">
            <text:p>55204499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DAVIGEL-POISSONS SURGEL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AVIGEL SAS</text:p>
          </table:table-cell>
          <table:table-cell table:style-name="ce37" office:value-type="string">
            <text:p><text:s/>ZI DE LA VERDIERE <text:s/>13880 VELAUX</text:p>
          </table:table-cell>
          <table:table-cell table:style-name="ce37" office:value-type="string">
            <text:p>632750139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DAVIGEL-LEGUMES SURGEL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AVIGEL SAS</text:p>
          </table:table-cell>
          <table:table-cell table:style-name="ce37" office:value-type="string">
            <text:p><text:s/>ZI DE LA VERDIERE <text:s/>13880 VELAUX</text:p>
          </table:table-cell>
          <table:table-cell table:style-name="ce37" office:value-type="string">
            <text:p>632750139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BUONOMO PRIMEURS-LEGUMES 4EME GAMM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UONOMO PRIMEURS SASU</text:p>
          </table:table-cell>
          <table:table-cell table:style-name="ce37" office:value-type="string">
            <text:p>VAL NATURE 9 CHEMIN DE LA POULE D EAU <text:s/>34110 VIC LA GARDIOLE</text:p>
          </table:table-cell>
          <table:table-cell table:style-name="ce37" office:value-type="string">
            <text:p>53874873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7">
            <text:p>7</text:p>
          </table:table-cell>
          <table:table-cell table:style-name="ce37" office:value-type="string">
            <text:p>BUONOMO PRIMEURS-POMMES DE TERRE STERILISEES 5EME GAMM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BUONOMO PRIMEURS SASU</text:p>
          </table:table-cell>
          <table:table-cell table:style-name="ce37" office:value-type="string">
            <text:p>VAL NATURE 9 CHEMIN DE LA POULE D EAU <text:s/>34110 VIC LA GARDIOLE</text:p>
          </table:table-cell>
          <table:table-cell table:style-name="ce37" office:value-type="string">
            <text:p>53874873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GROUPE BIGARD-VIANDES CUITES SOUS VIDE <text:s/>BASSE TEMPERATU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ROUPE BIGARD SA</text:p>
          </table:table-cell>
          <table:table-cell table:style-name="ce37" office:value-type="string">
            <text:p><text:s/>ZI DE KERGOSTIOU BP 53 29393 QUIMPERLE</text:p>
          </table:table-cell>
          <table:table-cell table:style-name="ce37" office:value-type="string">
            <text:p>776221467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SAS COUDENE-BRANDADE DE MORUE FRAICH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UDENE MICHEL SAS</text:p>
          </table:table-cell>
          <table:table-cell table:style-name="ce37" office:value-type="string">
            <text:p><text:s/>600 AVENUE CAMPELLO <text:s/>30380 ST CHRISTOL LES ALES</text:p>
          </table:table-cell>
          <table:table-cell table:style-name="ce37" office:value-type="string">
            <text:p>30766758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0">
            <text:p>10</text:p>
          </table:table-cell>
          <table:table-cell table:style-name="ce37" office:value-type="string">
            <text:p>ALPES FRAIS PRODUCTION-PATISSERIES SALEE CUITES FRAICH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LPES FRAIS PRODUCTION SAS</text:p>
          </table:table-cell>
          <table:table-cell table:style-name="ce37" office:value-type="string">
            <text:p><text:s/>436 RUE EMILE ROMANET <text:s/>38340 VOREPPE</text:p>
          </table:table-cell>
          <table:table-cell table:style-name="ce37" office:value-type="string">
            <text:p>339341646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0">
            <text:p>10</text:p>
          </table:table-cell>
          <table:table-cell table:style-name="ce37" office:value-type="string">
            <text:p>POMONA PASSION FROID-PATISSERIES SALEES CUITES SURGELE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MONA PASSION FROID</text:p>
          </table:table-cell>
          <table:table-cell table:style-name="ce37" office:value-type="string">
            <text:p><text:s/>3214 ROUTE DE MONTPELLIER <text:s/>30900 NIMES</text:p>
          </table:table-cell>
          <table:table-cell table:style-name="ce37" office:value-type="string">
            <text:p>55204499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0">
            <text:p>10</text:p>
          </table:table-cell>
          <table:table-cell table:style-name="ce37" office:value-type="string">
            <text:p>SARL ID SERVICES-PATISSERIES SUCREES CUITES FRAICH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ID SERVICES SARL</text:p>
          </table:table-cell>
          <table:table-cell table:style-name="ce37" office:value-type="string">
            <text:p>ZA PIERRE LEVEE AVENUE A <text:s/>MAUROIS <text:s/>24310 BRANTOME</text:p>
          </table:table-cell>
          <table:table-cell table:style-name="ce37" office:value-type="string">
            <text:p>452792641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10">
            <text:p>10</text:p>
          </table:table-cell>
          <table:table-cell table:style-name="ce37" office:value-type="string">
            <text:p>POMONA PASSION FROID-PATISSERIES INDIVIDUELLES SUCREES CUITES SURGELE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MONA PASSION FROID</text:p>
          </table:table-cell>
          <table:table-cell table:style-name="ce37" office:value-type="string">
            <text:p><text:s/>3214 ROUTE DE MONTPELLIER <text:s/>30900 NIMES</text:p>
          </table:table-cell>
          <table:table-cell table:style-name="ce37" office:value-type="string">
            <text:p>552044992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 table:number-columns-spanned="1" table:number-rows-spanned="4">
            <text:p>H88</text:p>
          </table:table-cell>
          <table:table-cell table:style-name="ce37" office:value-type="string" table:number-columns-spanned="1" table:number-rows-spanned="4">
            <text:p>S</text:p>
          </table:table-cell>
          <table:table-cell table:style-name="ce37" office:value-type="string" table:number-columns-spanned="1" table:number-rows-spanned="4">
            <text:p>13000 DIRECTION DE LA RESTAURATION SCOLAIRE</text:p>
          </table:table-cell>
          <table:table-cell table:style-name="ce37" office:value-type="string" table:number-columns-spanned="1" table:number-rows-spanned="4">
            <text:p>13000 RESTAURANTS SCOLAIRES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Recond.</text:p>
          </table:table-cell>
          <table:table-cell table:style-name="ce37" office:value-type="string" table:number-columns-spanned="1" table:number-rows-spanned="4">
            <text:p>ENTRETIEN RESTAURATION ET BUANDERIECOLLECTIF PREVENTIF ET CURATIF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string" table:number-columns-spanned="1" table:number-rows-spanned="4">
            <text:p>9/1/13</text:p>
          </table:table-cell>
          <table:table-cell table:style-name="ce37" office:value-type="string" table:number-columns-spanned="1" table:number-rows-spanned="4">
            <text:p>8/1/17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SALAGER SERRA-ENTRETIEN MATERIEL PROF RESTAURATION COLLECTIVE CUISINE CENTRAL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LAGER SERRA SARL</text:p>
          </table:table-cell>
          <table:table-cell table:style-name="ce37" office:value-type="string">
            <text:p><text:s/>8 ZA LES BARONNES <text:s/>34730 PRADES LE LEZ</text:p>
          </table:table-cell>
          <table:table-cell table:style-name="ce37" office:value-type="string">
            <text:p>33147680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ALAGER SERRA-ENTRETIEN MATERIEL PROF RESTAURATION COLLECTIVE RESTAU SCOLAIR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LAGER SERRA SARL</text:p>
          </table:table-cell>
          <table:table-cell table:style-name="ce37" office:value-type="string">
            <text:p><text:s/>8 ZA LES BARONNES <text:s/>34730 PRADES LE LEZ</text:p>
          </table:table-cell>
          <table:table-cell table:style-name="ce37" office:value-type="string">
            <text:p>33147680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SALAGER SERRA-ENTRETIEN MATERIEL PROF RESTAURATION COLLECTIVE CRECHES ET HG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LAGER SERRA SARL</text:p>
          </table:table-cell>
          <table:table-cell table:style-name="ce37" office:value-type="string">
            <text:p><text:s/>8 ZA LES BARONNES <text:s/>34730 PRADES LE LEZ</text:p>
          </table:table-cell>
          <table:table-cell table:style-name="ce37" office:value-type="string">
            <text:p>331476804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DJL MAINTENANCE-ENTRETIEN APPAREILS CUISINE BUANDERIE ECOLE CRECHE P DARWI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JL MAINTENANCE SARL</text:p>
          </table:table-cell>
          <table:table-cell table:style-name="ce37" office:value-type="string">
            <text:p><text:s/>17 RUE DES PERDREAUX <text:s/>34790 GRABELS</text:p>
          </table:table-cell>
          <table:table-cell table:style-name="ce37" office:value-type="string">
            <text:p>381285071</text:p>
          </table:table-cell>
          <table:table-cell table:style-name="ce164" office:value-type="string">
            <text:p>13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 table:number-columns-spanned="1" table:number-rows-spanned="2">
            <text:p>H90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4000 DIRECTION ENERGIE MOYENS TECHNIQUES</text:p>
          </table:table-cell>
          <table:table-cell table:style-name="ce37" office:value-type="string" table:number-columns-spanned="1" table:number-rows-spanned="2">
            <text:p>70100 ACHATS ET PRODUCTION GRAPHIQUE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ASCENSEUR MONTECHARGE ESCALIERHV BAT COMMUNAUX ENTRETIEN MAINTENANCE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1/1/13</text:p>
          </table:table-cell>
          <table:table-cell table:style-name="ce37" office:value-type="string" table:number-columns-spanned="1" table:number-rows-spanned="2">
            <text:p>31/12/16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SCHINDLER-ENTRETIEN MAINTENANCE ASCENSEU MONTE CHARGE ESCALIERS MECANIQUES HV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CHINDLER SA</text:p>
          </table:table-cell>
          <table:table-cell table:style-name="ce37" office:value-type="string">
            <text:p>ZI DE LA LAUZE 18 RUE SAINT EXUPERY <text:s/>34430 ST JEAN DE VEDAS</text:p>
          </table:table-cell>
          <table:table-cell table:style-name="ce37" office:value-type="string">
            <text:p>383711678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THYSSENKRUPP-ENTRETIEN MAINTENANCE <text:s/>ASCENSEUR MONTE CHARGE PLATEFORME HV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HYSSENKRUPP ASCENSEURS SAS</text:p>
          </table:table-cell>
          <table:table-cell table:style-name="ce37" office:value-type="string">
            <text:p><text:s/>50 AVENUE MAURICE PLANES <text:s/>34070 MONTPELLIER</text:p>
          </table:table-cell>
          <table:table-cell table:style-name="ce37" office:value-type="string">
            <text:p>722024742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4">
            <text:p>H91</text:p>
          </table:table-cell>
          <table:table-cell table:style-name="ce37" office:value-type="string" table:number-columns-spanned="1" table:number-rows-spanned="4">
            <text:p>T</text:p>
          </table:table-cell>
          <table:table-cell table:style-name="ce37" office:value-type="string" table:number-columns-spanned="1" table:number-rows-spanned="4">
            <text:p>83400 DIRECTION GÉNIE URBAIN</text:p>
          </table:table-cell>
          <table:table-cell table:style-name="ce37" office:value-type="string" table:number-columns-spanned="1" table:number-rows-spanned="4">
            <text:p>24000 ECLAIRAGE PUBLIC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Recond.</text:p>
          </table:table-cell>
          <table:table-cell table:style-name="ce37" office:value-type="string" table:number-columns-spanned="1" table:number-rows-spanned="4">
            <text:p>EQUIPEMENTS D ECLAIRAGE PUBLICMAINTENANCE ET MODIFICATION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string" table:number-columns-spanned="1" table:number-rows-spanned="4">
            <text:p>1/1/13</text:p>
          </table:table-cell>
          <table:table-cell table:style-name="ce37" office:value-type="string" table:number-columns-spanned="1" table:number-rows-spanned="4">
            <text:p>31/12/16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CEGELEC INFRA ET TERTIAIRE SUD EST- QUARTIER PORT MARIANNE ET PRES D AREN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EGELEC INFRA ET TERTIAIRE SUD EST SAS</text:p>
          </table:table-cell>
          <table:table-cell table:style-name="ce37" office:value-type="string">
            <text:p><text:s/>ROUTE DE SALON LA GAVOTTE 13170 LES PENNES MIRABEAU</text:p>
          </table:table-cell>
          <table:table-cell table:style-name="ce37" office:value-type="string">
            <text:p>537915738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CITEOS TRAVESSET-QUARTIER MONTPELLIER CENT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NTREPRISE TRAVESSET SAS</text:p>
          </table:table-cell>
          <table:table-cell table:style-name="ce37" office:value-type="string">
            <text:p><text:s/>242 AVENUE DU PROGRES <text:s/>34820 TEYRAN CEDEX</text:p>
          </table:table-cell>
          <table:table-cell table:style-name="ce37" office:value-type="string">
            <text:p>950015446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SPIE SUD OUEST-QUARTIER CROIX D ARGENT ET LES CEVENN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PIE SUD OUEST SAS</text:p>
          </table:table-cell>
          <table:table-cell table:style-name="ce37" office:value-type="string">
            <text:p>PARC D ACTIVITES MARCEL DASSAULT 170 RUE HENRI FARMAN BP 70339 34433 SAINT JEAN DE VEDAS</text:p>
          </table:table-cell>
          <table:table-cell table:style-name="ce37" office:value-type="string">
            <text:p>44005646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SPIE SUD OUEST-HOPITAUX FACULTES ET <text:s/>MOSS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PIE SUD OUEST SAS</text:p>
          </table:table-cell>
          <table:table-cell table:style-name="ce37" office:value-type="string">
            <text:p>PARC D ACTIVITES MARCEL DASSAULT 170 RUE HENRI FARMAN BP 70339 34433 SAINT JEAN DE VEDAS</text:p>
          </table:table-cell>
          <table:table-cell table:style-name="ce37" office:value-type="string">
            <text:p>44005646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table-cell table:style-name="ce6" office:value-type="string" table:number-columns-spanned="1" table:number-rows-spanned="4">
            <text:p>H92</text:p>
          </table:table-cell>
          <table:table-cell table:style-name="ce37" office:value-type="string" table:number-columns-spanned="1" table:number-rows-spanned="4">
            <text:p>F</text:p>
          </table:table-cell>
          <table:table-cell table:style-name="ce37" office:value-type="string" table:number-columns-spanned="1" table:number-rows-spanned="4">
            <text:p>1500 DIRECTION DES SYSTÈMES D'INFORMATION</text:p>
          </table:table-cell>
          <table:table-cell table:style-name="ce37" office:value-type="string" table:number-columns-spanned="1" table:number-rows-spanned="4">
            <text:p>70000 DIRECTION DES SYSTEMES D'INFORMATION</text:p>
          </table:table-cell>
          <table:table-cell table:style-name="ce37" office:value-type="string" table:number-columns-spanned="1" table:number-rows-spanned="4">
            <text:p>BC</text:p>
          </table:table-cell>
          <table:table-cell table:style-name="ce37" office:value-type="string" table:number-columns-spanned="1" table:number-rows-spanned="4">
            <text:p>Recond.</text:p>
          </table:table-cell>
          <table:table-cell table:style-name="ce37" office:value-type="string" table:number-columns-spanned="1" table:number-rows-spanned="4">
            <text:p>POSTES TRAVAIL BUREAUTIQUE ET SERVEURSACHAT MAINTENANCE POUR LA VILLE ET CCAS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string" table:number-columns-spanned="1" table:number-rows-spanned="4">
            <text:p>18/1/13</text:p>
          </table:table-cell>
          <table:table-cell table:style-name="ce37" office:value-type="string" table:number-columns-spanned="1" table:number-rows-spanned="4">
            <text:p>20/1/17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office:value-type="float" office:value="1">
            <text:p>1</text:p>
          </table:table-cell>
          <table:table-cell table:style-name="ce37" office:value-type="string">
            <text:p>DELL-MICRO ORDINATEURS ET PERIPHERIQUES POUR L ADMINISTRATI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ELL SA</text:p>
          </table:table-cell>
          <table:table-cell table:style-name="ce37" office:value-type="string">
            <text:p><text:s/>1 ROND POINT BENJAMIN FRANKLIN <text:s/>34938 MONTPELLIER CEDEX 9</text:p>
          </table:table-cell>
          <table:table-cell table:style-name="ce37" office:value-type="string">
            <text:p>351528229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1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APX INTEGRATION-SERVEURS POUR <text:s/>L ADMINISTRATION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PX INTEGRATION SAS</text:p>
          </table:table-cell>
          <table:table-cell table:style-name="ce37" office:value-type="string">
            <text:p>EUROPARC STE VICTOIRE BAT 12 0 <text:s/>13590 MEYREUIL</text:p>
          </table:table-cell>
          <table:table-cell table:style-name="ce37" office:value-type="string">
            <text:p>399140193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ORDISYS-MICRO ORDINATEUR ET IMPRIMANTES POUR LES ECOL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RDISYS SARL</text:p>
          </table:table-cell>
          <table:table-cell table:style-name="ce37" office:value-type="string">
            <text:p>ESPACE COMMERCIAL FREJORGUES 121 RUE ROLAND GARROS <text:s/>34130 MAUGUIO</text:p>
          </table:table-cell>
          <table:table-cell table:style-name="ce37" office:value-type="string">
            <text:p>379637861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ORDISYS-CLASSES MOBIL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ORDISYS SARL</text:p>
          </table:table-cell>
          <table:table-cell table:style-name="ce37" office:value-type="string">
            <text:p>ESPACE COMMERCIAL FREJORGUES 121 RUE ROLAND GARROS <text:s/>34130 MAUGUIO</text:p>
          </table:table-cell>
          <table:table-cell table:style-name="ce37" office:value-type="string">
            <text:p>379637861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2">
            <text:p>H93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83700 DIRECTION ARCHITECTURE IMMOBILIER</text:p>
          </table:table-cell>
          <table:table-cell table:style-name="ce37" office:value-type="string" table:number-columns-spanned="1" table:number-rows-spanned="2">
            <text:p>26600 GESTION PROPRIETE ET SECURITE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AMO BUREAU ETUDES TECHNIQUES TOUS CORPSD'ETAT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9/1/13</text:p>
          </table:table-cell>
          <table:table-cell table:style-name="ce37" office:value-type="string" table:number-columns-spanned="1" table:number-rows-spanned="2">
            <text:p>8/1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P3G INGENIERIE- BET TCE OPC <text:s/>ACCESSIBILITE PMR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3G INGENIERIE</text:p>
          </table:table-cell>
          <table:table-cell table:style-name="ce37" office:value-type="string">
            <text:p><text:s/>471 RUE CHARLES NUNGESEER <text:s/>34130 MAUGUIO</text:p>
          </table:table-cell>
          <table:table-cell table:style-name="ce37" office:value-type="string">
            <text:p>388142473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ASTEC- SSI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C</text:p>
          </table:table-cell>
          <table:table-cell table:style-name="ce37" office:value-type="string">
            <text:p>ASSISTANCE SERVICES TECHNIQUES SARL</text:p>
          </table:table-cell>
          <table:table-cell table:style-name="ce37" office:value-type="string">
            <text:p><text:s/>1140 AVENUE ALBERT EINSTEIN <text:s/>34000 MONTPELLIER</text:p>
          </table:table-cell>
          <table:table-cell table:style-name="ce37" office:value-type="string">
            <text:p>312195977</text:p>
          </table:table-cell>
          <table:table-cell table:style-name="ce164" office:value-type="string">
            <text:p>837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10">
            <text:p>H95</text:p>
          </table:table-cell>
          <table:table-cell table:style-name="ce37" office:value-type="string" table:number-columns-spanned="1" table:number-rows-spanned="10">
            <text:p>F</text:p>
          </table:table-cell>
          <table:table-cell table:style-name="ce37" office:value-type="string" table:number-columns-spanned="1" table:number-rows-spanned="10">
            <text:p>84000 DIRECTION ENERGIE MOYENS TECHNIQUES</text:p>
          </table:table-cell>
          <table:table-cell table:style-name="ce37" office:value-type="string" table:number-columns-spanned="1" table:number-rows-spanned="10">
            <text:p>70100 ACHATS ET PRODUCTION GRAPHIQUE</text:p>
          </table:table-cell>
          <table:table-cell table:style-name="ce37" office:value-type="string" table:number-columns-spanned="1" table:number-rows-spanned="10">
            <text:p>BC</text:p>
          </table:table-cell>
          <table:table-cell table:style-name="ce37" office:value-type="string" table:number-columns-spanned="1" table:number-rows-spanned="10">
            <text:p>Recond.</text:p>
          </table:table-cell>
          <table:table-cell table:style-name="ce37" office:value-type="string" table:number-columns-spanned="1" table:number-rows-spanned="10">
            <text:p>ACHAT ALIMENTS ANIMAUX PARC DARWIN</text:p>
          </table:table-cell>
          <table:table-cell table:style-name="ce37" table:number-columns-spanned="1" table:number-rows-spanned="10"/>
          <table:table-cell table:style-name="ce37" table:number-columns-spanned="1" table:number-rows-spanned="10"/>
          <table:table-cell table:style-name="ce37" office:value-type="string" table:number-columns-spanned="1" table:number-rows-spanned="10">
            <text:p>21/1/13</text:p>
          </table:table-cell>
          <table:table-cell table:style-name="ce37" office:value-type="string" table:number-columns-spanned="1" table:number-rows-spanned="10">
            <text:p>31/12/16</text:p>
          </table:table-cell>
          <table:table-cell table:style-name="ce37" table:number-columns-spanned="1" table:number-rows-spanned="10"/>
          <table:table-cell table:style-name="ce37" table:number-columns-spanned="1" table:number-rows-spanned="10"/>
          <table:table-cell table:style-name="ce37" office:value-type="float" office:value="1">
            <text:p>1</text:p>
          </table:table-cell>
          <table:table-cell table:style-name="ce37" office:value-type="string">
            <text:p>LAUGIER-FOIN ET PAILL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AUGIER RAPHELE SARL</text:p>
          </table:table-cell>
          <table:table-cell table:style-name="ce37" office:value-type="string">
            <text:p><text:s/>MAS LAGET RAPHELE LES ARLES <text:s/>13200 ARLES</text:p>
          </table:table-cell>
          <table:table-cell table:style-name="ce37" office:value-type="string">
            <text:p>40415420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LAUGIER-LUZERN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LAUGIER RAPHELE SARL</text:p>
          </table:table-cell>
          <table:table-cell table:style-name="ce37" office:value-type="string">
            <text:p><text:s/>MAS LAGET RAPHELE LES ARLES <text:s/>13200 ARLES</text:p>
          </table:table-cell>
          <table:table-cell table:style-name="ce37" office:value-type="string">
            <text:p>40415420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SAINT LAURENT-GRANULES GRAINES MELANGES <text:s/>POUR ANIMAUX DE RENTE OU LABORATOIR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INT LAURENT SAS</text:p>
          </table:table-cell>
          <table:table-cell table:style-name="ce37" office:value-type="string">
            <text:p><text:s/>CHEMIN DU BOUILLON <text:s/>79430 LA CHAPELLE SAINT LAURENT</text:p>
          </table:table-cell>
          <table:table-cell table:style-name="ce37" office:value-type="string">
            <text:p>337860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SAINT LAURENT-GRANULES GRAINES OISEAUX ET REPTIL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INT LAURENT SAS</text:p>
          </table:table-cell>
          <table:table-cell table:style-name="ce37" office:value-type="string">
            <text:p><text:s/>CHEMIN DU BOUILLON <text:s/>79430 LA CHAPELLE SAINT LAURENT</text:p>
          </table:table-cell>
          <table:table-cell table:style-name="ce37" office:value-type="string">
            <text:p>337860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SAINT LAURENT-GRANULES GRAINES POUR MAMMIFER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INT LAURENT SAS</text:p>
          </table:table-cell>
          <table:table-cell table:style-name="ce37" office:value-type="string">
            <text:p><text:s/>CHEMIN DU BOUILLON <text:s/>79430 LA CHAPELLE SAINT LAURENT</text:p>
          </table:table-cell>
          <table:table-cell table:style-name="ce37" office:value-type="string">
            <text:p>337860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DIETEX FRANCE-PREPARATIONS SPECIALES POUR MAMMIFER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IETEX FRANCE SARL</text:p>
          </table:table-cell>
          <table:table-cell table:style-name="ce37" office:value-type="string">
            <text:p><text:s/>7 RUE CHARLES MICHELS <text:s/>95100 ARGENTEUIL</text:p>
          </table:table-cell>
          <table:table-cell table:style-name="ce37" office:value-type="string">
            <text:p>440476067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SAINT LAURENT-ALIMENTS CONGELES VIAND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INT LAURENT SAS</text:p>
          </table:table-cell>
          <table:table-cell table:style-name="ce37" office:value-type="string">
            <text:p><text:s/>CHEMIN DU BOUILLON <text:s/>79430 LA CHAPELLE SAINT LAURENT</text:p>
          </table:table-cell>
          <table:table-cell table:style-name="ce37" office:value-type="string">
            <text:p>337860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SAINT LAURENT-ALIMENTS CONGELES POISSONS FRUITS DE MER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INT LAURENT SAS</text:p>
          </table:table-cell>
          <table:table-cell table:style-name="ce37" office:value-type="string">
            <text:p><text:s/>CHEMIN DU BOUILLON <text:s/>79430 LA CHAPELLE SAINT LAURENT</text:p>
          </table:table-cell>
          <table:table-cell table:style-name="ce37" office:value-type="string">
            <text:p>337860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11">
            <text:p>11</text:p>
          </table:table-cell>
          <table:table-cell table:style-name="ce37" office:value-type="string">
            <text:p>SAINT LAURENT-ANIMAUX VIVANT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AINT LAURENT SAS</text:p>
          </table:table-cell>
          <table:table-cell table:style-name="ce37" office:value-type="string">
            <text:p><text:s/>CHEMIN DU BOUILLON <text:s/>79430 LA CHAPELLE SAINT LAURENT</text:p>
          </table:table-cell>
          <table:table-cell table:style-name="ce37" office:value-type="string">
            <text:p>337860456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13">
            <text:p>13</text:p>
          </table:table-cell>
          <table:table-cell table:style-name="ce37" office:value-type="string">
            <text:p>POMONA TERREAZUR-FRUITS ET LEGUMES FRAIS 2 EME CHOIX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OMONA TERREAZUR SA</text:p>
          </table:table-cell>
          <table:table-cell table:style-name="ce37" office:value-type="string">
            <text:p>POLE LOGISTIQUE ET DE FRET AEROPORT MONTPELLIER MEDITERRANE <text:s/>34130 MAUGUIO</text:p>
          </table:table-cell>
          <table:table-cell table:style-name="ce37" office:value-type="string">
            <text:p>552044992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 table:number-columns-spanned="1" table:number-rows-spanned="3">
            <text:p>H96</text:p>
          </table:table-cell>
          <table:table-cell table:style-name="ce37" office:value-type="string" table:number-columns-spanned="1" table:number-rows-spanned="3">
            <text:p>S</text:p>
          </table:table-cell>
          <table:table-cell table:style-name="ce37" office:value-type="string" table:number-columns-spanned="1" table:number-rows-spanned="3">
            <text:p>1600 DIRECTION DES AFFAIRES JURIDIQUES ET COMMANDE PUBLIQUE</text:p>
          </table:table-cell>
          <table:table-cell table:style-name="ce37" office:value-type="string" table:number-columns-spanned="1" table:number-rows-spanned="3">
            <text:p>84200 AFFAIRES JURIDIQUES</text:p>
          </table:table-cell>
          <table:table-cell table:style-name="ce37" office:value-type="string" table:number-columns-spanned="1" table:number-rows-spanned="3">
            <text:p>Lots</text:p>
          </table:table-cell>
          <table:table-cell table:style-name="ce37" office:value-type="string" table:number-columns-spanned="1" table:number-rows-spanned="3">
            <text:p>Ni rec. ni cond.</text:p>
          </table:table-cell>
          <table:table-cell table:style-name="ce37" office:value-type="string" table:number-columns-spanned="1" table:number-rows-spanned="3">
            <text:p>ASSURANCES RESPONSABILITE RISQUES ANNEXE FLOTTE AUTO RESP CIVILE GARAGE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string" table:number-columns-spanned="1" table:number-rows-spanned="3">
            <text:p>1/1/13</text:p>
          </table:table-cell>
          <table:table-cell table:style-name="ce37" office:value-type="string" table:number-columns-spanned="1" table:number-rows-spanned="3">
            <text:p>31/12/17</text:p>
          </table:table-cell>
          <table:table-cell table:style-name="ce37" table:number-columns-spanned="1" table:number-rows-spanned="3"/>
          <table:table-cell table:style-name="ce37" table:number-columns-spanned="1" table:number-rows-spanned="3"/>
          <table:table-cell table:style-name="ce37" office:value-type="float" office:value="1">
            <text:p>1</text:p>
          </table:table-cell>
          <table:table-cell table:style-name="ce37" office:value-type="string">
            <text:p>CABINET PNAS COMPAGNIE AREAS- RESPONSABILITES ET RISQUES ANNEX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ARIS NORD ASSURANCES SERVICES</text:p>
          </table:table-cell>
          <table:table-cell table:style-name="ce37" office:value-type="string">
            <text:p><text:s/>159 RUE DU FBG POISSONIERE <text:s/>75009 PARIS</text:p>
          </table:table-cell>
          <table:table-cell table:style-name="ce37" office:value-type="string">
            <text:p>341539815</text:p>
          </table:table-cell>
          <table:table-cell table:style-name="ce164" office:value-type="string">
            <text:p>16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SMACL-FLOTTE AUTOMOBILE ET RISQUES ANNEX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SSURANCE MUTUELLE A COTISATIONS</text:p>
          </table:table-cell>
          <table:table-cell table:style-name="ce37" office:value-type="string">
            <text:p><text:s/>141 AVENUE SALVADOR ALLENDE <text:s/>79031 NIORT CEDEX 9</text:p>
          </table:table-cell>
          <table:table-cell table:style-name="ce37" office:value-type="string">
            <text:p>301309605</text:p>
          </table:table-cell>
          <table:table-cell table:style-name="ce164" office:value-type="string">
            <text:p>16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covered-table-cell table:style-name="ce7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CABINET PNAS COMPAGNIE AREAS- RESPONSABILITE CIVILE GARAG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PARIS NORD ASSURANCES SERVICES</text:p>
          </table:table-cell>
          <table:table-cell table:style-name="ce37" office:value-type="string">
            <text:p><text:s/>159 RUE DU FBG POISSONIERE <text:s/>75009 PARIS</text:p>
          </table:table-cell>
          <table:table-cell table:style-name="ce37" office:value-type="string">
            <text:p>341539815</text:p>
          </table:table-cell>
          <table:table-cell table:style-name="ce164" office:value-type="string">
            <text:p>1600</text:p>
          </table:table-cell>
          <table:table-cell table:style-name="Default" table:number-columns-repeated="231"/>
          <table:table-cell table:number-columns-repeated="768"/>
        </table:table-row>
        <table:table-row table:style-name="ro16" table:visibility="filter">
          <table:table-cell table:style-name="ce6" office:value-type="string">
            <text:p>H97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5000 REGULATION TRAFIC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TUNNEL COMEDIE TREMIE CORUM MAINTENANCEEQUIPEMENTS ELECTRIQUES ET DE SECURITE</text:p>
          </table:table-cell>
          <table:table-cell table:style-name="ce37" table:number-columns-repeated="2"/>
          <table:table-cell table:style-name="ce37" office:value-type="string">
            <text:p>9/1/13</text:p>
          </table:table-cell>
          <table:table-cell table:style-name="ce37" office:value-type="string">
            <text:p>8/1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SPIE SUD OUEST 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SPIE SUD OUEST SAS</text:p>
          </table:table-cell>
          <table:table-cell table:style-name="ce37" office:value-type="string">
            <text:p>PARC D ACTIVITES MARCEL DASSAULT 170 RUE HENRI FARMAN BP 70339 34433 SAINT JEAN DE VEDAS</text:p>
          </table:table-cell>
          <table:table-cell table:style-name="ce37" office:value-type="string">
            <text:p>440056463</text:p>
          </table:table-cell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H98</text:p>
          </table:table-cell>
          <table:table-cell table:style-name="ce39" office:value-type="string">
            <text:p>T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RESEAU VIDEO PROTECTION URBAINEEXTENSION</text:p>
          </table:table-cell>
          <table:table-cell table:style-name="ce63" office:value-type="float" office:value="1200000">
            <text:p>1 200 000</text:p>
          </table:table-cell>
          <table:table-cell table:style-name="ce37" office:value-type="string">
            <text:p>A.O.E</text:p>
          </table:table-cell>
          <table:table-cell table:style-name="ce39" office:value-type="string">
            <text:p>5/3/13</text:p>
          </table:table-cell>
          <table:table-cell table:style-name="ce55" office:value-type="string">
            <text:p>4/3/17</text:p>
          </table:table-cell>
          <table:table-cell table:style-name="ce100" office:value-type="string">
            <text:p>SANS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SOGETREL</text:p>
          </table:table-cell>
          <table:table-cell table:style-name="ce139"/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SOGETREL SAS AGENCE DE PEROLS</text:p>
          </table:table-cell>
          <table:table-cell table:style-name="ce39" office:value-type="string">
            <text:p><text:s/>401 PARC DE LA MEDITERRANEE <text:s/>34470 PEROLS</text:p>
          </table:table-cell>
          <table:table-cell table:style-name="ce55" office:value-type="string">
            <text:p>397767831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10" table:visibility="filter">
          <table:table-cell table:style-name="ce6" office:value-type="string">
            <text:p>I01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83400 DIRECTION GÉNIE URBAIN</text:p>
          </table:table-cell>
          <table:table-cell table:style-name="ce37" office:value-type="string">
            <text:p>23900 ETUDES DGU</text:p>
          </table:table-cell>
          <table:table-cell table:style-name="ce37" office:value-type="string">
            <text:p>ordinaire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AVENUE EUROPE RUE PROFESSEUR BLAYACREAMENAGEMENT EN BOULEVARD URBAIN</text:p>
          </table:table-cell>
          <table:table-cell table:style-name="ce37" table:number-columns-repeated="2"/>
          <table:table-cell table:style-name="ce37" office:value-type="string">
            <text:p>27/5/13</text:p>
          </table:table-cell>
          <table:table-cell table:style-name="ce37" office:value-type="string">
            <text:p>26/6/14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EUROVIA MEDITERRANEE RAZEL BEC CITEOS SOGEA SUD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EUROVIA RAZEL BEC CITEOS SOGEA SUD GROUPEMENT</text:p>
          </table:table-cell>
          <table:table-cell table:style-name="ce37" office:value-type="string">
            <text:p><text:s/>ROUTE DE LODEVE <text:s/>34990 JUVIGNAC</text:p>
          </table:table-cell>
          <table:table-cell table:style-name="ce37"/>
          <table:table-cell table:style-name="ce164" office:value-type="string">
            <text:p>834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>
            <text:p>I02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1500 DIRECTION DES SYSTÈMES D'INFORMATION</text:p>
          </table:table-cell>
          <table:table-cell table:style-name="ce37" office:value-type="string">
            <text:p>26700 TELECOM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Recond.</text:p>
          </table:table-cell>
          <table:table-cell table:style-name="ce37" office:value-type="string">
            <text:p>RESEAU MUNICIPAL RADIO TETRA TERMINAUXEXTENSION MAINTENANCE</text:p>
          </table:table-cell>
          <table:table-cell table:style-name="ce37" table:number-columns-repeated="2"/>
          <table:table-cell table:style-name="ce37" office:value-type="string">
            <text:p>29/5/13</text:p>
          </table:table-cell>
          <table:table-cell table:style-name="ce37" office:value-type="string">
            <text:p>28/5/17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TALCO LANGUEDOC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TALCO LANGUEDOC SARL</text:p>
          </table:table-cell>
          <table:table-cell table:style-name="ce37" office:value-type="string">
            <text:p><text:s/>40 RUE PINVILLE <text:s/>34000 MONTPELLIER</text:p>
          </table:table-cell>
          <table:table-cell table:style-name="ce37" office:value-type="string">
            <text:p>380398347</text:p>
          </table:table-cell>
          <table:table-cell table:style-name="ce164" office:value-type="string">
            <text:p>15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table-cell table:style-name="ce6" office:value-type="string" table:number-columns-spanned="1" table:number-rows-spanned="11">
            <text:p>I03</text:p>
          </table:table-cell>
          <table:table-cell table:style-name="ce37" office:value-type="string" table:number-columns-spanned="1" table:number-rows-spanned="11">
            <text:p>F</text:p>
          </table:table-cell>
          <table:table-cell table:style-name="ce37" office:value-type="string" table:number-columns-spanned="1" table:number-rows-spanned="11">
            <text:p>84000 DIRECTION ENERGIE MOYENS TECHNIQUES</text:p>
          </table:table-cell>
          <table:table-cell table:style-name="ce37" office:value-type="string" table:number-columns-spanned="1" table:number-rows-spanned="11">
            <text:p>70100 ACHATS ET PRODUCTION GRAPHIQUE</text:p>
          </table:table-cell>
          <table:table-cell table:style-name="ce37" office:value-type="string" table:number-columns-spanned="1" table:number-rows-spanned="11">
            <text:p>BC</text:p>
          </table:table-cell>
          <table:table-cell table:style-name="ce37" office:value-type="string" table:number-columns-spanned="1" table:number-rows-spanned="11">
            <text:p>Recond.</text:p>
          </table:table-cell>
          <table:table-cell table:style-name="ce37" office:value-type="string" table:number-columns-spanned="1" table:number-rows-spanned="11">
            <text:p>VEHICULES MOTORISATION ESSENCE DIESELGPL GNV ELECTRIQUE USINE ACHAT</text:p>
          </table:table-cell>
          <table:table-cell table:style-name="ce37" table:number-columns-spanned="1" table:number-rows-spanned="11"/>
          <table:table-cell table:style-name="ce37" table:number-columns-spanned="1" table:number-rows-spanned="11"/>
          <table:table-cell table:style-name="ce37" office:value-type="string" table:number-columns-spanned="1" table:number-rows-spanned="11">
            <text:p>4/7/13</text:p>
          </table:table-cell>
          <table:table-cell table:style-name="ce37" office:value-type="string" table:number-columns-spanned="1" table:number-rows-spanned="11">
            <text:p>31/12/16</text:p>
          </table:table-cell>
          <table:table-cell table:style-name="ce37" table:number-columns-spanned="1" table:number-rows-spanned="11"/>
          <table:table-cell table:style-name="ce37" table:number-columns-spanned="1" table:number-rows-spanned="11"/>
          <table:table-cell table:style-name="ce37" office:value-type="float" office:value="1">
            <text:p>1</text:p>
          </table:table-cell>
          <table:table-cell table:style-name="ce37" office:value-type="string">
            <text:p>CITROEN-VEHICULES PARTICULIERS SEGMENT A MOTORISATION THERMIQUE 4 PLACES MINIMUM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ITROEN SOCIETE COMMERCIALE SA</text:p>
          </table:table-cell>
          <table:table-cell table:style-name="ce37" office:value-type="string">
            <text:p><text:s/>730 838 AVENUE DES PRES D ARENES CS 30008 34078 MONTPELLIER CEDEX 3</text:p>
          </table:table-cell>
          <table:table-cell table:style-name="ce37" office:value-type="string">
            <text:p>34890152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GRIM AUTO-VEHICULES PARTICULIERS SEGMENT B ET B+ MOTORISATION THERMIQU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RIM AUTO SAS PEROLS</text:p>
          </table:table-cell>
          <table:table-cell table:style-name="ce37" office:value-type="string">
            <text:p><text:s/>AUTOROUTE DE CARNON ZAC LE FENOUILLET 34470 PEROLS</text:p>
          </table:table-cell>
          <table:table-cell table:style-name="ce37" office:value-type="string">
            <text:p>338792575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8"/>
          <table:covered-table-cell table:number-columns-repeated="12" table:style-name="ce38"/>
          <table:table-cell table:style-name="ce37" office:value-type="float" office:value="3">
            <text:p>3</text:p>
          </table:table-cell>
          <table:table-cell table:style-name="ce37" office:value-type="string">
            <text:p>RENAULT RETAIL GROUP MONTPELLIER-VEHICUL PARTICULIERS SEGMENT C ET C+ SUV CROS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NAULT RETAIL GROUP SA</text:p>
          </table:table-cell>
          <table:table-cell table:style-name="ce37" office:value-type="string">
            <text:p><text:s/>700 RUE DE L INDUSTRIE 95592 34071 MONTPELLIER CEDEX 3</text:p>
          </table:table-cell>
          <table:table-cell table:style-name="ce37" office:value-type="string">
            <text:p>31221230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4">
            <text:p>4</text:p>
          </table:table-cell>
          <table:table-cell table:style-name="ce37" office:value-type="string">
            <text:p>RENAULT RETAIL GROUP MONTPELLIER-VEHICUL PARTICULIERS SEGMENT D ET D+ SU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NAULT RETAIL GROUP SA</text:p>
          </table:table-cell>
          <table:table-cell table:style-name="ce37" office:value-type="string">
            <text:p><text:s/>700 RUE DE L INDUSTRIE 95592 34071 MONTPELLIER CEDEX 3</text:p>
          </table:table-cell>
          <table:table-cell table:style-name="ce37" office:value-type="string">
            <text:p>31221230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5">
            <text:p>5</text:p>
          </table:table-cell>
          <table:table-cell table:style-name="ce37" office:value-type="string">
            <text:p>GGH MONTPELLIER-VEHICULES PARTICULIERS <text:s/>SEGMENT H MOTORISATION THERMIQU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MMERCIALE AUTOMOBILE SASU</text:p>
          </table:table-cell>
          <table:table-cell table:style-name="ce37" office:value-type="string">
            <text:p><text:s/>905 RUE DE L'INDUSTRIE <text:s/>34000 MONTPELLIER</text:p>
          </table:table-cell>
          <table:table-cell table:style-name="ce37" office:value-type="string">
            <text:p>30247504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6">
            <text:p>6</text:p>
          </table:table-cell>
          <table:table-cell table:style-name="ce37" office:value-type="string">
            <text:p>RENAULT RETAIL GROUP MONTPELLIER- VEHICULES UTILITAIRES CAMIONNETT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NAULT RETAIL GROUP SA</text:p>
          </table:table-cell>
          <table:table-cell table:style-name="ce37" office:value-type="string">
            <text:p><text:s/>700 RUE DE L INDUSTRIE 95592 34071 MONTPELLIER CEDEX 3</text:p>
          </table:table-cell>
          <table:table-cell table:style-name="ce37" office:value-type="string">
            <text:p>31221230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7">
            <text:p>7</text:p>
          </table:table-cell>
          <table:table-cell table:style-name="ce37" office:value-type="string">
            <text:p>GGH MONTPELLIER-VEHICULES UTILITAIRES FOURGONS COMPACTS GRANDS STANDARD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COMMERCIALE AUTOMOBILE SASU</text:p>
          </table:table-cell>
          <table:table-cell table:style-name="ce37" office:value-type="string">
            <text:p><text:s/>905 RUE DE L'INDUSTRIE <text:s/>34000 MONTPELLIER</text:p>
          </table:table-cell>
          <table:table-cell table:style-name="ce37" office:value-type="string">
            <text:p>30247504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RENAULT RETAIL GROUP MONTPELLIER- VEHICULES PARTICULIERS PETITES CITADIN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NAULT RETAIL GROUP SA</text:p>
          </table:table-cell>
          <table:table-cell table:style-name="ce37" office:value-type="string">
            <text:p><text:s/>700 RUE DE L INDUSTRIE 95592 34071 MONTPELLIER CEDEX 3</text:p>
          </table:table-cell>
          <table:table-cell table:style-name="ce37" office:value-type="string">
            <text:p>31221230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8"/>
          <table:covered-table-cell table:number-columns-repeated="12" table:style-name="ce38"/>
          <table:table-cell table:style-name="ce37" office:value-type="float" office:value="8">
            <text:p>8</text:p>
          </table:table-cell>
          <table:table-cell table:style-name="ce37" office:value-type="string">
            <text:p>DIAC LOCATION-VEHICULES PARTICULIERS <text:s/>PETITES CITADINE ET CITADINE SEGMENT A B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IAC LOCATION SA</text:p>
          </table:table-cell>
          <table:table-cell table:style-name="ce37" office:value-type="string">
            <text:p><text:s/>14 AVENUE DU PAVE NEUF <text:s/>93160 NOISY LE GRAND</text:p>
          </table:table-cell>
          <table:table-cell table:style-name="ce37" office:value-type="string">
            <text:p>329892368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8" table:visibility="filter">
          <table:covered-table-cell table:style-name="ce8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RENAULT RETAIL GROUP MONTPELLIER- VEHICULES UTILITAIRES CAMIONNETTES STAND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RENAULT RETAIL GROUP SA</text:p>
          </table:table-cell>
          <table:table-cell table:style-name="ce37" office:value-type="string">
            <text:p><text:s/>700 RUE DE L INDUSTRIE 95592 34071 MONTPELLIER CEDEX 3</text:p>
          </table:table-cell>
          <table:table-cell table:style-name="ce37" office:value-type="string">
            <text:p>312212301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0" table:visibility="filter">
          <table:covered-table-cell table:style-name="ce7"/>
          <table:covered-table-cell table:number-columns-repeated="12" table:style-name="ce38"/>
          <table:table-cell table:style-name="ce37" office:value-type="float" office:value="9">
            <text:p>9</text:p>
          </table:table-cell>
          <table:table-cell table:style-name="ce37" office:value-type="string">
            <text:p>DIAC LOCATION-VEHICULES UTILITAIRES <text:s/>CAMIONNETTES STANDARDS COMPACTES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DIAC LOCATION SA</text:p>
          </table:table-cell>
          <table:table-cell table:style-name="ce37" office:value-type="string">
            <text:p><text:s/>14 AVENUE DU PAVE NEUF <text:s/>93160 NOISY LE GRAND</text:p>
          </table:table-cell>
          <table:table-cell table:style-name="ce37" office:value-type="string">
            <text:p>329892368</text:p>
          </table:table-cell>
          <table:table-cell table:style-name="ce164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2" table:visibility="filter">
          <table:table-cell table:style-name="ce6" office:value-type="string">
            <text:p>I04</text:p>
          </table:table-cell>
          <table:table-cell table:style-name="ce37" office:value-type="string">
            <text:p>S</text:p>
          </table:table-cell>
          <table:table-cell table:number-columns-repeated="2" table:style-name="ce37" office:value-type="string">
            <text:p>28500 MISSION GRAND COEUR</text:p>
          </table:table-cell>
          <table:table-cell table:style-name="ce37" office:value-type="string">
            <text:p>BC</text:p>
          </table:table-cell>
          <table:table-cell table:style-name="ce37" office:value-type="string">
            <text:p>Ni rec. ni cond.</text:p>
          </table:table-cell>
          <table:table-cell table:style-name="ce37" office:value-type="string">
            <text:p>TRANSFORMATION 3ZPPAUP EN AVAP CREATION4EME AVAP</text:p>
          </table:table-cell>
          <table:table-cell table:style-name="ce37" table:number-columns-repeated="2"/>
          <table:table-cell table:style-name="ce37" office:value-type="string">
            <text:p>18/5/13</text:p>
          </table:table-cell>
          <table:table-cell table:style-name="ce37" office:value-type="string">
            <text:p>17/7/15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ISABELLE GUERIN CAZORLA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GUERIN DE MONTGAREUIL CAZORLA</text:p>
          </table:table-cell>
          <table:table-cell table:style-name="ce37" office:value-type="string">
            <text:p><text:s/>71 TRAVERSE DU TONKIN <text:s/>13010 MARSEILLE 10EME ARRONDISS</text:p>
          </table:table-cell>
          <table:table-cell table:style-name="ce37" office:value-type="string">
            <text:p>339268419</text:p>
          </table:table-cell>
          <table:table-cell table:style-name="ce164" office:value-type="string">
            <text:p>285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>
            <text:p>I07</text:p>
          </table:table-cell>
          <table:table-cell table:style-name="ce39" office:value-type="string">
            <text:p>S</text:p>
          </table:table-cell>
          <table:table-cell table:style-name="ce55" office:value-type="string">
            <text:p>2100 DIRECTION REGLEMENTATION ET TRANQUILITE PUBLIQUE</text:p>
          </table:table-cell>
          <table:table-cell table:style-name="ce55" office:value-type="string">
            <text:p>11400 DIRECTION REGLEMENTATION ET TRANQUILITE PUBLIQUE</text:p>
          </table:table-cell>
          <table:table-cell table:style-name="ce39" office:value-type="string">
            <text:p>BC</text:p>
          </table:table-cell>
          <table:table-cell table:style-name="ce55" office:value-type="string">
            <text:p>Recond.</text:p>
          </table:table-cell>
          <table:table-cell table:style-name="ce39" office:value-type="string">
            <text:p>DRTP LOGICIEL MUNICIPOL CANIS GEOPREVENT GEOPREVENTION</text:p>
          </table:table-cell>
          <table:table-cell table:style-name="ce63" office:value-type="float" office:value="120000">
            <text:p>120 000</text:p>
          </table:table-cell>
          <table:table-cell table:style-name="ce37" office:value-type="string">
            <text:p>M.N</text:p>
          </table:table-cell>
          <table:table-cell table:style-name="ce39" office:value-type="string">
            <text:p>17/6/13</text:p>
          </table:table-cell>
          <table:table-cell table:style-name="ce55" office:value-type="string">
            <text:p>16/6/17</text:p>
          </table:table-cell>
          <table:table-cell table:style-name="ce100" office:value-type="float" office:value="120000">
            <text:p>120 000</text:p>
          </table:table-cell>
          <table:table-cell table:style-name="ce128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LOGITUD SOLUTIONS - LOGICIEL MUNICIPOL CANIS GEOPREVENTION</text:p>
          </table:table-cell>
          <table:table-cell table:style-name="ce139" office:value-type="string">
            <text:p>36.06</text:p>
          </table:table-cell>
          <table:table-cell table:style-name="ce128" table:number-columns-repeated="4"/>
          <table:table-cell table:style-name="ce39" office:value-type="string">
            <text:p>T</text:p>
          </table:table-cell>
          <table:table-cell table:style-name="ce39" office:value-type="string">
            <text:p>LOGITUD SOLUTIONS SAS</text:p>
          </table:table-cell>
          <table:table-cell table:style-name="ce39" office:value-type="string">
            <text:p>ZAC PARC DES COLLINES 50 RUE VICTOR SCHELCHER <text:s/>68200 MULHOUSE</text:p>
          </table:table-cell>
          <table:table-cell table:style-name="ce55" office:value-type="string">
            <text:p>481259596</text:p>
          </table:table-cell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11" table:visibility="filter">
          <table:table-cell table:style-name="ce6" office:value-type="string" table:number-columns-spanned="1" table:number-rows-spanned="2">
            <text:p>I08</text:p>
          </table:table-cell>
          <table:table-cell table:style-name="ce37" office:value-type="string" table:number-columns-spanned="1" table:number-rows-spanned="2">
            <text:p>S</text:p>
          </table:table-cell>
          <table:table-cell table:style-name="ce37" office:value-type="string" table:number-columns-spanned="1" table:number-rows-spanned="2">
            <text:p>12900 DIRECTION DE LA COMMUNICATION</text:p>
          </table:table-cell>
          <table:table-cell table:style-name="ce37" office:value-type="string" table:number-columns-spanned="1" table:number-rows-spanned="2">
            <text:p>12500 DIRECTION DE LA COMMUNICATION</text:p>
          </table:table-cell>
          <table:table-cell table:style-name="ce37" office:value-type="string" table:number-columns-spanned="1" table:number-rows-spanned="2">
            <text:p>BC</text:p>
          </table:table-cell>
          <table:table-cell table:style-name="ce37" office:value-type="string" table:number-columns-spanned="1" table:number-rows-spanned="2">
            <text:p>Recond.</text:p>
          </table:table-cell>
          <table:table-cell table:style-name="ce37" office:value-type="string" table:number-columns-spanned="1" table:number-rows-spanned="2">
            <text:p>COMMUNICATION DE LA VILLE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5/6/13</text:p>
          </table:table-cell>
          <table:table-cell table:style-name="ce37" office:value-type="string" table:number-columns-spanned="1" table:number-rows-spanned="2">
            <text:p>4/6/17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office:value-type="float" office:value="1">
            <text:p>1</text:p>
          </table:table-cell>
          <table:table-cell table:style-name="ce37" office:value-type="string">
            <text:p>VOIX PUBLIQUE - COMM INSTITUTIONNELL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VOIX PUBLIQUE SAS</text:p>
          </table:table-cell>
          <table:table-cell table:style-name="ce37" office:value-type="string">
            <text:p><text:s/>494 RUE LEON BLUM <text:s/>34000 MONTPELLIER</text:p>
          </table:table-cell>
          <table:table-cell table:style-name="ce37" office:value-type="string">
            <text:p>528527963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9" table:visibility="filter">
          <table:covered-table-cell table:style-name="ce7"/>
          <table:covered-table-cell table:number-columns-repeated="12" table:style-name="ce38"/>
          <table:table-cell table:style-name="ce37" office:value-type="float" office:value="2">
            <text:p>2</text:p>
          </table:table-cell>
          <table:table-cell table:style-name="ce37" office:value-type="string">
            <text:p>ANED ANATOME - COMM EVENEMENTIELLE</text:p>
          </table:table-cell>
          <table:table-cell table:style-name="ce139"/>
          <table:table-cell table:style-name="ce37"/>
          <table:table-cell table:style-name="ce139" table:number-columns-repeated="3"/>
          <table:table-cell table:style-name="ce139" office:value-type="string">
            <text:p>T</text:p>
          </table:table-cell>
          <table:table-cell table:style-name="ce37" office:value-type="string">
            <text:p>ANED SARL</text:p>
          </table:table-cell>
          <table:table-cell table:style-name="ce37" office:value-type="string">
            <text:p><text:s/>16 RUE DES ETUVES BP 1046 34006 MONTPELLIER CEDEX 1</text:p>
          </table:table-cell>
          <table:table-cell table:style-name="ce37" office:value-type="string">
            <text:p>397912924</text:p>
          </table:table-cell>
          <table:table-cell table:style-name="ce164" office:value-type="string">
            <text:p>129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9" office:value-type="string" table:number-columns-spanned="1" table:number-rows-spanned="2">
            <text:p>I09</text:p>
          </table:table-cell>
          <table:table-cell table:style-name="ce39" office:value-type="string" table:number-columns-spanned="1" table:number-rows-spanned="2">
            <text:p>S</text:p>
          </table:table-cell>
          <table:table-cell table:style-name="ce55" office:value-type="string" table:number-columns-spanned="1" table:number-rows-spanned="2">
            <text:p>2100 DIRECTION REGLEMENTATION ET TRANQUILITE PUBLIQUE</text:p>
          </table:table-cell>
          <table:table-cell table:style-name="ce55" office:value-type="string" table:number-columns-spanned="1" table:number-rows-spanned="2">
            <text:p>11400 DIRECTION REGLEMENTATION ET TRANQUILITE PUBLIQUE</text:p>
          </table:table-cell>
          <table:table-cell table:style-name="ce39" office:value-type="string" table:number-columns-spanned="1" table:number-rows-spanned="2">
            <text:p>BC</text:p>
          </table:table-cell>
          <table:table-cell table:style-name="ce55" office:value-type="string" table:number-columns-spanned="1" table:number-rows-spanned="2">
            <text:p>Recond.</text:p>
          </table:table-cell>
          <table:table-cell table:style-name="ce39" office:value-type="string" table:number-columns-spanned="1" table:number-rows-spanned="2">
            <text:p>SECURITE ET ACCOMPAGNEMENT EVENEMENTIEL</text:p>
          </table:table-cell>
          <table:table-cell table:style-name="ce37" office:value-type="float" office:value="600000" table:number-columns-spanned="1" table:number-rows-spanned="2">
            <text:p>600000</text:p>
          </table:table-cell>
          <table:table-cell table:style-name="ce37" office:value-type="string" table:number-columns-spanned="1" table:number-rows-spanned="2">
            <text:p>A.O.E</text:p>
          </table:table-cell>
          <table:table-cell table:style-name="ce39" office:value-type="string" table:number-columns-spanned="1" table:number-rows-spanned="2">
            <text:p>1/7/13</text:p>
          </table:table-cell>
          <table:table-cell table:style-name="ce55" office:value-type="string" table:number-columns-spanned="1" table:number-rows-spanned="2">
            <text:p>30/6/17</text:p>
          </table:table-cell>
          <table:table-cell table:number-columns-repeated="2" table:style-name="ce100" office:value-type="string">
            <text:p>SANS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ACCUEIL ET SECURITE - ASI/GLOB ORG/ALPA</text:p>
          </table:table-cell>
          <table:table-cell table:style-name="ce139" office:value-type="string">
            <text:p>68.01</text:p>
          </table:table-cell>
          <table:table-cell table:number-columns-repeated="4" table:style-name="ce128" office:value-type="string">
            <text:p>SANS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SI <text:s/>GLOBAL ORGANISATION SCES ALPHA PROTECT</text:p>
          </table:table-cell>
          <table:table-cell table:style-name="ce39" office:value-type="string">
            <text:p><text:s/>124 AVENUE DE PARIS <text:s/>94800 VILLEJUIF</text:p>
          </table:table-cell>
          <table:table-cell table:style-name="ce55"/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13">
          <table:covered-table-cell table:style-name="ce10"/>
          <table:covered-table-cell table:style-name="ce40"/>
          <table:covered-table-cell table:number-columns-repeated="2" table:style-name="ce56"/>
          <table:covered-table-cell table:style-name="ce40"/>
          <table:covered-table-cell table:style-name="ce56"/>
          <table:covered-table-cell table:style-name="ce40"/>
          <table:covered-table-cell table:number-columns-repeated="2" table:style-name="ce38"/>
          <table:covered-table-cell table:style-name="ce40"/>
          <table:covered-table-cell table:style-name="ce56"/>
          <table:table-cell table:number-columns-repeated="2" table:style-name="ce100" office:value-type="string">
            <text:p>SANS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ACCOMPAGNEMENT PROTECTION RAPPROCHEE ASI/GLOB ORG/ALPA</text:p>
          </table:table-cell>
          <table:table-cell table:style-name="ce139" office:value-type="string">
            <text:p>68.01</text:p>
          </table:table-cell>
          <table:table-cell table:number-columns-repeated="4" table:style-name="ce128" office:value-type="string">
            <text:p>SANS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SI <text:s/>GLOBAL ORGANISATION SCES ALPHA PROTECT</text:p>
          </table:table-cell>
          <table:table-cell table:style-name="ce39" office:value-type="string">
            <text:p><text:s/>124 AVENUE DE PARIS <text:s/>94800 VILLEJUIF</text:p>
          </table:table-cell>
          <table:table-cell table:style-name="ce55"/>
          <table:table-cell table:style-name="ce165" office:value-type="string">
            <text:p>2100</text:p>
          </table:table-cell>
          <table:table-cell table:style-name="ce53" table:number-columns-repeated="999"/>
        </table:table-row>
        <table:table-row table:style-name="ro10" table:visibility="filter">
          <table:table-cell table:style-name="ce6" office:value-type="string">
            <text:p>MG13</text:p>
          </table:table-cell>
          <table:table-cell table:style-name="ce41" office:value-type="string">
            <text:p>S</text:p>
          </table:table-cell>
          <table:table-cell table:style-name="ce41" office:value-type="string">
            <text:p>84000 DIRECTION ENERGIE MOYENS TECHNIQUES</text:p>
          </table:table-cell>
          <table:table-cell table:style-name="ce41" office:value-type="string">
            <text:p>26500 ENERGIE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Ni rec. ni cond.</text:p>
          </table:table-cell>
          <table:table-cell table:style-name="ce41" office:value-type="string">
            <text:p>CITERGIE ASSISTANCE MAITRISE OUVRAGEACCOMPAGNEMENT AGGLO ET VILLE</text:p>
          </table:table-cell>
          <table:table-cell table:style-name="ce41" table:number-columns-repeated="2"/>
          <table:table-cell table:style-name="ce41" office:value-type="string">
            <text:p>2/5/13</text:p>
          </table:table-cell>
          <table:table-cell table:style-name="ce41" office:value-type="string">
            <text:p>1/5/17</text:p>
          </table:table-cell>
          <table:table-cell table:style-name="ce41" table:number-columns-repeated="2"/>
          <table:table-cell table:style-name="ce41" office:value-type="float" office:value="1">
            <text:p>1</text:p>
          </table:table-cell>
          <table:table-cell table:style-name="ce41" office:value-type="string">
            <text:p>EQUINEO</text:p>
          </table:table-cell>
          <table:table-cell table:style-name="ce140"/>
          <table:table-cell table:style-name="ce41"/>
          <table:table-cell table:style-name="ce140" table:number-columns-repeated="3"/>
          <table:table-cell table:style-name="ce140" office:value-type="string">
            <text:p>T</text:p>
          </table:table-cell>
          <table:table-cell table:style-name="ce41" office:value-type="string">
            <text:p>EQUINEO SARL</text:p>
          </table:table-cell>
          <table:table-cell table:style-name="ce41" office:value-type="string">
            <text:p><text:s/>22 RUE DU SAINT SEPULCRE <text:s/>34000 MONTPELLIER</text:p>
          </table:table-cell>
          <table:table-cell table:style-name="ce41" office:value-type="string">
            <text:p>481184372</text:p>
          </table:table-cell>
          <table:table-cell table:style-name="ce166" office:value-type="string">
            <text:p>84000</text:p>
          </table:table-cell>
          <table:table-cell table:style-name="Default" table:number-columns-repeated="231"/>
          <table:table-cell table:number-columns-repeated="768"/>
        </table:table-row>
        <table:table-row table:style-name="ro13">
          <table:table-cell table:style-name="ce11" office:value-type="string" table:number-columns-spanned="1" table:number-rows-spanned="9">
            <text:p>2M1363</text:p>
          </table:table-cell>
          <table:table-cell table:style-name="ce11" office:value-type="string" table:number-columns-spanned="1" table:number-rows-spanned="9">
            <text:p>T</text:p>
          </table:table-cell>
          <table:table-cell table:style-name="ce11" office:value-type="string" table:number-columns-spanned="1" table:number-rows-spanned="9">
            <text:p>83700 DIRECTION ARCHITECTURE IMMOBILIER</text:p>
          </table:table-cell>
          <table:table-cell table:style-name="ce11" office:value-type="string" table:number-columns-spanned="1" table:number-rows-spanned="9">
            <text:p>26900 ARCHITECTURE</text:p>
          </table:table-cell>
          <table:table-cell table:style-name="ce11" office:value-type="string" table:number-columns-spanned="1" table:number-rows-spanned="9">
            <text:p>Tranches</text:p>
          </table:table-cell>
          <table:table-cell table:style-name="ce11" office:value-type="string" table:number-columns-spanned="1" table:number-rows-spanned="9">
            <text:p>Tr. cond.</text:p>
          </table:table-cell>
          <table:table-cell table:style-name="ce11" office:value-type="string" table:number-columns-spanned="1" table:number-rows-spanned="9">
            <text:p>TRAVAUX DE MISE AUX NORMES ROCKSTORE SALLE DE CONCERT</text:p>
          </table:table-cell>
          <table:table-cell table:style-name="ce64" office:value-type="float" office:value="839900" table:number-columns-spanned="1" table:number-rows-spanned="9">
            <text:p>839 900,00</text:p>
          </table:table-cell>
          <table:table-cell table:style-name="ce89" office:value-type="string" table:number-columns-spanned="1" table:number-rows-spanned="9">
            <text:p>MAPA 4</text:p>
          </table:table-cell>
          <table:table-cell table:style-name="ce11" office:value-type="string" table:number-columns-spanned="1" table:number-rows-spanned="9">
            <text:p>5/2/13</text:p>
          </table:table-cell>
          <table:table-cell table:style-name="ce11" office:value-type="string" table:number-columns-spanned="1" table:number-rows-spanned="9">
            <text:p>4/8/17</text:p>
          </table:table-cell>
          <table:table-cell table:style-name="ce64" office:value-type="float" office:value="883951.12" table:number-columns-spanned="1" table:number-rows-spanned="9">
            <text:p>883 951,12</text:p>
          </table:table-cell>
          <table:table-cell table:style-name="ce89" office:value-type="string" table:number-columns-spanned="1" table:number-rows-spanned="9">
            <text:p>SAN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VER-GROS OEUVRE VRD</text:p>
          </table:table-cell>
          <table:table-cell table:style-name="ce141" office:value-type="string">
            <text:p>SANS</text:p>
          </table:table-cell>
          <table:table-cell table:style-name="ce64" office:value-type="float" office:value="180000">
            <text:p>180 000,0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DARVER SAS</text:p>
          </table:table-cell>
          <table:table-cell table:style-name="ce11" office:value-type="string">
            <text:p><text:s/>235 RUE DES PORTES DOMITIENNES RN 113 34670 VENDARGUES</text:p>
          </table:table-cell>
          <table:table-cell table:style-name="ce11" office:value-type="string">
            <text:p>387555147</text:p>
          </table:table-cell>
          <table:table-cell table:style-name="ce167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CUARTERO-CLOISONS DOUBLAGE PLAFONDS</text:p>
          </table:table-cell>
          <table:table-cell table:style-name="ce141" office:value-type="string">
            <text:p>SANS</text:p>
          </table:table-cell>
          <table:table-cell table:style-name="ce64" office:value-type="float" office:value="280269.11">
            <text:p>280 269,11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CUARTERO SAS</text:p>
          </table:table-cell>
          <table:table-cell table:style-name="ce11" office:value-type="string">
            <text:p>ESPACE COMMERCIAL FREJORGUES RUE DE LA JASSE <text:s/>34130 MAUGUIO</text:p>
          </table:table-cell>
          <table:table-cell table:style-name="ce11" office:value-type="string">
            <text:p>387649387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3">
            <text:p>3</text:p>
          </table:table-cell>
          <table:table-cell table:style-name="ce11" office:value-type="string">
            <text:p>OPURE-MENUISERIES METALLIQUES SERRURERIE</text:p>
          </table:table-cell>
          <table:table-cell table:style-name="ce141" office:value-type="string">
            <text:p>SANS</text:p>
          </table:table-cell>
          <table:table-cell table:style-name="ce64" office:value-type="float" office:value="138677.2">
            <text:p>138 677,2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O PURE SARL</text:p>
          </table:table-cell>
          <table:table-cell table:style-name="ce11" office:value-type="string">
            <text:p><text:s/>271 RUE LE CORBUSIER ZI DE GREZAN 30000 NIMES</text:p>
          </table:table-cell>
          <table:table-cell table:style-name="ce11" office:value-type="string">
            <text:p>42078922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4">
            <text:p>4</text:p>
          </table:table-cell>
          <table:table-cell table:style-name="ce11" office:value-type="string">
            <text:p>INEO MPLR-ELECTRICITE</text:p>
          </table:table-cell>
          <table:table-cell table:style-name="ce141" office:value-type="string">
            <text:p>SANS</text:p>
          </table:table-cell>
          <table:table-cell table:style-name="ce64" office:value-type="float" office:value="141713.87">
            <text:p>141 713,87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INEO MIDI PYRENEES LR AGENCE MAINTENANCE SNC</text:p>
          </table:table-cell>
          <table:table-cell table:style-name="ce11" office:value-type="string">
            <text:p>LE METEOR ZAE FONT DE LA BANQUIERE <text:s/>34970 LATTES</text:p>
          </table:table-cell>
          <table:table-cell table:style-name="ce11" office:value-type="string">
            <text:p>41471953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5">
            <text:p>5</text:p>
          </table:table-cell>
          <table:table-cell table:style-name="ce11" office:value-type="string">
            <text:p>ATELIER DUCROT-MENUISERIES BOIS</text:p>
          </table:table-cell>
          <table:table-cell table:style-name="ce141" office:value-type="string">
            <text:p>SANS</text:p>
          </table:table-cell>
          <table:table-cell table:style-name="ce64" office:value-type="float" office:value="22933.8">
            <text:p>22 933,8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ATELIER <text:s/>DUCROT SARL</text:p>
          </table:table-cell>
          <table:table-cell table:style-name="ce11" office:value-type="string">
            <text:p><text:s/>630 RUE DES FOURNELS <text:s/>34400 LUNEL</text:p>
          </table:table-cell>
          <table:table-cell table:style-name="ce11" office:value-type="string">
            <text:p>433312600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6">
            <text:p>6</text:p>
          </table:table-cell>
          <table:table-cell table:style-name="ce11" office:value-type="string">
            <text:p>MIDI CHAUFFAGE-PLOMBERIE</text:p>
          </table:table-cell>
          <table:table-cell table:style-name="ce141" office:value-type="string">
            <text:p>SANS</text:p>
          </table:table-cell>
          <table:table-cell table:style-name="ce64" office:value-type="float" office:value="31849">
            <text:p>31 849,0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MIDI CHAUFFAGE</text:p>
          </table:table-cell>
          <table:table-cell table:style-name="ce11" office:value-type="string">
            <text:p><text:s/>30 AVENUE GEORGES CLEMENCEAU <text:s/>34000 MONTPELLIER</text:p>
          </table:table-cell>
          <table:table-cell table:style-name="ce11" office:value-type="string">
            <text:p>46980091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7">
            <text:p>7</text:p>
          </table:table-cell>
          <table:table-cell table:style-name="ce11" office:value-type="string">
            <text:p>SOCAMO-REVETEMENTS SOLS DURS FAIENCE</text:p>
          </table:table-cell>
          <table:table-cell table:style-name="ce141" office:value-type="string">
            <text:p>SANS</text:p>
          </table:table-cell>
          <table:table-cell table:style-name="ce64" office:value-type="float" office:value="13519">
            <text:p>13 519,0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SOCAMO SARL</text:p>
          </table:table-cell>
          <table:table-cell table:style-name="ce11" office:value-type="string">
            <text:p>ZAC CHARLES MARTEL 354 RUE GUSTAVE COURBET <text:s/>34750 VILLENEUVE LES MAGUELONE</text:p>
          </table:table-cell>
          <table:table-cell table:style-name="ce11" office:value-type="string">
            <text:p>469801013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8">
            <text:p>8</text:p>
          </table:table-cell>
          <table:table-cell table:style-name="ce11" office:value-type="string">
            <text:p>ATELIER SUD CEVENNES-PEINTURE NETTOYAGE</text:p>
          </table:table-cell>
          <table:table-cell table:style-name="ce141" office:value-type="string">
            <text:p>SANS</text:p>
          </table:table-cell>
          <table:table-cell table:style-name="ce64" office:value-type="float" office:value="25080.79">
            <text:p>25 080,79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AGENCEMENT SUD CEVENNES SARL</text:p>
          </table:table-cell>
          <table:table-cell table:style-name="ce11" office:value-type="string">
            <text:p><text:s/>1 RUE DES TERRES MEGERES <text:s/>34920 LE CRES</text:p>
          </table:table-cell>
          <table:table-cell table:style-name="ce11" office:value-type="string">
            <text:p>493211288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9">
            <text:p>9</text:p>
          </table:table-cell>
          <table:table-cell table:style-name="ce11" office:value-type="string">
            <text:p>SNECC-CHAUFFAGE VENTILATION <text:s/>CLIMATISATION</text:p>
          </table:table-cell>
          <table:table-cell table:style-name="ce141" office:value-type="string">
            <text:p>SANS</text:p>
          </table:table-cell>
          <table:table-cell table:style-name="ce64" office:value-type="float" office:value="49908.35">
            <text:p>49 908,35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CHAZE CHRISTIAN SAS</text:p>
          </table:table-cell>
          <table:table-cell table:style-name="ce11" office:value-type="string">
            <text:p><text:s/>69 AVENUE FOCH <text:s/>48300 LANGOGNE</text:p>
          </table:table-cell>
          <table:table-cell table:style-name="ce11" office:value-type="string">
            <text:p>31990209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table-cell table:style-name="ce11" office:value-type="string">
            <text:p>2M1442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83700 DIRECTION ARCHITECTURE IMMOBILIER</text:p>
          </table:table-cell>
          <table:table-cell table:style-name="ce11" office:value-type="string">
            <text:p>81700 MOYENS GENERAUX</text:p>
          </table:table-cell>
          <table:table-cell table:style-name="ce11" office:value-type="string">
            <text:p>ordinaire</text:p>
          </table:table-cell>
          <table:table-cell table:style-name="ce11" office:value-type="string">
            <text:p>Ni rec. ni cond.</text:p>
          </table:table-cell>
          <table:table-cell table:style-name="ce11" office:value-type="string">
            <text:p>BASE DONNEES JURIDIQUES JURISCLASSEURS ABONNEMENT DIRECTIONS ET SERVICES</text:p>
          </table:table-cell>
          <table:table-cell table:style-name="ce64" office:value-type="float" office:value="15846">
            <text:p>15 846,00</text:p>
          </table:table-cell>
          <table:table-cell table:style-name="ce89" office:value-type="string">
            <text:p>MAPA 2</text:p>
          </table:table-cell>
          <table:table-cell table:style-name="ce11" office:value-type="string">
            <text:p>26/4/13</text:p>
          </table:table-cell>
          <table:table-cell table:style-name="ce11" office:value-type="string">
            <text:p>25/4/14</text:p>
          </table:table-cell>
          <table:table-cell table:style-name="ce64" office:value-type="float" office:value="17653.5">
            <text:p>17 653,50</text:p>
          </table:table-cell>
          <table:table-cell table:style-name="ce89"/>
          <table:table-cell table:style-name="ce11" office:value-type="float" office:value="1">
            <text:p>1</text:p>
          </table:table-cell>
          <table:table-cell table:style-name="ce11" office:value-type="string">
            <text:p>LEXIS NEXIS</text:p>
          </table:table-cell>
          <table:table-cell table:style-name="ce141" office:value-type="string">
            <text:p>16.05</text:p>
          </table:table-cell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LEXISNEXIS</text:p>
          </table:table-cell>
          <table:table-cell table:style-name="ce11" office:value-type="string">
            <text:p><text:s/>141 RUE DE JAVEL <text:s/>75747 PARIS CEDEX 15</text:p>
          </table:table-cell>
          <table:table-cell table:style-name="ce11" office:value-type="string">
            <text:p>552029431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table-cell table:style-name="ce11" office:value-type="string" table:number-columns-spanned="1" table:number-rows-spanned="9">
            <text:p>2M1608</text:p>
          </table:table-cell>
          <table:table-cell table:style-name="ce11" office:value-type="string" table:number-columns-spanned="1" table:number-rows-spanned="9">
            <text:p>T</text:p>
          </table:table-cell>
          <table:table-cell table:style-name="ce11" office:value-type="string" table:number-columns-spanned="1" table:number-rows-spanned="9">
            <text:p>83700 DIRECTION ARCHITECTURE IMMOBILIER</text:p>
          </table:table-cell>
          <table:table-cell table:style-name="ce11" office:value-type="string" table:number-columns-spanned="1" table:number-rows-spanned="9">
            <text:p>26900 ARCHITECTURE</text:p>
          </table:table-cell>
          <table:table-cell table:style-name="ce11" office:value-type="string" table:number-columns-spanned="1" table:number-rows-spanned="9">
            <text:p>Lots</text:p>
          </table:table-cell>
          <table:table-cell table:style-name="ce11" office:value-type="string" table:number-columns-spanned="1" table:number-rows-spanned="9">
            <text:p>Ni rec. ni cond.</text:p>
          </table:table-cell>
          <table:table-cell table:style-name="ce11" office:value-type="string" table:number-columns-spanned="1" table:number-rows-spanned="9">
            <text:p>CITE GELY SALLE DE BOXE JEAN FARRE</text:p>
          </table:table-cell>
          <table:table-cell table:style-name="ce64" office:value-type="float" office:value="450000" table:number-columns-spanned="1" table:number-rows-spanned="9">
            <text:p>450 000,00</text:p>
          </table:table-cell>
          <table:table-cell table:style-name="ce89" office:value-type="string" table:number-columns-spanned="1" table:number-rows-spanned="9">
            <text:p>MAPA 4</text:p>
          </table:table-cell>
          <table:table-cell table:style-name="ce11" office:value-type="string" table:number-columns-spanned="1" table:number-rows-spanned="9">
            <text:p>20/3/13</text:p>
          </table:table-cell>
          <table:table-cell table:style-name="ce11" office:value-type="string" table:number-columns-spanned="1" table:number-rows-spanned="9">
            <text:p>3/1/14</text:p>
          </table:table-cell>
          <table:table-cell table:style-name="ce64" table:formula="of:=SUBTOTAL(9;[.Q354:.Q362])" office:value-type="float" office:value="396392.08" table:number-columns-spanned="1" table:number-rows-spanned="9">
            <text:p>396 392,08</text:p>
          </table:table-cell>
          <table:table-cell table:style-name="ce89" table:number-columns-spanned="1" table:number-rows-spanned="9"/>
          <table:table-cell table:style-name="ce11" office:value-type="float" office:value="1">
            <text:p>1</text:p>
          </table:table-cell>
          <table:table-cell table:style-name="ce11" office:value-type="string">
            <text:p>BEC CONSTRUCTION LR-GROS OEUVRE <text:s/>TERRASSEMENT</text:p>
          </table:table-cell>
          <table:table-cell table:style-name="ce141" office:value-type="string">
            <text:p>SANS</text:p>
          </table:table-cell>
          <table:table-cell table:style-name="ce150" office:value-type="float" office:value="179710.19">
            <text:p>179 710,19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BEC CONSTRUCTION LR SAS</text:p>
          </table:table-cell>
          <table:table-cell table:style-name="ce11" office:value-type="string">
            <text:p><text:s/>1111 AVENUE JUSTIN BEC <text:s/>34680 SAINT GEORGES D ORQUES</text:p>
          </table:table-cell>
          <table:table-cell table:style-name="ce11" office:value-type="string">
            <text:p>44169801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FACE ET CO- REVETEMENT DE FACADE</text:p>
          </table:table-cell>
          <table:table-cell table:style-name="ce141" office:value-type="string">
            <text:p>SANS</text:p>
          </table:table-cell>
          <table:table-cell table:style-name="ce151" office:value-type="float" office:value="14572">
            <text:p>14 572,0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FACE ET CO SARL</text:p>
          </table:table-cell>
          <table:table-cell table:style-name="ce11" office:value-type="string">
            <text:p><text:s/>25 SQUARE NEPTUNE <text:s/>34080 MONTPELLIER</text:p>
          </table:table-cell>
          <table:table-cell table:style-name="ce11" office:value-type="string">
            <text:p>528503642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3">
            <text:p>3</text:p>
          </table:table-cell>
          <table:table-cell table:style-name="ce11" office:value-type="string">
            <text:p>ECIM-CHARPENTE COUVERTURE METALLIQUE</text:p>
          </table:table-cell>
          <table:table-cell table:style-name="ce141" office:value-type="string">
            <text:p>SANS</text:p>
          </table:table-cell>
          <table:table-cell table:style-name="ce152" office:value-type="float" office:value="53000">
            <text:p>53 000,00</text:p>
          </table:table-cell>
          <table:table-cell table:style-name="ce154"/>
          <table:table-cell table:style-name="ce64" table:number-columns-repeated="2"/>
          <table:table-cell table:style-name="ce11" office:value-type="string">
            <text:p>T</text:p>
          </table:table-cell>
          <table:table-cell table:style-name="ce11" office:value-type="string">
            <text:p>ETUDE CONSTRUCTIONS METALLIQUES SARL</text:p>
          </table:table-cell>
          <table:table-cell table:style-name="ce11" office:value-type="string">
            <text:p><text:s/>CHEMIN DU MAS DE MAROT BP 55 34131 MAUGUIO</text:p>
          </table:table-cell>
          <table:table-cell table:style-name="ce11" office:value-type="string">
            <text:p>399698067</text:p>
          </table:table-cell>
          <table:table-cell table:style-name="ce168"/>
          <table:table-cell table:style-name="ce172" table:number-columns-repeated="2"/>
          <table:table-cell table:style-name="ce152"/>
          <table:table-cell table:style-name="ce172" table:number-columns-repeated="228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4">
            <text:p>4</text:p>
          </table:table-cell>
          <table:table-cell table:style-name="ce11" office:value-type="string">
            <text:p>ID METAL-MENUISERIES EXTERIEURES ALU <text:s/>SERRURERIE</text:p>
          </table:table-cell>
          <table:table-cell table:style-name="ce141" office:value-type="string">
            <text:p>SANS</text:p>
          </table:table-cell>
          <table:table-cell table:style-name="ce64" office:value-type="float" office:value="60307.69">
            <text:p>60 307,69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ID METAL SARL</text:p>
          </table:table-cell>
          <table:table-cell table:style-name="ce11" office:value-type="string">
            <text:p>PARC TECHONLOGIQUE TERRES DU ROY 70A IMPASSE DES MILLEPERTUIS <text:s/>34740 VENDARGUES</text:p>
          </table:table-cell>
          <table:table-cell table:style-name="ce11" office:value-type="string">
            <text:p>48851168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5">
            <text:p>5</text:p>
          </table:table-cell>
          <table:table-cell table:style-name="ce11" office:value-type="string">
            <text:p>MIDI PLAFOND-CLOISONS PLAFOND</text:p>
          </table:table-cell>
          <table:table-cell table:style-name="ce141" office:value-type="string">
            <text:p>SANS</text:p>
          </table:table-cell>
          <table:table-cell table:style-name="ce150" office:value-type="float" office:value="23368.5">
            <text:p>23 368,5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MIDI PLAFOND SE</text:p>
          </table:table-cell>
          <table:table-cell table:style-name="ce11" office:value-type="string">
            <text:p>ZAE LES 3 PONTS 249 RUE DES CREISSES <text:s/>34690 FABREGUES</text:p>
          </table:table-cell>
          <table:table-cell table:style-name="ce11" office:value-type="string">
            <text:p>479916215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6">
            <text:p>6</text:p>
          </table:table-cell>
          <table:table-cell table:style-name="ce11" office:value-type="string">
            <text:p>ATELIER DUCROT-MENUISERIES INTERIEURES</text:p>
          </table:table-cell>
          <table:table-cell table:style-name="ce141" office:value-type="string">
            <text:p>SANS</text:p>
          </table:table-cell>
          <table:table-cell table:style-name="ce151" office:value-type="float" office:value="15545">
            <text:p>15 545,00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ATELIER <text:s/>DUCROT SARL</text:p>
          </table:table-cell>
          <table:table-cell table:style-name="ce11" office:value-type="string">
            <text:p><text:s/>630 RUE DES FOURNELS <text:s/>34400 LUNEL</text:p>
          </table:table-cell>
          <table:table-cell table:style-name="ce11" office:value-type="string">
            <text:p>433312600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7">
            <text:p>7</text:p>
          </table:table-cell>
          <table:table-cell table:style-name="ce11" office:value-type="string">
            <text:p>RED CONCEPT-CHAPES CARRELAGES FAIENCES</text:p>
          </table:table-cell>
          <table:table-cell table:style-name="ce141" office:value-type="string">
            <text:p>SANS</text:p>
          </table:table-cell>
          <table:table-cell table:style-name="ce150" office:value-type="float" office:value="12494.9">
            <text:p>12 494,90</text:p>
          </table:table-cell>
          <table:table-cell table:style-name="ce154"/>
          <table:table-cell table:style-name="ce64" table:number-columns-repeated="2"/>
          <table:table-cell table:style-name="ce11" office:value-type="string">
            <text:p>T</text:p>
          </table:table-cell>
          <table:table-cell table:style-name="ce11" office:value-type="string">
            <text:p>RED CONCEPT SARL</text:p>
          </table:table-cell>
          <table:table-cell table:style-name="ce11" office:value-type="string">
            <text:p><text:s/>12 RUE DU BARI <text:s/>34080 MONTPELLIER</text:p>
          </table:table-cell>
          <table:table-cell table:style-name="ce11" office:value-type="string">
            <text:p>451896955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8">
            <text:p>8</text:p>
          </table:table-cell>
          <table:table-cell table:style-name="ce11" office:value-type="string">
            <text:p>ATELIER DU SOL-PEINTURES REVETEMENT DE <text:s/>SOL</text:p>
          </table:table-cell>
          <table:table-cell table:style-name="ce141" office:value-type="string">
            <text:p>SANS</text:p>
          </table:table-cell>
          <table:table-cell table:style-name="ce150" office:value-type="float" office:value="14742.88">
            <text:p>14 742,88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ATELIER DU SOL SARL</text:p>
          </table:table-cell>
          <table:table-cell table:style-name="ce11" office:value-type="string">
            <text:p><text:s/>QUARTIER LA BARRIERE BP 01 34290 SERVIAN</text:p>
          </table:table-cell>
          <table:table-cell table:style-name="ce11" office:value-type="string">
            <text:p>495172181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9">
            <text:p>9</text:p>
          </table:table-cell>
          <table:table-cell table:style-name="ce11" office:value-type="string">
            <text:p>JP ELEC-ELECTRICITE COURANT FAIBLE</text:p>
          </table:table-cell>
          <table:table-cell table:style-name="ce141" office:value-type="string">
            <text:p>SANS</text:p>
          </table:table-cell>
          <table:table-cell table:style-name="ce150" office:value-type="float" office:value="22650.92">
            <text:p>22 650,92</text:p>
          </table:table-cell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J P ELEC SARL</text:p>
          </table:table-cell>
          <table:table-cell table:style-name="ce11" office:value-type="string">
            <text:p><text:s/>4 ALLEE DU PIOT ZAC DU POLE ACTIF 30660 GALLARGUES LE MONTUEUX</text:p>
          </table:table-cell>
          <table:table-cell table:style-name="ce11" office:value-type="string">
            <text:p>39984954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table-cell table:style-name="ce11" office:value-type="string">
            <text:p>2M1868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83700 DIRECTION ARCHITECTURE IMMOBILIER</text:p>
          </table:table-cell>
          <table:table-cell table:style-name="ce11" office:value-type="string">
            <text:p>81900 CONDUITE D'OPERATION</text:p>
          </table:table-cell>
          <table:table-cell table:style-name="ce11" office:value-type="string">
            <text:p>ordinaire</text:p>
          </table:table-cell>
          <table:table-cell table:style-name="ce11" office:value-type="string">
            <text:p>Ni rec. ni cond.</text:p>
          </table:table-cell>
          <table:table-cell table:style-name="ce11" office:value-type="string">
            <text:p>SALLE BOXE JEAN FARRE RELANCE LOT 10CHAUFFAGE VENTILATION PLOMBERIE</text:p>
          </table:table-cell>
          <table:table-cell table:style-name="ce64" office:value-type="float" office:value="65000">
            <text:p>65 000,00</text:p>
          </table:table-cell>
          <table:table-cell table:style-name="ce89" office:value-type="string">
            <text:p>MAPA 2</text:p>
          </table:table-cell>
          <table:table-cell table:style-name="ce11" office:value-type="string">
            <text:p>18/2/13</text:p>
          </table:table-cell>
          <table:table-cell table:style-name="ce11" office:value-type="string">
            <text:p>20/12/13</text:p>
          </table:table-cell>
          <table:table-cell table:style-name="ce102" office:value-type="float" office:value="57423.6">
            <text:p>57 423,60</text:p>
          </table:table-cell>
          <table:table-cell table:style-name="ce89"/>
          <table:table-cell table:style-name="ce11" office:value-type="float" office:value="10">
            <text:p>10</text:p>
          </table:table-cell>
          <table:table-cell table:style-name="ce11" office:value-type="string">
            <text:p>SOLANREF SALLE BOXE JEAN FARRE RELANCE LOT 10</text:p>
          </table:table-cell>
          <table:table-cell table:style-name="ce141" office:value-type="string">
            <text:p>SANS</text:p>
          </table:table-cell>
          <table:table-cell table:style-name="ce152"/>
          <table:table-cell table:style-name="ce64" table:number-columns-repeated="3"/>
          <table:table-cell table:style-name="ce11" office:value-type="string">
            <text:p>T</text:p>
          </table:table-cell>
          <table:table-cell table:style-name="ce11" office:value-type="string">
            <text:p>SOLANREF</text:p>
          </table:table-cell>
          <table:table-cell table:style-name="ce11" office:value-type="string">
            <text:p><text:s/>320 RUE DE LA GUARRIGUETTE <text:s/>34130 ST AUNES</text:p>
          </table:table-cell>
          <table:table-cell table:style-name="ce11" office:value-type="string">
            <text:p>50203436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table-cell table:style-name="ce11" office:value-type="string" table:number-columns-spanned="1" table:number-rows-spanned="2">
            <text:p>2M1971</text:p>
          </table:table-cell>
          <table:table-cell table:style-name="ce11" office:value-type="string" table:number-columns-spanned="1" table:number-rows-spanned="2">
            <text:p>S</text:p>
          </table:table-cell>
          <table:table-cell table:style-name="ce11" office:value-type="string" table:number-columns-spanned="1" table:number-rows-spanned="2">
            <text:p>83700 DIRECTION ARCHITECTURE IMMOBILIER</text:p>
          </table:table-cell>
          <table:table-cell table:style-name="ce11" office:value-type="string" table:number-columns-spanned="1" table:number-rows-spanned="2">
            <text:p>26900 ARCHITECTURE</text:p>
          </table:table-cell>
          <table:table-cell table:style-name="ce11" office:value-type="string" table:number-columns-spanned="1" table:number-rows-spanned="2">
            <text:p>Tranches</text:p>
          </table:table-cell>
          <table:table-cell table:style-name="ce11" office:value-type="string" table:number-columns-spanned="1" table:number-rows-spanned="2">
            <text:p>Ni rec. ni cond.</text:p>
          </table:table-cell>
          <table:table-cell table:style-name="ce11" office:value-type="string" table:number-columns-spanned="1" table:number-rows-spanned="2">
            <text:p>INSTALLATIONS TECHNIQUES NOUVELLE MAIRIE MISE EN SECURITE PLAN DE CONTINUITE</text:p>
          </table:table-cell>
          <table:table-cell table:style-name="ce64" office:value-type="string" table:number-columns-spanned="1" table:number-rows-spanned="2">
            <text:p>?</text:p>
          </table:table-cell>
          <table:table-cell table:style-name="ce89" office:value-type="string" table:number-columns-spanned="1" table:number-rows-spanned="2">
            <text:p>?</text:p>
          </table:table-cell>
          <table:table-cell table:style-name="ce11" office:value-type="string" table:number-columns-spanned="1" table:number-rows-spanned="2">
            <text:p>14/6/13</text:p>
          </table:table-cell>
          <table:table-cell table:style-name="ce11" office:value-type="string" table:number-columns-spanned="1" table:number-rows-spanned="2">
            <text:p>13/4/14</text:p>
          </table:table-cell>
          <table:table-cell table:style-name="ce64" office:value-type="float" office:value="114355" table:number-columns-spanned="1" table:number-rows-spanned="2">
            <text:p>114 355,00</text:p>
          </table:table-cell>
          <table:table-cell table:style-name="ce89" table:number-columns-spanned="1" table:number-rows-spanned="2"/>
          <table:table-cell table:style-name="ce11" office:value-type="float" office:value="1">
            <text:p>1</text:p>
          </table:table-cell>
          <table:table-cell table:style-name="ce11" office:value-type="string">
            <text:p>EMSYS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EMSYS</text:p>
          </table:table-cell>
          <table:table-cell table:style-name="ce11" office:value-type="string">
            <text:p>BT 16 PARC CLUB MILENAIRE 1025 RUE HENRI BECQUEREL <text:s/>34036 MONTPELLIER CEDEX 01</text:p>
          </table:table-cell>
          <table:table-cell table:style-name="ce11" office:value-type="string">
            <text:p>39167936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QUADRIM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QUADRIM CONSEILS SARL</text:p>
          </table:table-cell>
          <table:table-cell table:style-name="ce11" office:value-type="string">
            <text:p><text:s/>87 ROUTE DE GRIGNY <text:s/>91130 RIS ORANGIS</text:p>
          </table:table-cell>
          <table:table-cell table:style-name="ce11" office:value-type="string">
            <text:p>420714198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1" office:value-type="string" table:number-columns-spanned="1" table:number-rows-spanned="3">
            <text:p>3B0653</text:p>
          </table:table-cell>
          <table:table-cell table:style-name="ce11" office:value-type="string" table:number-columns-spanned="1" table:number-rows-spanned="3">
            <text:p>S</text:p>
          </table:table-cell>
          <table:table-cell table:style-name="ce11" office:value-type="string" table:number-columns-spanned="1" table:number-rows-spanned="3">
            <text:p>83700 DIRECTION ARCHITECTURE IMMOBILIER</text:p>
          </table:table-cell>
          <table:table-cell table:style-name="ce11" office:value-type="string" table:number-columns-spanned="1" table:number-rows-spanned="3">
            <text:p>26600 GESTION PROPRIETE ET SECURITE</text:p>
          </table:table-cell>
          <table:table-cell table:style-name="ce11" office:value-type="string" table:number-columns-spanned="1" table:number-rows-spanned="3">
            <text:p>BC</text:p>
          </table:table-cell>
          <table:table-cell table:style-name="ce11" office:value-type="string" table:number-columns-spanned="1" table:number-rows-spanned="3">
            <text:p>Recond.</text:p>
          </table:table-cell>
          <table:table-cell table:style-name="ce11" office:value-type="string" table:number-columns-spanned="1" table:number-rows-spanned="3">
            <text:p>AS TECH SOLUTIONS MAINTENANCE AIDE EXPLOITATION CONTRAT</text:p>
          </table:table-cell>
          <table:table-cell table:style-name="ce64" office:value-type="float" office:value="80000" table:number-columns-spanned="1" table:number-rows-spanned="3">
            <text:p>80 000,00</text:p>
          </table:table-cell>
          <table:table-cell table:style-name="ce89" office:value-type="string" table:number-columns-spanned="1" table:number-rows-spanned="3">
            <text:p>MAPA 2</text:p>
          </table:table-cell>
          <table:table-cell table:style-name="ce11" office:value-type="string" table:number-columns-spanned="1" table:number-rows-spanned="3">
            <text:p>1/1/13</text:p>
          </table:table-cell>
          <table:table-cell table:style-name="ce11" office:value-type="string" table:number-columns-spanned="1" table:number-rows-spanned="3">
            <text:p>31/12/16</text:p>
          </table:table-cell>
          <table:table-cell table:style-name="ce64" table:formula="of:=18635.14*4" office:value-type="float" office:value="74540.56">
            <text:p>74 540,56</text:p>
          </table:table-cell>
          <table:table-cell table:style-name="ce64"/>
          <table:table-cell table:style-name="ce11" office:value-type="float" office:value="1">
            <text:p>1</text:p>
          </table:table-cell>
          <table:table-cell table:style-name="ce11" office:value-type="string">
            <text:p>AS TECH SOLUTIONS-PATRIMOINE INFOCENTRE</text:p>
          </table:table-cell>
          <table:table-cell table:style-name="ce141" office:value-type="string">
            <text:p>66.15</text:p>
          </table:table-cell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SERVICE BUREAUTIQUE COMPTABILITE GESTION SARL</text:p>
          </table:table-cell>
          <table:table-cell table:style-name="ce11" office:value-type="string">
            <text:p><text:s/>1280 AVENUE DES PLATANES <text:s/>34970 LATTES</text:p>
          </table:table-cell>
          <table:table-cell table:style-name="ce11" office:value-type="string">
            <text:p>322942525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table-cell table:style-name="ce64" table:formula="of:=1275*4" office:value-type="float" office:value="5100">
            <text:p>5 100,00</text:p>
          </table:table-cell>
          <table:table-cell table:style-name="ce64"/>
          <table:table-cell table:style-name="ce11" office:value-type="float" office:value="2">
            <text:p>2</text:p>
          </table:table-cell>
          <table:table-cell table:style-name="ce11" office:value-type="string">
            <text:p>AS TECH SOLUTIONS-DEMANDE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SERVICE BUREAUTIQUE COMPTABILITE GESTION SARL</text:p>
          </table:table-cell>
          <table:table-cell table:style-name="ce11" office:value-type="string">
            <text:p><text:s/>1280 AVENUE DES PLATANES <text:s/>34970 LATTES</text:p>
          </table:table-cell>
          <table:table-cell table:style-name="ce11" office:value-type="string">
            <text:p>322942525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table-cell table:style-name="ce64" office:value-type="float" office:value="80000">
            <text:p>80 000,00</text:p>
          </table:table-cell>
          <table:table-cell table:style-name="ce64"/>
          <table:table-cell table:style-name="ce11" office:value-type="float" office:value="3">
            <text:p>3</text:p>
          </table:table-cell>
          <table:table-cell table:style-name="ce11" office:value-type="string">
            <text:p>AS TECH SOLUTIONS-PRESTATIONS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SERVICE BUREAUTIQUE COMPTABILITE GESTION SARL</text:p>
          </table:table-cell>
          <table:table-cell table:style-name="ce11" office:value-type="string">
            <text:p><text:s/>1280 AVENUE DES PLATANES <text:s/>34970 LATTES</text:p>
          </table:table-cell>
          <table:table-cell table:style-name="ce11" office:value-type="string">
            <text:p>322942525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1" office:value-type="string" table:number-columns-spanned="1" table:number-rows-spanned="2">
            <text:p>3C0017</text:p>
          </table:table-cell>
          <table:table-cell table:style-name="ce11" office:value-type="string" table:number-columns-spanned="1" table:number-rows-spanned="2">
            <text:p>S</text:p>
          </table:table-cell>
          <table:table-cell table:style-name="ce11" office:value-type="string" table:number-columns-spanned="1" table:number-rows-spanned="2">
            <text:p>83700 DIRECTION ARCHITECTURE IMMOBILIER</text:p>
          </table:table-cell>
          <table:table-cell table:style-name="ce11" office:value-type="string" table:number-columns-spanned="1" table:number-rows-spanned="2">
            <text:p>26600 GESTION PROPRIETE ET SECURITE</text:p>
          </table:table-cell>
          <table:table-cell table:style-name="ce11" office:value-type="string" table:number-columns-spanned="1" table:number-rows-spanned="2">
            <text:p>BC</text:p>
          </table:table-cell>
          <table:table-cell table:style-name="ce11" office:value-type="string" table:number-columns-spanned="1" table:number-rows-spanned="2">
            <text:p>Recond.</text:p>
          </table:table-cell>
          <table:table-cell table:style-name="ce11" office:value-type="string" table:number-columns-spanned="1" table:number-rows-spanned="2">
            <text:p>PORTES PORTAILS RIDEAUX BARRIERES AUTOMATIQUES BAT COMMUNAUX MAINTENANCE</text:p>
          </table:table-cell>
          <table:table-cell table:style-name="ce64" office:value-type="float" office:value="180000" table:number-columns-spanned="1" table:number-rows-spanned="2">
            <text:p>180 000,00</text:p>
          </table:table-cell>
          <table:table-cell table:style-name="ce89" office:value-type="string" table:number-columns-spanned="1" table:number-rows-spanned="2">
            <text:p>MAPA 3</text:p>
          </table:table-cell>
          <table:table-cell table:style-name="ce11" office:value-type="string" table:number-columns-spanned="1" table:number-rows-spanned="2">
            <text:p>29/5/13</text:p>
          </table:table-cell>
          <table:table-cell table:style-name="ce11" office:value-type="string" table:number-columns-spanned="1" table:number-rows-spanned="2">
            <text:p>28/5/17</text:p>
          </table:table-cell>
          <table:table-cell table:style-name="ce64" office:value-type="float" office:value="57580">
            <text:p>57 580,00</text:p>
          </table:table-cell>
          <table:table-cell table:style-name="ce64"/>
          <table:table-cell table:style-name="ce11" office:value-type="float" office:value="1">
            <text:p>1</text:p>
          </table:table-cell>
          <table:table-cell table:style-name="ce11" office:value-type="string">
            <text:p>RECORD PORTES AUTOMATIQUES-GESTION <text:s/>TECHNIQUE</text:p>
          </table:table-cell>
          <table:table-cell table:style-name="ce141" office:value-type="string">
            <text:p>84.18</text:p>
          </table:table-cell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RECORD PORTES AUTOMATIQUES SAS</text:p>
          </table:table-cell>
          <table:table-cell table:style-name="ce11" office:value-type="string">
            <text:p><text:s/>6 RUE DE L ORME SAINT GERMAIN <text:s/>91160 CHAMPLAN</text:p>
          </table:table-cell>
          <table:table-cell table:style-name="ce11" office:value-type="string">
            <text:p>39902465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table-cell table:style-name="ce64" office:value-type="float" office:value="80000">
            <text:p>80 000,00</text:p>
          </table:table-cell>
          <table:table-cell table:style-name="ce64"/>
          <table:table-cell table:style-name="ce11" office:value-type="float" office:value="2">
            <text:p>2</text:p>
          </table:table-cell>
          <table:table-cell table:style-name="ce11" office:value-type="string">
            <text:p>RECORD PORTES AUTOMATIQUES- MAINTENANCE CURATIVE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RECORD PORTES AUTOMATIQUES SAS</text:p>
          </table:table-cell>
          <table:table-cell table:style-name="ce11" office:value-type="string">
            <text:p><text:s/>6 RUE DE L ORME SAINT GERMAIN <text:s/>91160 CHAMPLAN</text:p>
          </table:table-cell>
          <table:table-cell table:style-name="ce11" office:value-type="string">
            <text:p>399024652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1" office:value-type="string" table:number-columns-spanned="1" table:number-rows-spanned="2">
            <text:p>3C0175</text:p>
          </table:table-cell>
          <table:table-cell table:style-name="ce11" office:value-type="string" table:number-columns-spanned="1" table:number-rows-spanned="2">
            <text:p>S</text:p>
          </table:table-cell>
          <table:table-cell table:style-name="ce11" office:value-type="string" table:number-columns-spanned="1" table:number-rows-spanned="2">
            <text:p>83700 DIRECTION ARCHITECTURE IMMOBILIER</text:p>
          </table:table-cell>
          <table:table-cell table:style-name="ce11" office:value-type="string" table:number-columns-spanned="1" table:number-rows-spanned="2">
            <text:p>81700</text:p>
            <text:p>MOYENS GENERAUX</text:p>
          </table:table-cell>
          <table:table-cell table:style-name="ce11" office:value-type="string" table:number-columns-spanned="1" table:number-rows-spanned="2">
            <text:p>Tranches</text:p>
          </table:table-cell>
          <table:table-cell table:style-name="ce11" office:value-type="string" table:number-columns-spanned="1" table:number-rows-spanned="2">
            <text:p>Ni rec. ni cond.</text:p>
          </table:table-cell>
          <table:table-cell table:style-name="ce11" office:value-type="string" table:number-columns-spanned="1" table:number-rows-spanned="2">
            <text:p>LOCAUX MUNICIPAUX ASSISTANCE TECHNIQUE OPTIMISATION ENTRETIEN</text:p>
          </table:table-cell>
          <table:table-cell table:style-name="ce64" office:value-type="float" office:value="80000" table:number-columns-spanned="1" table:number-rows-spanned="2">
            <text:p>80 000,00</text:p>
          </table:table-cell>
          <table:table-cell table:style-name="ce89" office:value-type="string" table:number-columns-spanned="1" table:number-rows-spanned="2">
            <text:p>MAPA 3</text:p>
          </table:table-cell>
          <table:table-cell table:style-name="ce11" office:value-type="string" table:number-columns-spanned="1" table:number-rows-spanned="2">
            <text:p>9/9/13</text:p>
          </table:table-cell>
          <table:table-cell table:style-name="ce11" office:value-type="string" table:number-columns-spanned="1" table:number-rows-spanned="2">
            <text:p>28/7/14</text:p>
          </table:table-cell>
          <table:table-cell table:style-name="ce64" office:value-type="float" office:value="62550" table:number-columns-spanned="1" table:number-rows-spanned="2">
            <text:p>62 550,00</text:p>
          </table:table-cell>
          <table:table-cell table:style-name="ce89" table:number-columns-spanned="1" table:number-rows-spanned="2"/>
          <table:table-cell table:style-name="ce11" office:value-type="float" office:value="1">
            <text:p>1</text:p>
          </table:table-cell>
          <table:table-cell table:style-name="ce11" office:value-type="string">
            <text:p>SETEC ORGANISATION-DIRECTION MISSION PILOTAGE GENERAL AMO</text:p>
          </table:table-cell>
          <table:table-cell table:style-name="ce141" office:value-type="string">
            <text:p>70.05</text:p>
          </table:table-cell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SETEC ORGANISATION SA</text:p>
          </table:table-cell>
          <table:table-cell table:style-name="ce11" office:value-type="string">
            <text:p><text:s/>42-52 QUAI DE LA RAPEE CS 71230 75583 PARIS</text:p>
          </table:table-cell>
          <table:table-cell table:style-name="ce11" office:value-type="string">
            <text:p>702005901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INCF-EXPERTISE TECHNIQUE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INGENIERIE CONSEIL FORMATION</text:p>
          </table:table-cell>
          <table:table-cell table:style-name="ce11" office:value-type="string">
            <text:p>ZAC MOUNDRAN 2 RUE SAINTE LUCIE <text:s/>31470 FONSORBES</text:p>
          </table:table-cell>
          <table:table-cell table:style-name="ce11" office:value-type="string">
            <text:p>431786607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1" office:value-type="string" table:number-columns-spanned="1" table:number-rows-spanned="3">
            <text:p>3C0345</text:p>
          </table:table-cell>
          <table:table-cell table:style-name="ce11" office:value-type="string" table:number-columns-spanned="1" table:number-rows-spanned="3">
            <text:p>S</text:p>
          </table:table-cell>
          <table:table-cell table:style-name="ce11" office:value-type="string" table:number-columns-spanned="1" table:number-rows-spanned="3">
            <text:p>83700 DIRECTION ARCHITECTURE IMMOBILIER</text:p>
          </table:table-cell>
          <table:table-cell table:style-name="ce11" office:value-type="string" table:number-columns-spanned="1" table:number-rows-spanned="3">
            <text:p>81900 CONDUITE D'OPERATION</text:p>
          </table:table-cell>
          <table:table-cell table:style-name="ce11" office:value-type="string" table:number-columns-spanned="1" table:number-rows-spanned="3">
            <text:p>ordinaire</text:p>
          </table:table-cell>
          <table:table-cell table:style-name="ce11" office:value-type="string" table:number-columns-spanned="1" table:number-rows-spanned="3">
            <text:p>Ni rec. ni cond.</text:p>
          </table:table-cell>
          <table:table-cell table:style-name="ce11" office:value-type="string" table:number-columns-spanned="1" table:number-rows-spanned="3">
            <text:p>VESTIAIRE REFECTOIRE LAVERIE SANITAIRES ATELIER ZONE TECHNIQUE PARC DARWIN MO</text:p>
          </table:table-cell>
          <table:table-cell table:style-name="ce64" office:value-type="float" office:value="170000" table:number-columns-spanned="1" table:number-rows-spanned="3">
            <text:p>170 000,00</text:p>
          </table:table-cell>
          <table:table-cell table:style-name="ce89" office:value-type="string" table:number-columns-spanned="1" table:number-rows-spanned="3">
            <text:p>MAPA 3</text:p>
          </table:table-cell>
          <table:table-cell table:style-name="ce11" office:value-type="string" table:number-columns-spanned="1" table:number-rows-spanned="3">
            <text:p>18/10/13</text:p>
          </table:table-cell>
          <table:table-cell table:style-name="ce11" office:value-type="string" table:number-columns-spanned="1" table:number-rows-spanned="3">
            <text:p>17/8/15</text:p>
          </table:table-cell>
          <table:table-cell table:style-name="ce64" office:value-type="float" office:value="144000" table:number-columns-spanned="1" table:number-rows-spanned="3">
            <text:p>144 000,00</text:p>
          </table:table-cell>
          <table:table-cell table:style-name="ce89" table:number-columns-spanned="1" table:number-rows-spanned="3"/>
          <table:table-cell table:style-name="ce11" office:value-type="float" office:value="1">
            <text:p>1</text:p>
          </table:table-cell>
          <table:table-cell table:style-name="ce11" office:value-type="string">
            <text:p>ACTUA-ARCHITECTE</text:p>
          </table:table-cell>
          <table:table-cell table:style-name="ce141" office:value-type="string">
            <text:p>71.04</text:p>
          </table:table-cell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ACTUA SARL</text:p>
          </table:table-cell>
          <table:table-cell table:style-name="ce11" office:value-type="string">
            <text:p><text:s/>471 RUE MAS DES CAVALIERS 2 <text:s/>34130 MAUGUIO</text:p>
          </table:table-cell>
          <table:table-cell table:style-name="ce11" office:value-type="string">
            <text:p>488602723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P3G INGENIERIE-STRUCTURE FLUIDE ENVIRONNEMENT ECONOMIE CONSTRUCTION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C</text:p>
          </table:table-cell>
          <table:table-cell table:style-name="ce11" office:value-type="string">
            <text:p>P3G INGENIERIE</text:p>
          </table:table-cell>
          <table:table-cell table:style-name="ce11" office:value-type="string">
            <text:p><text:s/>471 RUE CHARLES NUNGESEER <text:s/>34130 MAUGUIO</text:p>
          </table:table-cell>
          <table:table-cell table:style-name="ce11" office:value-type="string">
            <text:p>388142473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3">
            <text:p>3</text:p>
          </table:table-cell>
          <table:table-cell table:style-name="ce11" office:value-type="string">
            <text:p>BET CONCEPT-VRD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C</text:p>
          </table:table-cell>
          <table:table-cell table:style-name="ce11" office:value-type="string">
            <text:p>BETA CONCEPT</text:p>
          </table:table-cell>
          <table:table-cell table:style-name="ce11" office:value-type="string">
            <text:p><text:s/>3 ALLEE DU PATUS <text:s/>34980 COMBAILLAUX</text:p>
          </table:table-cell>
          <table:table-cell table:style-name="ce11" office:value-type="string">
            <text:p>393691977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1" office:value-type="string" table:number-columns-spanned="1" table:number-rows-spanned="2">
            <text:p>3D0101</text:p>
          </table:table-cell>
          <table:table-cell table:style-name="ce11" office:value-type="string" table:number-columns-spanned="1" table:number-rows-spanned="2">
            <text:p>S</text:p>
          </table:table-cell>
          <table:table-cell table:style-name="ce11" office:value-type="string" table:number-columns-spanned="1" table:number-rows-spanned="2">
            <text:p>83700 DIRECTION ARCHITECTURE IMMOBILIER</text:p>
          </table:table-cell>
          <table:table-cell table:style-name="ce11" office:value-type="string" table:number-columns-spanned="1" table:number-rows-spanned="2">
            <text:p>26600 GESTION PROPRIETE ET SECURITE</text:p>
          </table:table-cell>
          <table:table-cell table:style-name="ce11" office:value-type="string" table:number-columns-spanned="1" table:number-rows-spanned="2">
            <text:p>BC</text:p>
          </table:table-cell>
          <table:table-cell table:style-name="ce11" office:value-type="string" table:number-columns-spanned="1" table:number-rows-spanned="2">
            <text:p>Recond.</text:p>
          </table:table-cell>
          <table:table-cell table:style-name="ce11" office:value-type="string" table:number-columns-spanned="1" table:number-rows-spanned="2">
            <text:p>MAINTENANCE EQUIPEMENT SECURITE INCENDIE</text:p>
          </table:table-cell>
          <table:table-cell table:style-name="ce64" office:value-type="float" office:value="320000" table:number-columns-spanned="1" table:number-rows-spanned="2">
            <text:p>320 000,00</text:p>
          </table:table-cell>
          <table:table-cell table:style-name="ce89" office:value-type="string" table:number-columns-spanned="1" table:number-rows-spanned="2">
            <text:p>A.O.E</text:p>
          </table:table-cell>
          <table:table-cell table:style-name="ce11" office:value-type="string" table:number-columns-spanned="1" table:number-rows-spanned="2">
            <text:p>5/9/13</text:p>
          </table:table-cell>
          <table:table-cell table:style-name="ce11" office:value-type="string" table:number-columns-spanned="1" table:number-rows-spanned="2">
            <text:p>4/9/17</text:p>
          </table:table-cell>
          <table:table-cell table:style-name="ce64" office:value-type="string" table:number-columns-spanned="1" table:number-rows-spanned="2">
            <text:p>SANS</text:p>
          </table:table-cell>
          <table:table-cell table:style-name="ce89" office:value-type="string" table:number-columns-spanned="1" table:number-rows-spanned="2">
            <text:p>SAN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PIE SUD OUEST-MAINTENANCE EQUIPEMENTS CONTROLE ACCES SECURITE HOTEL DE VILLE</text:p>
          </table:table-cell>
          <table:table-cell table:style-name="ce141" office:value-type="string">
            <text:p>84.13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PIE SUD OUEST SAS</text:p>
          </table:table-cell>
          <table:table-cell table:style-name="ce11" office:value-type="string">
            <text:p>PARC D ACTIVITES MARCEL DASSAULT 170 RUE HENRI FARMAN BP 70339 34433 SAINT JEAN DE VEDAS</text:p>
          </table:table-cell>
          <table:table-cell table:style-name="ce11" office:value-type="string">
            <text:p>440056463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SPIE SUD OUEST-MAINTENANCE EQUIPEMENTS SECURITE INCENDIE BATIMENTS COMMUNAUX</text:p>
          </table:table-cell>
          <table:table-cell table:style-name="ce141" office:value-type="string">
            <text:p>84.13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PIE SUD OUEST SAS</text:p>
          </table:table-cell>
          <table:table-cell table:style-name="ce11" office:value-type="string">
            <text:p>PARC D ACTIVITES MARCEL DASSAULT 170 RUE HENRI FARMAN BP 70339 34433 SAINT JEAN DE VEDAS</text:p>
          </table:table-cell>
          <table:table-cell table:style-name="ce11" office:value-type="string">
            <text:p>440056463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table-cell table:style-name="ce11" office:value-type="string" table:number-columns-spanned="1" table:number-rows-spanned="17">
            <text:p>3D0105</text:p>
          </table:table-cell>
          <table:table-cell table:style-name="ce11" office:value-type="string" table:number-columns-spanned="1" table:number-rows-spanned="17">
            <text:p>T</text:p>
          </table:table-cell>
          <table:table-cell table:style-name="ce11" office:value-type="string" table:number-columns-spanned="1" table:number-rows-spanned="17">
            <text:p>83700 DIRECTION ARCHITECTURE IMMOBILIER</text:p>
          </table:table-cell>
          <table:table-cell table:style-name="ce11" office:value-type="string" table:number-columns-spanned="1" table:number-rows-spanned="17">
            <text:p>26600 GESTION PROPRIETE ET SECURITE</text:p>
          </table:table-cell>
          <table:table-cell table:style-name="ce11" office:value-type="string" table:number-columns-spanned="1" table:number-rows-spanned="17">
            <text:p>BC</text:p>
          </table:table-cell>
          <table:table-cell table:style-name="ce11" office:value-type="string" table:number-columns-spanned="1" table:number-rows-spanned="17">
            <text:p>Recond.</text:p>
          </table:table-cell>
          <table:table-cell table:style-name="ce11" office:value-type="string" table:number-columns-spanned="1" table:number-rows-spanned="17">
            <text:p>TRAVAUX ENTRETIEN BATIMENTS COMMUNAUX</text:p>
          </table:table-cell>
          <table:table-cell table:style-name="ce64" office:value-type="float" office:value="8660000" table:number-columns-spanned="1" table:number-rows-spanned="17">
            <text:p>8 660 000,00</text:p>
          </table:table-cell>
          <table:table-cell table:style-name="ce89" office:value-type="string" table:number-columns-spanned="1" table:number-rows-spanned="17">
            <text:p>A.O.E</text:p>
          </table:table-cell>
          <table:table-cell table:style-name="ce11" office:value-type="string" table:number-columns-spanned="1" table:number-rows-spanned="17">
            <text:p>23/11/13</text:p>
          </table:table-cell>
          <table:table-cell table:style-name="ce11" office:value-type="string" table:number-columns-spanned="1" table:number-rows-spanned="17">
            <text:p>22/11/17</text:p>
          </table:table-cell>
          <table:table-cell table:style-name="ce64" office:value-type="string" table:number-columns-spanned="1" table:number-rows-spanned="17">
            <text:p>SANS</text:p>
          </table:table-cell>
          <table:table-cell table:style-name="ce89" office:value-type="string" table:number-columns-spanned="1" table:number-rows-spanned="17">
            <text:p>SAN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GENIER DEFORGE-DEMOLITION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ETS GENIER DEFORGE SAS</text:p>
          </table:table-cell>
          <table:table-cell table:style-name="ce11" office:value-type="string">
            <text:p><text:s/>33 35 RUE D ATHENES BP 2039 13127 VITROLLES</text:p>
          </table:table-cell>
          <table:table-cell table:style-name="ce11" office:value-type="string">
            <text:p>390644375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DARVER-GROS OEUVR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DARVER SAS</text:p>
          </table:table-cell>
          <table:table-cell table:style-name="ce11" office:value-type="string">
            <text:p><text:s/>235 RUE DES PORTES DOMITIENNES RN 113 34670 VENDARGUES</text:p>
          </table:table-cell>
          <table:table-cell table:style-name="ce11" office:value-type="string">
            <text:p>387555147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3">
            <text:p>3</text:p>
          </table:table-cell>
          <table:table-cell table:style-name="ce11" office:value-type="string">
            <text:p>DARVER-MACONNERIE PETITS TRAVAUX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DARVER SAS</text:p>
          </table:table-cell>
          <table:table-cell table:style-name="ce11" office:value-type="string">
            <text:p><text:s/>235 RUE DES PORTES DOMITIENNES RN 113 34670 VENDARGUES</text:p>
          </table:table-cell>
          <table:table-cell table:style-name="ce11" office:value-type="string">
            <text:p>387555147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4">
            <text:p>4</text:p>
          </table:table-cell>
          <table:table-cell table:style-name="ce11" office:value-type="string">
            <text:p>LANGUEDOC TOITURES-CHARPENTE <text:s/>COUVERTUR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LANGUEDOC TOITURES SARL</text:p>
          </table:table-cell>
          <table:table-cell table:style-name="ce11" office:value-type="string">
            <text:p><text:s/>ROUTE DE LA GARE <text:s/>34670 BAILLARGUES</text:p>
          </table:table-cell>
          <table:table-cell table:style-name="ce11" office:value-type="string">
            <text:p>39095651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5">
            <text:p>5</text:p>
          </table:table-cell>
          <table:table-cell table:style-name="ce11" office:value-type="string">
            <text:p>LANGUEDOC TOITURES-ETANCHEIT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LANGUEDOC TOITURES SARL</text:p>
          </table:table-cell>
          <table:table-cell table:style-name="ce11" office:value-type="string">
            <text:p><text:s/>ROUTE DE LA GARE <text:s/>34670 BAILLARGUES</text:p>
          </table:table-cell>
          <table:table-cell table:style-name="ce11" office:value-type="string">
            <text:p>39095651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6">
            <text:p>6</text:p>
          </table:table-cell>
          <table:table-cell table:style-name="ce11" office:value-type="string">
            <text:p>ATELIER DUCROT-MENUISERIE PVC ALU BOIS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ATELIER <text:s/>DUCROT SARL</text:p>
          </table:table-cell>
          <table:table-cell table:style-name="ce11" office:value-type="string">
            <text:p><text:s/>630 RUE DES FOURNELS <text:s/>34400 LUNEL</text:p>
          </table:table-cell>
          <table:table-cell table:style-name="ce11" office:value-type="string">
            <text:p>433312600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7">
            <text:p>7</text:p>
          </table:table-cell>
          <table:table-cell table:style-name="ce11" office:value-type="string">
            <text:p>TECHNICFER-METALLERI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TECHNICFER SARL</text:p>
          </table:table-cell>
          <table:table-cell table:style-name="ce11" office:value-type="string">
            <text:p><text:s/>159 RUE DU MAS DE BRINGAUD <text:s/>34070 MONTPELLIER</text:p>
          </table:table-cell>
          <table:table-cell table:style-name="ce11" office:value-type="string">
            <text:p>38765113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8">
            <text:p>8</text:p>
          </table:table-cell>
          <table:table-cell table:style-name="ce11" office:value-type="string">
            <text:p>FPI-CLOISONS FAUX PLAFONDS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FPI SARL</text:p>
          </table:table-cell>
          <table:table-cell table:style-name="ce11" office:value-type="string">
            <text:p>ZAC PARC 2000 41 RUE YVES MONTAND <text:s/>34080 MONTPELLIER</text:p>
          </table:table-cell>
          <table:table-cell table:style-name="ce11" office:value-type="string">
            <text:p>412974487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9">
            <text:p>9</text:p>
          </table:table-cell>
          <table:table-cell table:style-name="ce11" office:value-type="string">
            <text:p>GROUPE SNEF-ELECTRICIT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NEF SA</text:p>
          </table:table-cell>
          <table:table-cell table:style-name="ce11" office:value-type="string">
            <text:p>ZAC DE FREJORGUES EST 81 RUE DU SALAISON <text:s/>34130 MAUGUIO</text:p>
          </table:table-cell>
          <table:table-cell table:style-name="ce11" office:value-type="string">
            <text:p>056800659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0">
            <text:p>10</text:p>
          </table:table-cell>
          <table:table-cell table:style-name="ce11" office:value-type="string">
            <text:p>CHICHE-PLOMBERI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CHICHE PLOMBERIE SARL</text:p>
          </table:table-cell>
          <table:table-cell table:style-name="ce11" office:value-type="string">
            <text:p>GAROSUD 9 RUE PATRICE LUMUMBA <text:s/>34070 MONTPELLIER</text:p>
          </table:table-cell>
          <table:table-cell table:style-name="ce11" office:value-type="string">
            <text:p>422053850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1">
            <text:p>11</text:p>
          </table:table-cell>
          <table:table-cell table:style-name="ce11" office:value-type="string">
            <text:p>SUD AMENAGEMENT-REVETEMENT SOLS DURS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UD AMENAGEMENT SARL</text:p>
          </table:table-cell>
          <table:table-cell table:style-name="ce11" office:value-type="string">
            <text:p><text:s/>16 QUATER CHEMIN DE ST DIONISY 4 LE HAMEAU FLORENTIN 30870 CLARENSAC</text:p>
          </table:table-cell>
          <table:table-cell table:style-name="ce11" office:value-type="string">
            <text:p>485171938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2">
            <text:p>12</text:p>
          </table:table-cell>
          <table:table-cell table:style-name="ce11" office:value-type="string">
            <text:p>ST GROUPE-REVETEMENT SOLS SOUPLES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UD TENNIS SARL</text:p>
          </table:table-cell>
          <table:table-cell table:style-name="ce11" office:value-type="string">
            <text:p><text:s/>ZAC PIOCH LYON <text:s/>34160 BOISSERON</text:p>
          </table:table-cell>
          <table:table-cell table:style-name="ce11" office:value-type="string">
            <text:p>41312760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3">
            <text:p>13</text:p>
          </table:table-cell>
          <table:table-cell table:style-name="ce11" office:value-type="string">
            <text:p>SOPESUD-PEINTURES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OPESUD SARL</text:p>
          </table:table-cell>
          <table:table-cell table:style-name="ce11" office:value-type="string">
            <text:p>ZAC GAROSUD 56 RUE LEON TROTSKI <text:s/>34070 MONTPELLIER</text:p>
          </table:table-cell>
          <table:table-cell table:style-name="ce11" office:value-type="string">
            <text:p>378719595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4">
            <text:p>14</text:p>
          </table:table-cell>
          <table:table-cell table:style-name="ce11" office:value-type="string">
            <text:p>ATELIER 19-RIDEAUX PROTECTION SOLAIR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ATELIER 19 SARL</text:p>
          </table:table-cell>
          <table:table-cell table:style-name="ce11" office:value-type="string">
            <text:p>ZAC ADER 1 BIS AVENUE CHARLES CROS <text:s/>34830 JACOU</text:p>
          </table:table-cell>
          <table:table-cell table:style-name="ce11" office:value-type="string">
            <text:p>48809244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5">
            <text:p>15</text:p>
          </table:table-cell>
          <table:table-cell table:style-name="ce11" office:value-type="string">
            <text:p>CRISTAL NET-NETTOYAGE CHANTIER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CRISTAL NET MONTPELLIER SARL</text:p>
          </table:table-cell>
          <table:table-cell table:style-name="ce11" office:value-type="string">
            <text:p>LOTISSEMENT PARC TECHNOLOGIQUE 70 IMPASSE DES MILLEPERTUIS <text:s/>34740 VENDARGUES</text:p>
          </table:table-cell>
          <table:table-cell table:style-name="ce11" office:value-type="string">
            <text:p>513747584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6">
            <text:p>16</text:p>
          </table:table-cell>
          <table:table-cell table:style-name="ce11" office:value-type="string">
            <text:p>SARP MEDITERRANEE SOMES-CURAGE RESEAUX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SARP MEDITERRANEE SAS</text:p>
          </table:table-cell>
          <table:table-cell table:style-name="ce11" office:value-type="string">
            <text:p>ZAC GAROSUD 2443 AVENUE DE MAURIN BP 75527 34071 MONTPELLIER CEDEX 03</text:p>
          </table:table-cell>
          <table:table-cell table:style-name="ce11" office:value-type="string">
            <text:p>320180516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17">
            <text:p>17</text:p>
          </table:table-cell>
          <table:table-cell table:style-name="ce11" office:value-type="string">
            <text:p>GENIER DESFORGES-DESAMIANTAGE</text:p>
          </table:table-cell>
          <table:table-cell table:style-name="ce141" office:value-type="string">
            <text:p>SANS</text:p>
          </table:table-cell>
          <table:table-cell table:style-name="ce64"/>
          <table:table-cell table:number-columns-repeated="2" table:style-name="ce64" office:value-type="string">
            <text:p>SANS</text:p>
          </table:table-cell>
          <table:table-cell table:style-name="ce64"/>
          <table:table-cell table:style-name="ce11" office:value-type="string">
            <text:p>T</text:p>
          </table:table-cell>
          <table:table-cell table:style-name="ce11" office:value-type="string">
            <text:p>ETS GENIER DEFORGE SAS</text:p>
          </table:table-cell>
          <table:table-cell table:style-name="ce11" office:value-type="string">
            <text:p><text:s/>33 35 RUE D ATHENES BP 2039 13127 VITROLLES</text:p>
          </table:table-cell>
          <table:table-cell table:style-name="ce11" office:value-type="string">
            <text:p>390644375</text:p>
          </table:table-cell>
          <table:table-cell table:style-name="ce168"/>
          <table:table-cell table:style-name="ce172" table:number-columns-repeated="231"/>
          <table:table-cell table:style-name="ce53" table:number-columns-repeated="768"/>
        </table:table-row>
        <table:table-row table:style-name="ro13">
          <table:table-cell table:style-name="ce11" office:value-type="string" table:number-columns-spanned="1" table:number-rows-spanned="2">
            <text:p>H93</text:p>
          </table:table-cell>
          <table:table-cell table:style-name="ce11" office:value-type="string" table:number-columns-spanned="1" table:number-rows-spanned="2">
            <text:p>S</text:p>
          </table:table-cell>
          <table:table-cell table:style-name="ce11" office:value-type="string" table:number-columns-spanned="1" table:number-rows-spanned="2">
            <text:p>83700 DIRECTION ARCHITECTURE IMMOBILIER</text:p>
          </table:table-cell>
          <table:table-cell table:style-name="ce11" office:value-type="string" table:number-columns-spanned="1" table:number-rows-spanned="2">
            <text:p>26600 GESTION PROPRIETE ET SECURITE</text:p>
          </table:table-cell>
          <table:table-cell table:style-name="ce11" office:value-type="string" table:number-columns-spanned="1" table:number-rows-spanned="2">
            <text:p>BC</text:p>
          </table:table-cell>
          <table:table-cell table:style-name="ce11" office:value-type="string" table:number-columns-spanned="1" table:number-rows-spanned="2">
            <text:p>Recond.</text:p>
          </table:table-cell>
          <table:table-cell table:style-name="ce11" office:value-type="string" table:number-columns-spanned="1" table:number-rows-spanned="2">
            <text:p>AMO BUREAU ETUDES TECHNIQUES TOUS CORPSD'ETAT</text:p>
          </table:table-cell>
          <table:table-cell table:style-name="ce64" table:number-columns-spanned="1" table:number-rows-spanned="2"/>
          <table:table-cell table:style-name="ce89" table:number-columns-spanned="1" table:number-rows-spanned="2"/>
          <table:table-cell table:style-name="ce11" office:value-type="string" table:number-columns-spanned="1" table:number-rows-spanned="2">
            <text:p>9/1/13</text:p>
          </table:table-cell>
          <table:table-cell table:style-name="ce11" office:value-type="string" table:number-columns-spanned="1" table:number-rows-spanned="2">
            <text:p>8/1/17</text:p>
          </table:table-cell>
          <table:table-cell table:style-name="ce64" office:value-type="string" table:number-columns-spanned="1" table:number-rows-spanned="2">
            <text:p>SANS</text:p>
          </table:table-cell>
          <table:table-cell table:style-name="ce89" office:value-type="string" table:number-columns-spanned="1" table:number-rows-spanned="2">
            <text:p>SAN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3G INGENIERIE- BET TCE OPC <text:s/>ACCESSIBILITE PMR</text:p>
          </table:table-cell>
          <table:table-cell table:style-name="ce142" office:value-type="string">
            <text:p>71.07</text:p>
          </table:table-cell>
          <table:table-cell table:style-name="ce64" table:number-columns-repeated="4"/>
          <table:table-cell table:style-name="ce11" office:value-type="string">
            <text:p>T</text:p>
          </table:table-cell>
          <table:table-cell table:style-name="ce11" office:value-type="string">
            <text:p>P3G INGENIERIE</text:p>
          </table:table-cell>
          <table:table-cell table:style-name="ce11" office:value-type="string">
            <text:p><text:s/>471 RUE CHARLES NUNGESEER <text:s/>34130 MAUGUIO</text:p>
          </table:table-cell>
          <table:table-cell table:style-name="ce11" office:value-type="string">
            <text:p>388142473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12"/>
          <table:covered-table-cell table:style-name="ce42"/>
          <table:covered-table-cell table:number-columns-repeated="2" table:style-name="ce12"/>
          <table:covered-table-cell table:style-name="ce42"/>
          <table:covered-table-cell table:style-name="ce12"/>
          <table:covered-table-cell table:style-name="ce42"/>
          <table:covered-table-cell table:style-name="ce65"/>
          <table:covered-table-cell table:style-name="ce90"/>
          <table:covered-table-cell table:style-name="ce42"/>
          <table:covered-table-cell table:style-name="ce12"/>
          <table:covered-table-cell table:style-name="ce101"/>
          <table:covered-table-cell table:style-name="ce129"/>
          <table:table-cell table:style-name="ce11" office:value-type="float" office:value="2">
            <text:p>2</text:p>
          </table:table-cell>
          <table:table-cell table:style-name="ce11" office:value-type="string">
            <text:p>SASTEC- SSI</text:p>
          </table:table-cell>
          <table:table-cell table:style-name="ce141"/>
          <table:table-cell table:style-name="ce64" table:number-columns-repeated="4"/>
          <table:table-cell table:style-name="ce11" office:value-type="string">
            <text:p>C</text:p>
          </table:table-cell>
          <table:table-cell table:style-name="ce11" office:value-type="string">
            <text:p>ASSISTANCE SERVICES TECHNIQUES SARL</text:p>
          </table:table-cell>
          <table:table-cell table:style-name="ce11" office:value-type="string">
            <text:p><text:s/>1140 AVENUE ALBERT EINSTEIN <text:s/>34000 MONTPELLIER</text:p>
          </table:table-cell>
          <table:table-cell table:style-name="ce11" office:value-type="string">
            <text:p>312195977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3" office:value-type="string">
            <text:p>12M871</text:p>
          </table:table-cell>
          <table:table-cell table:style-name="ce43" office:value-type="string">
            <text:p>S</text:p>
          </table:table-cell>
          <table:table-cell table:number-columns-repeated="2" table:style-name="ce22" office:value-type="string">
            <text:p>28500 MISSION GRAND COEUR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BLD JEU DE PAUME TRANSFOMATIONSACCOMPAGNEMENT ARTISTIQUE</text:p>
          </table:table-cell>
          <table:table-cell table:style-name="ce31" office:value-type="string">
            <text:p>80000 TTC</text:p>
          </table:table-cell>
          <table:table-cell table:style-name="ce31" office:value-type="string">
            <text:p>Art. 30</text:p>
          </table:table-cell>
          <table:table-cell table:style-name="ce43" office:value-type="string">
            <text:p>25/6/13</text:p>
          </table:table-cell>
          <table:table-cell table:style-name="ce22" office:value-type="string">
            <text:p>31/12/14</text:p>
          </table:table-cell>
          <table:table-cell table:style-name="ce52" office:value-type="string">
            <text:p>max 80000 TTC</text:p>
          </table:table-cell>
          <table:table-cell table:style-name="ce52" office:value-type="string">
            <text:p>minimum de 30000 TTC 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UREAU DES ARTS ET TERRITOIRES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UREAU DES ARTS ET TERRITOIRES</text:p>
          </table:table-cell>
          <table:table-cell table:style-name="ce43" office:value-type="string">
            <text:p><text:s/>28 BOULEVARD PASTEUR <text:s/>34000 MONTPELLIER</text:p>
          </table:table-cell>
          <table:table-cell table:style-name="ce22" office:value-type="string">
            <text:p>75042244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2M2062</text:p>
          </table:table-cell>
          <table:table-cell table:style-name="ce43" office:value-type="string">
            <text:p>T</text:p>
          </table:table-cell>
          <table:table-cell table:number-columns-repeated="2" table:style-name="ce22" office:value-type="string">
            <text:p>28500 MISSION GRAND COEUR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PARC GUIRLANDE MUR DE CLOTURE REALISATION</text:p>
          </table:table-cell>
          <table:table-cell table:style-name="ce66" office:value-type="float" office:value="33060">
            <text:p>33 06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0/4/13</text:p>
          </table:table-cell>
          <table:table-cell table:style-name="ce22" office:value-type="string">
            <text:p>9/7/13</text:p>
          </table:table-cell>
          <table:table-cell table:style-name="ce52" office:value-type="string">
            <text:p>33 901 </text:p>
            <text:p>avenant 34 949,6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TGH LANGUEDOC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TGH LANGUEDOC SARL</text:p>
          </table:table-cell>
          <table:table-cell table:style-name="ce43" office:value-type="string">
            <text:p><text:s/>50 CHEMIN DE LA GRANDE LIQUINE <text:s/>34400 LUNEL</text:p>
          </table:table-cell>
          <table:table-cell table:style-name="ce22" office:value-type="string">
            <text:p>43192952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3B0240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28500 MISSION GRAND COEUR</text:p>
          </table:table-cell>
          <table:table-cell table:style-name="ce22" office:value-type="string" table:number-columns-spanned="1" table:number-rows-spanned="2">
            <text:p>28500 MISSION GRAND COEUR</text:p>
          </table:table-cell>
          <table:table-cell table:style-name="ce43" office:value-type="string" table:number-columns-spanned="1" table:number-rows-spanned="2">
            <text:p>ordinaire</text:p>
          </table:table-cell>
          <table:table-cell table:style-name="ce22" office:value-type="string" table:number-columns-spanned="1" table:number-rows-spanned="2">
            <text:p>Ni rec. ni cond.</text:p>
          </table:table-cell>
          <table:table-cell table:style-name="ce43" office:value-type="string" table:number-columns-spanned="1" table:number-rows-spanned="2">
            <text:p>PONT VIALLETON RESTAURATION MAITRISE OEUVRE</text:p>
          </table:table-cell>
          <table:table-cell table:style-name="ce66" office:value-type="float" office:value="57904" table:number-columns-spanned="1" table:number-rows-spanned="2">
            <text:p>57 904</text:p>
          </table:table-cell>
          <table:table-cell table:style-name="ce31" office:value-type="string" table:number-columns-spanned="1" table:number-rows-spanned="2">
            <text:p>MAPA 2</text:p>
          </table:table-cell>
          <table:table-cell table:style-name="ce43" office:value-type="string" table:number-columns-spanned="1" table:number-rows-spanned="2">
            <text:p>5/7/13</text:p>
          </table:table-cell>
          <table:table-cell table:style-name="ce22" office:value-type="string" table:number-columns-spanned="1" table:number-rows-spanned="2">
            <text:p>4/7/15</text:p>
          </table:table-cell>
          <table:table-cell table:style-name="ce52" office:value-type="float" office:value="57903.67" table:number-columns-spanned="1" table:number-rows-spanned="2">
            <text:p>57903,67</text:p>
          </table:table-cell>
          <table:table-cell table:style-name="ce103" office:value-type="string" table:number-columns-spanned="1" table:number-rows-spanned="2">
            <text:p>50144,71</text:p>
            <text:p/>
            <text:p/>
            <text:p/>
            <text:p/>
            <text:p>7 758,96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DOMINIQUE LARPIN-ARCHITECTE EN CHEF <text:s/>MAITRE OEUVRE</text:p>
          </table:table-cell>
          <table:table-cell table:style-name="ce143" office:value-type="string">
            <text:p>70.03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LARPIN DOMINIQUE</text:p>
          </table:table-cell>
          <table:table-cell table:style-name="ce43" office:value-type="string">
            <text:p><text:s/>3 RUE RICHER DE BELLEVAL <text:s/>34000 MONTPELLIER</text:p>
          </table:table-cell>
          <table:table-cell table:style-name="ce22" office:value-type="string">
            <text:p>31726101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4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THIERRY HELLEC-VERIFICATEUR MONUMENTS <text:s/>HISTORIQUES</text:p>
          </table:table-cell>
          <table:table-cell table:style-name="ce143" office:value-type="string">
            <text:p>70.03</text:p>
          </table:table-cell>
          <table:table-cell table:style-name="ce52" table:number-columns-repeated="4"/>
          <table:table-cell table:style-name="ce43" office:value-type="string">
            <text:p>C</text:p>
          </table:table-cell>
          <table:table-cell table:style-name="ce43" office:value-type="string">
            <text:p>HELLEC THIERRY</text:p>
          </table:table-cell>
          <table:table-cell table:style-name="ce43" office:value-type="string">
            <text:p><text:s/>1 ROUTE D ALONNES <text:s/>86370 CHATEAU LARCHER</text:p>
          </table:table-cell>
          <table:table-cell table:style-name="ce22" office:value-type="string">
            <text:p>4113323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I04</text:p>
          </table:table-cell>
          <table:table-cell table:style-name="ce43" office:value-type="string">
            <text:p>S</text:p>
          </table:table-cell>
          <table:table-cell table:number-columns-repeated="2" table:style-name="ce22" office:value-type="string">
            <text:p>28500 MISSION GRAND COEUR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TRANSFORMATION 3ZPPAUP EN AVAP CREATION4EME AVAP</text:p>
          </table:table-cell>
          <table:table-cell table:style-name="ce68" office:value-type="float" office:value="190000">
            <text:p>190 0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18/5/13</text:p>
          </table:table-cell>
          <table:table-cell table:style-name="ce22" office:value-type="string">
            <text:p>17/7/15</text:p>
          </table:table-cell>
          <table:table-cell table:style-name="ce52" office:value-type="float" office:value="190000">
            <text:p>1900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ISABELLE GUERIN CAZORLA</text:p>
          </table:table-cell>
          <table:table-cell table:style-name="ce143" office:value-type="string">
            <text:p>70.03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UERIN DE MONTGAREUIL CAZORLA</text:p>
          </table:table-cell>
          <table:table-cell table:style-name="ce43" office:value-type="string">
            <text:p><text:s/>71 TRAVERSE DU TONKIN <text:s/>13010 MARSEILLE 10EME ARRONDISS</text:p>
          </table:table-cell>
          <table:table-cell table:style-name="ce22" office:value-type="string">
            <text:p>33926841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15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000 DIRECTION GÉNÉRALE DÉLÉGUÉ EN CHARGE DU DÉVELOPPEMENT</text:p>
          </table:table-cell>
          <table:table-cell table:style-name="ce22" office:value-type="string">
            <text:p>40000 MISSION GRANDS EQUIPEMENT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MISSION AMO MEDIATION CITE CORPS HUMAIN</text:p>
          </table:table-cell>
          <table:table-cell table:style-name="ce66" office:value-type="float" office:value="23600">
            <text:p>23 6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/4/13</text:p>
          </table:table-cell>
          <table:table-cell table:style-name="ce22" office:value-type="string">
            <text:p>1/2/14</text:p>
          </table:table-cell>
          <table:table-cell table:number-columns-repeated="2" table:style-name="ce52" office:value-type="float" office:value="23600">
            <text:p>236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GULDNER EMILIE</text:p>
          </table:table-cell>
          <table:table-cell table:style-name="ce143" office:value-type="string">
            <text:p>70.0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ULDNER EMILIE</text:p>
          </table:table-cell>
          <table:table-cell table:style-name="ce43" office:value-type="string">
            <text:p><text:s/>52 RUE ROUCHER <text:s/>34000 MONTPELLIER</text:p>
          </table:table-cell>
          <table:table-cell table:style-name="ce22" office:value-type="string">
            <text:p>5000075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C0643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000 DIRECTION GÉNÉRALE DÉLÉGUÉ EN CHARGE DU DÉVELOPPEMENT</text:p>
          </table:table-cell>
          <table:table-cell table:style-name="ce22" office:value-type="string">
            <text:p>40000 MISSION GRANDS EQUIPEMENT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CONTENUS SCIENTIFIQUE PEDAGOGIQUE CCH</text:p>
          </table:table-cell>
          <table:table-cell table:style-name="ce66" office:value-type="float" office:value="23600">
            <text:p>23 6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31/10/13</text:p>
          </table:table-cell>
          <table:table-cell table:style-name="ce22" office:value-type="string">
            <text:p>30/8/14</text:p>
          </table:table-cell>
          <table:table-cell table:number-columns-repeated="2" table:style-name="ce52" office:value-type="float" office:value="23600">
            <text:p>236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MILIE GULDNER</text:p>
          </table:table-cell>
          <table:table-cell table:style-name="ce143" office:value-type="string">
            <text:p>71.0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ULDNER EMILIE</text:p>
          </table:table-cell>
          <table:table-cell table:style-name="ce43" office:value-type="string">
            <text:p><text:s/>52 RUE ROUCHER <text:s/>34000 MONTPELLIER</text:p>
          </table:table-cell>
          <table:table-cell table:style-name="ce22" office:value-type="string">
            <text:p>5000075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D033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600 DIRECTION DES AFFAIRES JURIDIQUES ET COMMANDE PUBLIQUE</text:p>
          </table:table-cell>
          <table:table-cell table:style-name="ce22" office:value-type="string">
            <text:p>16400 LA PANACE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LA PANACEE - CONTRAT CREATION GRAPHIQUE</text:p>
          </table:table-cell>
          <table:table-cell table:style-name="ce66" office:value-type="float" office:value="34445">
            <text:p>34 445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2/8/13</text:p>
          </table:table-cell>
          <table:table-cell table:style-name="ce22" office:value-type="string">
            <text:p>11/12/13</text:p>
          </table:table-cell>
          <table:table-cell table:style-name="ce52" table:number-columns-repeated="2"/>
          <table:table-cell table:style-name="ce43" office:value-type="float" office:value="1">
            <text:p>1</text:p>
          </table:table-cell>
          <table:table-cell table:style-name="ce43" office:value-type="string">
            <text:p>ABREGE - CONTRAT CREATION GRAPHIQUE</text:p>
          </table:table-cell>
          <table:table-cell table:style-name="ce143" office:value-type="string">
            <text:p>78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BREGE SARL</text:p>
          </table:table-cell>
          <table:table-cell table:style-name="ce43" office:value-type="string">
            <text:p><text:s/>50 BIS FAUBOURG FIGUEROLLES <text:s/>34070 MONTPELLIER</text:p>
          </table:table-cell>
          <table:table-cell table:style-name="ce22" office:value-type="string">
            <text:p>75402510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3">
            <text:p>H96</text:p>
          </table:table-cell>
          <table:table-cell table:style-name="ce43" office:value-type="string" table:number-columns-spanned="1" table:number-rows-spanned="3">
            <text:p>S</text:p>
          </table:table-cell>
          <table:table-cell table:style-name="ce22" office:value-type="string" table:number-columns-spanned="1" table:number-rows-spanned="3">
            <text:p>1600 DIRECTION DES AFFAIRES JURIDIQUES ET COMMANDE PUBLIQUE</text:p>
          </table:table-cell>
          <table:table-cell table:style-name="ce22" office:value-type="string" table:number-columns-spanned="1" table:number-rows-spanned="3">
            <text:p>84200 AFFAIRES JURIDIQUES</text:p>
          </table:table-cell>
          <table:table-cell table:style-name="ce43" office:value-type="string" table:number-columns-spanned="1" table:number-rows-spanned="3">
            <text:p>Lots</text:p>
          </table:table-cell>
          <table:table-cell table:style-name="ce22" office:value-type="string" table:number-columns-spanned="1" table:number-rows-spanned="3">
            <text:p>Ni rec. ni cond.</text:p>
          </table:table-cell>
          <table:table-cell table:style-name="ce43" office:value-type="string" table:number-columns-spanned="1" table:number-rows-spanned="3">
            <text:p>ASSURANCES RESPONSABILITE RISQUES ANNEXE FLOTTE AUTO RESP CIVILE GARAGE</text:p>
          </table:table-cell>
          <table:table-cell table:style-name="ce68" office:value-type="float" office:value="1802500" table:number-columns-spanned="1" table:number-rows-spanned="3">
            <text:p>1 802 500</text:p>
          </table:table-cell>
          <table:table-cell table:style-name="ce31" office:value-type="string" table:number-columns-spanned="1" table:number-rows-spanned="3">
            <text:p>A O E</text:p>
          </table:table-cell>
          <table:table-cell table:style-name="ce43" office:value-type="string" table:number-columns-spanned="1" table:number-rows-spanned="3">
            <text:p>1/1/13</text:p>
          </table:table-cell>
          <table:table-cell table:style-name="ce22" office:value-type="string" table:number-columns-spanned="1" table:number-rows-spanned="3">
            <text:p>31/12/17</text:p>
          </table:table-cell>
          <table:table-cell table:style-name="ce103" office:value-type="float" office:value="2085350.4" table:number-columns-spanned="1" table:number-rows-spanned="3">
            <text:p>2 085 350,40</text:p>
          </table:table-cell>
          <table:table-cell table:style-name="ce52" table:number-columns-spanned="1" table:number-rows-spanned="3"/>
          <table:table-cell table:style-name="ce43" office:value-type="float" office:value="1">
            <text:p>1</text:p>
          </table:table-cell>
          <table:table-cell table:style-name="ce43" office:value-type="string">
            <text:p>CABINET PNAS COMPAGNIE AREAS- RESPONSABILITES ET RISQUES ANNEXES</text:p>
          </table:table-cell>
          <table:table-cell table:style-name="ce143" office:value-type="string">
            <text:p>64 01</text:p>
          </table:table-cell>
          <table:table-cell table:style-name="ce103" office:value-type="float" office:value="298173.78">
            <text:p>298 173,78</text:p>
          </table:table-cell>
          <table:table-cell table:style-name="ce103" office:value-type="float" office:value="1490868.9">
            <text:p>1 490 868,90</text:p>
          </table:table-cell>
          <table:table-cell table:style-name="ce52" table:number-columns-repeated="2"/>
          <table:table-cell table:style-name="ce43" office:value-type="string">
            <text:p>T</text:p>
          </table:table-cell>
          <table:table-cell table:style-name="ce43" office:value-type="string">
            <text:p>PARIS NORD ASSURANCES SERVICES</text:p>
          </table:table-cell>
          <table:table-cell table:style-name="ce43" office:value-type="string">
            <text:p><text:s/>159 RUE DU FBG POISSONIERE <text:s/>75009 PARIS</text:p>
          </table:table-cell>
          <table:table-cell table:style-name="ce22" office:value-type="string">
            <text:p>34153981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5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SMACL-FLOTTE AUTOMOBILE ET RISQUES ANNEXES</text:p>
          </table:table-cell>
          <table:table-cell table:style-name="ce143" office:value-type="string">
            <text:p>64 01</text:p>
          </table:table-cell>
          <table:table-cell table:style-name="ce103" office:value-type="float" office:value="112967.33">
            <text:p>112 967,33</text:p>
          </table:table-cell>
          <table:table-cell table:style-name="ce103" office:value-type="float" office:value="564836.5">
            <text:p>564 836,50</text:p>
          </table:table-cell>
          <table:table-cell table:style-name="ce52" table:number-columns-repeated="2"/>
          <table:table-cell table:style-name="ce43" office:value-type="string">
            <text:p>T</text:p>
          </table:table-cell>
          <table:table-cell table:style-name="ce43" office:value-type="string">
            <text:p>ASSURANCE MUTUELLE A COTISATIONS</text:p>
          </table:table-cell>
          <table:table-cell table:style-name="ce43" office:value-type="string">
            <text:p><text:s/>141 AVENUE SALVADOR ALLENDE <text:s/>79031 NIORT CEDEX 9</text:p>
          </table:table-cell>
          <table:table-cell table:style-name="ce22" office:value-type="string">
            <text:p>3013096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4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CABINET PNAS COMPAGNIE AREAS- RESPONSABILITE CIVILE GARAGE</text:p>
          </table:table-cell>
          <table:table-cell table:style-name="ce143" office:value-type="string">
            <text:p>64 01</text:p>
          </table:table-cell>
          <table:table-cell table:style-name="ce103" office:value-type="float" office:value="5929">
            <text:p>5 929,00</text:p>
          </table:table-cell>
          <table:table-cell table:style-name="ce105" office:value-type="float" office:value="29645">
            <text:p>29 645</text:p>
          </table:table-cell>
          <table:table-cell table:style-name="ce52" table:number-columns-repeated="2"/>
          <table:table-cell table:style-name="ce43" office:value-type="string">
            <text:p>T</text:p>
          </table:table-cell>
          <table:table-cell table:style-name="ce43" office:value-type="string">
            <text:p>PARIS NORD ASSURANCES SERVICES</text:p>
          </table:table-cell>
          <table:table-cell table:style-name="ce43" office:value-type="string">
            <text:p><text:s/>159 RUE DU FBG POISSONIERE <text:s/>75009 PARIS</text:p>
          </table:table-cell>
          <table:table-cell table:style-name="ce22" office:value-type="string">
            <text:p>34153981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D0310</text:p>
          </table:table-cell>
          <table:table-cell table:style-name="ce43" office:value-type="string">
            <text:p>S</text:p>
          </table:table-cell>
          <table:table-cell table:number-columns-repeated="2" table:style-name="ce22" office:value-type="string">
            <text:p>16000 DIRECTION CULTURE ET PATRIMOIN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PARTENARIAT EDITRICE MONDE COMEDIE LIVRE2013 CONTRAT</text:p>
          </table:table-cell>
          <table:table-cell table:style-name="ce66" office:value-type="float" office:value="30000">
            <text:p>30 00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/6/13</text:p>
          </table:table-cell>
          <table:table-cell table:style-name="ce22" office:value-type="string">
            <text:p>30/7/13</text:p>
          </table:table-cell>
          <table:table-cell table:style-name="ce52" office:value-type="float" office:value="30000">
            <text:p>30000</text:p>
          </table:table-cell>
          <table:table-cell table:style-name="ce52"/>
          <table:table-cell table:style-name="ce43" table:number-columns-repeated="2"/>
          <table:table-cell table:style-name="ce143" office:value-type="string">
            <text:p>72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M PUBLICITE SA</text:p>
          </table:table-cell>
          <table:table-cell table:style-name="ce43" office:value-type="string">
            <text:p><text:s/>133 AVENUE DES CHAMPS ELYSEES <text:s/>75008 PARIS 8EME ARRONDISSEMENT</text:p>
          </table:table-cell>
          <table:table-cell table:style-name="ce22" office:value-type="string">
            <text:p>33418170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D0573</text:p>
          </table:table-cell>
          <table:table-cell table:style-name="ce43" office:value-type="string">
            <text:p>S</text:p>
          </table:table-cell>
          <table:table-cell table:number-columns-repeated="2" table:style-name="ce22" office:value-type="string">
            <text:p>16000 DIRECTION CULTURE ET PATRIMOIN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SPECTACLE DES AMOURS CONTRAT COPRODUCTIO</text:p>
          </table:table-cell>
          <table:table-cell table:style-name="ce66" office:value-type="float" office:value="20000">
            <text:p>20 00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4/10/13</text:p>
          </table:table-cell>
          <table:table-cell table:style-name="ce22" office:value-type="string">
            <text:p>4/4/14</text:p>
          </table:table-cell>
          <table:table-cell table:style-name="ce52" office:value-type="float" office:value="20000">
            <text:p>20000</text:p>
          </table:table-cell>
          <table:table-cell table:style-name="ce52"/>
          <table:table-cell table:style-name="ce43" table:number-columns-repeated="2"/>
          <table:table-cell table:style-name="ce143" office:value-type="string">
            <text:p>78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THEATRE EN MOUVEMENT</text:p>
          </table:table-cell>
          <table:table-cell table:style-name="ce43" office:value-type="string">
            <text:p><text:s/>42 RUE ADAM CRAPONNE <text:s/>34000 MONTPELLIER</text:p>
          </table:table-cell>
          <table:table-cell table:style-name="ce22" office:value-type="string">
            <text:p>45045658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D0574</text:p>
          </table:table-cell>
          <table:table-cell table:style-name="ce43" office:value-type="string">
            <text:p>S</text:p>
          </table:table-cell>
          <table:table-cell table:number-columns-repeated="2" table:style-name="ce22" office:value-type="string">
            <text:p>16000 DIRECTION CULTURE ET PATRIMOIN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CONVENTION COPRODUCTION COMPAGNIE USTRUCTURE NOUVELLE</text:p>
          </table:table-cell>
          <table:table-cell table:style-name="ce66" office:value-type="float" office:value="27400">
            <text:p>27 40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4/10/13</text:p>
          </table:table-cell>
          <table:table-cell table:style-name="ce22" office:value-type="string">
            <text:p>26/4/14</text:p>
          </table:table-cell>
          <table:table-cell table:style-name="ce52" office:value-type="float" office:value="27400.95">
            <text:p>27400,95</text:p>
          </table:table-cell>
          <table:table-cell table:style-name="ce52"/>
          <table:table-cell table:style-name="ce43" table:number-columns-repeated="2"/>
          <table:table-cell table:style-name="ce143" office:value-type="string">
            <text:p>78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U STRUCTURE NOUVELLE</text:p>
          </table:table-cell>
          <table:table-cell table:style-name="ce43" office:value-type="string">
            <text:p><text:s/>7 RUE FRANCOIS PERRIER <text:s/>34070 MONTPELLIER</text:p>
          </table:table-cell>
          <table:table-cell table:style-name="ce22"/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6" office:value-type="string">
            <text:p>3D0331</text:p>
          </table:table-cell>
          <table:table-cell table:style-name="ce44" office:value-type="string">
            <text:p>S</text:p>
          </table:table-cell>
          <table:table-cell table:style-name="ce22" office:value-type="string">
            <text:p>1600 DIRECTION CULTURE ET PATRIMOINE</text:p>
          </table:table-cell>
          <table:table-cell table:style-name="ce22" office:value-type="string">
            <text:p>16400 LA PANACE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LA PANACEE - CONTRAT CREATION GRAPHIQUE</text:p>
          </table:table-cell>
          <table:table-cell table:style-name="ce66" office:value-type="float" office:value="34445">
            <text:p>34 445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2/8/13</text:p>
          </table:table-cell>
          <table:table-cell table:style-name="ce22" office:value-type="string">
            <text:p>11/12/13</text:p>
          </table:table-cell>
          <table:table-cell table:style-name="ce52" office:value-type="float" office:value="33444.82">
            <text:p>33444,82</text:p>
          </table:table-cell>
          <table:table-cell table:style-name="ce52"/>
          <table:table-cell table:style-name="ce43" table:number-columns-repeated="2"/>
          <table:table-cell table:style-name="ce143" office:value-type="string">
            <text:p>78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BREGE SARL</text:p>
          </table:table-cell>
          <table:table-cell table:style-name="ce43" office:value-type="string">
            <text:p><text:s/>50 BIS FAUBOURG FIGUEROLLES <text:s/>34070 MONTPELLIER</text:p>
          </table:table-cell>
          <table:table-cell table:style-name="ce22" office:value-type="string">
            <text:p>75402510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12M067</text:p>
          </table:table-cell>
          <table:table-cell table:style-name="ce45" office:value-type="string">
            <text:p>F</text:p>
          </table:table-cell>
          <table:table-cell table:style-name="ce57" office:value-type="string">
            <text:p>1400 DIRECTION DES FINANCES ET DU CONTROLE DE GESTION</text:p>
          </table:table-cell>
          <table:table-cell table:style-name="ce57" office:value-type="string">
            <text:p>80600 GESTION BUDGETAIRE ET COMPTABLE</text:p>
          </table:table-cell>
          <table:table-cell table:style-name="ce45" office:value-type="string">
            <text:p>Tranches</text:p>
          </table:table-cell>
          <table:table-cell table:style-name="ce57" office:value-type="string">
            <text:p>Ni rec. ni cond.</text:p>
          </table:table-cell>
          <table:table-cell table:style-name="ce45" office:value-type="string">
            <text:p>LOGICIEL GESTION DES REGIES ACQUISITION MISE EN OEUVRE</text:p>
          </table:table-cell>
          <table:table-cell table:style-name="ce69" office:value-type="float" office:value="13790">
            <text:p>13 790</text:p>
          </table:table-cell>
          <table:table-cell table:style-name="ce91"/>
          <table:table-cell table:style-name="ce45" office:value-type="string">
            <text:p>13/2/13</text:p>
          </table:table-cell>
          <table:table-cell table:style-name="ce57" office:value-type="string">
            <text:p>1/9/14</text:p>
          </table:table-cell>
          <table:table-cell table:style-name="ce104" office:value-type="float" office:value="13790">
            <text:p>13 790</text:p>
          </table:table-cell>
          <table:table-cell table:style-name="ce104"/>
          <table:table-cell table:style-name="ce45" table:number-columns-repeated="2"/>
          <table:table-cell table:style-name="ce144" office:value-type="string">
            <text:p>66.10</text:p>
          </table:table-cell>
          <table:table-cell table:style-name="ce104" table:number-columns-repeated="4"/>
          <table:table-cell table:style-name="ce45" office:value-type="string">
            <text:p>T</text:p>
          </table:table-cell>
          <table:table-cell table:style-name="ce45" office:value-type="string">
            <text:p>GFI PROGICIELS SAS</text:p>
          </table:table-cell>
          <table:table-cell table:style-name="ce45" office:value-type="string">
            <text:p><text:s/>145 BOULEVARD VICTOR HUGO <text:s/>93400 ST OUEN</text:p>
          </table:table-cell>
          <table:table-cell table:style-name="ce57" office:value-type="string">
            <text:p>34054699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077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400 DIRECTION DES FINANCES ET DU CONTROLE DE GESTION</text:p>
          </table:table-cell>
          <table:table-cell table:style-name="ce22" office:value-type="string">
            <text:p>80600 GESTION BUDGETAIRE ET COMPTABL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DEMATERIALISATION INTERNE DES FACTURES EVOLUTION ASTRE</text:p>
          </table:table-cell>
          <table:table-cell table:style-name="ce66" office:value-type="float" office:value="33620">
            <text:p>33 62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4/6/13</text:p>
          </table:table-cell>
          <table:table-cell table:style-name="ce22" office:value-type="string">
            <text:p>31/12/13</text:p>
          </table:table-cell>
          <table:table-cell table:style-name="ce105" office:value-type="float" office:value="33620">
            <text:p>33 620</text:p>
          </table:table-cell>
          <table:table-cell table:style-name="ce105"/>
          <table:table-cell table:style-name="ce43" table:number-columns-repeated="2"/>
          <table:table-cell table:style-name="ce143" office:value-type="string">
            <text:p>66.10</text:p>
          </table:table-cell>
          <table:table-cell table:style-name="ce105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FI PROGICIELS SAS</text:p>
          </table:table-cell>
          <table:table-cell table:style-name="ce43" office:value-type="string">
            <text:p><text:s/>145 BOULEVARD VICTOR HUGO <text:s/>93400 ST OUEN</text:p>
          </table:table-cell>
          <table:table-cell table:style-name="ce22" office:value-type="string">
            <text:p>34054699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7" office:value-type="string">
            <text:p>3B0502</text:p>
          </table:table-cell>
          <table:table-cell table:style-name="ce46" office:value-type="string">
            <text:p>S</text:p>
          </table:table-cell>
          <table:table-cell table:style-name="ce23" office:value-type="string">
            <text:p>1400 DIRECTION DES FINANCES ET DU CONTROLE DE GESTION</text:p>
          </table:table-cell>
          <table:table-cell table:style-name="ce23" office:value-type="string">
            <text:p>80500 SUBVENTIONS ET PARTENARIATS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Ni rec. ni cond.</text:p>
          </table:table-cell>
          <table:table-cell table:style-name="ce46" office:value-type="string">
            <text:p>LOCAL TRUST SUBV PROGICIEL SUBVENTIONS ASSOCIATIONS PARTENAIRES MAINTENANCE EVO</text:p>
          </table:table-cell>
          <table:table-cell table:style-name="ce70" office:value-type="float" office:value="80000">
            <text:p>80 000</text:p>
          </table:table-cell>
          <table:table-cell table:style-name="ce92" office:value-type="string">
            <text:p>MAPA 2</text:p>
          </table:table-cell>
          <table:table-cell table:style-name="ce46" office:value-type="string">
            <text:p>12/11/13</text:p>
          </table:table-cell>
          <table:table-cell table:style-name="ce23" office:value-type="string">
            <text:p>19/12/16</text:p>
          </table:table-cell>
          <table:table-cell table:style-name="ce106" office:value-type="float" office:value="80000">
            <text:p>80 000</text:p>
          </table:table-cell>
          <table:table-cell table:style-name="ce106"/>
          <table:table-cell table:style-name="ce46" table:number-columns-repeated="2"/>
          <table:table-cell table:style-name="ce145" office:value-type="string">
            <text:p>66.10</text:p>
          </table:table-cell>
          <table:table-cell table:style-name="ce106" table:number-columns-repeated="4"/>
          <table:table-cell table:style-name="ce46" office:value-type="string">
            <text:p>T</text:p>
          </table:table-cell>
          <table:table-cell table:style-name="ce46" office:value-type="string">
            <text:p>ATEXO</text:p>
          </table:table-cell>
          <table:table-cell table:style-name="ce46" office:value-type="string">
            <text:p><text:s/>17 BOULEVARD DES CAPUCINES <text:s/>75002 PARIS 2EME ARRONDISSEMENT</text:p>
          </table:table-cell>
          <table:table-cell table:style-name="ce23" office:value-type="string">
            <text:p>44090956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8" office:value-type="string">
            <text:p>3B0637</text:p>
          </table:table-cell>
          <table:table-cell table:style-name="ce18" office:value-type="string">
            <text:p>S</text:p>
          </table:table-cell>
          <table:table-cell table:number-columns-repeated="2" table:style-name="ce18" office:value-type="string">
            <text:p>DGU</text:p>
          </table:table-cell>
          <table:table-cell table:style-name="ce18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59" office:value-type="string">
            <text:p>Maintenance logiciel FME</text:p>
          </table:table-cell>
          <table:table-cell table:style-name="ce18" office:value-type="float" office:value="600">
            <text:p>600</text:p>
          </table:table-cell>
          <table:table-cell table:style-name="ce18" office:value-type="string">
            <text:p>MAPA</text:p>
          </table:table-cell>
          <table:table-cell table:style-name="ce18" table:number-columns-repeated="2"/>
          <table:table-cell table:style-name="ce18" office:value-type="float" office:value="600">
            <text:p>600</text:p>
          </table:table-cell>
          <table:table-cell table:style-name="ce18" table:number-columns-repeated="3"/>
          <table:table-cell table:style-name="ce18" office:value-type="float" office:value="66.25">
            <text:p>66,25</text:p>
          </table:table-cell>
          <table:table-cell table:style-name="ce18" table:number-columns-repeated="5"/>
          <table:table-cell table:style-name="ce156" office:value-type="string">
            <text:p>Entreprise VERENES</text:p>
          </table:table-cell>
          <table:table-cell table:style-name="ce60" office:value-type="string">
            <text:p>42 av des jardins 66240 St Estève</text:p>
          </table:table-cell>
          <table:table-cell table:style-name="ce18"/>
          <table:table-cell table:style-name="ce170"/>
          <table:table-cell table:style-name="ce18" table:number-columns-repeated="999"/>
        </table:table-row>
        <table:table-row table:style-name="ro13">
          <table:table-cell table:style-name="ce18" office:value-type="string">
            <text:p>3B0750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DGU</text:p>
          </table:table-cell>
          <table:table-cell table:style-name="ce18" office:value-type="string">
            <text:p>BE</text:p>
          </table:table-cell>
          <table:table-cell table:style-name="ce18" office:value-type="string">
            <text:p>Ordinaire</text:p>
          </table:table-cell>
          <table:table-cell table:style-name="ce18" office:value-type="string">
            <text:p>Ni rec. ni cond.</text:p>
          </table:table-cell>
          <table:table-cell table:style-name="ce60" office:value-type="string">
            <text:p>Achat de licence Autocad</text:p>
          </table:table-cell>
          <table:table-cell table:style-name="ce71" office:value-type="float" office:value="9000">
            <text:p>9 000</text:p>
          </table:table-cell>
          <table:table-cell table:style-name="ce18" office:value-type="string">
            <text:p>MAPA</text:p>
          </table:table-cell>
          <table:table-cell table:style-name="ce18" table:number-columns-repeated="2"/>
          <table:table-cell table:style-name="ce71" office:value-type="float" office:value="10248">
            <text:p>10 248</text:p>
          </table:table-cell>
          <table:table-cell table:style-name="ce18" table:number-columns-repeated="9"/>
          <table:table-cell table:style-name="ce18" office:value-type="string">
            <text:p>Géomédia</text:p>
          </table:table-cell>
          <table:table-cell table:style-name="ce60" office:value-type="string">
            <text:p>20 quai Malbert CS 42 905 29229 Brest cedex2</text:p>
          </table:table-cell>
          <table:table-cell table:style-name="ce18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2H92</text:p>
          </table:table-cell>
          <table:table-cell table:style-name="ce18" office:value-type="string">
            <text:p>S</text:p>
          </table:table-cell>
          <table:table-cell table:style-name="ce19" office:value-type="string">
            <text:p>DGU</text:p>
          </table:table-cell>
          <table:table-cell table:style-name="ce19"/>
          <table:table-cell table:style-name="ce18" office:value-type="string">
            <text:p>BC</text:p>
          </table:table-cell>
          <table:table-cell table:style-name="ce19"/>
          <table:table-cell table:style-name="ce60" office:value-type="string">
            <text:p>Maintenance et des modifications des équipements d'éclairage public</text:p>
          </table:table-cell>
          <table:table-cell table:style-name="ce72"/>
          <table:table-cell table:style-name="ce19"/>
          <table:table-cell table:style-name="ce93" office:value-type="date" office:date-value="2013-01-03">
            <text:p>03/01/2013</text:p>
          </table:table-cell>
          <table:table-cell table:style-name="ce19"/>
          <table:table-cell table:style-name="ce71"/>
          <table:table-cell table:style-name="ce18"/>
          <table:table-cell table:style-name="ce18" office:value-type="float" office:value="1">
            <text:p>1</text:p>
          </table:table-cell>
          <table:table-cell table:style-name="ce60" office:value-type="string">
            <text:p>Quartier Port Marianne / Près d'Arènes</text:p>
          </table:table-cell>
          <table:table-cell table:style-name="ce19"/>
          <table:table-cell table:style-name="ce18" table:number-columns-repeated="5"/>
          <table:table-cell table:style-name="ce60" office:value-type="string">
            <text:p>CEGELEC INFRA ET TERTIAIRE SUD EST 34430 ST JEAN DE VEDAS</text:p>
          </table:table-cell>
          <table:table-cell table:style-name="ce157" office:value-type="string">
            <text:p>34430 ST JEAN DE VEDA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18"/>
          <table:table-cell table:style-name="ce19"/>
          <table:table-cell table:style-name="ce71"/>
          <table:table-cell table:style-name="ce18"/>
          <table:table-cell table:style-name="ce18" office:value-type="float" office:value="2">
            <text:p>2</text:p>
          </table:table-cell>
          <table:table-cell table:style-name="ce60" office:value-type="string">
            <text:p>Quartier Montpellier Centre</text:p>
          </table:table-cell>
          <table:table-cell table:style-name="ce19"/>
          <table:table-cell table:style-name="ce18" table:number-columns-repeated="5"/>
          <table:table-cell table:style-name="ce60" office:value-type="string">
            <text:p>CITEOS-SAS TRAVESSET 34820 TEYRAN CEDEX</text:p>
          </table:table-cell>
          <table:table-cell table:style-name="ce157" office:value-type="string">
            <text:p><text:s/>34820 TEYRAN CEDEX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18"/>
          <table:table-cell table:style-name="ce19"/>
          <table:table-cell table:style-name="ce71"/>
          <table:table-cell table:style-name="ce18"/>
          <table:table-cell table:style-name="ce18" office:value-type="float" office:value="3">
            <text:p>3</text:p>
          </table:table-cell>
          <table:table-cell table:style-name="ce60" office:value-type="string">
            <text:p>quartier Croix-d'Argent / Les Cévennes</text:p>
          </table:table-cell>
          <table:table-cell table:style-name="ce19"/>
          <table:table-cell table:style-name="ce18" table:number-columns-repeated="5"/>
          <table:table-cell table:style-name="ce60" office:value-type="string">
            <text:p>SPIE SUD OUEST SAS 34435 ST JEAN DE VEDAS</text:p>
          </table:table-cell>
          <table:table-cell table:style-name="ce157" office:value-type="string">
            <text:p><text:s/>34435 ST JEAN DE VEDA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18"/>
          <table:table-cell table:style-name="ce19"/>
          <table:table-cell table:style-name="ce71"/>
          <table:table-cell table:style-name="ce18"/>
          <table:table-cell table:style-name="ce18" office:value-type="float" office:value="4">
            <text:p>4</text:p>
          </table:table-cell>
          <table:table-cell table:style-name="ce60" office:value-type="string">
            <text:p>quartier Hôpitaux-Facultés / Mosson</text:p>
          </table:table-cell>
          <table:table-cell table:style-name="ce19"/>
          <table:table-cell table:style-name="ce18" table:number-columns-repeated="5"/>
          <table:table-cell table:style-name="ce60" office:value-type="string">
            <text:p>SPIE SUD OUEST SAS 34435 ST JEAN DE VEDAS</text:p>
          </table:table-cell>
          <table:table-cell table:style-name="ce157" office:value-type="string">
            <text:p><text:s/>34435 ST JEAN DE VEDA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2M1284</text:p>
          </table:table-cell>
          <table:table-cell table:style-name="ce18" office:value-type="string">
            <text:p>T</text:p>
          </table:table-cell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Travaux de mise en conformité du tunnel de la Comédie</text:p>
          </table:table-cell>
          <table:table-cell table:style-name="ce72"/>
          <table:table-cell table:style-name="ce19"/>
          <table:table-cell table:style-name="ce93" office:value-type="date" office:date-value="2013-01-22">
            <text:p>22/01/2013</text:p>
          </table:table-cell>
          <table:table-cell table:style-name="ce19"/>
          <table:table-cell table:style-name="ce71"/>
          <table:table-cell table:style-name="ce18" table:number-columns-repeated="2"/>
          <table:table-cell table:style-name="ce60"/>
          <table:table-cell table:style-name="ce19"/>
          <table:table-cell table:style-name="ce18" table:number-columns-repeated="5"/>
          <table:table-cell table:style-name="ce18" office:value-type="string">
            <text:p>Groupement ETDE GET SUD / SCREG SUD EST</text:p>
          </table:table-cell>
          <table:table-cell table:style-name="ce60" office:value-type="string">
            <text:p>31027 TOULOUSE CEDEX 3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3D001</text:p>
          </table:table-cell>
          <table:table-cell table:style-name="ce18" office:value-type="string">
            <text:p>T</text:p>
          </table:table-cell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Aménagement d'une place - allée des Hauts de Montpellier </text:p>
          </table:table-cell>
          <table:table-cell table:style-name="ce72" office:value-type="float" office:value="338500.5">
            <text:p>338 501</text:p>
          </table:table-cell>
          <table:table-cell table:style-name="ce19"/>
          <table:table-cell table:style-name="ce93" office:value-type="date" office:date-value="2013-04-30">
            <text:p>30/04/2013</text:p>
          </table:table-cell>
          <table:table-cell table:style-name="ce19"/>
          <table:table-cell table:style-name="ce71" office:value-type="float" office:value="339995">
            <text:p>339 995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60" office:value-type="string">
            <text:p>voirie et réseau pluvial</text:p>
          </table:table-cell>
          <table:table-cell table:style-name="ce19"/>
          <table:table-cell table:style-name="ce18" office:value-type="float" office:value="261349">
            <text:p>261349</text:p>
          </table:table-cell>
          <table:table-cell table:style-name="ce18" table:number-columns-repeated="4"/>
          <table:table-cell table:style-name="ce18" office:value-type="string">
            <text:p>EUROVIA MEDITERRANEE </text:p>
          </table:table-cell>
          <table:table-cell table:style-name="ce60" office:value-type="string">
            <text:p>34990 JUVIGNAC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2">
            <text:p>2</text:p>
          </table:table-cell>
          <table:table-cell table:style-name="ce60" office:value-type="string">
            <text:p>éclairage public</text:p>
          </table:table-cell>
          <table:table-cell table:style-name="ce19"/>
          <table:table-cell table:style-name="ce18" office:value-type="float" office:value="84910">
            <text:p>84910</text:p>
          </table:table-cell>
          <table:table-cell table:style-name="ce18" table:number-columns-repeated="4"/>
          <table:table-cell table:style-name="ce18" office:value-type="string">
            <text:p>ABE</text:p>
          </table:table-cell>
          <table:table-cell table:style-name="ce60" office:value-type="string">
            <text:p>34980 SAINT GELY DU FESC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3">
            <text:p>3</text:p>
          </table:table-cell>
          <table:table-cell table:style-name="ce60" office:value-type="string">
            <text:p>espaces verts</text:p>
          </table:table-cell>
          <table:table-cell table:style-name="ce19"/>
          <table:table-cell table:style-name="ce18" office:value-type="float" office:value="15120">
            <text:p>15120</text:p>
          </table:table-cell>
          <table:table-cell table:style-name="ce18" table:number-columns-repeated="4"/>
          <table:table-cell table:style-name="ce18" office:value-type="string">
            <text:p>UPEE 7 SARL</text:p>
          </table:table-cell>
          <table:table-cell table:style-name="ce60" office:value-type="string">
            <text:p>34130 SAINT AUNE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3D0035</text:p>
          </table:table-cell>
          <table:table-cell table:style-name="ce18"/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Maintenance et travaux de voirie </text:p>
          </table:table-cell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 table:number-columns-repeated="2"/>
          <table:table-cell table:style-name="ce60" office:value-type="string">
            <text:p>quartier Montpellier Centre</text:p>
          </table:table-cell>
          <table:table-cell table:style-name="ce19"/>
          <table:table-cell table:style-name="ce18" table:number-columns-repeated="5"/>
          <table:table-cell table:style-name="ce18" office:value-type="string">
            <text:p>RAZEL-BEC</text:p>
          </table:table-cell>
          <table:table-cell table:style-name="ce60" office:value-type="string">
            <text:p>34680 ST GEORGES D'ORQUE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 table:number-columns-repeated="2"/>
          <table:table-cell table:style-name="ce60" office:value-type="string">
            <text:p>quartier Hôpitaux-Facultés et Montpellier centre 2</text:p>
          </table:table-cell>
          <table:table-cell table:style-name="ce19"/>
          <table:table-cell table:style-name="ce18" table:number-columns-repeated="5"/>
          <table:table-cell table:style-name="ce18" office:value-type="string">
            <text:p>EIFFAGE TRAVAUX PUBLICS MEDITERRANEE</text:p>
          </table:table-cell>
          <table:table-cell table:style-name="ce60" office:value-type="string">
            <text:p>34430 ST JEAN DE VEDA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 table:number-columns-repeated="2"/>
          <table:table-cell table:style-name="ce60" office:value-type="string">
            <text:p>quartier Mosson et Cévennes</text:p>
          </table:table-cell>
          <table:table-cell table:style-name="ce19"/>
          <table:table-cell table:style-name="ce18" table:number-columns-repeated="5"/>
          <table:table-cell table:style-name="ce18" office:value-type="string">
            <text:p>EUROVIA MEDITERRANEE</text:p>
          </table:table-cell>
          <table:table-cell table:style-name="ce60" office:value-type="string">
            <text:p>34990 JUVIGNAC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 table:number-columns-repeated="2"/>
          <table:table-cell table:style-name="ce60" office:value-type="string">
            <text:p>quartier Croix-d'Argent, Près d'Arènes et Port Marianne</text:p>
          </table:table-cell>
          <table:table-cell table:style-name="ce19"/>
          <table:table-cell table:style-name="ce18" table:number-columns-repeated="5"/>
          <table:table-cell table:style-name="ce18" office:value-type="string">
            <text:p>MALET </text:p>
          </table:table-cell>
          <table:table-cell table:style-name="ce60" office:value-type="string">
            <text:p>34131 MAUGUIO CEDEX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3D0142</text:p>
          </table:table-cell>
          <table:table-cell table:style-name="ce18"/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Prestations topographiques et missions de géomètres</text:p>
          </table:table-cell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1">
            <text:p>1</text:p>
          </table:table-cell>
          <table:table-cell table:style-name="ce60" office:value-type="string">
            <text:p>secteur 1 : quartier centre</text:p>
          </table:table-cell>
          <table:table-cell table:style-name="ce19"/>
          <table:table-cell table:style-name="ce18" table:number-columns-repeated="5"/>
          <table:table-cell table:style-name="ce18" office:value-type="string">
            <text:p>groupement Bilicki Dhombres Osmo / Siragusa</text:p>
          </table:table-cell>
          <table:table-cell table:style-name="ce60" office:value-type="string">
            <text:p>34080 Montpellier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2">
            <text:p>2</text:p>
          </table:table-cell>
          <table:table-cell table:style-name="ce60" office:value-type="string">
            <text:p>secteur 2 : quartiers hors le centre </text:p>
          </table:table-cell>
          <table:table-cell table:style-name="ce19"/>
          <table:table-cell table:style-name="ce18" table:number-columns-repeated="5"/>
          <table:table-cell table:style-name="ce18" office:value-type="string">
            <text:p>groupement Bilicki Dhombres Osmo / Siragusa</text:p>
          </table:table-cell>
          <table:table-cell table:style-name="ce60" office:value-type="string">
            <text:p>34080 Montpellier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3D0161</text:p>
          </table:table-cell>
          <table:table-cell table:style-name="ce18"/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Fourniture de mâts spécifiques d'éclairage public</text:p>
          </table:table-cell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 table:number-columns-repeated="2"/>
          <table:table-cell table:style-name="ce60"/>
          <table:table-cell table:style-name="ce19"/>
          <table:table-cell table:style-name="ce18" table:number-columns-repeated="5"/>
          <table:table-cell table:style-name="ce18" office:value-type="string">
            <text:p>Technilum</text:p>
          </table:table-cell>
          <table:table-cell table:style-name="ce60" office:value-type="string">
            <text:p>34500 BEZIER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3D0185</text:p>
          </table:table-cell>
          <table:table-cell table:style-name="ce18"/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PAE Marquerose- aménagement Boulevard Paul Valery et rue de la Marquerose</text:p>
          </table:table-cell>
          <table:table-cell table:style-name="ce73" office:value-type="float" office:value="1141509.5">
            <text:p>1 141 509,50</text:p>
          </table:table-cell>
          <table:table-cell table:style-name="ce19"/>
          <table:table-cell table:style-name="ce93"/>
          <table:table-cell table:style-name="ce19"/>
          <table:table-cell table:style-name="ce107" office:value-type="float" office:value="728438.29">
            <text:p>728 438,29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60" office:value-type="string">
            <text:p>voirie</text:p>
          </table:table-cell>
          <table:table-cell table:style-name="ce19"/>
          <table:table-cell table:style-name="ce18" office:value-type="float" office:value="546107.09">
            <text:p>546107,09</text:p>
          </table:table-cell>
          <table:table-cell table:style-name="ce18" table:number-columns-repeated="4"/>
          <table:table-cell table:style-name="ce18" office:value-type="string">
            <text:p>Malet</text:p>
          </table:table-cell>
          <table:table-cell table:style-name="ce60" office:value-type="string">
            <text:p>34131 MAUGUIO CEDEX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2">
            <text:p>2</text:p>
          </table:table-cell>
          <table:table-cell table:style-name="ce60" office:value-type="string">
            <text:p>éclairage public</text:p>
          </table:table-cell>
          <table:table-cell table:style-name="ce19"/>
          <table:table-cell table:style-name="ce18" office:value-type="float" office:value="166484.2">
            <text:p>166484,2</text:p>
          </table:table-cell>
          <table:table-cell table:style-name="ce18" table:number-columns-repeated="4"/>
          <table:table-cell table:style-name="ce18" office:value-type="string">
            <text:p>Spie Sud Ouest</text:p>
          </table:table-cell>
          <table:table-cell table:style-name="ce60" office:value-type="string">
            <text:p>34435 SAINT JEAN DE VEDA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3">
            <text:p>3</text:p>
          </table:table-cell>
          <table:table-cell table:style-name="ce60" office:value-type="string">
            <text:p>espaces verts</text:p>
          </table:table-cell>
          <table:table-cell table:style-name="ce19"/>
          <table:table-cell table:style-name="ce18" office:value-type="float" office:value="15847">
            <text:p>15847</text:p>
          </table:table-cell>
          <table:table-cell table:style-name="ce18" table:number-columns-repeated="4"/>
          <table:table-cell table:style-name="ce18" office:value-type="string">
            <text:p>Pousse Clanet <text:s/></text:p>
          </table:table-cell>
          <table:table-cell table:style-name="ce60" office:value-type="string">
            <text:p>34970 LATTES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 office:value-type="string">
            <text:p>3D0302</text:p>
          </table:table-cell>
          <table:table-cell table:style-name="ce18"/>
          <table:table-cell table:style-name="ce19" office:value-type="string">
            <text:p>DGU</text:p>
          </table:table-cell>
          <table:table-cell table:style-name="ce19"/>
          <table:table-cell table:style-name="ce18"/>
          <table:table-cell table:style-name="ce19"/>
          <table:table-cell table:style-name="ce60" office:value-type="string">
            <text:p>Opération camperiols, avenue des Moulins / rue des Avelaniers</text:p>
          </table:table-cell>
          <table:table-cell table:style-name="ce72" office:value-type="float" office:value="383291">
            <text:p>383 291</text:p>
          </table:table-cell>
          <table:table-cell table:style-name="ce19"/>
          <table:table-cell table:style-name="ce93"/>
          <table:table-cell table:style-name="ce19"/>
          <table:table-cell table:style-name="ce108" office:value-type="float" office:value="318489.2">
            <text:p>318 489,2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60" office:value-type="string">
            <text:p>voirie</text:p>
          </table:table-cell>
          <table:table-cell table:style-name="ce19"/>
          <table:table-cell table:style-name="ce18" office:value-type="float" office:value="220388.5">
            <text:p>220388,5</text:p>
          </table:table-cell>
          <table:table-cell table:style-name="ce18" table:number-columns-repeated="4"/>
          <table:table-cell table:style-name="ce18" office:value-type="string">
            <text:p>COLAS MIDI MEDITERRANEE SA</text:p>
          </table:table-cell>
          <table:table-cell table:style-name="ce60" office:value-type="string">
            <text:p>34000 Montpellier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2">
            <text:p>2</text:p>
          </table:table-cell>
          <table:table-cell table:style-name="ce60" office:value-type="string">
            <text:p>éclairage public</text:p>
          </table:table-cell>
          <table:table-cell table:style-name="ce19"/>
          <table:table-cell table:style-name="ce18" office:value-type="float" office:value="81695">
            <text:p>81695</text:p>
          </table:table-cell>
          <table:table-cell table:style-name="ce18" table:number-columns-repeated="4"/>
          <table:table-cell table:style-name="ce18" office:value-type="string">
            <text:p>Allez et Cie</text:p>
          </table:table-cell>
          <table:table-cell table:style-name="ce60" office:value-type="string">
            <text:p>34400 LUNEL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3">
            <text:p>3</text:p>
          </table:table-cell>
          <table:table-cell table:style-name="ce60" office:value-type="string">
            <text:p>réseau pluvial</text:p>
          </table:table-cell>
          <table:table-cell table:style-name="ce19"/>
          <table:table-cell table:style-name="ce18" office:value-type="float" office:value="69199">
            <text:p>69199</text:p>
          </table:table-cell>
          <table:table-cell table:style-name="ce18" table:number-columns-repeated="4"/>
          <table:table-cell table:style-name="ce18" office:value-type="string">
            <text:p>SCAM TP</text:p>
          </table:table-cell>
          <table:table-cell table:style-name="ce60" office:value-type="string">
            <text:p>34660 COURNONSEC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60"/>
          <table:table-cell table:style-name="ce72"/>
          <table:table-cell table:style-name="ce19"/>
          <table:table-cell table:style-name="ce93"/>
          <table:table-cell table:style-name="ce19"/>
          <table:table-cell table:style-name="ce71"/>
          <table:table-cell table:style-name="ce18"/>
          <table:table-cell table:style-name="ce18" office:value-type="float" office:value="4">
            <text:p>4</text:p>
          </table:table-cell>
          <table:table-cell table:style-name="ce60" office:value-type="string">
            <text:p>espaces verts</text:p>
          </table:table-cell>
          <table:table-cell table:style-name="ce19"/>
          <table:table-cell table:style-name="ce18" office:value-type="float" office:value="12008.5">
            <text:p>12008,5</text:p>
          </table:table-cell>
          <table:table-cell table:style-name="ce18" table:number-columns-repeated="4"/>
          <table:table-cell table:style-name="ce18" office:value-type="string">
            <text:p>PPJ - P iscines parcs et jardins</text:p>
          </table:table-cell>
          <table:table-cell table:style-name="ce60" office:value-type="string">
            <text:p>34070 Montpellier</text:p>
          </table:table-cell>
          <table:table-cell table:style-name="ce19"/>
          <table:table-cell table:style-name="ce170"/>
          <table:table-cell table:style-name="ce18" table:number-columns-repeated="999"/>
        </table:table-row>
        <table:table-row table:style-name="ro13">
          <table:table-cell table:style-name="ce18" office:value-type="string">
            <text:p>2M1249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DGU</text:p>
          </table:table-cell>
          <table:table-cell table:style-name="ce18" office:value-type="string">
            <text:p>HU</text:p>
          </table:table-cell>
          <table:table-cell table:style-name="ce18" office:value-type="string">
            <text:p>Ordinaire</text:p>
          </table:table-cell>
          <table:table-cell table:style-name="ce18" office:value-type="string">
            <text:p>Ni rec. ni cond.</text:p>
          </table:table-cell>
          <table:table-cell table:style-name="ce60" office:value-type="string">
            <text:p>Fontaine Baroncelli-Création d'une nv bassin</text:p>
          </table:table-cell>
          <table:table-cell table:style-name="ce71" office:value-type="float" office:value="16700">
            <text:p>16 700</text:p>
          </table:table-cell>
          <table:table-cell table:style-name="ce18" office:value-type="string">
            <text:p>MAPA</text:p>
          </table:table-cell>
          <table:table-cell table:style-name="ce18" table:number-columns-repeated="2"/>
          <table:table-cell table:style-name="ce71" office:value-type="float" office:value="13400">
            <text:p>13 400</text:p>
          </table:table-cell>
          <table:table-cell table:style-name="ce18" table:number-columns-repeated="8"/>
          <table:table-cell table:style-name="ce18" office:value-type="string">
            <text:p>LACS Ingenieirie et fontainerie</text:p>
          </table:table-cell>
          <table:table-cell table:style-name="ce18"/>
          <table:table-cell table:style-name="ce60"/>
          <table:table-cell table:style-name="ce18"/>
          <table:table-cell table:style-name="ce170"/>
          <table:table-cell table:style-name="ce18" table:number-columns-repeated="999"/>
        </table:table-row>
        <table:table-row table:style-name="ro13">
          <table:table-cell table:style-name="ce20" office:value-type="string" table:number-columns-spanned="1" table:number-rows-spanned="3">
            <text:p>3D0141</text:p>
          </table:table-cell>
          <table:table-cell table:style-name="ce47" office:value-type="string" table:number-columns-spanned="1" table:number-rows-spanned="3">
            <text:p>S</text:p>
          </table:table-cell>
          <table:table-cell table:style-name="ce20" office:value-type="string" table:number-columns-spanned="1" table:number-rows-spanned="3">
            <text:p>10200 ENFANCE</text:p>
          </table:table-cell>
          <table:table-cell table:style-name="ce20" office:value-type="string" table:number-columns-spanned="1" table:number-rows-spanned="3">
            <text:p>10200 ENFANCE</text:p>
          </table:table-cell>
          <table:table-cell table:style-name="ce47" office:value-type="string" table:number-columns-spanned="1" table:number-rows-spanned="3">
            <text:p>BC</text:p>
          </table:table-cell>
          <table:table-cell table:style-name="ce20" office:value-type="string" table:number-columns-spanned="1" table:number-rows-spanned="3">
            <text:p>Recond.</text:p>
          </table:table-cell>
          <table:table-cell table:style-name="ce47" office:value-type="string" table:number-columns-spanned="1" table:number-rows-spanned="3">
            <text:p>RESERVATION BERCEAUX CRECHES ENTREPRISES</text:p>
          </table:table-cell>
          <table:table-cell table:style-name="ce74" office:value-type="float" office:value="247000" table:number-columns-spanned="1" table:number-rows-spanned="3">
            <text:p>247 000</text:p>
          </table:table-cell>
          <table:table-cell table:style-name="ce79" table:number-columns-spanned="1" table:number-rows-spanned="3"/>
          <table:table-cell table:style-name="ce47" office:value-type="string" table:number-columns-spanned="1" table:number-rows-spanned="3">
            <text:p>1/9/13</text:p>
          </table:table-cell>
          <table:table-cell table:style-name="ce20" office:value-type="string" table:number-columns-spanned="1" table:number-rows-spanned="3">
            <text:p>31/8/17</text:p>
          </table:table-cell>
          <table:table-cell table:style-name="ce109" office:value-type="float" office:value="988000">
            <text:p>988000</text:p>
          </table:table-cell>
          <table:table-cell table:style-name="ce130"/>
          <table:table-cell table:style-name="ce135" office:value-type="float" office:value="1">
            <text:p>1</text:p>
          </table:table-cell>
          <table:table-cell table:style-name="ce137" office:value-type="string">
            <text:p>LPCR COLLECTIVITES PUBLIQUES-RESERVATION BERCEAUX QUARTIER MOSSON</text:p>
          </table:table-cell>
          <table:table-cell table:style-name="ce146" office:value-type="string">
            <text:p>77.01</text:p>
          </table:table-cell>
          <table:table-cell table:style-name="ce153" office:value-type="float" office:value="76000">
            <text:p>76000</text:p>
          </table:table-cell>
          <table:table-cell table:style-name="ce153" office:value-type="float" office:value="304000">
            <text:p>304000</text:p>
          </table:table-cell>
          <table:table-cell table:style-name="ce153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LPCR COLLECTIVITES PUBLIQUES SAS</text:p>
          </table:table-cell>
          <table:table-cell table:style-name="ce137" office:value-type="string">
            <text:p>IMMEUBLE LE VEGA 6 ALLEE JEAN PROUVE <text:s/>92110 CLICHY</text:p>
          </table:table-cell>
          <table:table-cell table:style-name="ce159" office:value-type="float" office:value="494149990">
            <text:p>49414999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1"/>
          <table:covered-table-cell table:style-name="ce48"/>
          <table:covered-table-cell table:number-columns-repeated="2" table:style-name="ce21"/>
          <table:covered-table-cell table:style-name="ce49"/>
          <table:covered-table-cell table:style-name="ce24"/>
          <table:covered-table-cell table:style-name="ce49"/>
          <table:covered-table-cell table:number-columns-repeated="2" table:style-name="ce75"/>
          <table:covered-table-cell table:style-name="ce49"/>
          <table:covered-table-cell table:style-name="ce24"/>
          <table:table-cell table:style-name="ce109"/>
          <table:table-cell table:style-name="ce130"/>
          <table:table-cell table:style-name="ce135" office:value-type="float" office:value="3">
            <text:p>3</text:p>
          </table:table-cell>
          <table:table-cell table:style-name="ce137" office:value-type="string">
            <text:p>FCP CRECHE-RESERVATION BERCEAUX AUTRES QUARTIERS DE LA VILLE</text:p>
          </table:table-cell>
          <table:table-cell table:style-name="ce146" office:value-type="string">
            <text:p>77.01</text:p>
          </table:table-cell>
          <table:table-cell table:style-name="ce153" office:value-type="float" office:value="95000">
            <text:p>95000</text:p>
          </table:table-cell>
          <table:table-cell table:style-name="ce153" office:value-type="float" office:value="380000">
            <text:p>380000</text:p>
          </table:table-cell>
          <table:table-cell table:style-name="ce153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CP CRECHE ETOILE FILANTE SARLU</text:p>
          </table:table-cell>
          <table:table-cell table:style-name="ce137" office:value-type="string">
            <text:p><text:s/>418 RUE DU MAS DE VERCHANT <text:s/>34000 MONTPELLIER</text:p>
          </table:table-cell>
          <table:table-cell table:style-name="ce159" office:value-type="float" office:value="518791140">
            <text:p>51879114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0"/>
          <table:covered-table-cell table:style-name="ce47"/>
          <table:covered-table-cell table:number-columns-repeated="2" table:style-name="ce20"/>
          <table:covered-table-cell table:style-name="ce50"/>
          <table:covered-table-cell table:style-name="ce25"/>
          <table:covered-table-cell table:style-name="ce50"/>
          <table:covered-table-cell table:number-columns-repeated="2" table:style-name="ce76"/>
          <table:covered-table-cell table:style-name="ce50"/>
          <table:covered-table-cell table:style-name="ce25"/>
          <table:table-cell table:style-name="ce110"/>
          <table:table-cell table:style-name="ce131"/>
          <table:table-cell table:style-name="ce47" office:value-type="float" office:value="4">
            <text:p>4</text:p>
          </table:table-cell>
          <table:table-cell table:style-name="ce137" office:value-type="string">
            <text:p>BEBEBIZ-RESERVATION BERCEAUX ETABLISSEMENT ACCUEIL HORAIRES ATYPIQUES</text:p>
          </table:table-cell>
          <table:table-cell table:style-name="ce146" office:value-type="string">
            <text:p>77.01</text:p>
          </table:table-cell>
          <table:table-cell table:style-name="ce153" office:value-type="float" office:value="76000">
            <text:p>76000</text:p>
          </table:table-cell>
          <table:table-cell table:style-name="ce153" office:value-type="float" office:value="304000">
            <text:p>304000</text:p>
          </table:table-cell>
          <table:table-cell table:style-name="ce153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BEBEBIZ SAS</text:p>
          </table:table-cell>
          <table:table-cell table:style-name="ce137" office:value-type="string">
            <text:p><text:s/>61 BOULEVARD LAZARE CARNOT <text:s/>31000 TOULOUSE</text:p>
          </table:table-cell>
          <table:table-cell table:style-name="ce159" office:value-type="float" office:value="479400566">
            <text:p>47940056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2M1179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90000 DIRECTION ORGANISATION EVALUATION</text:p>
          </table:table-cell>
          <table:table-cell table:style-name="ce22" office:value-type="string">
            <text:p>83000 ORGANISATION EVALU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SERVICES DE LA VILLE ACCOMPAGNEMENT AU CHANGEMENT ORGANISATION FONCTIONNEMENT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9/1/13</text:p>
          </table:table-cell>
          <table:table-cell table:style-name="ce22" office:value-type="string">
            <text:p>28/1/14</text:p>
          </table:table-cell>
          <table:table-cell table:style-name="ce52" office:value-type="float" office:value="80000">
            <text:p>80000</text:p>
          </table:table-cell>
          <table:table-cell table:style-name="ce5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PMG</text:p>
          </table:table-cell>
          <table:table-cell table:style-name="ce143" office:value-type="string">
            <text:p>70.1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KPMG SECTEUR PUBLIC SA</text:p>
          </table:table-cell>
          <table:table-cell table:style-name="ce43" office:value-type="string">
            <text:p>IMMEUBLE LE THALES 1567 AVENUE ALBERT EINSTEIN CS 79516 34960 MONTPELLIER CEDEX 2</text:p>
          </table:table-cell>
          <table:table-cell table:style-name="ce22" office:value-type="string">
            <text:p>77572641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12M235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27000 DIRECTION PAYSAGE ET BIODIVERSITE</text:p>
          </table:table-cell>
          <table:table-cell table:style-name="ce22" office:value-type="string">
            <text:p>27000 PAYSAGES ET BIODIVERSIT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Tr. cond.</text:p>
          </table:table-cell>
          <table:table-cell table:style-name="ce43" office:value-type="string">
            <text:p>ZONES D INTERET ECOLOGIQUE A PROTEGER RELEVE CARTOGRAPHIQUE</text:p>
          </table:table-cell>
          <table:table-cell table:style-name="ce31" table:number-columns-repeated="2"/>
          <table:table-cell table:style-name="ce43" office:value-type="string">
            <text:p>24/1/13</text:p>
          </table:table-cell>
          <table:table-cell table:style-name="ce22" office:value-type="string">
            <text:p>23/11/13</text:p>
          </table:table-cell>
          <table:table-cell table:style-name="ce52" office:value-type="float" office:value="44265">
            <text:p>44265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BIOTOPE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IOTOPE SARL</text:p>
          </table:table-cell>
          <table:table-cell table:style-name="ce43" office:value-type="string">
            <text:p><text:s/>22 BD MARECHAL FOCH BP 58 34140 MEZE</text:p>
          </table:table-cell>
          <table:table-cell table:style-name="ce22" office:value-type="string">
            <text:p>39061361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3">
            <text:p>2M1822</text:p>
          </table:table-cell>
          <table:table-cell table:style-name="ce43" office:value-type="string" table:number-columns-spanned="1" table:number-rows-spanned="3">
            <text:p>S</text:p>
          </table:table-cell>
          <table:table-cell table:style-name="ce22" office:value-type="string" table:number-columns-spanned="1" table:number-rows-spanned="3">
            <text:p>27000 DIRECTION PAYSAGE ET BIODIVERSITE</text:p>
          </table:table-cell>
          <table:table-cell table:style-name="ce22" office:value-type="string" table:number-columns-spanned="1" table:number-rows-spanned="3">
            <text:p>27000 PAYSAGES ET BIODIVERSITE</text:p>
          </table:table-cell>
          <table:table-cell table:style-name="ce43" office:value-type="string" table:number-columns-spanned="1" table:number-rows-spanned="3">
            <text:p>Lots</text:p>
          </table:table-cell>
          <table:table-cell table:style-name="ce22" office:value-type="string" table:number-columns-spanned="1" table:number-rows-spanned="3">
            <text:p>Ni rec. ni cond.</text:p>
          </table:table-cell>
          <table:table-cell table:style-name="ce43" office:value-type="string" table:number-columns-spanned="1" table:number-rows-spanned="3">
            <text:p>ELABORATION TRAME VERTE ET BLEUE URBAINE</text:p>
          </table:table-cell>
          <table:table-cell table:style-name="ce66" office:value-type="float" office:value="73578" table:number-columns-spanned="1" table:number-rows-spanned="3">
            <text:p>73 578</text:p>
          </table:table-cell>
          <table:table-cell table:style-name="ce31" office:value-type="string" table:number-columns-spanned="1" table:number-rows-spanned="3">
            <text:p>MAPA 2</text:p>
          </table:table-cell>
          <table:table-cell table:style-name="ce43" office:value-type="string" table:number-columns-spanned="1" table:number-rows-spanned="3">
            <text:p>15/4/13</text:p>
          </table:table-cell>
          <table:table-cell table:style-name="ce22" office:value-type="string" table:number-columns-spanned="1" table:number-rows-spanned="3">
            <text:p>14/4/16</text:p>
          </table:table-cell>
          <table:table-cell table:style-name="ce52" office:value-type="float" office:value="75187.5" table:number-columns-spanned="1" table:number-rows-spanned="3">
            <text:p>75187,5</text:p>
          </table:table-cell>
          <table:table-cell table:style-name="ce52" office:value-type="float" office:value="75817.5" table:number-columns-spanned="1" table:number-rows-spanned="3">
            <text:p>75817,5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IOTOPE-DIAGNOSTIC FAUNE ET FLORE <text:s/>PRECONISATIONS DE GESTION</text:p>
          </table:table-cell>
          <table:table-cell table:style-name="ce143" office:value-type="string">
            <text:p>70.06</text:p>
          </table:table-cell>
          <table:table-cell table:number-columns-repeated="2" table:style-name="ce52" office:value-type="float" office:value="31187.5">
            <text:p>31187,5</text:p>
          </table:table-cell>
          <table:table-cell table:style-name="ce52" table:number-columns-repeated="2"/>
          <table:table-cell table:style-name="ce43" office:value-type="string">
            <text:p>T</text:p>
          </table:table-cell>
          <table:table-cell table:style-name="ce43" office:value-type="string">
            <text:p>BIOTOPE SARL</text:p>
          </table:table-cell>
          <table:table-cell table:style-name="ce43" office:value-type="string">
            <text:p><text:s/>22 BD MARECHAL FOCH BP 58 34140 MEZE</text:p>
          </table:table-cell>
          <table:table-cell table:style-name="ce22" office:value-type="string">
            <text:p>39061361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5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COLOCO-MAITRISE D OEUVRE SUR CORRIDORS ECOLOGIQUES ET RESERVOIRS BIODIVERSITE</text:p>
          </table:table-cell>
          <table:table-cell table:style-name="ce143" office:value-type="string">
            <text:p>71.05</text:p>
          </table:table-cell>
          <table:table-cell table:number-columns-repeated="2" table:style-name="ce52" office:value-type="float" office:value="34200">
            <text:p>34200</text:p>
          </table:table-cell>
          <table:table-cell table:style-name="ce52" table:number-columns-repeated="2"/>
          <table:table-cell table:style-name="ce43" office:value-type="string">
            <text:p>T</text:p>
          </table:table-cell>
          <table:table-cell table:style-name="ce43" office:value-type="string">
            <text:p>CONTEMPORARY LANDSCAPE CREATIONS SARL</text:p>
          </table:table-cell>
          <table:table-cell table:style-name="ce43" office:value-type="string">
            <text:p><text:s/>213 RUE DU FAUBOURG ST ANTOINE <text:s/>75011 PARIS 11EME ARRONDISSEMENT</text:p>
          </table:table-cell>
          <table:table-cell table:style-name="ce22" office:value-type="string">
            <text:p>50211564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4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COLOCO-COMMUNICATION SIGNALETIQUE DEVELOPPEMENT OUTILS PEDAGOGIQUES</text:p>
          </table:table-cell>
          <table:table-cell table:style-name="ce143" office:value-type="string">
            <text:p>72.04</text:p>
          </table:table-cell>
          <table:table-cell table:number-columns-repeated="2" table:style-name="ce52" office:value-type="float" office:value="19800">
            <text:p>19800</text:p>
          </table:table-cell>
          <table:table-cell table:style-name="ce52" table:number-columns-repeated="2"/>
          <table:table-cell table:style-name="ce43" office:value-type="string">
            <text:p>T</text:p>
          </table:table-cell>
          <table:table-cell table:style-name="ce43" office:value-type="string">
            <text:p>CONTEMPORARY LANDSCAPE CREATIONS SARL</text:p>
          </table:table-cell>
          <table:table-cell table:style-name="ce43" office:value-type="string">
            <text:p><text:s/>213 RUE DU FAUBOURG ST ANTOINE <text:s/>75011 PARIS 11EME ARRONDISSEMENT</text:p>
          </table:table-cell>
          <table:table-cell table:style-name="ce22" office:value-type="string">
            <text:p>50211564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71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27000 DIRECTION PAYSAGE ET BIODIVERSITE</text:p>
          </table:table-cell>
          <table:table-cell table:style-name="ce22" office:value-type="string">
            <text:p>27000 PAYSAGES ET BIODIVERSIT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MATERIEL HORTICOLE REPARATION ENTRETIEN</text:p>
          </table:table-cell>
          <table:table-cell table:style-name="ce66" office:value-type="float" office:value="50000">
            <text:p>5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4/11/13</text:p>
          </table:table-cell>
          <table:table-cell table:style-name="ce22" office:value-type="string">
            <text:p>3/11/15</text:p>
          </table:table-cell>
          <table:table-cell table:style-name="ce52" office:value-type="float" office:value="100000">
            <text:p>100000</text:p>
          </table:table-cell>
          <table:table-cell table:style-name="ce52" office:value-type="float" office:value="10000">
            <text:p>10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LMS</text:p>
          </table:table-cell>
          <table:table-cell table:style-name="ce143" office:value-type="string">
            <text:p>84.17</text:p>
          </table:table-cell>
          <table:table-cell table:style-name="ce52" office:value-type="float" office:value="50000">
            <text:p>50000</text:p>
          </table:table-cell>
          <table:table-cell table:style-name="ce52" office:value-type="float" office:value="100000">
            <text:p>100000</text:p>
          </table:table-cell>
          <table:table-cell table:style-name="ce52" office:value-type="float" office:value="10000">
            <text:p>10000</text:p>
          </table:table-cell>
          <table:table-cell table:style-name="ce52" office:value-type="float" office:value="20000">
            <text:p>20000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LANGUEDOC MATERIEL SERVICE SARL</text:p>
          </table:table-cell>
          <table:table-cell table:style-name="ce43" office:value-type="string">
            <text:p><text:s/>PARC ACTIVITES AFTALION BP 34 34671 BAILLARGUES</text:p>
          </table:table-cell>
          <table:table-cell table:style-name="ce22" office:value-type="string">
            <text:p>39177224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4">
            <text:p>3C0229</text:p>
          </table:table-cell>
          <table:table-cell table:style-name="ce43" office:value-type="string" table:number-columns-spanned="1" table:number-rows-spanned="4">
            <text:p>S</text:p>
          </table:table-cell>
          <table:table-cell table:style-name="ce22" office:value-type="string" table:number-columns-spanned="1" table:number-rows-spanned="4">
            <text:p>27000 DIRECTION PAYSAGE ET BIODIVERSITE</text:p>
          </table:table-cell>
          <table:table-cell table:style-name="ce22" office:value-type="string" table:number-columns-spanned="1" table:number-rows-spanned="4">
            <text:p>27000 PAYSAGES ET BIODIVERSITE</text:p>
          </table:table-cell>
          <table:table-cell table:style-name="ce43" office:value-type="string" table:number-columns-spanned="1" table:number-rows-spanned="4">
            <text:p>BC</text:p>
          </table:table-cell>
          <table:table-cell table:style-name="ce22" office:value-type="string" table:number-columns-spanned="1" table:number-rows-spanned="4">
            <text:p>Ni rec. ni cond.</text:p>
          </table:table-cell>
          <table:table-cell table:style-name="ce43" office:value-type="string" table:number-columns-spanned="1" table:number-rows-spanned="4">
            <text:p>MAIN VERTE 2013 2014 ACCOMPAGNEMENT MISSIONS</text:p>
          </table:table-cell>
          <table:table-cell table:style-name="ce66" office:value-type="float" office:value="80000" table:number-columns-spanned="1" table:number-rows-spanned="4">
            <text:p>80 000</text:p>
          </table:table-cell>
          <table:table-cell table:style-name="ce31" table:number-columns-spanned="1" table:number-rows-spanned="4"/>
          <table:table-cell table:style-name="ce43" office:value-type="string" table:number-columns-spanned="1" table:number-rows-spanned="4">
            <text:p>19/6/13</text:p>
          </table:table-cell>
          <table:table-cell table:style-name="ce22" office:value-type="string" table:number-columns-spanned="1" table:number-rows-spanned="4">
            <text:p>15/7/14</text:p>
          </table:table-cell>
          <table:table-cell table:style-name="ce52" office:value-type="float" office:value="80000" table:number-columns-spanned="1" table:number-rows-spanned="4">
            <text:p>80000</text:p>
          </table:table-cell>
          <table:table-cell table:style-name="ce52" office:value-type="float" office:value="0" table:number-columns-spanned="1" table:number-rows-spanned="4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ASSE MURAILLE-VISITES COMMENTEES <text:s/>ANIMATION JARDIN PARTAGE</text:p>
          </table:table-cell>
          <table:table-cell table:style-name="ce143" office:value-type="string">
            <text:p>80.16</text:p>
          </table:table-cell>
          <table:table-cell table:number-columns-repeated="2" table:style-name="ce52" office:value-type="float" office:value="34200">
            <text:p>342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ASSE MURAILLE</text:p>
          </table:table-cell>
          <table:table-cell table:style-name="ce43" office:value-type="string">
            <text:p>LE JUPITER 510 AVENUE DE BARCELONE <text:s/>34080 MONTPELLIER</text:p>
          </table:table-cell>
          <table:table-cell table:style-name="ce22" office:value-type="string">
            <text:p>42121708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5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1">
            <text:p>1</text:p>
          </table:table-cell>
          <table:table-cell table:style-name="ce43" office:value-type="string">
            <text:p>APIEU-VISITES COMMENTEES <text:s/>ANIMATION JARDIN PARTAGE</text:p>
          </table:table-cell>
          <table:table-cell table:style-name="ce143" office:value-type="string">
            <text:p>80.16</text:p>
          </table:table-cell>
          <table:table-cell table:number-columns-repeated="2" table:style-name="ce52" office:value-type="float" office:value="14650">
            <text:p>1465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C</text:p>
          </table:table-cell>
          <table:table-cell table:style-name="ce43" office:value-type="string">
            <text:p>APIEU ATELIER PERMANENT MONTPELLIER</text:p>
          </table:table-cell>
          <table:table-cell table:style-name="ce43" office:value-type="string">
            <text:p>MAS DE COUSTEBELLE 842 RUE DE LA VIEILLE POSTE <text:s/>34000 MONTPELLIER</text:p>
          </table:table-cell>
          <table:table-cell table:style-name="ce22" office:value-type="string">
            <text:p>33173563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5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DSD-ANIMATION JARDIN ECOLE INITIATION <text:s/>JARDINAGE AUX MONTPELLIERAINS</text:p>
          </table:table-cell>
          <table:table-cell table:style-name="ce143" office:value-type="string">
            <text:p>80.16</text:p>
          </table:table-cell>
          <table:table-cell table:number-columns-repeated="2" table:style-name="ce52" office:value-type="float" office:value="15000">
            <text:p>15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EVELOPPEMENT SOLIDAIRE ET DURABLE</text:p>
          </table:table-cell>
          <table:table-cell table:style-name="ce43" office:value-type="string">
            <text:p>MR CANET STEPHANE 510 AVENUE DE VERT BOIS <text:s/>34090 MONTPELLIER</text:p>
          </table:table-cell>
          <table:table-cell table:style-name="ce22"/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4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TELA BOTANICA-COURS BOTANIQUE RESEAUX OBSERVATION</text:p>
          </table:table-cell>
          <table:table-cell table:style-name="ce143" office:value-type="string">
            <text:p>80.16</text:p>
          </table:table-cell>
          <table:table-cell table:number-columns-repeated="2" table:style-name="ce52" office:value-type="float" office:value="15000">
            <text:p>15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TELA BOTANICA</text:p>
          </table:table-cell>
          <table:table-cell table:style-name="ce43" office:value-type="string">
            <text:p>INSTITUT DE BOTANIQUE 163 RUE AUGUSTE BROUSSONET <text:s/>34090 MONTPELLIER</text:p>
          </table:table-cell>
          <table:table-cell table:style-name="ce22" office:value-type="string">
            <text:p>42889895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3">
            <text:p>3D0288</text:p>
          </table:table-cell>
          <table:table-cell table:style-name="ce43" office:value-type="string" table:number-columns-spanned="1" table:number-rows-spanned="3">
            <text:p>T</text:p>
          </table:table-cell>
          <table:table-cell table:style-name="ce22" office:value-type="string" table:number-columns-spanned="1" table:number-rows-spanned="3">
            <text:p>27000 DIRECTION PAYSAGE ET BIODIVERSITE</text:p>
          </table:table-cell>
          <table:table-cell table:style-name="ce22" office:value-type="string" table:number-columns-spanned="1" table:number-rows-spanned="3">
            <text:p>27000 PAYSAGES ET BIODIVERSITE</text:p>
          </table:table-cell>
          <table:table-cell table:style-name="ce43" office:value-type="string" table:number-columns-spanned="1" table:number-rows-spanned="3">
            <text:p>BC</text:p>
          </table:table-cell>
          <table:table-cell table:style-name="ce22" office:value-type="string" table:number-columns-spanned="1" table:number-rows-spanned="3">
            <text:p>Recond.</text:p>
          </table:table-cell>
          <table:table-cell table:style-name="ce43" office:value-type="string" table:number-columns-spanned="1" table:number-rows-spanned="3">
            <text:p>REALISATION SERRURERIES ESPACES VERTSDIVERS DE LA VILLE</text:p>
          </table:table-cell>
          <table:table-cell table:style-name="ce66" office:value-type="float" office:value="2550000" table:number-columns-spanned="1" table:number-rows-spanned="3">
            <text:p>2 550 000</text:p>
          </table:table-cell>
          <table:table-cell table:style-name="ce31" office:value-type="string" table:number-columns-spanned="1" table:number-rows-spanned="3">
            <text:p>MAPA 4</text:p>
          </table:table-cell>
          <table:table-cell table:style-name="ce43" office:value-type="string" table:number-columns-spanned="1" table:number-rows-spanned="3">
            <text:p>19/12/13</text:p>
          </table:table-cell>
          <table:table-cell table:style-name="ce22" office:value-type="string" table:number-columns-spanned="1" table:number-rows-spanned="3">
            <text:p>19/12/16</text:p>
          </table:table-cell>
          <table:table-cell table:style-name="ce52" office:value-type="float" office:value="2550000" table:number-columns-spanned="1" table:number-rows-spanned="3">
            <text:p>2550000</text:p>
          </table:table-cell>
          <table:table-cell table:style-name="ce52" office:value-type="float" office:value="0" table:number-columns-spanned="1" table:number-rows-spanned="3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CS PROTECT-HOPITAUX FACULTES MOSSON CEVENNES</text:p>
          </table:table-cell>
          <table:table-cell table:style-name="ce143"/>
          <table:table-cell table:style-name="ce52" office:value-type="float" office:value="300000">
            <text:p>300000</text:p>
          </table:table-cell>
          <table:table-cell table:style-name="ce52" office:value-type="float" office:value="900000">
            <text:p>900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CS PROTECT SARL</text:p>
          </table:table-cell>
          <table:table-cell table:style-name="ce43" office:value-type="string">
            <text:p>ZAE SUD 108 RUE DU PUECH <text:s/>34980 ST GELY DU FESC</text:p>
          </table:table-cell>
          <table:table-cell table:style-name="ce22" office:value-type="string">
            <text:p>49811447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5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ACS PROTECT-CROIX ARGENT PRES ARENES <text:s/>PORT MARIANNE</text:p>
          </table:table-cell>
          <table:table-cell table:style-name="ce143"/>
          <table:table-cell table:style-name="ce52" office:value-type="float" office:value="300000">
            <text:p>300000</text:p>
          </table:table-cell>
          <table:table-cell table:style-name="ce52" office:value-type="float" office:value="900000">
            <text:p>900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CS PROTECT SARL</text:p>
          </table:table-cell>
          <table:table-cell table:style-name="ce43" office:value-type="string">
            <text:p>ZAE SUD 108 RUE DU PUECH <text:s/>34980 ST GELY DU FESC</text:p>
          </table:table-cell>
          <table:table-cell table:style-name="ce22" office:value-type="string">
            <text:p>49811447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14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ACS PROTECT- MONTPELLIER CENTRE</text:p>
          </table:table-cell>
          <table:table-cell table:style-name="ce143"/>
          <table:table-cell table:style-name="ce52" office:value-type="float" office:value="250000">
            <text:p>250000</text:p>
          </table:table-cell>
          <table:table-cell table:style-name="ce52" office:value-type="float" office:value="750000">
            <text:p>750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CS PROTECT SARL</text:p>
          </table:table-cell>
          <table:table-cell table:style-name="ce43" office:value-type="string">
            <text:p>ZAE SUD 108 RUE DU PUECH <text:s/>34980 ST GELY DU FESC</text:p>
          </table:table-cell>
          <table:table-cell table:style-name="ce22" office:value-type="string">
            <text:p>49811447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327</text:p>
          </table:table-cell>
          <table:table-cell table:style-name="ce43" office:value-type="string">
            <text:p>T</text:p>
          </table:table-cell>
          <table:table-cell table:style-name="ce22" office:value-type="string">
            <text:p><text:s/></text:p>
          </table:table-cell>
          <table:table-cell table:style-name="ce22" office:value-type="string">
            <text:p>49000 DTMA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DESAMIANTAGE LOCAUX <text:s/>ECOLE SENGHOR LEOPOLD SEDAR</text:p>
          </table:table-cell>
          <table:table-cell table:style-name="ce66" office:value-type="float" office:value="85000">
            <text:p>85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3/6/13</text:p>
          </table:table-cell>
          <table:table-cell table:style-name="ce22" office:value-type="string">
            <text:p>18/6/13</text:p>
          </table:table-cell>
          <table:table-cell table:style-name="ce52" office:value-type="float" office:value="41166.66">
            <text:p>41166,66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A PLUS DESAMIANTAGE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RAMS SARL</text:p>
          </table:table-cell>
          <table:table-cell table:style-name="ce43" office:value-type="string">
            <text:p><text:s/>3 RUE DE LA DRAYE <text:s/>34920 LE CRES</text:p>
          </table:table-cell>
          <table:table-cell table:style-name="ce22" office:value-type="string">
            <text:p>45060552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408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<text:s/></text:p>
          </table:table-cell>
          <table:table-cell table:style-name="ce22" office:value-type="string">
            <text:p>49000 DTMA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TRANSFERE MODULE PRE FABRIQUES EP OLYMPE DE GOUGES A EM ALPHONSE DAUDET</text:p>
          </table:table-cell>
          <table:table-cell table:style-name="ce66" office:value-type="float" office:value="40000">
            <text:p>4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7/6/13</text:p>
          </table:table-cell>
          <table:table-cell table:style-name="ce22" office:value-type="string">
            <text:p>16/7/13</text:p>
          </table:table-cell>
          <table:table-cell table:style-name="ce52" office:value-type="float" office:value="37600">
            <text:p>376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HEXIS - TRANSFERE MODULE PRE FABRIQUES</text:p>
          </table:table-cell>
          <table:table-cell table:style-name="ce143" office:value-type="string">
            <text:p>60.1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HEXIS CONSTRUCTIONS MODULAIRES</text:p>
          </table:table-cell>
          <table:table-cell table:style-name="ce43" office:value-type="string">
            <text:p><text:s/>ZI LES HORIZONZ SUD <text:s/>34110 FRONTIGNAN</text:p>
          </table:table-cell>
          <table:table-cell table:style-name="ce22" office:value-type="string">
            <text:p>50946072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448</text:p>
          </table:table-cell>
          <table:table-cell table:style-name="ce43" office:value-type="string">
            <text:p>T</text:p>
          </table:table-cell>
          <table:table-cell table:style-name="ce22" office:value-type="string">
            <text:p><text:s/></text:p>
          </table:table-cell>
          <table:table-cell table:style-name="ce22" office:value-type="string">
            <text:p>49000 DTMAS</text:p>
          </table:table-cell>
          <table:table-cell table:style-name="ce43" office:value-type="string">
            <text:p>Tranches</text:p>
          </table:table-cell>
          <table:table-cell table:style-name="ce22" office:value-type="string">
            <text:p>Tr. cond.</text:p>
          </table:table-cell>
          <table:table-cell table:style-name="ce43" office:value-type="string">
            <text:p>LEOPOLD SEDAR SEGHOR METALLERIE MENUISERIE XTERIEURES</text:p>
          </table:table-cell>
          <table:table-cell table:style-name="ce66" office:value-type="float" office:value="88000">
            <text:p>88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9/7/13</text:p>
          </table:table-cell>
          <table:table-cell table:style-name="ce22" office:value-type="string">
            <text:p>29/11/13</text:p>
          </table:table-cell>
          <table:table-cell table:style-name="ce52" office:value-type="float" office:value="88947">
            <text:p>88947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OLIVIER REALISATIONS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OLIVIER REALISATIONS SARL</text:p>
          </table:table-cell>
          <table:table-cell table:style-name="ce43" office:value-type="string">
            <text:p>PARC ACTIVITES LA GARRIGUE 75 AV DES COMPAGNONS <text:s/>34170 CASTELNAU LE LEZ</text:p>
          </table:table-cell>
          <table:table-cell table:style-name="ce22" office:value-type="string">
            <text:p>47748616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2M1026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DE SACS PLASTIQUES</text:p>
          </table:table-cell>
          <table:table-cell table:style-name="ce66" office:value-type="float" office:value="60000">
            <text:p>6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3/1/13</text:p>
          </table:table-cell>
          <table:table-cell table:style-name="ce22" office:value-type="string">
            <text:p>31/12/13</text:p>
          </table:table-cell>
          <table:table-cell table:style-name="ce105" office:value-type="float" office:value="60000">
            <text:p>6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COLDIS</text:p>
          </table:table-cell>
          <table:table-cell table:style-name="ce143" office:value-type="string">
            <text:p>24.1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COLDIS SAS</text:p>
          </table:table-cell>
          <table:table-cell table:style-name="ce43" office:value-type="string">
            <text:p>ZAC DU PLAN 230 AVENUE DU COUNOISE <text:s/>84320 ENTRAIGUES SUR LA SORGUE</text:p>
          </table:table-cell>
          <table:table-cell table:style-name="ce22" office:value-type="string">
            <text:p>72262054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2M1581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MATERIEL PRO SONO AUDIO PROJECTION</text:p>
          </table:table-cell>
          <table:table-cell table:style-name="ce66" office:value-type="float" office:value="75000">
            <text:p>75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1-02">
            <text:p>02/01/2013</text:p>
          </table:table-cell>
          <table:table-cell table:style-name="ce97" office:value-type="date" office:date-value="2014-12-31">
            <text:p>31/12/2014</text:p>
          </table:table-cell>
          <table:table-cell table:style-name="ce105" office:value-type="float" office:value="75000">
            <text:p>75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XEN</text:p>
          </table:table-cell>
          <table:table-cell table:style-name="ce143" office:value-type="string">
            <text:p>21.08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TEXEN</text:p>
          </table:table-cell>
          <table:table-cell table:style-name="ce43" office:value-type="string">
            <text:p>ZI VALLEE DU SALAISON 290 RUE DE MASSACAN BP 30029 34741 VENDARGUES</text:p>
          </table:table-cell>
          <table:table-cell table:style-name="ce22" office:value-type="float" office:value="323325126">
            <text:p>32332512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2M1717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234 CAVEAUX FUNERAIRES BETON GRIS</text:p>
          </table:table-cell>
          <table:table-cell table:style-name="ce66" office:value-type="float" office:value="170000">
            <text:p>170 000</text:p>
          </table:table-cell>
          <table:table-cell table:style-name="ce31" office:value-type="string">
            <text:p>MAPA 3</text:p>
          </table:table-cell>
          <table:table-cell table:style-name="ce94" office:value-type="date" office:date-value="2013-02-12">
            <text:p>12/02/2013</text:p>
          </table:table-cell>
          <table:table-cell table:style-name="ce97" office:value-type="date" office:date-value="2013-06-11">
            <text:p>11/06/2013</text:p>
          </table:table-cell>
          <table:table-cell table:style-name="ce105" office:value-type="float" office:value="122850">
            <text:p>122 85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STRADAL</text:p>
          </table:table-cell>
          <table:table-cell table:style-name="ce143" office:value-type="string">
            <text:p>30.1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STRADAL SAS</text:p>
          </table:table-cell>
          <table:table-cell table:style-name="ce43" office:value-type="string">
            <text:p>NOVAXIX II 2 ALLEE DES GEMEAUX <text:s/>72019 LE MANS CEDEX 2</text:p>
          </table:table-cell>
          <table:table-cell table:style-name="ce22" office:value-type="float" office:value="301984563">
            <text:p>30198456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005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DE BOISSONS</text:p>
          </table:table-cell>
          <table:table-cell table:style-name="ce66" office:value-type="float" office:value="85000">
            <text:p>85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3-12">
            <text:p>12/03/2013</text:p>
          </table:table-cell>
          <table:table-cell table:style-name="ce97" office:value-type="date" office:date-value="2014-03-11">
            <text:p>11/03/2014</text:p>
          </table:table-cell>
          <table:table-cell table:style-name="ce105" office:value-type="float" office:value="85000">
            <text:p>85 000</text:p>
          </table:table-cell>
          <table:table-cell table:style-name="ce105" office:value-type="float" office:value="20000">
            <text:p>20 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JEX</text:p>
          </table:table-cell>
          <table:table-cell table:style-name="ce143" office:value-type="string">
            <text:p>10.0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JEX SARL</text:p>
          </table:table-cell>
          <table:table-cell table:style-name="ce43" office:value-type="string">
            <text:p><text:s/>191 ALLEE JEAN FRANCOIS LESUEUR <text:s/>34000 MONTPELLIER</text:p>
          </table:table-cell>
          <table:table-cell table:style-name="ce22" office:value-type="float" office:value="491715397">
            <text:p>49171539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039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MOBILIERS BUREAU PRESTATION CONNEXE</text:p>
          </table:table-cell>
          <table:table-cell table:style-name="ce66" office:value-type="float" office:value="85000">
            <text:p>85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3-11">
            <text:p>11/03/2013</text:p>
          </table:table-cell>
          <table:table-cell table:style-name="ce97" office:value-type="date" office:date-value="2015-03-10">
            <text:p>10/03/2015</text:p>
          </table:table-cell>
          <table:table-cell table:style-name="ce105" office:value-type="float" office:value="85000">
            <text:p>85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DELIE</text:p>
          </table:table-cell>
          <table:table-cell table:style-name="ce143" office:value-type="string">
            <text:p>24.0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DELIE EURL</text:p>
          </table:table-cell>
          <table:table-cell table:style-name="ce43" office:value-type="string">
            <text:p><text:s/>1025 RUE HENRI BECQUEREL 10 PARC CLUB DU MILLENAIRE 34000 MONTPELLIER</text:p>
          </table:table-cell>
          <table:table-cell table:style-name="ce22" office:value-type="float" office:value="403560725">
            <text:p>4035607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061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MATERIEL ESPACES VERTS</text:p>
          </table:table-cell>
          <table:table-cell table:style-name="ce66" office:value-type="float" office:value="60000">
            <text:p>60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3-26">
            <text:p>26/03/2013</text:p>
          </table:table-cell>
          <table:table-cell table:style-name="ce97" office:value-type="date" office:date-value="2015-03-25">
            <text:p>25/03/2015</text:p>
          </table:table-cell>
          <table:table-cell table:style-name="ce105" office:value-type="float" office:value="60000">
            <text:p>6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GALLOY 34 MV</text:p>
          </table:table-cell>
          <table:table-cell table:style-name="ce143" office:value-type="string">
            <text:p>34.03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ALLOY 34 MOTOCULTURE VERT SARL</text:p>
          </table:table-cell>
          <table:table-cell table:style-name="ce43" office:value-type="string">
            <text:p><text:s/>1408 AV DE LA MER <text:s/>34000 MONTPELLIER</text:p>
          </table:table-cell>
          <table:table-cell table:style-name="ce22" office:value-type="float" office:value="501281281">
            <text:p>50128128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072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ENROBE EN SEAUX</text:p>
          </table:table-cell>
          <table:table-cell table:style-name="ce66" office:value-type="float" office:value="70000">
            <text:p>70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5-30">
            <text:p>30/05/2013</text:p>
          </table:table-cell>
          <table:table-cell table:style-name="ce97" office:value-type="date" office:date-value="2017-05-29">
            <text:p>29/05/2017</text:p>
          </table:table-cell>
          <table:table-cell table:style-name="ce105" office:value-type="float" office:value="70000">
            <text:p>7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AI PRODUCTION</text:p>
          </table:table-cell>
          <table:table-cell table:style-name="ce143" office:value-type="string">
            <text:p>30.07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MAI PRODUCTION SARL</text:p>
          </table:table-cell>
          <table:table-cell table:style-name="ce43" office:value-type="string">
            <text:p><text:s/>LE POURRON <text:s/>69770 VILLECHENEVE</text:p>
          </table:table-cell>
          <table:table-cell table:style-name="ce22" office:value-type="float" office:value="448885574">
            <text:p>44888557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3B0092</text:p>
          </table:table-cell>
          <table:table-cell table:style-name="ce46" office:value-type="string">
            <text:p>F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Ni rec. ni cond.</text:p>
          </table:table-cell>
          <table:table-cell table:style-name="ce46" office:value-type="string">
            <text:p>ACHAT DE LIVRETS DE FAMILLE ETUIS DIVERS IMPRIMES OFFICIELS</text:p>
          </table:table-cell>
          <table:table-cell table:style-name="ce70" office:value-type="float" office:value="18000">
            <text:p>18 000</text:p>
          </table:table-cell>
          <table:table-cell table:style-name="ce92" office:value-type="string">
            <text:p>MAPA 2</text:p>
          </table:table-cell>
          <table:table-cell table:style-name="ce95" office:value-type="date" office:date-value="2013-05-01">
            <text:p>01/05/2013</text:p>
          </table:table-cell>
          <table:table-cell table:style-name="ce98" office:value-type="date" office:date-value="2017-04-30">
            <text:p>30/04/2017</text:p>
          </table:table-cell>
          <table:table-cell table:style-name="ce106" office:value-type="float" office:value="22000">
            <text:p>22 000</text:p>
          </table:table-cell>
          <table:table-cell table:style-name="ce115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EDI - LIVRET DE FAMILLES </text:p>
          </table:table-cell>
          <table:table-cell table:style-name="ce143" office:value-type="string">
            <text:p>16.06</text:p>
          </table:table-cell>
          <table:table-cell table:style-name="ce52"/>
          <table:table-cell table:style-name="ce105" office:value-type="float" office:value="8000">
            <text:p>8 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EDI SAS</text:p>
          </table:table-cell>
          <table:table-cell table:style-name="ce43" office:value-type="string">
            <text:p><text:s/>35 CHEMIN DE ST GENIES BP 2 30702 UZES</text:p>
          </table:table-cell>
          <table:table-cell table:style-name="ce22" office:value-type="float" office:value="390681187">
            <text:p>39068118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BERGER LEVRAULT- ETUIS LIVRETS FAMILLE</text:p>
          </table:table-cell>
          <table:table-cell table:style-name="ce143" office:value-type="string">
            <text:p>16.06</text:p>
          </table:table-cell>
          <table:table-cell table:style-name="ce52"/>
          <table:table-cell table:style-name="ce105" office:value-type="float" office:value="6000">
            <text:p>6 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ERGER LEVRAULT SA</text:p>
          </table:table-cell>
          <table:table-cell table:style-name="ce43" office:value-type="string">
            <text:p><text:s/>525 RUE AMPERE BP 79 54250 CHAMPIGNEULES</text:p>
          </table:table-cell>
          <table:table-cell table:style-name="ce22" office:value-type="float" office:value="755800646">
            <text:p>75580064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3">
            <text:p>3</text:p>
          </table:table-cell>
          <table:table-cell table:style-name="ce43" office:value-type="string">
            <text:p>SEDI - AUTRES IMPRIMES OFFICIELS</text:p>
          </table:table-cell>
          <table:table-cell table:style-name="ce143" office:value-type="string">
            <text:p>16.06</text:p>
          </table:table-cell>
          <table:table-cell table:style-name="ce52"/>
          <table:table-cell table:style-name="ce105" office:value-type="float" office:value="8000">
            <text:p>8 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EDI SAS</text:p>
          </table:table-cell>
          <table:table-cell table:style-name="ce43" office:value-type="string">
            <text:p><text:s/>35 CHEMIN DE ST GENIES BP 2 30702 UZES</text:p>
          </table:table-cell>
          <table:table-cell table:style-name="ce22" office:value-type="float" office:value="390681187">
            <text:p>39068118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100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26500 ENERGI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MESURES DEBITS VENTILATION ASSISTANCEMAITRISE OUVRAGE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/5/13</text:p>
          </table:table-cell>
          <table:table-cell table:style-name="ce22" office:value-type="string">
            <text:p>1/5/17</text:p>
          </table:table-cell>
          <table:table-cell table:style-name="ce52" office:value-type="float" office:value="80000">
            <text:p>80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NEXCO</text:p>
          </table:table-cell>
          <table:table-cell table:style-name="ce143" office:value-type="string">
            <text:p>83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ENEXCO SARL</text:p>
          </table:table-cell>
          <table:table-cell table:style-name="ce43" office:value-type="string">
            <text:p><text:s/>9 RUE PATRICE LUMUMBA <text:s/>34070 MONTPELLIER</text:p>
          </table:table-cell>
          <table:table-cell table:style-name="ce22" office:value-type="string">
            <text:p>51152037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130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TAMPONS BOIS ET MECANIQUES</text:p>
          </table:table-cell>
          <table:table-cell table:style-name="ce66" office:value-type="float" office:value="32000">
            <text:p>32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7-01">
            <text:p>01/07/2013</text:p>
          </table:table-cell>
          <table:table-cell table:style-name="ce97" office:value-type="date" office:date-value="2017-06-30">
            <text:p>30/06/2017</text:p>
          </table:table-cell>
          <table:table-cell table:style-name="ce105" office:value-type="float" office:value="50000">
            <text:p>5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FTG - ACHAT TAMPONS BOIS ET MECANIQUES</text:p>
          </table:table-cell>
          <table:table-cell table:style-name="ce143" office:value-type="string">
            <text:p>16.0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FOREZIENNE TIMBRE ET GRAVURE</text:p>
          </table:table-cell>
          <table:table-cell table:style-name="ce43" office:value-type="string">
            <text:p>ZA LES DAGUETS ROUTE DE LA MENUISERIE <text:s/>42600 PRALONG</text:p>
          </table:table-cell>
          <table:table-cell table:style-name="ce22" office:value-type="float" office:value="489220376">
            <text:p>48922037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3B0141</text:p>
          </table:table-cell>
          <table:table-cell table:style-name="ce46" office:value-type="string">
            <text:p>F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Ni rec. ni cond.</text:p>
          </table:table-cell>
          <table:table-cell table:style-name="ce46" office:value-type="string">
            <text:p>ACHAT MOBILIERS DE COLLECTIVITE</text:p>
          </table:table-cell>
          <table:table-cell table:style-name="ce77" office:value-type="float" office:value="89000">
            <text:p>89 000</text:p>
          </table:table-cell>
          <table:table-cell table:style-name="ce92"/>
          <table:table-cell table:style-name="ce95" office:value-type="date" office:date-value="2013-05-30">
            <text:p>30/05/2013</text:p>
          </table:table-cell>
          <table:table-cell table:style-name="ce98" office:value-type="date" office:date-value="2015-06-03">
            <text:p>03/06/2015</text:p>
          </table:table-cell>
          <table:table-cell table:style-name="ce106" office:value-type="float" office:value="89000">
            <text:p>89 000</text:p>
          </table:table-cell>
          <table:table-cell table:style-name="ce115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QUIP CITE-MOBILIERS COLLECTIVITE</text:p>
          </table:table-cell>
          <table:table-cell table:style-name="ce143" office:value-type="string">
            <text:p>24.04</text:p>
          </table:table-cell>
          <table:table-cell table:style-name="ce52"/>
          <table:table-cell table:style-name="ce105" office:value-type="float" office:value="57000">
            <text:p>57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EQUIP CITE SA</text:p>
          </table:table-cell>
          <table:table-cell table:style-name="ce43" office:value-type="string">
            <text:p><text:s/>30 RUE CHATEAU D EAU <text:s/>78360 MONTESSON</text:p>
          </table:table-cell>
          <table:table-cell table:style-name="ce22" office:value-type="float" office:value="383446721">
            <text:p>38344672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SOUVIGNET-CHAISES METALLIQUES TOURRAINE FRAPPEES VILLE DE MONTPELLIER</text:p>
          </table:table-cell>
          <table:table-cell table:style-name="ce143"/>
          <table:table-cell table:style-name="ce52"/>
          <table:table-cell table:style-name="ce105" office:value-type="float" office:value="16000">
            <text:p>16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OUVIGNET</text:p>
          </table:table-cell>
          <table:table-cell table:style-name="ce43" office:value-type="string">
            <text:p><text:s/>ROUTE DE SAINT MARCELLIN BP 409 42164 BONSON</text:p>
          </table:table-cell>
          <table:table-cell table:style-name="ce22" office:value-type="float" office:value="586950180">
            <text:p>58695018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3">
            <text:p>3</text:p>
          </table:table-cell>
          <table:table-cell table:style-name="ce43" office:value-type="string">
            <text:p>ESAT LES COMPAGNONS DE MAGUELONE- PIETEMENTS METALLIQUES SPECIFIQUES</text:p>
          </table:table-cell>
          <table:table-cell table:style-name="ce143"/>
          <table:table-cell table:style-name="ce52"/>
          <table:table-cell table:style-name="ce105" office:value-type="float" office:value="16000">
            <text:p>16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OMPAGNONS DE MAGUELONE</text:p>
          </table:table-cell>
          <table:table-cell table:style-name="ce43" office:value-type="string">
            <text:p><text:s/>ATELIER DU PREVOST <text:s/>34250 PALAVAS LES FLOTS</text:p>
          </table:table-cell>
          <table:table-cell table:style-name="ce22" office:value-type="float" office:value="780155073">
            <text:p>78015507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184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DE <text:s/>DOSETTES DE CAFE</text:p>
          </table:table-cell>
          <table:table-cell table:style-name="ce66" office:value-type="float" office:value="40000">
            <text:p>40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6-19">
            <text:p>19/06/2013</text:p>
          </table:table-cell>
          <table:table-cell table:style-name="ce97" office:value-type="date" office:date-value="2017-06-18">
            <text:p>18/06/2017</text:p>
          </table:table-cell>
          <table:table-cell table:style-name="ce105" office:value-type="float" office:value="40000">
            <text:p>40 000</text:p>
          </table:table-cell>
          <table:table-cell table:style-name="ce105" office:value-type="float" office:value="10000">
            <text:p>10 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ESPRESSO - ACHAT DE DOSETTES DE CAFE</text:p>
          </table:table-cell>
          <table:table-cell table:style-name="ce143" office:value-type="string">
            <text:p>10.1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NESPRESSO FRANCE SAS</text:p>
          </table:table-cell>
          <table:table-cell table:style-name="ce43" office:value-type="string">
            <text:p><text:s/>7 RUE DE LA PAIX <text:s/>75102 PARIS CEDEX 02</text:p>
          </table:table-cell>
          <table:table-cell table:style-name="ce22" office:value-type="float" office:value="382597821">
            <text:p>38259782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2">
            <text:p>3B0248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4000 DIRECTION ENERGIE MOYENS TECHNIQUES</text:p>
          </table:table-cell>
          <table:table-cell table:style-name="ce22" office:value-type="string" table:number-columns-spanned="1" table:number-rows-spanned="2">
            <text:p>26500 ENERGIE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RAMONAGE CONDUITS FUMEE CHAUDIERES BAT BATIMENTS COMMUNAUX ET AGGLO</text:p>
          </table:table-cell>
          <table:table-cell table:style-name="ce66" office:value-type="float" office:value="87000" table:number-columns-spanned="1" table:number-rows-spanned="2">
            <text:p>87 000</text:p>
          </table:table-cell>
          <table:table-cell table:style-name="ce31" office:value-type="string" table:number-columns-spanned="1" table:number-rows-spanned="2">
            <text:p>MAPA 2</text:p>
          </table:table-cell>
          <table:table-cell table:style-name="ce43" office:value-type="string" table:number-columns-spanned="1" table:number-rows-spanned="2">
            <text:p>19/6/13</text:p>
          </table:table-cell>
          <table:table-cell table:style-name="ce22" office:value-type="string" table:number-columns-spanned="1" table:number-rows-spanned="2">
            <text:p>18/6/16</text:p>
          </table:table-cell>
          <table:table-cell table:style-name="ce52" office:value-type="float" office:value="87000" table:number-columns-spanned="1" table:number-rows-spanned="2">
            <text:p>87000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TOUT SOLAIRE-CHAUDIERE BAT VILLE</text:p>
          </table:table-cell>
          <table:table-cell table:style-name="ce143" office:value-type="string">
            <text:p>73.06</text:p>
          </table:table-cell>
          <table:table-cell table:style-name="ce52" office:value-type="float" office:value="14500">
            <text:p>14500</text:p>
          </table:table-cell>
          <table:table-cell table:style-name="ce52" office:value-type="float" office:value="43500">
            <text:p>435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TOUT SOLAIRE SARL</text:p>
          </table:table-cell>
          <table:table-cell table:style-name="ce43" office:value-type="string">
            <text:p><text:s/>18 RUE GUSTAVE EIFFEL <text:s/>34570 PIGNAN</text:p>
          </table:table-cell>
          <table:table-cell table:style-name="ce22" office:value-type="string">
            <text:p>48323737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ATOUT SOLAIRE-CHAUDIERE BAT CCAS / AGGLO</text:p>
          </table:table-cell>
          <table:table-cell table:style-name="ce143" office:value-type="string">
            <text:p>73.06</text:p>
          </table:table-cell>
          <table:table-cell table:style-name="ce52" office:value-type="float" office:value="14500">
            <text:p>14500</text:p>
          </table:table-cell>
          <table:table-cell table:style-name="ce52" office:value-type="float" office:value="43500">
            <text:p>435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TOUT SOLAIRE SARL</text:p>
          </table:table-cell>
          <table:table-cell table:style-name="ce43" office:value-type="string">
            <text:p><text:s/>18 RUE GUSTAVE EIFFEL <text:s/>34570 PIGNAN</text:p>
          </table:table-cell>
          <table:table-cell table:style-name="ce22" office:value-type="string">
            <text:p>48323737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261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POTS CONIQUES BACS ESPACES VERTS</text:p>
          </table:table-cell>
          <table:table-cell table:style-name="ce66" office:value-type="float" office:value="89000">
            <text:p>89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7-22">
            <text:p>22/07/2013</text:p>
          </table:table-cell>
          <table:table-cell table:style-name="ce97" office:value-type="date" office:date-value="2015-07-21">
            <text:p>21/07/2015</text:p>
          </table:table-cell>
          <table:table-cell table:style-name="ce105" office:value-type="float" office:value="90000">
            <text:p>9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OBAT</text:p>
          </table:table-cell>
          <table:table-cell table:style-name="ce143" office:value-type="string">
            <text:p>12.04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SOBAT</text:p>
          </table:table-cell>
          <table:table-cell table:style-name="ce43" office:value-type="string">
            <text:p>BP 3008 13 RUE MARTIN LUTHER KING <text:s/>34513 BEZIERS</text:p>
          </table:table-cell>
          <table:table-cell table:style-name="ce22" office:value-type="float" office:value="592920045">
            <text:p>59292004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265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BANCS METALLIQUES POUR ECOLES</text:p>
          </table:table-cell>
          <table:table-cell table:style-name="ce66" office:value-type="float" office:value="30000">
            <text:p>30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5-30">
            <text:p>30/05/2013</text:p>
          </table:table-cell>
          <table:table-cell table:style-name="ce97" office:value-type="date" office:date-value="2017-05-29">
            <text:p>29/05/2017</text:p>
          </table:table-cell>
          <table:table-cell table:style-name="ce105" office:value-type="float" office:value="30000">
            <text:p>3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HENRY</text:p>
          </table:table-cell>
          <table:table-cell table:style-name="ce143" office:value-type="string">
            <text:p>24.1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HENRY SA</text:p>
          </table:table-cell>
          <table:table-cell table:style-name="ce43" office:value-type="string">
            <text:p><text:s/>CLOS DE SOUSPIRON BP 26 84141 MONTFAVET CEDEX</text:p>
          </table:table-cell>
          <table:table-cell table:style-name="ce22" office:value-type="float" office:value="712620418">
            <text:p>71262041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290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26500 ENERGI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GROUPE ELECTOGENE MAINT ENTRETIEN DEPANNMAINTENANCE ENTRETIEN DEPANNAGE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9/6/13</text:p>
          </table:table-cell>
          <table:table-cell table:style-name="ce22" office:value-type="string">
            <text:p>18/6/17</text:p>
          </table:table-cell>
          <table:table-cell table:style-name="ce52" office:value-type="float" office:value="80000">
            <text:p>80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ES </text:p>
          </table:table-cell>
          <table:table-cell table:style-name="ce143" office:value-type="string">
            <text:p>84.27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EALAS ENERGIE SERVICES SAS</text:p>
          </table:table-cell>
          <table:table-cell table:style-name="ce43" office:value-type="string">
            <text:p><text:s/>400 RUE LOUIS ARMAND <text:s/>13852 AIX EN PROVENCE</text:p>
          </table:table-cell>
          <table:table-cell table:style-name="ce22" office:value-type="string">
            <text:p>41214214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32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26800 INFORMATIONS GEOGRAPHIQUE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MODELE NUMERIQUE SURFACE ORTHOIMAGE 2013ACQUISITION</text:p>
          </table:table-cell>
          <table:table-cell table:style-name="ce66" office:value-type="float" office:value="55000">
            <text:p>55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5/6/13</text:p>
          </table:table-cell>
          <table:table-cell table:style-name="ce22" office:value-type="string">
            <text:p>1/8/13</text:p>
          </table:table-cell>
          <table:table-cell table:style-name="ce52" office:value-type="float" office:value="44750">
            <text:p>4475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FIT CONSEIL</text:p>
          </table:table-cell>
          <table:table-cell table:style-name="ce143" office:value-type="string">
            <text:p>90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FIT CONSEIL SA</text:p>
          </table:table-cell>
          <table:table-cell table:style-name="ce43" office:value-type="string">
            <text:p><text:s/>1 RUE DU FOSSE BLANC BATIMENT C1 92230 GENNEVILLIERS</text:p>
          </table:table-cell>
          <table:table-cell table:style-name="ce22" office:value-type="string">
            <text:p>78593659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423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NALYSEURS COMBUSTION MULTICOMBUSTIBLES ACHAT</text:p>
          </table:table-cell>
          <table:table-cell table:style-name="ce66" office:value-type="float" office:value="40000">
            <text:p>40 000</text:p>
          </table:table-cell>
          <table:table-cell table:style-name="ce31" office:value-type="string">
            <text:p>MAPA 2</text:p>
          </table:table-cell>
          <table:table-cell table:style-name="ce94" office:value-type="date" office:date-value="2013-08-23">
            <text:p>23/08/2013</text:p>
          </table:table-cell>
          <table:table-cell table:style-name="ce97" office:value-type="date" office:date-value="2017-08-22">
            <text:p>22/08/2017</text:p>
          </table:table-cell>
          <table:table-cell table:style-name="ce105" office:value-type="float" office:value="40000">
            <text:p>4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COM</text:p>
          </table:table-cell>
          <table:table-cell table:style-name="ce143" office:value-type="string">
            <text:p>22.0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ECOM SARL</text:p>
          </table:table-cell>
          <table:table-cell table:style-name="ce43" office:value-type="string">
            <text:p><text:s/>CS30030 SCHILTIGHEIM <text:s/>67014 STRASBOURG CEDEX</text:p>
          </table:table-cell>
          <table:table-cell table:style-name="ce22" office:value-type="float" office:value="391936473">
            <text:p>39193647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445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RECHARGES HERMETIQUES POUBELLES</text:p>
          </table:table-cell>
          <table:table-cell table:style-name="ce66" office:value-type="float" office:value="25000">
            <text:p>25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4/8/13</text:p>
          </table:table-cell>
          <table:table-cell table:style-name="ce22" office:value-type="string">
            <text:p>23/8/17</text:p>
          </table:table-cell>
          <table:table-cell table:style-name="ce105" office:value-type="float" office:value="25000">
            <text:p>25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CIRCUIT COUT CRECHES</text:p>
          </table:table-cell>
          <table:table-cell table:style-name="ce143" office:value-type="string">
            <text:p>19.04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CIRCUIT COURT CRECHES SARL</text:p>
          </table:table-cell>
          <table:table-cell table:style-name="ce43" office:value-type="string">
            <text:p><text:s/>17 RUE MARCEL CERDAN <text:s/>33510 ANDERNOS LES BAINS</text:p>
          </table:table-cell>
          <table:table-cell table:style-name="ce22" office:value-type="string">
            <text:p>38844291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446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CAVEAUX FUNERAIRES BETONDEUX QUATRE PLACES ACHAT</text:p>
          </table:table-cell>
          <table:table-cell table:style-name="ce66" office:value-type="float" office:value="40000">
            <text:p>4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2/8/13</text:p>
          </table:table-cell>
          <table:table-cell table:style-name="ce22" office:value-type="string">
            <text:p>21/10/13</text:p>
          </table:table-cell>
          <table:table-cell table:style-name="ce103" office:value-type="float" office:value="34443.24">
            <text:p>34 443,24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BONNA SABLA</text:p>
          </table:table-cell>
          <table:table-cell table:style-name="ce143" office:value-type="string">
            <text:p>30.1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ONNA SABLA SNC</text:p>
          </table:table-cell>
          <table:table-cell table:style-name="ce43" office:value-type="string">
            <text:p><text:s/>ROUTE DE PORT DE GALLAND <text:s/>01360 LOYETTES</text:p>
          </table:table-cell>
          <table:table-cell table:style-name="ce22" office:value-type="string">
            <text:p>41867986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490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GOUTERS DE NOEL ACHAT LIVRAISON</text:p>
          </table:table-cell>
          <table:table-cell table:style-name="ce66" office:value-type="float" office:value="20000">
            <text:p>2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2/8/13</text:p>
          </table:table-cell>
          <table:table-cell table:style-name="ce22" office:value-type="string">
            <text:p>21/11/13</text:p>
          </table:table-cell>
          <table:table-cell table:style-name="ce105" office:value-type="float" office:value="20900">
            <text:p>20 9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NI GOURMET</text:p>
          </table:table-cell>
          <table:table-cell table:style-name="ce143" office:value-type="string">
            <text:p>10.08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ENI GOURMET SARL</text:p>
          </table:table-cell>
          <table:table-cell table:style-name="ce43" office:value-type="string">
            <text:p><text:s/>371 AVENUE DU MARCHE GARE BLE3 34070 MONTPELLIER</text:p>
          </table:table-cell>
          <table:table-cell table:style-name="ce22" office:value-type="string">
            <text:p>75046351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541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GAZ NATUREL VEHICULE STATION SERVICE HAUTE PRESSION APPROVISIONNEMENT</text:p>
          </table:table-cell>
          <table:table-cell table:style-name="ce66" office:value-type="float" office:value="30000">
            <text:p>3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2/7/13</text:p>
          </table:table-cell>
          <table:table-cell table:style-name="ce22" office:value-type="string">
            <text:p>21/7/15</text:p>
          </table:table-cell>
          <table:table-cell table:style-name="ce105" office:value-type="float" office:value="30000">
            <text:p>3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GNVERT</text:p>
          </table:table-cell>
          <table:table-cell table:style-name="ce143" office:value-type="string">
            <text:p>17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NVERT SAS</text:p>
          </table:table-cell>
          <table:table-cell table:style-name="ce43" office:value-type="string">
            <text:p><text:s/>31 33 RUE DES CLOTAIS <text:s/>94360 BRY SUR MARNE</text:p>
          </table:table-cell>
          <table:table-cell table:style-name="ce22" office:value-type="string">
            <text:p>41985346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562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SAPINS NOEL ACHAT LIVRAISON INSTALLATION RECUPERATION</text:p>
          </table:table-cell>
          <table:table-cell table:style-name="ce66" office:value-type="float" office:value="25000">
            <text:p>25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7/9/13</text:p>
          </table:table-cell>
          <table:table-cell table:style-name="ce22" office:value-type="string">
            <text:p>31/3/14</text:p>
          </table:table-cell>
          <table:table-cell table:style-name="ce105" office:value-type="float" office:value="25000">
            <text:p>25 000</text:p>
          </table:table-cell>
          <table:table-cell table:style-name="ce105" office:value-type="float" office:value="5000">
            <text:p>5 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ROSERAIE DES COSTIERES SANDIFLOR</text:p>
          </table:table-cell>
          <table:table-cell table:style-name="ce143" office:value-type="string">
            <text:p>12.05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ROSERAIE DES COSTIERES SEARP</text:p>
          </table:table-cell>
          <table:table-cell table:style-name="ce43" office:value-type="string">
            <text:p><text:s/>AVENUE DES COSTIERES <text:s/>30800 ST GILLES</text:p>
          </table:table-cell>
          <table:table-cell table:style-name="ce22" office:value-type="string">
            <text:p>40286631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583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DE MATERIEL DE NETTOYAGE</text:p>
          </table:table-cell>
          <table:table-cell table:style-name="ce66" office:value-type="float" office:value="89900">
            <text:p>89 9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5/11/13</text:p>
          </table:table-cell>
          <table:table-cell table:style-name="ce22" office:value-type="string">
            <text:p>31/12/14</text:p>
          </table:table-cell>
          <table:table-cell table:style-name="ce105" office:value-type="float" office:value="89000">
            <text:p>89 000</text:p>
          </table:table-cell>
          <table:table-cell table:style-name="ce105" office:value-type="float" office:value="20000">
            <text:p>20 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CPE LA NORME ACHAT DE MATERIEL DE NETTOYAGE</text:p>
          </table:table-cell>
          <table:table-cell table:style-name="ce143" office:value-type="string">
            <text:p>34.1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CPE LA NORME SARL</text:p>
          </table:table-cell>
          <table:table-cell table:style-name="ce43" office:value-type="string">
            <text:p>ZAC DES FOURNELS 191 RUE DES COMPAGNONS <text:s/>34400 LUNEL</text:p>
          </table:table-cell>
          <table:table-cell table:style-name="ce22" office:value-type="string">
            <text:p>402426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4">
            <text:p>3C004</text:p>
          </table:table-cell>
          <table:table-cell table:style-name="ce43" office:value-type="string" table:number-columns-spanned="1" table:number-rows-spanned="4">
            <text:p>F</text:p>
          </table:table-cell>
          <table:table-cell table:style-name="ce22" office:value-type="string" table:number-columns-spanned="1" table:number-rows-spanned="4">
            <text:p>84000 DIRECTION ENERGIE MOYENS TECHNIQUES</text:p>
          </table:table-cell>
          <table:table-cell table:style-name="ce22" office:value-type="string" table:number-columns-spanned="1" table:number-rows-spanned="4">
            <text:p>70100 ACHATS ET PRODUCTION GRAPHIQUE</text:p>
          </table:table-cell>
          <table:table-cell table:style-name="ce43" office:value-type="string" table:number-columns-spanned="1" table:number-rows-spanned="4">
            <text:p>BC</text:p>
          </table:table-cell>
          <table:table-cell table:style-name="ce22" office:value-type="string" table:number-columns-spanned="1" table:number-rows-spanned="4">
            <text:p>Ni rec. ni cond.</text:p>
          </table:table-cell>
          <table:table-cell table:style-name="ce43" office:value-type="string" table:number-columns-spanned="1" table:number-rows-spanned="4">
            <text:p>ACHAT MATERIEL PUERICULTURE ET MOBILIER CRECHES</text:p>
          </table:table-cell>
          <table:table-cell table:style-name="ce31" table:number-columns-spanned="1" table:number-rows-spanned="4"/>
          <table:table-cell table:style-name="ce31" table:number-columns-spanned="1" table:number-rows-spanned="4"/>
          <table:table-cell table:style-name="ce43" office:value-type="string" table:number-columns-spanned="1" table:number-rows-spanned="4">
            <text:p>22/2/13</text:p>
          </table:table-cell>
          <table:table-cell table:style-name="ce22" office:value-type="string" table:number-columns-spanned="1" table:number-rows-spanned="4">
            <text:p>21/2/14</text:p>
          </table:table-cell>
          <table:table-cell table:style-name="ce52" office:value-type="float" office:value="85000" table:number-columns-spanned="1" table:number-rows-spanned="4">
            <text:p>85000</text:p>
          </table:table-cell>
          <table:table-cell table:style-name="ce52" table:number-columns-spanned="1" table:number-rows-spanned="4"/>
          <table:table-cell table:style-name="ce43" office:value-type="float" office:value="1">
            <text:p>1</text:p>
          </table:table-cell>
          <table:table-cell table:style-name="ce43" office:value-type="string">
            <text:p>BEBE 34- MATERIEL PUERICULTURE</text:p>
          </table:table-cell>
          <table:table-cell table:style-name="ce143"/>
          <table:table-cell table:style-name="ce105" office:value-type="float" office:value="20000">
            <text:p>20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BEBE 34 SARL</text:p>
          </table:table-cell>
          <table:table-cell table:style-name="ce43" office:value-type="string">
            <text:p><text:s/>ZONE COMMERCIALE LE FENOUILLET <text:s/>34470 PEROLS</text:p>
          </table:table-cell>
          <table:table-cell table:style-name="ce22" office:value-type="string">
            <text:p>49448531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48"/>
          <table:covered-table-cell table:number-columns-repeated="2" table:style-name="ce21"/>
          <table:covered-table-cell table:style-name="ce48"/>
          <table:covered-table-cell table:style-name="ce21"/>
          <table:covered-table-cell table:style-name="ce48"/>
          <table:covered-table-cell table:number-columns-repeated="2" table:style-name="ce78"/>
          <table:covered-table-cell table:style-name="ce48"/>
          <table:covered-table-cell table:style-name="ce21"/>
          <table:covered-table-cell table:number-columns-repeated="2" table:style-name="ce113"/>
          <table:table-cell table:style-name="ce43" office:value-type="float" office:value="2">
            <text:p>2</text:p>
          </table:table-cell>
          <table:table-cell table:style-name="ce43" office:value-type="string">
            <text:p>WESCO-MOBILIER AGENCEMENT ET JEUX</text:p>
          </table:table-cell>
          <table:table-cell table:style-name="ce143"/>
          <table:table-cell table:style-name="ce105" office:value-type="float" office:value="37000">
            <text:p>37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WESCO SA</text:p>
          </table:table-cell>
          <table:table-cell table:style-name="ce43" office:value-type="string">
            <text:p><text:s/>ROUTE DE CHOLET BP 80184 79140 CERIZAY</text:p>
          </table:table-cell>
          <table:table-cell table:style-name="ce22" office:value-type="string">
            <text:p>30476486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48"/>
          <table:covered-table-cell table:number-columns-repeated="2" table:style-name="ce21"/>
          <table:covered-table-cell table:style-name="ce48"/>
          <table:covered-table-cell table:style-name="ce21"/>
          <table:covered-table-cell table:style-name="ce48"/>
          <table:covered-table-cell table:number-columns-repeated="2" table:style-name="ce78"/>
          <table:covered-table-cell table:style-name="ce48"/>
          <table:covered-table-cell table:style-name="ce21"/>
          <table:covered-table-cell table:number-columns-repeated="2" table:style-name="ce113"/>
          <table:table-cell table:style-name="ce43" office:value-type="float" office:value="3">
            <text:p>3</text:p>
          </table:table-cell>
          <table:table-cell table:style-name="ce43" office:value-type="string">
            <text:p>MATHOU-MOBILIER DE COUCHAGE</text:p>
          </table:table-cell>
          <table:table-cell table:style-name="ce143"/>
          <table:table-cell table:style-name="ce105" office:value-type="float" office:value="17000">
            <text:p>17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CREATIONS MATHOU JEAN PIERRE</text:p>
          </table:table-cell>
          <table:table-cell table:style-name="ce43" office:value-type="string">
            <text:p><text:s/>ROUTE DE CANTARANNE ZI <text:s/>12850 ONET LE CHATEAU</text:p>
          </table:table-cell>
          <table:table-cell table:style-name="ce22" office:value-type="string">
            <text:p>77672947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47"/>
          <table:covered-table-cell table:number-columns-repeated="2" table:style-name="ce20"/>
          <table:covered-table-cell table:style-name="ce47"/>
          <table:covered-table-cell table:style-name="ce20"/>
          <table:covered-table-cell table:style-name="ce47"/>
          <table:covered-table-cell table:number-columns-repeated="2" table:style-name="ce79"/>
          <table:covered-table-cell table:style-name="ce47"/>
          <table:covered-table-cell table:style-name="ce20"/>
          <table:covered-table-cell table:number-columns-repeated="2" table:style-name="ce114"/>
          <table:table-cell table:style-name="ce43" office:value-type="float" office:value="4">
            <text:p>4</text:p>
          </table:table-cell>
          <table:table-cell table:style-name="ce43" office:value-type="string">
            <text:p>CAMEL DIAM-MOBILIER MOUSSE</text:p>
          </table:table-cell>
          <table:table-cell table:style-name="ce143"/>
          <table:table-cell table:style-name="ce105" office:value-type="float" office:value="11000">
            <text:p>11 000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CAMEL DIAM SA</text:p>
          </table:table-cell>
          <table:table-cell table:style-name="ce43" office:value-type="string">
            <text:p>ZA DES MOULINS 44 RUE ARISTIDE BERGES BP 9 31840 AUSSONNE</text:p>
          </table:table-cell>
          <table:table-cell table:style-name="ce22" office:value-type="string">
            <text:p>3793150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3C0149</text:p>
          </table:table-cell>
          <table:table-cell table:style-name="ce46" office:value-type="string">
            <text:p>F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ordinaire</text:p>
          </table:table-cell>
          <table:table-cell table:style-name="ce23" office:value-type="string">
            <text:p>Ni rec. ni cond.</text:p>
          </table:table-cell>
          <table:table-cell table:style-name="ce46" office:value-type="string">
            <text:p>ACHAT DE MATERIELS ET ENGINS VOIRIE PARC DARWIN JARDIN ESPACES NATURE</text:p>
          </table:table-cell>
          <table:table-cell table:style-name="ce70" office:value-type="float" office:value="166000">
            <text:p>166 000</text:p>
          </table:table-cell>
          <table:table-cell table:style-name="ce92" office:value-type="string">
            <text:p>MAPA 3</text:p>
          </table:table-cell>
          <table:table-cell table:style-name="ce95" office:value-type="date" office:date-value="2013-07-09">
            <text:p>09/07/2013</text:p>
          </table:table-cell>
          <table:table-cell table:style-name="ce98" office:value-type="date" office:date-value="2013-12-31">
            <text:p>31/12/2013</text:p>
          </table:table-cell>
          <table:table-cell table:style-name="ce106" office:value-type="float" office:value="124855">
            <text:p>124 855</text:p>
          </table:table-cell>
          <table:table-cell table:style-name="ce115"/>
          <table:table-cell table:style-name="ce43" office:value-type="float" office:value="1">
            <text:p>1</text:p>
          </table:table-cell>
          <table:table-cell table:style-name="ce43" office:value-type="string">
            <text:p>ARVEL <text:s/>- 2 SALEUSES PORTEES - VOIRIE</text:p>
          </table:table-cell>
          <table:table-cell table:style-name="ce143" office:value-type="string">
            <text:p>23.10</text:p>
          </table:table-cell>
          <table:table-cell table:style-name="ce105" office:value-type="float" office:value="39260">
            <text:p>39 260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ARVEL INDUSTRIES</text:p>
          </table:table-cell>
          <table:table-cell table:style-name="ce43" office:value-type="string">
            <text:p><text:s/>ZA PERACHE <text:s/>63114 COUDES</text:p>
          </table:table-cell>
          <table:table-cell table:style-name="ce22" office:value-type="float" office:value="408450112">
            <text:p>40845011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SOLVERT <text:s/>- 3 TRANSPORTEURS - PARC DARWIN</text:p>
          </table:table-cell>
          <table:table-cell table:style-name="ce143" office:value-type="string">
            <text:p>23.04</text:p>
          </table:table-cell>
          <table:table-cell table:style-name="ce105" office:value-type="float" office:value="36990">
            <text:p>36 990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SOLVERT <text:s/>SAS</text:p>
          </table:table-cell>
          <table:table-cell table:style-name="ce43" office:value-type="string">
            <text:p><text:s/>90 AVENUE DE DREUX SAINTE APOLLINE 78370 PLAISIR</text:p>
          </table:table-cell>
          <table:table-cell table:style-name="ce22" office:value-type="float" office:value="326783859">
            <text:p>32678385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3">
            <text:p>3</text:p>
          </table:table-cell>
          <table:table-cell table:style-name="ce43" office:value-type="string">
            <text:p>GLIOZZO - 1 TRANCHEUSE PARC DARWIN</text:p>
          </table:table-cell>
          <table:table-cell table:style-name="ce143" office:value-type="string">
            <text:p>23.12</text:p>
          </table:table-cell>
          <table:table-cell table:style-name="ce105" office:value-type="float" office:value="14995">
            <text:p>14 995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GLIOZZO MANUTENTION</text:p>
          </table:table-cell>
          <table:table-cell table:style-name="ce43" office:value-type="string">
            <text:p>ZAC LES HAUTS DE FABREGUES 18 AVENUE DU GENERAL DE GAULLE <text:s/>34690 FABREGUES</text:p>
          </table:table-cell>
          <table:table-cell table:style-name="ce22" office:value-type="float" office:value="327268025">
            <text:p>3272680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4">
            <text:p>4</text:p>
          </table:table-cell>
          <table:table-cell table:style-name="ce43" office:value-type="string">
            <text:p>GLIOZZO - 2 MINI DUMPERS PARC DARWIN</text:p>
          </table:table-cell>
          <table:table-cell table:style-name="ce143" office:value-type="string">
            <text:p>23.12</text:p>
          </table:table-cell>
          <table:table-cell table:style-name="ce105" office:value-type="float" office:value="32260">
            <text:p>32 260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GLIOZZO MANUTENTION</text:p>
          </table:table-cell>
          <table:table-cell table:style-name="ce43" office:value-type="string">
            <text:p>ZAC LES HAUTS DE FABREGUES 18 AVENUE DU GENERAL DE GAULLE <text:s/>34690 FABREGUES</text:p>
          </table:table-cell>
          <table:table-cell table:style-name="ce22" office:value-type="float" office:value="327268025">
            <text:p>3272680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6">
            <text:p>6</text:p>
          </table:table-cell>
          <table:table-cell table:style-name="ce43" office:value-type="string">
            <text:p>AGRISUD - TRANSPORTEUR ET BENNAGE ELECT PARC DARWIN</text:p>
          </table:table-cell>
          <table:table-cell table:style-name="ce143" office:value-type="string">
            <text:p>23.04</text:p>
          </table:table-cell>
          <table:table-cell table:style-name="ce52" office:value-type="float" office:value="1350">
            <text:p>1350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AGRISUD SARL</text:p>
          </table:table-cell>
          <table:table-cell table:style-name="ce43" office:value-type="string">
            <text:p><text:s/>ZAE DE LA BAUME <text:s/>34290 SERVIAN</text:p>
          </table:table-cell>
          <table:table-cell table:style-name="ce22" office:value-type="float" office:value="478486186">
            <text:p>47848618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2">
            <text:p>3C0314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4000 DIRECTION ENERGIE MOYENS TECHNIQUES</text:p>
          </table:table-cell>
          <table:table-cell table:style-name="ce22" office:value-type="string" table:number-columns-spanned="1" table:number-rows-spanned="2">
            <text:p>26500 ENERGIE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CONCESSIONS DISTRIBUTION ELECTRICITE GAZ RACCORDEMENTS ANALYSE ASSISTANCE</text:p>
          </table:table-cell>
          <table:table-cell table:style-name="ce31" office:value-type="float" office:value="176000" table:number-columns-spanned="1" table:number-rows-spanned="2">
            <text:p>176000</text:p>
          </table:table-cell>
          <table:table-cell table:style-name="ce31" office:value-type="string" table:number-columns-spanned="1" table:number-rows-spanned="2">
            <text:p>MAPA 3</text:p>
          </table:table-cell>
          <table:table-cell table:style-name="ce43" office:value-type="string" table:number-columns-spanned="1" table:number-rows-spanned="2">
            <text:p>22/8/13</text:p>
          </table:table-cell>
          <table:table-cell table:style-name="ce22" office:value-type="string" table:number-columns-spanned="1" table:number-rows-spanned="2">
            <text:p>21/8/17</text:p>
          </table:table-cell>
          <table:table-cell table:style-name="ce52" office:value-type="float" office:value="176000" table:number-columns-spanned="1" table:number-rows-spanned="2">
            <text:p>176000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LE CALOCH CONSULTANTS</text:p>
          </table:table-cell>
          <table:table-cell table:style-name="ce143" office:value-type="string">
            <text:p>83.04</text:p>
          </table:table-cell>
          <table:table-cell table:style-name="ce52" office:value-type="float" office:value="44000">
            <text:p>44000</text:p>
          </table:table-cell>
          <table:table-cell table:style-name="ce52" office:value-type="float" office:value="176000">
            <text:p>176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LE CALOCH CONSULTANTS SARL</text:p>
          </table:table-cell>
          <table:table-cell table:style-name="ce43" office:value-type="string">
            <text:p><text:s/>66 RUE JEAN BAPTISTE LEBAS <text:s/>59910 BONDUES</text:p>
          </table:table-cell>
          <table:table-cell table:style-name="ce22" office:value-type="string">
            <text:p>51994581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MICHEL KLOPFER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C</text:p>
          </table:table-cell>
          <table:table-cell table:style-name="ce43" office:value-type="string">
            <text:p>CABINET MICHEL KLOPFER SAS</text:p>
          </table:table-cell>
          <table:table-cell table:style-name="ce43" office:value-type="string">
            <text:p><text:s/>6 RUE GENERAL DE LARMINAT <text:s/>75015 PARIS 15EME ARRONDISSEMENT</text:p>
          </table:table-cell>
          <table:table-cell table:style-name="ce22" office:value-type="string">
            <text:p>38501935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4">
            <text:p>3D0076</text:p>
          </table:table-cell>
          <table:table-cell table:style-name="ce43" office:value-type="string" table:number-columns-spanned="1" table:number-rows-spanned="4">
            <text:p>T</text:p>
          </table:table-cell>
          <table:table-cell table:style-name="ce22" office:value-type="string" table:number-columns-spanned="1" table:number-rows-spanned="4">
            <text:p>84000 DIRECTION ENERGIE MOYENS TECHNIQUES</text:p>
          </table:table-cell>
          <table:table-cell table:style-name="ce22" office:value-type="string" table:number-columns-spanned="1" table:number-rows-spanned="4">
            <text:p>26500 ENERGIE</text:p>
          </table:table-cell>
          <table:table-cell table:style-name="ce43" office:value-type="string" table:number-columns-spanned="1" table:number-rows-spanned="4">
            <text:p>Tranches</text:p>
          </table:table-cell>
          <table:table-cell table:style-name="ce22" office:value-type="string" table:number-columns-spanned="1" table:number-rows-spanned="4">
            <text:p>Tr. cond.</text:p>
          </table:table-cell>
          <table:table-cell table:style-name="ce43" office:value-type="string" table:number-columns-spanned="1" table:number-rows-spanned="4">
            <text:p>CHAUFFERIE RESEAUX CHAUFFAGE ARMOIRE SELECTRIQUES TRAVAUX RENOVATION</text:p>
          </table:table-cell>
          <table:table-cell table:style-name="ce66" office:value-type="float" office:value="485000" table:number-columns-spanned="1" table:number-rows-spanned="4">
            <text:p>485 000</text:p>
          </table:table-cell>
          <table:table-cell table:style-name="ce31" office:value-type="string" table:number-columns-spanned="1" table:number-rows-spanned="4">
            <text:p>MAPA 4</text:p>
          </table:table-cell>
          <table:table-cell table:style-name="ce43" office:value-type="string" table:number-columns-spanned="1" table:number-rows-spanned="4">
            <text:p>13/6/13</text:p>
          </table:table-cell>
          <table:table-cell table:style-name="ce22" office:value-type="string" table:number-columns-spanned="1" table:number-rows-spanned="4">
            <text:p>4/2/15</text:p>
          </table:table-cell>
          <table:table-cell table:style-name="ce52" office:value-type="float" office:value="355618.73" table:number-columns-spanned="1" table:number-rows-spanned="4">
            <text:p>355618,73</text:p>
          </table:table-cell>
          <table:table-cell table:style-name="ce52" office:value-type="string" table:number-columns-spanned="1" table:number-rows-spanned="4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OISSON-RENOVATION CHAUFFERIE RESEAUX <text:s text:c="2"/>CHAUFFAGE GROUPE SCOLAIRE DR CALMETTE</text:p>
          </table:table-cell>
          <table:table-cell table:style-name="ce143"/>
          <table:table-cell table:number-columns-repeated="2" table:style-name="ce52" office:value-type="float" office:value="74486.15">
            <text:p>74486,15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OISSON SARL</text:p>
          </table:table-cell>
          <table:table-cell table:style-name="ce43" office:value-type="string">
            <text:p><text:s/>ZA DE MUDAISON <text:s/>34130 MUDAISON</text:p>
          </table:table-cell>
          <table:table-cell table:style-name="ce22" office:value-type="string">
            <text:p>3163178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TEMPERIA-RENOVATION RESEAUX CHAUFFAGE <text:s text:c="2"/>GROUPE SCOLAIRE A SAVARY</text:p>
          </table:table-cell>
          <table:table-cell table:style-name="ce143"/>
          <table:table-cell table:number-columns-repeated="2" table:style-name="ce52" office:value-type="float" office:value="35000">
            <text:p>35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TEMPERIA MEDITERRANEE SARL</text:p>
          </table:table-cell>
          <table:table-cell table:style-name="ce43" office:value-type="string">
            <text:p><text:s/>VAUGUIERES LE BAS <text:s/>34130 MAUGUIO</text:p>
          </table:table-cell>
          <table:table-cell table:style-name="ce22" office:value-type="string">
            <text:p>31659227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SNECC-RENOVATION CHAUFFERIE RESEAUX <text:s text:c="3"/>CHAUFFAGE GRAMMONT CHATEAU</text:p>
          </table:table-cell>
          <table:table-cell table:style-name="ce143"/>
          <table:table-cell table:number-columns-repeated="2" table:style-name="ce52" office:value-type="float" office:value="109482.58">
            <text:p>109482,58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HAZE CHRISTIAN SAS</text:p>
          </table:table-cell>
          <table:table-cell table:style-name="ce43" office:value-type="string">
            <text:p><text:s/>69 AVENUE FOCH <text:s/>48300 LANGOGNE</text:p>
          </table:table-cell>
          <table:table-cell table:style-name="ce22" office:value-type="string">
            <text:p>31990209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4">
            <text:p>4</text:p>
          </table:table-cell>
          <table:table-cell table:style-name="ce43" office:value-type="string">
            <text:p>MADAULE-MODERNISATION ARMOIRES COMMANDE REGULATION INSTALLATIONS THERMIQUES</text:p>
          </table:table-cell>
          <table:table-cell table:style-name="ce143"/>
          <table:table-cell table:number-columns-repeated="2" table:style-name="ce52" office:value-type="float" office:value="136650">
            <text:p>13665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MADAULE AUTOMATION SARL</text:p>
          </table:table-cell>
          <table:table-cell table:style-name="ce43" office:value-type="string">
            <text:p><text:s/>2 RUE DE L ARTISANAT BP 426 11104 NARBONNE CEDEX</text:p>
          </table:table-cell>
          <table:table-cell table:style-name="ce22" office:value-type="string">
            <text:p>44085032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D0102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MOBILIERS SPECIFIQUES ESPACES PUBLICS HOTEL DE VILLE ACHAT</text:p>
          </table:table-cell>
          <table:table-cell table:style-name="ce66" office:value-type="float" office:value="190000">
            <text:p>190 000</text:p>
          </table:table-cell>
          <table:table-cell table:style-name="ce31" office:value-type="string">
            <text:p>A.O.E</text:p>
          </table:table-cell>
          <table:table-cell table:style-name="ce94" office:value-type="date" office:date-value="2013-08-19">
            <text:p>19/08/2013</text:p>
          </table:table-cell>
          <table:table-cell table:style-name="ce97" office:value-type="date" office:date-value="2015-08-18">
            <text:p>18/08/2015</text:p>
          </table:table-cell>
          <table:table-cell table:style-name="ce105" office:value-type="float" office:value="190000">
            <text:p>190 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RBC</text:p>
          </table:table-cell>
          <table:table-cell table:style-name="ce143" office:value-type="string">
            <text:p>24.0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RBC</text:p>
          </table:table-cell>
          <table:table-cell table:style-name="ce43" office:value-type="string">
            <text:p>ZAC POLE ACTIF 1 AV FONTANISSE <text:s/>30660 GALLARGUES LE MONTUEUX</text:p>
          </table:table-cell>
          <table:table-cell table:style-name="ce22" office:value-type="float" office:value="327448825">
            <text:p>3274488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H82</text:p>
          </table:table-cell>
          <table:table-cell table:style-name="ce46" office:value-type="string">
            <text:p>F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Recond.</text:p>
          </table:table-cell>
          <table:table-cell table:style-name="ce46" office:value-type="string">
            <text:p>ACHAT DE VETEMENTS DE TRAVAIL</text:p>
          </table:table-cell>
          <table:table-cell table:style-name="ce77" office:value-type="float" office:value="540000">
            <text:p>540 000</text:p>
          </table:table-cell>
          <table:table-cell table:style-name="ce92"/>
          <table:table-cell table:style-name="ce95" office:value-type="date" office:date-value="2013-01-01">
            <text:p>01/01/2013</text:p>
          </table:table-cell>
          <table:table-cell table:style-name="ce98" office:value-type="date" office:date-value="2016-12-31">
            <text:p>31/12/2016</text:p>
          </table:table-cell>
          <table:table-cell table:number-columns-repeated="2" table:style-name="ce115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ORTE ET FILS-VETEMENTS DE TRAVAIL BLEU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ORTE ET FILS SAS</text:p>
          </table:table-cell>
          <table:table-cell table:style-name="ce43" office:value-type="string">
            <text:p><text:s/>18 RUE GASPARD MONGE <text:s/>33610 CANEJEAN</text:p>
          </table:table-cell>
          <table:table-cell table:style-name="ce22" office:value-type="float" office:value="493452999">
            <text:p>49345299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EPSI-VETEMENTS DE TRAVAIL BLOUSES <text:s/>TEE SHIRTS MEDICAL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EPSI SASU</text:p>
          </table:table-cell>
          <table:table-cell table:style-name="ce43" office:value-type="string">
            <text:p><text:s/>375 RUE MAYOR DE MONTRICHET POLE D ACTIVITES DES MILLES 13854 AIX EN PROVENCE CEDEX 3</text:p>
          </table:table-cell>
          <table:table-cell table:style-name="ce22" office:value-type="float" office:value="533881470">
            <text:p>53388147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4">
            <text:p>4</text:p>
          </table:table-cell>
          <table:table-cell table:style-name="ce43" office:value-type="string">
            <text:p>MABEO INDUSTRIES-VETEMENTS RISQUES ELECTRIQU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MABEO INDUSTRIES SASU</text:p>
          </table:table-cell>
          <table:table-cell table:style-name="ce43" office:value-type="string">
            <text:p>ZI DE LA LAUZE 17 RUE SAINT EXUPERY BP 64 34430 ST JEAN DE VEDAS</text:p>
          </table:table-cell>
          <table:table-cell table:style-name="ce22" office:value-type="float" office:value="332564954">
            <text:p>33256495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H90</text:p>
          </table:table-cell>
          <table:table-cell table:style-name="ce46" office:value-type="string">
            <text:p>S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Recond.</text:p>
          </table:table-cell>
          <table:table-cell table:style-name="ce46" office:value-type="string">
            <text:p>ASCENSEUR MONTECHARGE ESCALIER HV BAT COMMUNAUX ENTRETIEN MAINTENANCE</text:p>
          </table:table-cell>
          <table:table-cell table:style-name="ce77" office:value-type="float" office:value="1000000">
            <text:p>1 000 000</text:p>
          </table:table-cell>
          <table:table-cell table:style-name="ce92"/>
          <table:table-cell table:style-name="ce95" office:value-type="date" office:date-value="2013-01-01">
            <text:p>01/01/2013</text:p>
          </table:table-cell>
          <table:table-cell table:style-name="ce98" office:value-type="date" office:date-value="2016-12-31">
            <text:p>31/12/2016</text:p>
          </table:table-cell>
          <table:table-cell table:number-columns-repeated="2" table:style-name="ce115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CHINDLER-ENTRETIEN MAINTENANCE ASCENSEU MONTE CHARGE ESCALIERS MECANIQUES HV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CHINDLER SA</text:p>
          </table:table-cell>
          <table:table-cell table:style-name="ce43" office:value-type="string">
            <text:p>ZI DE LA LAUZE 18 RUE SAINT EXUPERY <text:s/>34430 ST JEAN DE VEDAS</text:p>
          </table:table-cell>
          <table:table-cell table:style-name="ce22" office:value-type="float" office:value="383711678">
            <text:p>38371167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THYSSENKRUPP-ENTRETIEN MAINTENANCE <text:s/>ASCENSEUR MONTE CHARGE PLATEFORME HV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THYSSENKRUPP ASCENSEURS SAS</text:p>
          </table:table-cell>
          <table:table-cell table:style-name="ce43" office:value-type="string">
            <text:p><text:s/>50 AVENUE MAURICE PLANES <text:s/>34070 MONTPELLIER</text:p>
          </table:table-cell>
          <table:table-cell table:style-name="ce22" office:value-type="float" office:value="722024742">
            <text:p>72202474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H95</text:p>
          </table:table-cell>
          <table:table-cell table:style-name="ce46" office:value-type="string">
            <text:p>F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Recond.</text:p>
          </table:table-cell>
          <table:table-cell table:style-name="ce46" office:value-type="string">
            <text:p>ACHAT ALIMENTS ANIMAUX PARC DARWIN</text:p>
          </table:table-cell>
          <table:table-cell table:style-name="ce77" office:value-type="float" office:value="1472000">
            <text:p>1 472 000</text:p>
          </table:table-cell>
          <table:table-cell table:style-name="ce92"/>
          <table:table-cell table:style-name="ce95" office:value-type="date" office:date-value="2013-01-21">
            <text:p>21/01/2013</text:p>
          </table:table-cell>
          <table:table-cell table:style-name="ce98" office:value-type="date" office:date-value="2016-12-31">
            <text:p>31/12/2016</text:p>
          </table:table-cell>
          <table:table-cell table:number-columns-repeated="2" table:style-name="ce115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LAUGIER-FOIN ET PAILLE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LAUGIER RAPHELE SARL</text:p>
          </table:table-cell>
          <table:table-cell table:style-name="ce43" office:value-type="string">
            <text:p><text:s/>MAS LAGET RAPHELE LES ARLES <text:s/>13200 ARLES</text:p>
          </table:table-cell>
          <table:table-cell table:style-name="ce22" office:value-type="float" office:value="404154205">
            <text:p>4041542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LAUGIER-LUZERNE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LAUGIER RAPHELE SARL</text:p>
          </table:table-cell>
          <table:table-cell table:style-name="ce43" office:value-type="string">
            <text:p><text:s/>MAS LAGET RAPHELE LES ARLES <text:s/>13200 ARLES</text:p>
          </table:table-cell>
          <table:table-cell table:style-name="ce22" office:value-type="float" office:value="404154205">
            <text:p>4041542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3">
            <text:p>3</text:p>
          </table:table-cell>
          <table:table-cell table:style-name="ce43" office:value-type="string">
            <text:p>SAINT LAURENT-GRANULES GRAINES MELANGES <text:s/>POUR ANIMAUX DE RENTE OU LABORATOIRE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AINT LAURENT SAS</text:p>
          </table:table-cell>
          <table:table-cell table:style-name="ce43" office:value-type="string">
            <text:p><text:s/>CHEMIN DU BOUILLON <text:s/>79430 LA CHAPELLE SAINT LAURENT</text:p>
          </table:table-cell>
          <table:table-cell table:style-name="ce22" office:value-type="float" office:value="337860456">
            <text:p>337860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4">
            <text:p>4</text:p>
          </table:table-cell>
          <table:table-cell table:style-name="ce43" office:value-type="string">
            <text:p>SAINT LAURENT-GRANULES GRAINES OISEAUX ET REPTIL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AINT LAURENT SAS</text:p>
          </table:table-cell>
          <table:table-cell table:style-name="ce43" office:value-type="string">
            <text:p><text:s/>CHEMIN DU BOUILLON <text:s/>79430 LA CHAPELLE SAINT LAURENT</text:p>
          </table:table-cell>
          <table:table-cell table:style-name="ce22" office:value-type="float" office:value="337860456">
            <text:p>337860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5">
            <text:p>5</text:p>
          </table:table-cell>
          <table:table-cell table:style-name="ce43" office:value-type="string">
            <text:p>SAINT LAURENT-GRANULES GRAINES POUR MAMMIFER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AINT LAURENT SAS</text:p>
          </table:table-cell>
          <table:table-cell table:style-name="ce43" office:value-type="string">
            <text:p><text:s/>CHEMIN DU BOUILLON <text:s/>79430 LA CHAPELLE SAINT LAURENT</text:p>
          </table:table-cell>
          <table:table-cell table:style-name="ce22" office:value-type="float" office:value="337860456">
            <text:p>337860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6">
            <text:p>6</text:p>
          </table:table-cell>
          <table:table-cell table:style-name="ce43" office:value-type="string">
            <text:p>DIETEX FRANCE-PREPARATIONS SPECIALES POUR MAMMIFER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IETEX FRANCE SARL</text:p>
          </table:table-cell>
          <table:table-cell table:style-name="ce43" office:value-type="string">
            <text:p><text:s/>7 RUE CHARLES MICHELS <text:s/>95100 ARGENTEUIL</text:p>
          </table:table-cell>
          <table:table-cell table:style-name="ce22" office:value-type="float" office:value="440476067">
            <text:p>44047606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8">
            <text:p>8</text:p>
          </table:table-cell>
          <table:table-cell table:style-name="ce43" office:value-type="string">
            <text:p>SAINT LAURENT-ALIMENTS CONGELES VIAND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AINT LAURENT SAS</text:p>
          </table:table-cell>
          <table:table-cell table:style-name="ce43" office:value-type="string">
            <text:p><text:s/>CHEMIN DU BOUILLON <text:s/>79430 LA CHAPELLE SAINT LAURENT</text:p>
          </table:table-cell>
          <table:table-cell table:style-name="ce22" office:value-type="float" office:value="337860456">
            <text:p>337860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9">
            <text:p>9</text:p>
          </table:table-cell>
          <table:table-cell table:style-name="ce43" office:value-type="string">
            <text:p>SAINT LAURENT-ALIMENTS CONGELES POISSONS FRUITS DE MER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AINT LAURENT SAS</text:p>
          </table:table-cell>
          <table:table-cell table:style-name="ce43" office:value-type="string">
            <text:p><text:s/>CHEMIN DU BOUILLON <text:s/>79430 LA CHAPELLE SAINT LAURENT</text:p>
          </table:table-cell>
          <table:table-cell table:style-name="ce22" office:value-type="float" office:value="337860456">
            <text:p>337860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11">
            <text:p>11</text:p>
          </table:table-cell>
          <table:table-cell table:style-name="ce43" office:value-type="string">
            <text:p>SAINT LAURENT-ANIMAUX VIVANT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AINT LAURENT SAS</text:p>
          </table:table-cell>
          <table:table-cell table:style-name="ce43" office:value-type="string">
            <text:p><text:s/>CHEMIN DU BOUILLON <text:s/>79430 LA CHAPELLE SAINT LAURENT</text:p>
          </table:table-cell>
          <table:table-cell table:style-name="ce22" office:value-type="float" office:value="337860456">
            <text:p>33786045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13">
            <text:p>13</text:p>
          </table:table-cell>
          <table:table-cell table:style-name="ce43" office:value-type="string">
            <text:p>POMONA TERREAZUR-FRUITS ET LEGUMES FRAIS 2 EME CHOIX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OMONA TERREAZUR SA</text:p>
          </table:table-cell>
          <table:table-cell table:style-name="ce43" office:value-type="string">
            <text:p>POLE LOGISTIQUE ET DE FRET AEROPORT MONTPELLIER MEDITERRANE <text:s/>34130 MAUGUIO</text:p>
          </table:table-cell>
          <table:table-cell table:style-name="ce22" office:value-type="float" office:value="552044992">
            <text:p>55204499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3" office:value-type="string">
            <text:p>I03</text:p>
          </table:table-cell>
          <table:table-cell table:style-name="ce46" office:value-type="string">
            <text:p>F</text:p>
          </table:table-cell>
          <table:table-cell table:style-name="ce23" office:value-type="string">
            <text:p>84000 DIRECTION ENERGIE MOYENS TECHNIQUES</text:p>
          </table:table-cell>
          <table:table-cell table:style-name="ce23" office:value-type="string">
            <text:p>70100 ACHATS ET PRODUCTION GRAPHIQU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Recond.</text:p>
          </table:table-cell>
          <table:table-cell table:style-name="ce46" office:value-type="string">
            <text:p>VEHICULES MOTORISATION ESSENCE DIESEL GPL GNV ELECTRIQUE USINE ACHAT</text:p>
          </table:table-cell>
          <table:table-cell table:style-name="ce77" office:value-type="float" office:value="2120000">
            <text:p>2 120 000</text:p>
          </table:table-cell>
          <table:table-cell table:style-name="ce92"/>
          <table:table-cell table:style-name="ce95" office:value-type="date" office:date-value="2013-07-04">
            <text:p>04/07/2013</text:p>
          </table:table-cell>
          <table:table-cell table:style-name="ce98" office:value-type="date" office:date-value="2016-12-31">
            <text:p>31/12/2016</text:p>
          </table:table-cell>
          <table:table-cell table:number-columns-repeated="2" table:style-name="ce115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CITROEN-VEHICULES PARTICULIERS SEGMENT A MOTORISATION THERMIQUE 4 PLACES MINIMUM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ITROEN SOCIETE COMMERCIALE SA</text:p>
          </table:table-cell>
          <table:table-cell table:style-name="ce43" office:value-type="string">
            <text:p><text:s/>730 838 AVENUE DES PRES D ARENES CS 30008 34078 MONTPELLIER CEDEX 3</text:p>
          </table:table-cell>
          <table:table-cell table:style-name="ce22" office:value-type="float" office:value="348901521">
            <text:p>34890152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2">
            <text:p>2</text:p>
          </table:table-cell>
          <table:table-cell table:style-name="ce43" office:value-type="string">
            <text:p>GRIM AUTO-VEHICULES PARTICULIERS SEGMENT B ET B+ MOTORISATION THERMIQUE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GRIM AUTO SAS PEROLS</text:p>
          </table:table-cell>
          <table:table-cell table:style-name="ce43" office:value-type="string">
            <text:p><text:s/>AUTOROUTE DE CARNON ZAC LE FENOUILLET 34470 PEROLS</text:p>
          </table:table-cell>
          <table:table-cell table:style-name="ce22" office:value-type="float" office:value="338792575">
            <text:p>33879257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3">
            <text:p>3</text:p>
          </table:table-cell>
          <table:table-cell table:style-name="ce43" office:value-type="string">
            <text:p>RENAULT RETAIL GROUP MONTPELLIER-VEHICUL PARTICULIERS SEGMENT C ET C+ SUV CROS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RENAULT RETAIL GROUP SA</text:p>
          </table:table-cell>
          <table:table-cell table:style-name="ce43" office:value-type="string">
            <text:p><text:s/>700 RUE DE L INDUSTRIE 95592 34071 MONTPELLIER CEDEX 3</text:p>
          </table:table-cell>
          <table:table-cell table:style-name="ce22" office:value-type="float" office:value="312212301">
            <text:p>31221230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4">
            <text:p>4</text:p>
          </table:table-cell>
          <table:table-cell table:style-name="ce43" office:value-type="string">
            <text:p>RENAULT RETAIL GROUP MONTPELLIER-VEHICUL PARTICULIERS SEGMENT D ET D+ SU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RENAULT RETAIL GROUP SA</text:p>
          </table:table-cell>
          <table:table-cell table:style-name="ce43" office:value-type="string">
            <text:p><text:s/>700 RUE DE L INDUSTRIE 95592 34071 MONTPELLIER CEDEX 3</text:p>
          </table:table-cell>
          <table:table-cell table:style-name="ce22" office:value-type="float" office:value="312212301">
            <text:p>31221230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5">
            <text:p>5</text:p>
          </table:table-cell>
          <table:table-cell table:style-name="ce43" office:value-type="string">
            <text:p>GGH MONTPELLIER-VEHICULES PARTICULIERS <text:s/>SEGMENT H MOTORISATION THERMIQUE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OMMERCIALE AUTOMOBILE SASU</text:p>
          </table:table-cell>
          <table:table-cell table:style-name="ce43" office:value-type="string">
            <text:p><text:s/>905 RUE DE L'INDUSTRIE <text:s/>34000 MONTPELLIER</text:p>
          </table:table-cell>
          <table:table-cell table:style-name="ce22" office:value-type="float" office:value="302475041">
            <text:p>30247504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6">
            <text:p>6</text:p>
          </table:table-cell>
          <table:table-cell table:style-name="ce43" office:value-type="string">
            <text:p>RENAULT RETAIL GROUP MONTPELLIER- VEHICULES UTILITAIRES CAMIONNETT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RENAULT RETAIL GROUP SA</text:p>
          </table:table-cell>
          <table:table-cell table:style-name="ce43" office:value-type="string">
            <text:p><text:s/>700 RUE DE L INDUSTRIE 95592 34071 MONTPELLIER CEDEX 3</text:p>
          </table:table-cell>
          <table:table-cell table:style-name="ce22" office:value-type="float" office:value="312212301">
            <text:p>31221230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7">
            <text:p>7</text:p>
          </table:table-cell>
          <table:table-cell table:style-name="ce43" office:value-type="string">
            <text:p>GGH MONTPELLIER-VEHICULES UTILITAIRES FOURGONS COMPACTS GRANDS STANDARD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OMMERCIALE AUTOMOBILE SASU</text:p>
          </table:table-cell>
          <table:table-cell table:style-name="ce43" office:value-type="string">
            <text:p><text:s/>905 RUE DE L'INDUSTRIE <text:s/>34000 MONTPELLIER</text:p>
          </table:table-cell>
          <table:table-cell table:style-name="ce22" office:value-type="float" office:value="302475041">
            <text:p>30247504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8">
            <text:p>8</text:p>
          </table:table-cell>
          <table:table-cell table:style-name="ce43" office:value-type="string">
            <text:p>RENAULT RETAIL GROUP MONTPELLIER- VEHICULES PARTICULIERS PETITES CITADIN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RENAULT RETAIL GROUP SA</text:p>
          </table:table-cell>
          <table:table-cell table:style-name="ce43" office:value-type="string">
            <text:p><text:s/>700 RUE DE L INDUSTRIE 95592 34071 MONTPELLIER CEDEX 3</text:p>
          </table:table-cell>
          <table:table-cell table:style-name="ce22" office:value-type="float" office:value="312212301">
            <text:p>31221230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8">
            <text:p>8</text:p>
          </table:table-cell>
          <table:table-cell table:style-name="ce43" office:value-type="string">
            <text:p>DIAC LOCATION-VEHICULES PARTICULIERS <text:s/>PETITES CITADINE ET CITADINE SEGMENT A B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IAC LOCATION SA</text:p>
          </table:table-cell>
          <table:table-cell table:style-name="ce43" office:value-type="string">
            <text:p><text:s/>14 AVENUE DU PAVE NEUF <text:s/>93160 NOISY LE GRAND</text:p>
          </table:table-cell>
          <table:table-cell table:style-name="ce22" office:value-type="float" office:value="329892368">
            <text:p>32989236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4"/>
          <table:table-cell table:style-name="ce49"/>
          <table:table-cell table:style-name="ce24" table:number-columns-repeated="2"/>
          <table:table-cell table:style-name="ce49"/>
          <table:table-cell table:style-name="ce24"/>
          <table:table-cell table:style-name="ce49"/>
          <table:table-cell table:style-name="ce75" table:number-columns-repeated="2"/>
          <table:table-cell table:style-name="ce49"/>
          <table:table-cell table:style-name="ce24"/>
          <table:table-cell table:style-name="ce111" table:number-columns-repeated="2"/>
          <table:table-cell table:style-name="ce43" office:value-type="float" office:value="9">
            <text:p>9</text:p>
          </table:table-cell>
          <table:table-cell table:style-name="ce43" office:value-type="string">
            <text:p>RENAULT RETAIL GROUP MONTPELLIER- VEHICULES UTILITAIRES CAMIONNETTES STAND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RENAULT RETAIL GROUP SA</text:p>
          </table:table-cell>
          <table:table-cell table:style-name="ce43" office:value-type="string">
            <text:p><text:s/>700 RUE DE L INDUSTRIE 95592 34071 MONTPELLIER CEDEX 3</text:p>
          </table:table-cell>
          <table:table-cell table:style-name="ce22" office:value-type="float" office:value="312212301">
            <text:p>31221230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5"/>
          <table:table-cell table:style-name="ce50"/>
          <table:table-cell table:style-name="ce25" table:number-columns-repeated="2"/>
          <table:table-cell table:style-name="ce50"/>
          <table:table-cell table:style-name="ce25"/>
          <table:table-cell table:style-name="ce50"/>
          <table:table-cell table:style-name="ce76" table:number-columns-repeated="2"/>
          <table:table-cell table:style-name="ce50"/>
          <table:table-cell table:style-name="ce25"/>
          <table:table-cell table:style-name="ce112" table:number-columns-repeated="2"/>
          <table:table-cell table:style-name="ce43" office:value-type="float" office:value="9">
            <text:p>9</text:p>
          </table:table-cell>
          <table:table-cell table:style-name="ce43" office:value-type="string">
            <text:p>DIAC LOCATION-VEHICULES UTILITAIRES <text:s/>CAMIONNETTES STANDARDS COMPACTES</text:p>
          </table:table-cell>
          <table:table-cell table:style-name="ce143"/>
          <table:table-cell table:style-name="ce52"/>
          <table:table-cell table:style-name="ce52" office:value-type="string">
            <text:p>sans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IAC LOCATION SA</text:p>
          </table:table-cell>
          <table:table-cell table:style-name="ce43" office:value-type="string">
            <text:p><text:s/>14 AVENUE DU PAVE NEUF <text:s/>93160 NOISY LE GRAND</text:p>
          </table:table-cell>
          <table:table-cell table:style-name="ce22" office:value-type="float" office:value="329892368">
            <text:p>32989236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7" office:value-type="string">
            <text:p>MG13</text:p>
          </table:table-cell>
          <table:table-cell table:style-name="ce51" office:value-type="string">
            <text:p>S</text:p>
          </table:table-cell>
          <table:table-cell table:style-name="ce27" office:value-type="string">
            <text:p>84000 DIRECTION ENERGIE MOYENS TECHNIQUES</text:p>
          </table:table-cell>
          <table:table-cell table:style-name="ce27" office:value-type="string">
            <text:p>26500 ENERGIE</text:p>
          </table:table-cell>
          <table:table-cell table:style-name="ce51" office:value-type="string">
            <text:p>BC</text:p>
          </table:table-cell>
          <table:table-cell table:style-name="ce27" office:value-type="string">
            <text:p>Ni rec. ni cond.</text:p>
          </table:table-cell>
          <table:table-cell table:style-name="ce51" office:value-type="string">
            <text:p>CITERGIE ASSISTANCE MAITRISE OUVRAGE ACCOMPAGNEMENT AGGLO ET VILLE</text:p>
          </table:table-cell>
          <table:table-cell table:style-name="ce80" office:value-type="float" office:value="40000">
            <text:p>40000</text:p>
          </table:table-cell>
          <table:table-cell table:style-name="ce80"/>
          <table:table-cell table:style-name="ce51" office:value-type="string">
            <text:p>2/5/13</text:p>
          </table:table-cell>
          <table:table-cell table:style-name="ce27" office:value-type="string">
            <text:p>1/5/17</text:p>
          </table:table-cell>
          <table:table-cell table:style-name="ce116" office:value-type="float" office:value="40000">
            <text:p>40000</text:p>
          </table:table-cell>
          <table:table-cell table:style-name="ce116" office:value-type="string">
            <text:p>sans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EQUINEO</text:p>
          </table:table-cell>
          <table:table-cell table:style-name="ce147"/>
          <table:table-cell table:style-name="ce116" table:number-columns-repeated="4"/>
          <table:table-cell table:style-name="ce51" office:value-type="string">
            <text:p>T</text:p>
          </table:table-cell>
          <table:table-cell table:style-name="ce51" office:value-type="string">
            <text:p>EQUINEO SARL</text:p>
          </table:table-cell>
          <table:table-cell table:style-name="ce51" office:value-type="string">
            <text:p><text:s/>22 RUE DU SAINT SEPULCRE <text:s/>34000 MONTPELLIER</text:p>
          </table:table-cell>
          <table:table-cell table:style-name="ce27" office:value-type="string">
            <text:p>48118437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265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70100 ACHATS ET PRODUCTION GRAPHIQU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BANCS METALLIQUES POUR ECOLES</text:p>
          </table:table-cell>
          <table:table-cell table:style-name="ce66" office:value-type="float" office:value="30000">
            <text:p>3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30/5/13</text:p>
          </table:table-cell>
          <table:table-cell table:style-name="ce22" office:value-type="string">
            <text:p>29/5/17</text:p>
          </table:table-cell>
          <table:table-cell table:style-name="ce52" table:number-columns-repeated="2"/>
          <table:table-cell table:style-name="ce43" office:value-type="float" office:value="1">
            <text:p>1</text:p>
          </table:table-cell>
          <table:table-cell table:style-name="ce43" office:value-type="string">
            <text:p>HENRY</text:p>
          </table:table-cell>
          <table:table-cell table:style-name="ce143" office:value-type="string">
            <text:p>24.1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HENRY SA</text:p>
          </table:table-cell>
          <table:table-cell table:style-name="ce43" office:value-type="string">
            <text:p><text:s/>CLOS DE SOUSPIRON BP 26 84141 MONTFAVET CEDEX</text:p>
          </table:table-cell>
          <table:table-cell table:style-name="ce22" office:value-type="string">
            <text:p>71262041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290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26500 ENERGI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GROUPE ELECTOGENE MAINT ENTRETIEN DEPANNMAINTENANCE ENTRETIEN DEPANNAGE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9/6/13</text:p>
          </table:table-cell>
          <table:table-cell table:style-name="ce22" office:value-type="string">
            <text:p>18/6/17</text:p>
          </table:table-cell>
          <table:table-cell table:style-name="ce52" office:value-type="float" office:value="80000">
            <text:p>80000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ES </text:p>
          </table:table-cell>
          <table:table-cell table:style-name="ce143" office:value-type="string">
            <text:p>84.27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EALAS ENERGIE SERVICES SAS</text:p>
          </table:table-cell>
          <table:table-cell table:style-name="ce43" office:value-type="string">
            <text:p><text:s/>400 RUE LOUIS ARMAND <text:s/>13852 AIX EN PROVENCE</text:p>
          </table:table-cell>
          <table:table-cell table:style-name="ce22" office:value-type="string">
            <text:p>41214214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32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4000 DIRECTION ENERGIE MOYENS TECHNIQUES</text:p>
          </table:table-cell>
          <table:table-cell table:style-name="ce22" office:value-type="string">
            <text:p>26800 INFORMATIONS GEOGRAPHIQUE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MODELE NUMERIQUE SURFACE ORTHOIMAGE 2013ACQUISITION</text:p>
          </table:table-cell>
          <table:table-cell table:style-name="ce66" office:value-type="float" office:value="55000">
            <text:p>55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5/6/13</text:p>
          </table:table-cell>
          <table:table-cell table:style-name="ce22" office:value-type="string">
            <text:p>1/8/13</text:p>
          </table:table-cell>
          <table:table-cell table:style-name="ce52" office:value-type="float" office:value="44750">
            <text:p>4475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FIT CONSEIL</text:p>
          </table:table-cell>
          <table:table-cell table:style-name="ce143" office:value-type="string">
            <text:p>90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FIT CONSEIL SA</text:p>
          </table:table-cell>
          <table:table-cell table:style-name="ce43" office:value-type="string">
            <text:p><text:s/>1 RUE DU FOSSE BLANC BATIMENT C1 92230 GENNEVILLIERS</text:p>
          </table:table-cell>
          <table:table-cell table:style-name="ce22" office:value-type="string">
            <text:p>78593659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2">
            <text:p>3C0314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4000 DIRECTION ENERGIE MOYENS TECHNIQUES</text:p>
          </table:table-cell>
          <table:table-cell table:style-name="ce22" office:value-type="string" table:number-columns-spanned="1" table:number-rows-spanned="2">
            <text:p>26500 ENERGIE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CONCESSIONS DISTRIBUTION ELECTRICITE GAZ RACCORDEMENTS ANALYSE ASSISTANCE</text:p>
          </table:table-cell>
          <table:table-cell table:style-name="ce31" office:value-type="float" office:value="176000" table:number-columns-spanned="1" table:number-rows-spanned="2">
            <text:p>176000</text:p>
          </table:table-cell>
          <table:table-cell table:style-name="ce31" office:value-type="string" table:number-columns-spanned="1" table:number-rows-spanned="2">
            <text:p>MAPA 3</text:p>
          </table:table-cell>
          <table:table-cell table:style-name="ce43" office:value-type="string" table:number-columns-spanned="1" table:number-rows-spanned="2">
            <text:p>22/8/13</text:p>
          </table:table-cell>
          <table:table-cell table:style-name="ce22" office:value-type="string" table:number-columns-spanned="1" table:number-rows-spanned="2">
            <text:p>21/8/17</text:p>
          </table:table-cell>
          <table:table-cell table:style-name="ce52" office:value-type="float" office:value="176000" table:number-columns-spanned="1" table:number-rows-spanned="2">
            <text:p>176000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LE CALOCH CONSULTANTS</text:p>
          </table:table-cell>
          <table:table-cell table:style-name="ce143" office:value-type="string">
            <text:p>83.04</text:p>
          </table:table-cell>
          <table:table-cell table:style-name="ce52" office:value-type="float" office:value="44000">
            <text:p>44000</text:p>
          </table:table-cell>
          <table:table-cell table:style-name="ce52" office:value-type="float" office:value="176000">
            <text:p>176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LE CALOCH CONSULTANTS SARL</text:p>
          </table:table-cell>
          <table:table-cell table:style-name="ce43" office:value-type="string">
            <text:p><text:s/>66 RUE JEAN BAPTISTE LEBAS <text:s/>59910 BONDUES</text:p>
          </table:table-cell>
          <table:table-cell table:style-name="ce22" office:value-type="string">
            <text:p>519945810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MICHEL KLOPFER</text:p>
          </table:table-cell>
          <table:table-cell table:style-name="ce143"/>
          <table:table-cell table:style-name="ce52" table:number-columns-repeated="4"/>
          <table:table-cell table:style-name="ce43" office:value-type="string">
            <text:p>C</text:p>
          </table:table-cell>
          <table:table-cell table:style-name="ce43" office:value-type="string">
            <text:p>CABINET MICHEL KLOPFER SAS</text:p>
          </table:table-cell>
          <table:table-cell table:style-name="ce43" office:value-type="string">
            <text:p><text:s/>6 RUE GENERAL DE LARMINAT <text:s/>75015 PARIS 15EME ARRONDISSEMENT</text:p>
          </table:table-cell>
          <table:table-cell table:style-name="ce22" office:value-type="string">
            <text:p>38501935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4">
            <text:p>3D0076</text:p>
          </table:table-cell>
          <table:table-cell table:style-name="ce43" office:value-type="string" table:number-columns-spanned="1" table:number-rows-spanned="4">
            <text:p>T</text:p>
          </table:table-cell>
          <table:table-cell table:style-name="ce22" office:value-type="string" table:number-columns-spanned="1" table:number-rows-spanned="4">
            <text:p>84000 DIRECTION ENERGIE MOYENS TECHNIQUES</text:p>
          </table:table-cell>
          <table:table-cell table:style-name="ce22" office:value-type="string" table:number-columns-spanned="1" table:number-rows-spanned="4">
            <text:p>26500 ENERGIE</text:p>
          </table:table-cell>
          <table:table-cell table:style-name="ce43" office:value-type="string" table:number-columns-spanned="1" table:number-rows-spanned="4">
            <text:p>Tranches</text:p>
          </table:table-cell>
          <table:table-cell table:style-name="ce22" office:value-type="string" table:number-columns-spanned="1" table:number-rows-spanned="4">
            <text:p>Tr. cond.</text:p>
          </table:table-cell>
          <table:table-cell table:style-name="ce43" office:value-type="string" table:number-columns-spanned="1" table:number-rows-spanned="4">
            <text:p>CHAUFFERIE RESEAUX CHAUFFAGE ARMOIRE SELECTRIQUES TRAVAUX RENOVATION</text:p>
          </table:table-cell>
          <table:table-cell table:style-name="ce66" office:value-type="float" office:value="485000" table:number-columns-spanned="1" table:number-rows-spanned="4">
            <text:p>485 000</text:p>
          </table:table-cell>
          <table:table-cell table:style-name="ce31" office:value-type="string" table:number-columns-spanned="1" table:number-rows-spanned="4">
            <text:p>MAPA 4</text:p>
          </table:table-cell>
          <table:table-cell table:style-name="ce43" office:value-type="string" table:number-columns-spanned="1" table:number-rows-spanned="4">
            <text:p>13/6/13</text:p>
          </table:table-cell>
          <table:table-cell table:style-name="ce22" office:value-type="string" table:number-columns-spanned="1" table:number-rows-spanned="4">
            <text:p>4/2/15</text:p>
          </table:table-cell>
          <table:table-cell table:style-name="ce52" office:value-type="float" office:value="355618.73" table:number-columns-spanned="1" table:number-rows-spanned="4">
            <text:p>355618,73</text:p>
          </table:table-cell>
          <table:table-cell table:style-name="ce52" office:value-type="string" table:number-columns-spanned="1" table:number-rows-spanned="4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OISSON-RENOVATION CHAUFFERIE RESEAUX <text:s text:c="2"/>CHAUFFAGE GROUPE SCOLAIRE DR CALMETTE</text:p>
          </table:table-cell>
          <table:table-cell table:style-name="ce143"/>
          <table:table-cell table:number-columns-repeated="2" table:style-name="ce52" office:value-type="float" office:value="74486.15">
            <text:p>74486,15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OISSON SARL</text:p>
          </table:table-cell>
          <table:table-cell table:style-name="ce43" office:value-type="string">
            <text:p><text:s/>ZA DE MUDAISON <text:s/>34130 MUDAISON</text:p>
          </table:table-cell>
          <table:table-cell table:style-name="ce22" office:value-type="string">
            <text:p>3163178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TEMPERIA-RENOVATION RESEAUX CHAUFFAGE <text:s text:c="2"/>GROUPE SCOLAIRE A SAVARY</text:p>
          </table:table-cell>
          <table:table-cell table:style-name="ce143"/>
          <table:table-cell table:number-columns-repeated="2" table:style-name="ce52" office:value-type="float" office:value="35000">
            <text:p>3500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TEMPERIA MEDITERRANEE SARL</text:p>
          </table:table-cell>
          <table:table-cell table:style-name="ce43" office:value-type="string">
            <text:p><text:s/>VAUGUIERES LE BAS <text:s/>34130 MAUGUIO</text:p>
          </table:table-cell>
          <table:table-cell table:style-name="ce22" office:value-type="string">
            <text:p>31659227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SNECC-RENOVATION CHAUFFERIE RESEAUX <text:s text:c="3"/>CHAUFFAGE GRAMMONT CHATEAU</text:p>
          </table:table-cell>
          <table:table-cell table:style-name="ce143"/>
          <table:table-cell table:number-columns-repeated="2" table:style-name="ce52" office:value-type="float" office:value="109482.58">
            <text:p>109482,58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HAZE CHRISTIAN SAS</text:p>
          </table:table-cell>
          <table:table-cell table:style-name="ce43" office:value-type="string">
            <text:p><text:s/>69 AVENUE FOCH <text:s/>48300 LANGOGNE</text:p>
          </table:table-cell>
          <table:table-cell table:style-name="ce22" office:value-type="string">
            <text:p>31990209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number-columns-repeated="2" table:style-name="ce82"/>
          <table:table-cell table:style-name="ce43" office:value-type="float" office:value="4">
            <text:p>4</text:p>
          </table:table-cell>
          <table:table-cell table:style-name="ce43" office:value-type="string">
            <text:p>MADAULE-MODERNISATION ARMOIRES COMMANDE REGULATION INSTALLATIONS THERMIQUES</text:p>
          </table:table-cell>
          <table:table-cell table:style-name="ce143"/>
          <table:table-cell table:number-columns-repeated="2" table:style-name="ce52" office:value-type="float" office:value="136650">
            <text:p>136650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MADAULE AUTOMATION SARL</text:p>
          </table:table-cell>
          <table:table-cell table:style-name="ce43" office:value-type="string">
            <text:p><text:s/>2 RUE DE L ARTISANAT BP 426 11104 NARBONNE CEDEX</text:p>
          </table:table-cell>
          <table:table-cell table:style-name="ce22" office:value-type="string">
            <text:p>44085032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542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800 DIRECTION PARC DARWIN</text:p>
          </table:table-cell>
          <table:table-cell table:style-name="ce22" office:value-type="string">
            <text:p>27100 PARC DARWIN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MENAGEMENT ZONE TECHNIQUE <text:s/>ZOO ASSISTANCE MAITRISE OUVRAGE</text:p>
          </table:table-cell>
          <table:table-cell table:style-name="ce66" office:value-type="float" office:value="30000">
            <text:p>3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/9/13</text:p>
          </table:table-cell>
          <table:table-cell table:style-name="ce22" office:value-type="string">
            <text:p>1/9/16</text:p>
          </table:table-cell>
          <table:table-cell table:style-name="ce103" office:value-type="float" office:value="57281.25">
            <text:p>57 281,25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MONTEILS CONSULTANT</text:p>
          </table:table-cell>
          <table:table-cell table:style-name="ce143" office:value-type="string">
            <text:p>70.0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MONTEILS CONSULTANT EURL</text:p>
          </table:table-cell>
          <table:table-cell table:style-name="ce43" office:value-type="string">
            <text:p><text:s/>849 RUE FAURE SAINT CASTOR IMMEUBLE GREEN VALLEY 34080 MONTPELLIER</text:p>
          </table:table-cell>
          <table:table-cell table:style-name="ce22" office:value-type="string">
            <text:p>4825597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B0773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800 DIRECTION PARC DARWIN</text:p>
          </table:table-cell>
          <table:table-cell table:style-name="ce22" office:value-type="string">
            <text:p>27100 PARC DARWIN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CONTROLEUR TECHNIQUE ZT ZOO ZOO LUNARET ZONE TECHNIQUE</text:p>
          </table:table-cell>
          <table:table-cell table:style-name="ce66" office:value-type="float" office:value="30000">
            <text:p>3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1/11/13</text:p>
          </table:table-cell>
          <table:table-cell table:style-name="ce22" office:value-type="string">
            <text:p>20/1/19</text:p>
          </table:table-cell>
          <table:table-cell table:style-name="ce105" office:value-type="float" office:value="31800">
            <text:p>31 8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QUALICONSULT</text:p>
          </table:table-cell>
          <table:table-cell table:style-name="ce143" office:value-type="string">
            <text:p>71.1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QUALICONSULT SASU</text:p>
          </table:table-cell>
          <table:table-cell table:style-name="ce43" office:value-type="string">
            <text:p>PARC CLUB DU MILLENAIRE BAT 18 1025 RUE HENRI BECQUEREL <text:s/>34000 MONTPELLIER</text:p>
          </table:table-cell>
          <table:table-cell table:style-name="ce22" office:value-type="string">
            <text:p>40144985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2M1294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300 DIRECTION RELATIONS AUX PUBLICS</text:p>
          </table:table-cell>
          <table:table-cell table:style-name="ce22" office:value-type="string">
            <text:p>10000 SERVICE COMMUNAL HYGIENE SANTE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LUTTE ANTI VECTORIELLE ET CAMPAGNES DE DERATISATION TERRITOIRE <text:s/>ET BAT COMMUNAUX</text:p>
          </table:table-cell>
          <table:table-cell table:style-name="ce66" office:value-type="float" office:value="90000">
            <text:p>90 0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18/1/13</text:p>
          </table:table-cell>
          <table:table-cell table:style-name="ce22" office:value-type="string">
            <text:p>17/1/15</text:p>
          </table:table-cell>
          <table:table-cell table:style-name="ce52" office:value-type="float" office:value="180000">
            <text:p>180000</text:p>
          </table:table-cell>
          <table:table-cell table:style-name="ce52" office:value-type="float" office:value="80000">
            <text:p>80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NTIGONE SERVICE</text:p>
          </table:table-cell>
          <table:table-cell table:style-name="ce143" office:value-type="string">
            <text:p>73.07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NTIGONE SERVICE SARL</text:p>
          </table:table-cell>
          <table:table-cell table:style-name="ce43" office:value-type="string">
            <text:p>PARC D ACTIVITE LA GARRIGUE 3 AVENUE DES COMPAGNONS BP 21 34171 CASTELNAU LE LEZ</text:p>
          </table:table-cell>
          <table:table-cell table:style-name="ce22" office:value-type="string">
            <text:p>34934666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C004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600 DIRECTION URBANISME OPÉRATIONNEL</text:p>
          </table:table-cell>
          <table:table-cell table:style-name="ce22" office:value-type="string">
            <text:p>26000 DROIT DES SOL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ARCHITECTE CONSEIL URBANISME AUTORISATION OCCUPATION SOLS</text:p>
          </table:table-cell>
          <table:table-cell table:style-name="ce66" office:value-type="float" office:value="160000">
            <text:p>160 0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17/7/13</text:p>
          </table:table-cell>
          <table:table-cell table:style-name="ce22" office:value-type="string">
            <text:p>16/7/17</text:p>
          </table:table-cell>
          <table:table-cell table:style-name="ce52" table:number-columns-repeated="2"/>
          <table:table-cell table:style-name="ce43" office:value-type="float" office:value="1">
            <text:p>1</text:p>
          </table:table-cell>
          <table:table-cell table:style-name="ce43" office:value-type="string">
            <text:p>ALAIN VERNET</text:p>
          </table:table-cell>
          <table:table-cell table:style-name="ce143" office:value-type="string">
            <text:p>70.1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VERNET ALAIN</text:p>
          </table:table-cell>
          <table:table-cell table:style-name="ce43" office:value-type="string">
            <text:p>LE DIAMANT BATIMENT C 21 PLACE D ACADIE <text:s/>34000 MONTPELLIER</text:p>
          </table:table-cell>
          <table:table-cell table:style-name="ce22" office:value-type="string">
            <text:p>31281337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12M024</text:p>
          </table:table-cell>
          <table:table-cell table:style-name="ce43"/>
          <table:table-cell table:style-name="ce22" office:value-type="string">
            <text:p>83600 DIRECTION URBANISME OPÉRATIONNEL</text:p>
          </table:table-cell>
          <table:table-cell table:style-name="ce22" office:value-type="string">
            <text:p>26000 DROIT DES SOL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MAINTENANCE DU LOGICIEL DROIT DE CITES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1</text:p>
          </table:table-cell>
          <table:table-cell table:style-name="ce43"/>
          <table:table-cell table:style-name="ce22"/>
          <table:table-cell table:style-name="ce52" table:number-columns-repeated="2"/>
          <table:table-cell table:style-name="ce43" office:value-type="float" office:value="1">
            <text:p>1</text:p>
          </table:table-cell>
          <table:table-cell table:style-name="ce43" office:value-type="string">
            <text:p>OPERIS</text:p>
          </table:table-cell>
          <table:table-cell table:style-name="ce143" office:value-type="string">
            <text:p>66.16</text:p>
          </table:table-cell>
          <table:table-cell table:style-name="ce105" office:value-type="string">
            <text:p>(20000)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OPERIS</text:p>
          </table:table-cell>
          <table:table-cell table:style-name="ce43" office:value-type="string">
            <text:p>1-3 RUE DE L'ORME SAINT-GERMAIN 91160 CHAMPLAN</text:p>
          </table:table-cell>
          <table:table-cell table:style-name="ce160" office:value-type="float" office:value="453874687">
            <text:p>45387468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float" office:value="7">
            <text:p>7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3000 DIRECTION DE LA RESTAURATION SCOLAIRE</text:p>
          </table:table-cell>
          <table:table-cell table:style-name="ce22" office:value-type="string">
            <text:p>13000 RESTAURANTS SCOLAIRE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ANALYSES AUTOCONTROLES CUISINE CENTRALE RESTAU SCOLAIRE CRECHES MULTI ACCUEILS</text:p>
          </table:table-cell>
          <table:table-cell table:style-name="ce81" office:value-type="float" office:value="45000">
            <text:p><text:s/>45 000 <text:s text:c="3"/>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2/3/13</text:p>
          </table:table-cell>
          <table:table-cell table:style-name="ce22" office:value-type="string">
            <text:p>1/3/17</text:p>
          </table:table-cell>
          <table:table-cell table:style-name="ce117" office:value-type="float" office:value="190000">
            <text:p><text:s/>190 000 <text:s text:c="3"/></text:p>
          </table:table-cell>
          <table:table-cell table:style-name="ce117" office:value-type="float" office:value="140000">
            <text:p><text:s/>140 000 <text:s text:c="3"/>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IOFAQ</text:p>
          </table:table-cell>
          <table:table-cell table:style-name="ce143" office:value-type="string">
            <text:p>76.08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IOFAQ LABORATOIRES SARL</text:p>
          </table:table-cell>
          <table:table-cell table:style-name="ce43" office:value-type="string">
            <text:p><text:s/>26 BOULEVARD DU JEU DE PAUME <text:s/>34000 MONTPELLIER</text:p>
          </table:table-cell>
          <table:table-cell table:style-name="ce22" office:value-type="string">
            <text:p>437949753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 table:number-columns-spanned="1" table:number-rows-spanned="7">
            <text:p>3B0190</text:p>
          </table:table-cell>
          <table:table-cell table:style-name="ce43" office:value-type="string" table:number-columns-spanned="1" table:number-rows-spanned="7">
            <text:p>F</text:p>
          </table:table-cell>
          <table:table-cell table:style-name="ce22" office:value-type="string" table:number-columns-spanned="1" table:number-rows-spanned="7">
            <text:p>13000 DIRECTION DE LA RESTAURATION SCOLAIRE</text:p>
          </table:table-cell>
          <table:table-cell table:style-name="ce22" office:value-type="string" table:number-columns-spanned="1" table:number-rows-spanned="7">
            <text:p>13000 RESTAURANTS SCOLAIRES</text:p>
          </table:table-cell>
          <table:table-cell table:style-name="ce43" office:value-type="string" table:number-columns-spanned="1" table:number-rows-spanned="7">
            <text:p>BC</text:p>
          </table:table-cell>
          <table:table-cell table:style-name="ce22" office:value-type="string" table:number-columns-spanned="1" table:number-rows-spanned="7">
            <text:p>Ni rec. ni cond.</text:p>
          </table:table-cell>
          <table:table-cell table:style-name="ce43" office:value-type="string" table:number-columns-spanned="1" table:number-rows-spanned="7">
            <text:p>PLATS REGIONAUX 2013 ELABORATION RESTAURANTS SCOLAIRES</text:p>
          </table:table-cell>
          <table:table-cell table:style-name="ce66" office:value-type="float" office:value="54000" table:number-columns-spanned="1" table:number-rows-spanned="7">
            <text:p>54 000</text:p>
          </table:table-cell>
          <table:table-cell table:style-name="ce31" office:value-type="string" table:number-columns-spanned="1" table:number-rows-spanned="7">
            <text:p>MAPA 2</text:p>
          </table:table-cell>
          <table:table-cell table:style-name="ce43" office:value-type="string" table:number-columns-spanned="1" table:number-rows-spanned="7">
            <text:p>1/1/13</text:p>
          </table:table-cell>
          <table:table-cell table:style-name="ce22" office:value-type="string" table:number-columns-spanned="1" table:number-rows-spanned="7">
            <text:p>31/12/13</text:p>
          </table:table-cell>
          <table:table-cell table:style-name="ce117" office:value-type="float" office:value="32300" table:number-columns-spanned="1" table:number-rows-spanned="7">
            <text:p><text:s/>32 300 <text:s text:c="3"/></text:p>
          </table:table-cell>
          <table:table-cell table:style-name="ce52" table:number-columns-spanned="1" table:number-rows-spanned="7"/>
          <table:table-cell table:style-name="ce43" office:value-type="float" office:value="1">
            <text:p>1</text:p>
          </table:table-cell>
          <table:table-cell table:style-name="ce43" office:value-type="string">
            <text:p>DISTRISUD-POIVRONS MARINES</text:p>
          </table:table-cell>
          <table:table-cell table:style-name="ce143" office:value-type="string">
            <text:p>10.00</text:p>
          </table:table-cell>
          <table:table-cell table:style-name="ce117" office:value-type="float" office:value="1600">
            <text:p><text:s/>1 6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DISTRISUD SAS</text:p>
          </table:table-cell>
          <table:table-cell table:style-name="ce43" office:value-type="string">
            <text:p><text:s/>CHEMIN DES PIELLES BP 126 34110 FRONTIGNAN</text:p>
          </table:table-cell>
          <table:table-cell table:style-name="ce22" office:value-type="string">
            <text:p>30021990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style-name="ce84"/>
          <table:covered-table-cell table:style-name="ce82"/>
          <table:table-cell table:style-name="ce43" office:value-type="float" office:value="1">
            <text:p>1</text:p>
          </table:table-cell>
          <table:table-cell table:style-name="ce43" office:value-type="string">
            <text:p>DISTRISUD-TAPENADE</text:p>
          </table:table-cell>
          <table:table-cell table:style-name="ce143" office:value-type="string">
            <text:p>10.00</text:p>
          </table:table-cell>
          <table:table-cell table:style-name="ce117" office:value-type="float" office:value="1800">
            <text:p><text:s/>1 8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DISTRISUD SAS</text:p>
          </table:table-cell>
          <table:table-cell table:style-name="ce43" office:value-type="string">
            <text:p><text:s/>CHEMIN DES PIELLES BP 126 34110 FRONTIGNAN</text:p>
          </table:table-cell>
          <table:table-cell table:style-name="ce22" office:value-type="string">
            <text:p>30021990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style-name="ce84"/>
          <table:covered-table-cell table:style-name="ce82"/>
          <table:table-cell table:style-name="ce43" office:value-type="float" office:value="1">
            <text:p>1</text:p>
          </table:table-cell>
          <table:table-cell table:style-name="ce43" office:value-type="string">
            <text:p>PRO A PRO-CAVIAR AUBERGINE</text:p>
          </table:table-cell>
          <table:table-cell table:style-name="ce143" office:value-type="string">
            <text:p>10.00</text:p>
          </table:table-cell>
          <table:table-cell table:style-name="ce117" office:value-type="float" office:value="1600">
            <text:p><text:s/>1 6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PRO A PRO DISTRIBUTION SUD SAS</text:p>
          </table:table-cell>
          <table:table-cell table:style-name="ce43" office:value-type="string">
            <text:p>ZA CLESUD RUE DE COMTE DE LA PEROUSE BP 49 13142 MIRAMAS CEDEX</text:p>
          </table:table-cell>
          <table:table-cell table:style-name="ce22" office:value-type="string">
            <text:p>38500623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style-name="ce84"/>
          <table:covered-table-cell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BRAKE-ENCORNES FARCIS</text:p>
          </table:table-cell>
          <table:table-cell table:style-name="ce143" office:value-type="string">
            <text:p>10.00</text:p>
          </table:table-cell>
          <table:table-cell table:style-name="ce117" office:value-type="float" office:value="18000">
            <text:p><text:s/>18 0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BRAKE FRANCE SAS</text:p>
          </table:table-cell>
          <table:table-cell table:style-name="ce43" office:value-type="string">
            <text:p><text:s/>1 RUE JEAN BAPTISTE PERRIN <text:s/>34500 BEZIERS</text:p>
          </table:table-cell>
          <table:table-cell table:style-name="ce22" office:value-type="string">
            <text:p>316807015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style-name="ce84"/>
          <table:covered-table-cell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PRO A PRO-RIZ DE CAMARGUE</text:p>
          </table:table-cell>
          <table:table-cell table:style-name="ce143" office:value-type="string">
            <text:p>10.00</text:p>
          </table:table-cell>
          <table:table-cell table:style-name="ce117" office:value-type="float" office:value="800">
            <text:p><text:s/>8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PRO A PRO DISTRIBUTION SUD SAS</text:p>
          </table:table-cell>
          <table:table-cell table:style-name="ce43" office:value-type="string">
            <text:p>ZA CLESUD RUE DE COMTE DE LA PEROUSE BP 49 13142 MIRAMAS CEDEX</text:p>
          </table:table-cell>
          <table:table-cell table:style-name="ce22" office:value-type="string">
            <text:p>38500623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style-name="ce84"/>
          <table:covered-table-cell table:style-name="ce82"/>
          <table:table-cell table:style-name="ce43" office:value-type="float" office:value="5">
            <text:p>5</text:p>
          </table:table-cell>
          <table:table-cell table:style-name="ce43" office:value-type="string">
            <text:p>DISTRISUD- YAOURTS LAIT BREBIS</text:p>
          </table:table-cell>
          <table:table-cell table:style-name="ce143" office:value-type="string">
            <text:p>10.00</text:p>
          </table:table-cell>
          <table:table-cell table:style-name="ce117" office:value-type="float" office:value="3500">
            <text:p><text:s/>3 5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DISTRISUD SAS</text:p>
          </table:table-cell>
          <table:table-cell table:style-name="ce43" office:value-type="string">
            <text:p><text:s/>CHEMIN DES PIELLES BP 126 34110 FRONTIGNAN</text:p>
          </table:table-cell>
          <table:table-cell table:style-name="ce22" office:value-type="string">
            <text:p>30021990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style-name="ce26"/>
          <table:covered-table-cell table:style-name="ce28"/>
          <table:covered-table-cell table:number-columns-repeated="2" table:style-name="ce26"/>
          <table:covered-table-cell table:style-name="ce28"/>
          <table:covered-table-cell table:style-name="ce26"/>
          <table:covered-table-cell table:style-name="ce28"/>
          <table:covered-table-cell table:number-columns-repeated="2" table:style-name="ce67"/>
          <table:covered-table-cell table:style-name="ce28"/>
          <table:covered-table-cell table:style-name="ce26"/>
          <table:covered-table-cell table:style-name="ce84"/>
          <table:covered-table-cell table:style-name="ce82"/>
          <table:table-cell table:style-name="ce43" office:value-type="float" office:value="6">
            <text:p>6</text:p>
          </table:table-cell>
          <table:table-cell table:style-name="ce43" office:value-type="string">
            <text:p>BUISSON-FOUGASSE AIGUES MORTES OREILLETTES</text:p>
          </table:table-cell>
          <table:table-cell table:style-name="ce143" office:value-type="string">
            <text:p>10.00</text:p>
          </table:table-cell>
          <table:table-cell table:style-name="ce117" office:value-type="float" office:value="5000">
            <text:p><text:s/>5 0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BUISSON SARL</text:p>
          </table:table-cell>
          <table:table-cell table:style-name="ce43" office:value-type="string">
            <text:p><text:s/>RUE DU NORD <text:s/>30320 POULX</text:p>
          </table:table-cell>
          <table:table-cell table:style-name="ce22" office:value-type="string">
            <text:p>390452183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 table:number-columns-spanned="1" table:number-rows-spanned="4">
            <text:p>3B0283</text:p>
          </table:table-cell>
          <table:table-cell table:style-name="ce43" office:value-type="string" table:number-columns-spanned="1" table:number-rows-spanned="4">
            <text:p>F</text:p>
          </table:table-cell>
          <table:table-cell table:style-name="ce22" office:value-type="string" table:number-columns-spanned="1" table:number-rows-spanned="4">
            <text:p>13000 DIRECTION DE LA RESTAURATION SCOLAIRE</text:p>
          </table:table-cell>
          <table:table-cell table:style-name="ce22" office:value-type="string" table:number-columns-spanned="1" table:number-rows-spanned="4">
            <text:p>13000 RESTAURANTS SCOLAIRES</text:p>
          </table:table-cell>
          <table:table-cell table:style-name="ce43" office:value-type="string" table:number-columns-spanned="1" table:number-rows-spanned="4">
            <text:p>BC</text:p>
          </table:table-cell>
          <table:table-cell table:style-name="ce22" office:value-type="string" table:number-columns-spanned="1" table:number-rows-spanned="4">
            <text:p>Ni rec. ni cond.</text:p>
          </table:table-cell>
          <table:table-cell table:style-name="ce43" office:value-type="string" table:number-columns-spanned="1" table:number-rows-spanned="4">
            <text:p>MENU ALTERNATIF 2013 RESTAURANT SCOLAIRE ELABORATION</text:p>
          </table:table-cell>
          <table:table-cell table:style-name="ce66" office:value-type="float" office:value="31300" table:number-columns-spanned="1" table:number-rows-spanned="4">
            <text:p>31 300</text:p>
          </table:table-cell>
          <table:table-cell table:style-name="ce31" office:value-type="string" table:number-columns-spanned="1" table:number-rows-spanned="4">
            <text:p>MAPA 2</text:p>
          </table:table-cell>
          <table:table-cell table:style-name="ce43" office:value-type="string" table:number-columns-spanned="1" table:number-rows-spanned="4">
            <text:p>1/1/13</text:p>
          </table:table-cell>
          <table:table-cell table:style-name="ce22" office:value-type="string" table:number-columns-spanned="1" table:number-rows-spanned="4">
            <text:p>31/12/13</text:p>
          </table:table-cell>
          <table:table-cell table:style-name="ce117" office:value-type="float" office:value="22500" table:number-columns-spanned="1" table:number-rows-spanned="4">
            <text:p><text:s/>22 500 <text:s text:c="3"/></text:p>
          </table:table-cell>
          <table:table-cell table:style-name="ce52" table:number-columns-spanned="1" table:number-rows-spanned="4"/>
          <table:table-cell table:style-name="ce43" office:value-type="float" office:value="1">
            <text:p>1</text:p>
          </table:table-cell>
          <table:table-cell table:style-name="ce43" office:value-type="string">
            <text:p>BUONOMO-TOMATES CERISES BIO</text:p>
          </table:table-cell>
          <table:table-cell table:style-name="ce31" office:value-type="string">
            <text:p>10.00</text:p>
          </table:table-cell>
          <table:table-cell table:style-name="ce117" office:value-type="float" office:value="6000">
            <text:p><text:s/>6 0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BUONOMO PRIMEURS SASU</text:p>
          </table:table-cell>
          <table:table-cell table:style-name="ce43" office:value-type="string">
            <text:p>VAL NATURE 9 CHEMIN DE LA POULE D EAU <text:s/>34110 VIC LA GARDIOLE</text:p>
          </table:table-cell>
          <table:table-cell table:style-name="ce22" office:value-type="string">
            <text:p>53874873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number-columns-repeated="2" table:style-name="ce82"/>
          <table:covered-table-cell table:number-columns-repeated="2" table:style-name="ce28"/>
          <table:covered-table-cell table:style-name="ce84"/>
          <table:covered-table-cell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SICABA-SAUTE DE PORC BIO</text:p>
          </table:table-cell>
          <table:table-cell table:style-name="ce31" office:value-type="string">
            <text:p>10.00</text:p>
          </table:table-cell>
          <table:table-cell table:style-name="ce117" office:value-type="float" office:value="11000">
            <text:p><text:s/>11 0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SICABA SA</text:p>
          </table:table-cell>
          <table:table-cell table:style-name="ce43" office:value-type="string">
            <text:p><text:s/>18 RUE ALBERT RONDREUX <text:s/>03160 BOURBON L ARCHAMBAULT</text:p>
          </table:table-cell>
          <table:table-cell table:style-name="ce22" office:value-type="string">
            <text:p>93635002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number-columns-repeated="2" table:style-name="ce82"/>
          <table:covered-table-cell table:number-columns-repeated="2" table:style-name="ce28"/>
          <table:covered-table-cell table:style-name="ce84"/>
          <table:covered-table-cell table:style-name="ce82"/>
          <table:table-cell table:style-name="ce43" office:value-type="float" office:value="4">
            <text:p>4</text:p>
          </table:table-cell>
          <table:table-cell table:style-name="ce43" office:value-type="string">
            <text:p>POMONA-FROMAGE A TARTINER BIO</text:p>
          </table:table-cell>
          <table:table-cell table:style-name="ce31" office:value-type="string">
            <text:p>10.00</text:p>
          </table:table-cell>
          <table:table-cell table:style-name="ce117" office:value-type="float" office:value="2700">
            <text:p><text:s/>2 7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POMONA PASSION FROID</text:p>
          </table:table-cell>
          <table:table-cell table:style-name="ce43" office:value-type="string">
            <text:p><text:s/>3214 ROUTE DE MONTPELLIER <text:s/>30900 NIMES</text:p>
          </table:table-cell>
          <table:table-cell table:style-name="ce22" office:value-type="string">
            <text:p>55204499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number-columns-repeated="2" table:style-name="ce82"/>
          <table:covered-table-cell table:number-columns-repeated="2" table:style-name="ce28"/>
          <table:covered-table-cell table:style-name="ce84"/>
          <table:covered-table-cell table:style-name="ce82"/>
          <table:table-cell table:style-name="ce43" office:value-type="float" office:value="5">
            <text:p>5</text:p>
          </table:table-cell>
          <table:table-cell table:style-name="ce43" office:value-type="string">
            <text:p>ARTISANS DU MONDE-CHOCOLAT RIZ SOUFFLE BIO EQUITABLE</text:p>
          </table:table-cell>
          <table:table-cell table:style-name="ce31" office:value-type="string">
            <text:p>10.00</text:p>
          </table:table-cell>
          <table:table-cell table:style-name="ce117" office:value-type="float" office:value="2800">
            <text:p><text:s/>2 800 <text:s text:c="3"/>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ARTISANS DU MONDE</text:p>
          </table:table-cell>
          <table:table-cell table:style-name="ce43" office:value-type="string">
            <text:p><text:s/>12 RUE EUGENE LISBONNE <text:s/>34000 MONTPELLIER</text:p>
          </table:table-cell>
          <table:table-cell table:style-name="ce22" office:value-type="string">
            <text:p>420826257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>
            <text:p>3D0064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13000 DIRECTION DE LA RESTAURATION SCOLAIRE</text:p>
          </table:table-cell>
          <table:table-cell table:style-name="ce22" office:value-type="string">
            <text:p>13000 RESTAURANTS SCOLAIRE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FOURNITURE VIANDES FRAICHES SOUS VIDE MARCHES ALIMENTAIRES</text:p>
          </table:table-cell>
          <table:table-cell table:style-name="ce66" office:value-type="float" office:value="480000">
            <text:p>480 000</text:p>
          </table:table-cell>
          <table:table-cell table:style-name="ce31" office:value-type="string">
            <text:p>A.O.E</text:p>
          </table:table-cell>
          <table:table-cell table:style-name="ce43" office:value-type="string">
            <text:p>10/7/13</text:p>
          </table:table-cell>
          <table:table-cell table:style-name="ce22" office:value-type="string">
            <text:p>31/12/14</text:p>
          </table:table-cell>
          <table:table-cell table:style-name="ce117" office:value-type="float" office:value="480000">
            <text:p><text:s/>480 000 <text:s text:c="3"/>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BRAKE FRANCE</text:p>
          </table:table-cell>
          <table:table-cell table:style-name="ce31" office:value-type="string">
            <text:p>10.0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RAKE FRANCE SAS</text:p>
          </table:table-cell>
          <table:table-cell table:style-name="ce43" office:value-type="string">
            <text:p><text:s/>1 RUE JEAN BAPTISTE PERRIN <text:s/>34500 BEZIERS</text:p>
          </table:table-cell>
          <table:table-cell table:style-name="ce22" office:value-type="string">
            <text:p>316807015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>
            <text:p>3D0072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13000 DIRECTION DE LA RESTAURATION SCOLAIRE</text:p>
          </table:table-cell>
          <table:table-cell table:style-name="ce22" office:value-type="string">
            <text:p>13000 RESTAURANTS SCOLAIRE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VIANDES FRAICHES SOUS VIDE1ER SEMESTRE 2013</text:p>
          </table:table-cell>
          <table:table-cell table:style-name="ce66" office:value-type="float" office:value="75000">
            <text:p>75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/1/13</text:p>
          </table:table-cell>
          <table:table-cell table:style-name="ce22" office:value-type="string">
            <text:p>25/7/13</text:p>
          </table:table-cell>
          <table:table-cell table:style-name="ce117" office:value-type="float" office:value="75000">
            <text:p><text:s/>75 000 <text:s text:c="3"/>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ALES VIANDES</text:p>
          </table:table-cell>
          <table:table-cell table:style-name="ce31" office:value-type="string">
            <text:p>10.0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LES VIANDES SA</text:p>
          </table:table-cell>
          <table:table-cell table:style-name="ce43" office:value-type="string">
            <text:p><text:s/>1652 AVENUE DES FRERES LUMIERES <text:s/>30100 ALES</text:p>
          </table:table-cell>
          <table:table-cell table:style-name="ce22" office:value-type="string">
            <text:p>325364644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 table:number-columns-spanned="1" table:number-rows-spanned="12">
            <text:p>H86</text:p>
          </table:table-cell>
          <table:table-cell table:style-name="ce43" office:value-type="string" table:number-columns-spanned="1" table:number-rows-spanned="12">
            <text:p>F</text:p>
          </table:table-cell>
          <table:table-cell table:style-name="ce22" office:value-type="string" table:number-columns-spanned="1" table:number-rows-spanned="12">
            <text:p>13000 DIRECTION DE LA RESTAURATION SCOLAIRE</text:p>
          </table:table-cell>
          <table:table-cell table:style-name="ce22" office:value-type="string" table:number-columns-spanned="1" table:number-rows-spanned="12">
            <text:p>13000 RESTAURANTS SCOLAIRES</text:p>
          </table:table-cell>
          <table:table-cell table:style-name="ce43" office:value-type="string" table:number-columns-spanned="1" table:number-rows-spanned="12">
            <text:p>BC</text:p>
          </table:table-cell>
          <table:table-cell table:style-name="ce22" office:value-type="string" table:number-columns-spanned="1" table:number-rows-spanned="12">
            <text:p>Recond.</text:p>
          </table:table-cell>
          <table:table-cell table:style-name="ce43" office:value-type="string" table:number-columns-spanned="1" table:number-rows-spanned="12">
            <text:p>MARCHES ALIMENTAIRES CUISINE CENTRALE RESTAURANTS SCOLAIRES</text:p>
          </table:table-cell>
          <table:table-cell table:style-name="ce83" office:value-type="float" office:value="2712000" table:number-columns-spanned="1" table:number-rows-spanned="12">
            <text:p><text:s/>2 712 000 <text:s text:c="3"/></text:p>
          </table:table-cell>
          <table:table-cell table:style-name="ce31" office:value-type="string" table:number-columns-spanned="1" table:number-rows-spanned="12">
            <text:p>A.O.E</text:p>
          </table:table-cell>
          <table:table-cell table:style-name="ce43" office:value-type="string" table:number-columns-spanned="1" table:number-rows-spanned="12">
            <text:p>1/1/13</text:p>
          </table:table-cell>
          <table:table-cell table:style-name="ce22" office:value-type="string" table:number-columns-spanned="1" table:number-rows-spanned="12">
            <text:p>31/12/14</text:p>
          </table:table-cell>
          <table:table-cell table:style-name="ce117" office:value-type="float" office:value="2712000" table:number-columns-spanned="1" table:number-rows-spanned="12">
            <text:p><text:s/>2 712 000 <text:s text:c="3"/></text:p>
          </table:table-cell>
          <table:table-cell table:style-name="ce117" office:value-type="float" office:value="678000" table:number-columns-spanned="1" table:number-rows-spanned="12">
            <text:p><text:s/>678 000 <text:s text:c="3"/>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ERNARD-JEAN FLOC H-CHARCUTERI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80000">
            <text:p><text:s/>80 000 <text:s text:c="3"/></text:p>
          </table:table-cell>
          <table:table-cell table:style-name="ce117" office:value-type="float" office:value="160000">
            <text:p><text:s/>160 000 <text:s text:c="3"/></text:p>
          </table:table-cell>
          <table:table-cell table:style-name="ce117" office:value-type="float" office:value="20000">
            <text:p><text:s/>20 000 <text:s text:c="3"/></text:p>
          </table:table-cell>
          <table:table-cell table:style-name="ce117" office:value-type="float" office:value="40000">
            <text:p><text:s/>4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ERNARD SAS</text:p>
          </table:table-cell>
          <table:table-cell table:style-name="ce43" office:value-type="string">
            <text:p><text:s/>KERBETHUNE BP 20111 56500 LOCMINE CEDEX</text:p>
          </table:table-cell>
          <table:table-cell table:style-name="ce22" office:value-type="string">
            <text:p>869500223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3">
            <text:p>3</text:p>
          </table:table-cell>
          <table:table-cell table:style-name="ce43" office:value-type="string">
            <text:p>POMONA PASSION FROID-VIANDES SURGELE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120000">
            <text:p><text:s/>120 000 <text:s text:c="3"/></text:p>
          </table:table-cell>
          <table:table-cell table:style-name="ce117" office:value-type="float" office:value="240000">
            <text:p><text:s/>240 000 <text:s text:c="3"/></text:p>
          </table:table-cell>
          <table:table-cell table:style-name="ce117" office:value-type="float" office:value="30000">
            <text:p><text:s/>30 000 <text:s text:c="3"/></text:p>
          </table:table-cell>
          <table:table-cell table:style-name="ce117" office:value-type="float" office:value="60000">
            <text:p><text:s/>6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OMONA PASSION FROID</text:p>
          </table:table-cell>
          <table:table-cell table:style-name="ce43" office:value-type="string">
            <text:p><text:s/>3214 ROUTE DE MONTPELLIER <text:s/>30900 NIMES</text:p>
          </table:table-cell>
          <table:table-cell table:style-name="ce22" office:value-type="string">
            <text:p>55204499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4">
            <text:p>4</text:p>
          </table:table-cell>
          <table:table-cell table:style-name="ce43" office:value-type="string">
            <text:p>DAVIGEL-POISSONS SURGEL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340000">
            <text:p><text:s/>340 000 <text:s text:c="3"/></text:p>
          </table:table-cell>
          <table:table-cell table:style-name="ce117" office:value-type="float" office:value="680000">
            <text:p><text:s/>680 000 <text:s text:c="3"/></text:p>
          </table:table-cell>
          <table:table-cell table:style-name="ce117" office:value-type="float" office:value="85000">
            <text:p><text:s/>85 000 <text:s text:c="3"/></text:p>
          </table:table-cell>
          <table:table-cell table:style-name="ce117" office:value-type="float" office:value="170000">
            <text:p><text:s/>17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AVIGEL SAS</text:p>
          </table:table-cell>
          <table:table-cell table:style-name="ce43" office:value-type="string">
            <text:p><text:s/>ZI DE LA VERDIERE <text:s/>13880 VELAUX</text:p>
          </table:table-cell>
          <table:table-cell table:style-name="ce22" office:value-type="string">
            <text:p>632750139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5">
            <text:p>5</text:p>
          </table:table-cell>
          <table:table-cell table:style-name="ce43" office:value-type="string">
            <text:p>DAVIGEL-LEGUMES SURGEL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220000">
            <text:p><text:s/>220 000 <text:s text:c="3"/></text:p>
          </table:table-cell>
          <table:table-cell table:style-name="ce117" office:value-type="float" office:value="440000">
            <text:p><text:s/>440 000 <text:s text:c="3"/></text:p>
          </table:table-cell>
          <table:table-cell table:style-name="ce117" office:value-type="float" office:value="55000">
            <text:p><text:s/>55 000 <text:s text:c="3"/></text:p>
          </table:table-cell>
          <table:table-cell table:style-name="ce117" office:value-type="float" office:value="110000">
            <text:p><text:s/>11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AVIGEL SAS</text:p>
          </table:table-cell>
          <table:table-cell table:style-name="ce43" office:value-type="string">
            <text:p><text:s/>ZI DE LA VERDIERE <text:s/>13880 VELAUX</text:p>
          </table:table-cell>
          <table:table-cell table:style-name="ce22" office:value-type="string">
            <text:p>632750139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6">
            <text:p>6</text:p>
          </table:table-cell>
          <table:table-cell table:style-name="ce43" office:value-type="string">
            <text:p>BUONOMO PRIMEURS-LEGUMES 4EME GAMME</text:p>
          </table:table-cell>
          <table:table-cell table:style-name="ce31" office:value-type="string">
            <text:p>10.00</text:p>
          </table:table-cell>
          <table:table-cell table:style-name="ce117" office:value-type="float" office:value="180000">
            <text:p><text:s/>180 000 <text:s text:c="3"/></text:p>
          </table:table-cell>
          <table:table-cell table:style-name="ce117" office:value-type="float" office:value="360000">
            <text:p><text:s/>360 000 <text:s text:c="3"/></text:p>
          </table:table-cell>
          <table:table-cell table:style-name="ce117" office:value-type="float" office:value="45000">
            <text:p><text:s/>45 000 <text:s text:c="3"/></text:p>
          </table:table-cell>
          <table:table-cell table:style-name="ce117" office:value-type="float" office:value="90000">
            <text:p><text:s/>9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UONOMO PRIMEURS SASU</text:p>
          </table:table-cell>
          <table:table-cell table:style-name="ce43" office:value-type="string">
            <text:p>VAL NATURE 9 CHEMIN DE LA POULE D EAU <text:s/>34110 VIC LA GARDIOLE</text:p>
          </table:table-cell>
          <table:table-cell table:style-name="ce22" office:value-type="string">
            <text:p>53874873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7">
            <text:p>7</text:p>
          </table:table-cell>
          <table:table-cell table:style-name="ce43" office:value-type="string">
            <text:p>BUONOMO PRIMEURS-POMMES DE TERRE STERILISEES 5EME GAMME</text:p>
          </table:table-cell>
          <table:table-cell table:style-name="ce31" office:value-type="string">
            <text:p>10.00</text:p>
          </table:table-cell>
          <table:table-cell table:style-name="ce117" office:value-type="float" office:value="360000">
            <text:p><text:s/>360 000 <text:s text:c="3"/></text:p>
          </table:table-cell>
          <table:table-cell table:style-name="ce117" office:value-type="float" office:value="72000">
            <text:p><text:s/>72 000 <text:s text:c="3"/></text:p>
          </table:table-cell>
          <table:table-cell table:style-name="ce117" office:value-type="float" office:value="9000">
            <text:p><text:s/>9 000 <text:s text:c="3"/></text:p>
          </table:table-cell>
          <table:table-cell table:style-name="ce117" office:value-type="float" office:value="18000">
            <text:p><text:s/>18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UONOMO PRIMEURS SASU</text:p>
          </table:table-cell>
          <table:table-cell table:style-name="ce43" office:value-type="string">
            <text:p>VAL NATURE 9 CHEMIN DE LA POULE D EAU <text:s/>34110 VIC LA GARDIOLE</text:p>
          </table:table-cell>
          <table:table-cell table:style-name="ce22" office:value-type="string">
            <text:p>53874873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8">
            <text:p>8</text:p>
          </table:table-cell>
          <table:table-cell table:style-name="ce43" office:value-type="string">
            <text:p>GROUPE BIGARD-VIANDES CUITES SOUS VIDE <text:s/>BASSE TEMPERATURE</text:p>
          </table:table-cell>
          <table:table-cell table:style-name="ce31" office:value-type="string">
            <text:p>10.00</text:p>
          </table:table-cell>
          <table:table-cell table:style-name="ce117" office:value-type="float" office:value="120000">
            <text:p><text:s/>120 000 <text:s text:c="3"/></text:p>
          </table:table-cell>
          <table:table-cell table:style-name="ce117" office:value-type="float" office:value="240000">
            <text:p><text:s/>240 000 <text:s text:c="3"/></text:p>
          </table:table-cell>
          <table:table-cell table:style-name="ce117" office:value-type="float" office:value="30000">
            <text:p><text:s/>30 000 <text:s text:c="3"/></text:p>
          </table:table-cell>
          <table:table-cell table:style-name="ce117" office:value-type="float" office:value="60000">
            <text:p><text:s/>6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GROUPE BIGARD SA</text:p>
          </table:table-cell>
          <table:table-cell table:style-name="ce43" office:value-type="string">
            <text:p><text:s/>ZI DE KERGOSTIOU BP 53 29393 QUIMPERLE</text:p>
          </table:table-cell>
          <table:table-cell table:style-name="ce22" office:value-type="string">
            <text:p>776221467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9">
            <text:p>9</text:p>
          </table:table-cell>
          <table:table-cell table:style-name="ce43" office:value-type="string">
            <text:p>SAS COUDENE-BRANDADE DE MORUE FRAICHE</text:p>
          </table:table-cell>
          <table:table-cell table:style-name="ce31" office:value-type="string">
            <text:p>10.00</text:p>
          </table:table-cell>
          <table:table-cell table:style-name="ce117" office:value-type="float" office:value="40000">
            <text:p><text:s/>40 000 <text:s text:c="3"/></text:p>
          </table:table-cell>
          <table:table-cell table:style-name="ce117" office:value-type="float" office:value="80000">
            <text:p><text:s/>80 000 <text:s text:c="3"/></text:p>
          </table:table-cell>
          <table:table-cell table:style-name="ce117" office:value-type="float" office:value="10000">
            <text:p><text:s/>10 000 <text:s text:c="3"/></text:p>
          </table:table-cell>
          <table:table-cell table:style-name="ce117" office:value-type="float" office:value="20000">
            <text:p><text:s/>2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COUDENE MICHEL SAS</text:p>
          </table:table-cell>
          <table:table-cell table:style-name="ce43" office:value-type="string">
            <text:p><text:s/>600 AVENUE CAMPELLO <text:s/>30380 ST CHRISTOL LES ALES</text:p>
          </table:table-cell>
          <table:table-cell table:style-name="ce22" office:value-type="string">
            <text:p>30766758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10">
            <text:p>10</text:p>
          </table:table-cell>
          <table:table-cell table:style-name="ce43" office:value-type="string">
            <text:p>ALPES FRAIS PRODUCTION-PATISSERIES SALEE CUITES FRAICH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80000">
            <text:p><text:s/>80 000 <text:s text:c="3"/></text:p>
          </table:table-cell>
          <table:table-cell table:style-name="ce117" office:value-type="float" office:value="160000">
            <text:p><text:s/>160 000 <text:s text:c="3"/></text:p>
          </table:table-cell>
          <table:table-cell table:style-name="ce117" office:value-type="float" office:value="20000">
            <text:p><text:s/>20 000 <text:s text:c="3"/></text:p>
          </table:table-cell>
          <table:table-cell table:style-name="ce117" office:value-type="float" office:value="40000">
            <text:p><text:s/>4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LPES FRAIS PRODUCTION SAS</text:p>
          </table:table-cell>
          <table:table-cell table:style-name="ce43" office:value-type="string">
            <text:p><text:s/>436 RUE EMILE ROMANET <text:s/>38340 VOREPPE</text:p>
          </table:table-cell>
          <table:table-cell table:style-name="ce22" office:value-type="string">
            <text:p>339341646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10">
            <text:p>10</text:p>
          </table:table-cell>
          <table:table-cell table:style-name="ce43" office:value-type="string">
            <text:p>POMONA PASSION FROID-PATISSERIES SALEES CUITES SURGELE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32000">
            <text:p><text:s/>32 000 <text:s text:c="3"/></text:p>
          </table:table-cell>
          <table:table-cell table:style-name="ce117" office:value-type="float" office:value="64000">
            <text:p><text:s/>64 000 <text:s text:c="3"/></text:p>
          </table:table-cell>
          <table:table-cell table:style-name="ce117" office:value-type="float" office:value="8000">
            <text:p><text:s/>8 000 <text:s text:c="3"/></text:p>
          </table:table-cell>
          <table:table-cell table:style-name="ce117" office:value-type="float" office:value="16000">
            <text:p><text:s/>16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OMONA PASSION FROID</text:p>
          </table:table-cell>
          <table:table-cell table:style-name="ce43" office:value-type="string">
            <text:p><text:s/>3214 ROUTE DE MONTPELLIER <text:s/>30900 NIMES</text:p>
          </table:table-cell>
          <table:table-cell table:style-name="ce22" office:value-type="string">
            <text:p>552044992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10">
            <text:p>10</text:p>
          </table:table-cell>
          <table:table-cell table:style-name="ce43" office:value-type="string">
            <text:p>SARL ID SERVICES-PATISSERIES SUCREES CUITES FRAICH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48000">
            <text:p><text:s/>48 000 <text:s text:c="3"/></text:p>
          </table:table-cell>
          <table:table-cell table:style-name="ce117" office:value-type="float" office:value="96000">
            <text:p><text:s/>96 000 <text:s text:c="3"/></text:p>
          </table:table-cell>
          <table:table-cell table:style-name="ce117" office:value-type="float" office:value="12000">
            <text:p><text:s/>12 000 <text:s text:c="3"/></text:p>
          </table:table-cell>
          <table:table-cell table:style-name="ce117" office:value-type="float" office:value="24000">
            <text:p><text:s/>24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ID SERVICES SARL</text:p>
          </table:table-cell>
          <table:table-cell table:style-name="ce43" office:value-type="string">
            <text:p>ZA PIERRE LEVEE AVENUE A <text:s/>MAUROIS <text:s/>24310 BRANTOME</text:p>
          </table:table-cell>
          <table:table-cell table:style-name="ce22" office:value-type="string">
            <text:p>452792641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number-columns-repeated="2" table:style-name="ce84"/>
          <table:table-cell table:style-name="ce43" office:value-type="float" office:value="10">
            <text:p>10</text:p>
          </table:table-cell>
          <table:table-cell table:style-name="ce43" office:value-type="string">
            <text:p>POMONA PASSION FROID-PATISSERIES INDIVIDUELLES SUCREES CUITES SURGELEES</text:p>
          </table:table-cell>
          <table:table-cell table:style-name="ce31" office:value-type="string">
            <text:p>10.00</text:p>
          </table:table-cell>
          <table:table-cell table:style-name="ce117" office:value-type="float" office:value="60000">
            <text:p><text:s/>60 000 <text:s text:c="3"/></text:p>
          </table:table-cell>
          <table:table-cell table:style-name="ce117" office:value-type="float" office:value="120000">
            <text:p><text:s/>120 000 <text:s text:c="3"/></text:p>
          </table:table-cell>
          <table:table-cell table:style-name="ce117" office:value-type="float" office:value="15000">
            <text:p><text:s/>15 000 <text:s text:c="3"/></text:p>
          </table:table-cell>
          <table:table-cell table:style-name="ce117" office:value-type="float" office:value="30000">
            <text:p><text:s/>30 000 <text:s text:c="3"/>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OMONA PASSION FROID</text:p>
          </table:table-cell>
          <table:table-cell table:style-name="ce43" office:value-type="string">
            <text:p><text:s/>3214 ROUTE DE MONTPELLIER <text:s/>30900 NIMES</text:p>
          </table:table-cell>
          <table:table-cell table:style-name="ce22" office:value-type="string">
            <text:p>552044992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 table:number-columns-spanned="1" table:number-rows-spanned="4">
            <text:p>H88</text:p>
          </table:table-cell>
          <table:table-cell table:style-name="ce43" office:value-type="string" table:number-columns-spanned="1" table:number-rows-spanned="4">
            <text:p>S</text:p>
          </table:table-cell>
          <table:table-cell table:style-name="ce22" office:value-type="string" table:number-columns-spanned="1" table:number-rows-spanned="4">
            <text:p>13000 DIRECTION DE LA RESTAURATION SCOLAIRE</text:p>
          </table:table-cell>
          <table:table-cell table:style-name="ce22" office:value-type="string" table:number-columns-spanned="1" table:number-rows-spanned="4">
            <text:p>13000 RESTAURANTS SCOLAIRES</text:p>
          </table:table-cell>
          <table:table-cell table:style-name="ce43" office:value-type="string" table:number-columns-spanned="1" table:number-rows-spanned="4">
            <text:p>BC</text:p>
          </table:table-cell>
          <table:table-cell table:style-name="ce22" office:value-type="string" table:number-columns-spanned="1" table:number-rows-spanned="4">
            <text:p>Recond.</text:p>
          </table:table-cell>
          <table:table-cell table:style-name="ce43" office:value-type="string" table:number-columns-spanned="1" table:number-rows-spanned="4">
            <text:p>ENTRETIEN RESTAURATION ET BUANDERIE COLLECTIF PREVENTIF ET CURATIF</text:p>
          </table:table-cell>
          <table:table-cell table:style-name="ce83" office:value-type="float" office:value="400000" table:number-columns-spanned="1" table:number-rows-spanned="4">
            <text:p><text:s/>400 000 <text:s text:c="3"/></text:p>
          </table:table-cell>
          <table:table-cell table:style-name="ce31" office:value-type="string" table:number-columns-spanned="1" table:number-rows-spanned="4">
            <text:p>A.O</text:p>
          </table:table-cell>
          <table:table-cell table:style-name="ce43" office:value-type="string" table:number-columns-spanned="1" table:number-rows-spanned="4">
            <text:p>9/1/13</text:p>
          </table:table-cell>
          <table:table-cell table:style-name="ce22" office:value-type="string" table:number-columns-spanned="1" table:number-rows-spanned="4">
            <text:p>8/1/17</text:p>
          </table:table-cell>
          <table:table-cell table:style-name="ce118" office:value-type="float" office:value="400000" table:number-columns-spanned="1" table:number-rows-spanned="4">
            <text:p><text:s/>400 000 <text:s text:c="3"/></text:p>
          </table:table-cell>
          <table:table-cell table:style-name="ce132" office:value-type="string" table:number-columns-spanned="1" table:number-rows-spanned="4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LAGER SERRA-ENTRETIEN MATERIEL PROF RESTAURATION COLLECTIVE CUISINE CENTRALE</text:p>
          </table:table-cell>
          <table:table-cell table:style-name="ce31" office:value-type="string">
            <text:p>84.26</text:p>
          </table:table-cell>
          <table:table-cell table:style-name="ce117" office:value-type="float" office:value="21000">
            <text:p><text:s/>21 000 <text:s text:c="3"/></text:p>
          </table:table-cell>
          <table:table-cell table:style-name="ce117" office:value-type="float" office:value="84000">
            <text:p><text:s/>84 000 <text:s text:c="3"/></text:p>
          </table:table-cell>
          <table:table-cell table:style-name="ce13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SALAGER SERRA SARL</text:p>
          </table:table-cell>
          <table:table-cell table:style-name="ce43" office:value-type="string">
            <text:p><text:s/>8 ZA LES BARONNES <text:s/>34730 PRADES LE LEZ</text:p>
          </table:table-cell>
          <table:table-cell table:style-name="ce22" office:value-type="string">
            <text:p>33147680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style-name="ce119"/>
          <table:covered-table-cell table:style-name="ce133"/>
          <table:table-cell table:style-name="ce43" office:value-type="float" office:value="2">
            <text:p>2</text:p>
          </table:table-cell>
          <table:table-cell table:style-name="ce43" office:value-type="string">
            <text:p>SALAGER SERRA-ENTRETIEN MATERIEL PROF RESTAURATION COLLECTIVE RESTAU SCOLAIRES</text:p>
          </table:table-cell>
          <table:table-cell table:style-name="ce31" office:value-type="string">
            <text:p>84.26</text:p>
          </table:table-cell>
          <table:table-cell table:style-name="ce117" office:value-type="float" office:value="20000">
            <text:p><text:s/>20 000 <text:s text:c="3"/></text:p>
          </table:table-cell>
          <table:table-cell table:style-name="ce117" office:value-type="float" office:value="80000">
            <text:p><text:s/>80 000 <text:s text:c="3"/></text:p>
          </table:table-cell>
          <table:table-cell table:style-name="ce13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SALAGER SERRA SARL</text:p>
          </table:table-cell>
          <table:table-cell table:style-name="ce43" office:value-type="string">
            <text:p><text:s/>8 ZA LES BARONNES <text:s/>34730 PRADES LE LEZ</text:p>
          </table:table-cell>
          <table:table-cell table:style-name="ce22" office:value-type="string">
            <text:p>33147680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style-name="ce119"/>
          <table:covered-table-cell table:style-name="ce133"/>
          <table:table-cell table:style-name="ce43" office:value-type="float" office:value="3">
            <text:p>3</text:p>
          </table:table-cell>
          <table:table-cell table:style-name="ce43" office:value-type="string">
            <text:p>SALAGER SERRA-ENTRETIEN MATERIEL PROF RESTAURATION COLLECTIVE CRECHES ET HG</text:p>
          </table:table-cell>
          <table:table-cell table:style-name="ce31" office:value-type="string">
            <text:p>84.26</text:p>
          </table:table-cell>
          <table:table-cell table:style-name="ce117" office:value-type="float" office:value="30000">
            <text:p><text:s/>30 000 <text:s text:c="3"/></text:p>
          </table:table-cell>
          <table:table-cell table:style-name="ce117" office:value-type="float" office:value="120000">
            <text:p><text:s/>120 000 <text:s text:c="3"/></text:p>
          </table:table-cell>
          <table:table-cell table:style-name="ce13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SALAGER SERRA SARL</text:p>
          </table:table-cell>
          <table:table-cell table:style-name="ce43" office:value-type="string">
            <text:p><text:s/>8 ZA LES BARONNES <text:s/>34730 PRADES LE LEZ</text:p>
          </table:table-cell>
          <table:table-cell table:style-name="ce22" office:value-type="string">
            <text:p>331476804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style-name="ce84"/>
          <table:covered-table-cell table:style-name="ce82"/>
          <table:covered-table-cell table:number-columns-repeated="2" table:style-name="ce28"/>
          <table:covered-table-cell table:style-name="ce120"/>
          <table:covered-table-cell table:style-name="ce134"/>
          <table:table-cell table:style-name="ce43" office:value-type="float" office:value="4">
            <text:p>4</text:p>
          </table:table-cell>
          <table:table-cell table:style-name="ce43" office:value-type="string">
            <text:p>DJL MAINTENANCE-ENTRETIEN APPAREILS CUISINE BUANDERIE ECOLE CRECHE P DARWIN</text:p>
          </table:table-cell>
          <table:table-cell table:style-name="ce31" office:value-type="string">
            <text:p>84.26</text:p>
          </table:table-cell>
          <table:table-cell table:style-name="ce117" office:value-type="float" office:value="29000">
            <text:p><text:s/>29 000 <text:s text:c="3"/></text:p>
          </table:table-cell>
          <table:table-cell table:style-name="ce117" office:value-type="float" office:value="116000">
            <text:p><text:s/>116 000 <text:s text:c="3"/></text:p>
          </table:table-cell>
          <table:table-cell table:style-name="ce132" office:value-type="string">
            <text:p>sans</text:p>
          </table:table-cell>
          <table:table-cell table:style-name="ce52"/>
          <table:table-cell table:style-name="ce43" office:value-type="string">
            <text:p>T</text:p>
          </table:table-cell>
          <table:table-cell table:style-name="ce43" office:value-type="string">
            <text:p>DJL MAINTENANCE SARL</text:p>
          </table:table-cell>
          <table:table-cell table:style-name="ce43" office:value-type="string">
            <text:p><text:s/>17 RUE DES PERDREAUX <text:s/>34790 GRABELS</text:p>
          </table:table-cell>
          <table:table-cell table:style-name="ce22" office:value-type="string">
            <text:p>381285071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13" office:value-type="string">
            <text:p>3B0287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500 DIRECTION DES SYSTÈMES D'INFORMATION</text:p>
          </table:table-cell>
          <table:table-cell table:style-name="ce22" office:value-type="string">
            <text:p>70000 DIRECTION DES SYSTEMES D'INFOR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EVOLUTION PLATEFORME SECURITE INTERNETMAIRIE DE MONTPELLIER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9/5/13</text:p>
          </table:table-cell>
          <table:table-cell table:style-name="ce22" office:value-type="string">
            <text:p>28/5/15</text:p>
          </table:table-cell>
          <table:table-cell table:style-name="ce121" office:value-type="float" office:value="30000">
            <text:p>30 000 €</text:p>
          </table:table-cell>
          <table:table-cell table:style-name="ce121" office:value-type="float" office:value="80000">
            <text:p>80 000 €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EXTIRAONE</text:p>
          </table:table-cell>
          <table:table-cell table:style-name="ce31" office:value-type="string">
            <text:p>66.22</text:p>
          </table:table-cell>
          <table:table-cell table:style-name="ce52"/>
          <table:table-cell table:style-name="ce121" office:value-type="float" office:value="80000">
            <text:p>80 000 €</text:p>
          </table:table-cell>
          <table:table-cell table:style-name="ce52"/>
          <table:table-cell table:style-name="ce121" office:value-type="float" office:value="30000">
            <text:p>30 000 €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NEXTIRAONE SAS</text:p>
          </table:table-cell>
          <table:table-cell table:style-name="ce43" office:value-type="string">
            <text:p>ZAC AEROPORT 55 IMPASSE JOHN LOCKE <text:s/>34470 PEROLS</text:p>
          </table:table-cell>
          <table:table-cell table:style-name="ce22" office:value-type="string">
            <text:p>42469104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340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500 DIRECTION DES SYSTÈMES D'INFORMATION</text:p>
          </table:table-cell>
          <table:table-cell table:style-name="ce22" office:value-type="string">
            <text:p>70000 DIRECTION DES SYSTEMES D'INFOR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MAINTENANCE PRESTATIONS GMA</text:p>
          </table:table-cell>
          <table:table-cell table:style-name="ce66" office:value-type="float" office:value="50000">
            <text:p>5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30/5/13</text:p>
          </table:table-cell>
          <table:table-cell table:style-name="ce22" office:value-type="string">
            <text:p>29/5/17</text:p>
          </table:table-cell>
          <table:table-cell table:style-name="ce121" office:value-type="float" office:value="50000">
            <text:p>50 000 €</text:p>
          </table:table-cell>
          <table:table-cell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GMA CONSULTING</text:p>
          </table:table-cell>
          <table:table-cell table:style-name="ce31" office:value-type="string">
            <text:p>66.17</text:p>
          </table:table-cell>
          <table:table-cell table:style-name="ce52"/>
          <table:table-cell table:style-name="ce121" office:value-type="float" office:value="50000">
            <text:p>50 000 €</text:p>
          </table:table-cell>
          <table:table-cell table:style-name="ce52"/>
          <table:table-cell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GMA CONSULTING SARL</text:p>
          </table:table-cell>
          <table:table-cell table:style-name="ce43" office:value-type="string">
            <text:p>IMMEUBLE LES LAURIERS 812 RUE PAUL VALERY <text:s/>84500 BOLLENE</text:p>
          </table:table-cell>
          <table:table-cell table:style-name="ce22" office:value-type="string">
            <text:p>47953180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393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500 DIRECTION DES SYSTÈMES D'INFORMATION</text:p>
          </table:table-cell>
          <table:table-cell table:style-name="ce22" office:value-type="string">
            <text:p>70000 DIRECTION DES SYSTEMES D'INFOR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RESEAU SOCIAL ENTREPRISE DEFINITION ETUDMISE EN OEUVRE</text:p>
          </table:table-cell>
          <table:table-cell table:style-name="ce66" office:value-type="float" office:value="60000">
            <text:p>6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8/6/13</text:p>
          </table:table-cell>
          <table:table-cell table:style-name="ce22" office:value-type="string">
            <text:p>27/6/14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ORANGE CONSULTING</text:p>
          </table:table-cell>
          <table:table-cell table:style-name="ce31" office:value-type="string">
            <text:p>66.11</text:p>
          </table:table-cell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ORANGE CONSULTING SAS</text:p>
          </table:table-cell>
          <table:table-cell table:style-name="ce43" office:value-type="string">
            <text:p><text:s/>114 RUE MARCADET <text:s/>75018 PARIS 18EME ARRONDISSEMENT</text:p>
          </table:table-cell>
          <table:table-cell table:style-name="ce22" office:value-type="string">
            <text:p>50161504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416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500 DIRECTION DES SYSTÈMES D'INFORMATION</text:p>
          </table:table-cell>
          <table:table-cell table:style-name="ce22" office:value-type="string">
            <text:p>70000 DIRECTION DES SYSTEMES D'INFOR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GESTION IMPRESSION MAINTENANCE EVOLUTION</text:p>
          </table:table-cell>
          <table:table-cell table:style-name="ce66" office:value-type="float" office:value="40000">
            <text:p>4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15/9/13</text:p>
          </table:table-cell>
          <table:table-cell table:style-name="ce22" office:value-type="string">
            <text:p>14/9/17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LUEMEGA TECHNOLOGY</text:p>
          </table:table-cell>
          <table:table-cell table:style-name="ce31" office:value-type="string">
            <text:p>66.07</text:p>
          </table:table-cell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LUEMEGA TECHNOLOGY SASU</text:p>
          </table:table-cell>
          <table:table-cell table:style-name="ce43" office:value-type="string">
            <text:p><text:s/>PARC LES ALGORITHMES BATIMENT HOMERE 91190 ST AUBIN</text:p>
          </table:table-cell>
          <table:table-cell table:style-name="ce22" office:value-type="string">
            <text:p>44342767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3B0418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1500 DIRECTION DES SYSTÈMES D'INFORMATION</text:p>
          </table:table-cell>
          <table:table-cell table:style-name="ce22" office:value-type="string" table:number-columns-spanned="1" table:number-rows-spanned="2">
            <text:p>70000 DIRECTION DES SYSTEMES D'INFORMATION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ESPACES CO - MAINTENANCE EVOLUTIONDESIGN ECRAN</text:p>
          </table:table-cell>
          <table:table-cell table:style-name="ce66" office:value-type="float" office:value="40000" table:number-columns-spanned="1" table:number-rows-spanned="2">
            <text:p>40 000</text:p>
          </table:table-cell>
          <table:table-cell table:style-name="ce31" office:value-type="string" table:number-columns-spanned="1" table:number-rows-spanned="2">
            <text:p>MAPA 2</text:p>
          </table:table-cell>
          <table:table-cell table:style-name="ce43" office:value-type="string" table:number-columns-spanned="1" table:number-rows-spanned="2">
            <text:p>6/9/13</text:p>
          </table:table-cell>
          <table:table-cell table:style-name="ce22" office:value-type="string" table:number-columns-spanned="1" table:number-rows-spanned="2">
            <text:p>5/9/15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EOS - ESPACES CO MAINTENANCE EVOLUTION</text:p>
          </table:table-cell>
          <table:table-cell table:style-name="ce31" office:value-type="string">
            <text:p>66.19</text:p>
          </table:table-cell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NEOS SOFTWARE DEVELOPMENT INTEGRATION SAS</text:p>
          </table:table-cell>
          <table:table-cell table:style-name="ce43" office:value-type="string">
            <text:p><text:s/>15 RUE AUBER <text:s/>75009 PARIS 9EME ARRONDISSEMENT</text:p>
          </table:table-cell>
          <table:table-cell table:style-name="ce22" office:value-type="string">
            <text:p>43947581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ELYPSIA - MAINTENANCE EVOLUTION - ESP CO</text:p>
          </table:table-cell>
          <table:table-cell table:style-name="ce31" office:value-type="string">
            <text:p>66.19</text:p>
          </table:table-cell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ELYPSIA SAS</text:p>
          </table:table-cell>
          <table:table-cell table:style-name="ce43" office:value-type="string">
            <text:p><text:s/>11 AVENUE ANDRE ROUSSIN <text:s/>13016 MARSEILLE 16EME ARRONDISS</text:p>
          </table:table-cell>
          <table:table-cell table:style-name="ce22" office:value-type="string">
            <text:p>48850292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3B0449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1500 DIRECTION DES SYSTÈMES D'INFORMATION</text:p>
          </table:table-cell>
          <table:table-cell table:style-name="ce22" office:value-type="string" table:number-columns-spanned="1" table:number-rows-spanned="2">
            <text:p>70000 DIRECTION DES SYSTEMES D'INFORMATION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SUPPORT MICROSOFT MESSAGERIE COLLABORATIF CONTRAT SUPPORT</text:p>
          </table:table-cell>
          <table:table-cell table:style-name="ce66" office:value-type="float" office:value="75000" table:number-columns-spanned="1" table:number-rows-spanned="2">
            <text:p>75 000</text:p>
          </table:table-cell>
          <table:table-cell table:style-name="ce31" office:value-type="string" table:number-columns-spanned="1" table:number-rows-spanned="2">
            <text:p>MAPA 2</text:p>
          </table:table-cell>
          <table:table-cell table:style-name="ce43" office:value-type="string" table:number-columns-spanned="1" table:number-rows-spanned="2">
            <text:p>31/7/13</text:p>
          </table:table-cell>
          <table:table-cell table:style-name="ce22" office:value-type="string" table:number-columns-spanned="1" table:number-rows-spanned="2">
            <text:p>30/7/17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52" office:value-type="string" table:number-columns-spanned="1" table:number-rows-spanned="2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EXTEC SYSTEMS</text:p>
          </table:table-cell>
          <table:table-cell table:style-name="ce31" office:value-type="string">
            <text:p>66.23</text:p>
          </table:table-cell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NEXTEC SYSTEMS SAS</text:p>
          </table:table-cell>
          <table:table-cell table:style-name="ce43" office:value-type="string">
            <text:p><text:s/>24 AVENUE ANDRE ROUSSIN <text:s/>13016 MARSEILLE 16EME ARRONDISS</text:p>
          </table:table-cell>
          <table:table-cell table:style-name="ce22" office:value-type="string">
            <text:p>43288348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ELYPSIA</text:p>
          </table:table-cell>
          <table:table-cell table:style-name="ce31"/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ELYPSIA SAS</text:p>
          </table:table-cell>
          <table:table-cell table:style-name="ce43" office:value-type="string">
            <text:p><text:s/>11 AVENUE ANDRE ROUSSIN <text:s/>13016 MARSEILLE 16EME ARRONDISS</text:p>
          </table:table-cell>
          <table:table-cell table:style-name="ce22" office:value-type="string">
            <text:p>48850292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4">
            <text:p>H92</text:p>
          </table:table-cell>
          <table:table-cell table:style-name="ce43" office:value-type="string" table:number-columns-spanned="1" table:number-rows-spanned="4">
            <text:p>F</text:p>
          </table:table-cell>
          <table:table-cell table:style-name="ce22" office:value-type="string" table:number-columns-spanned="1" table:number-rows-spanned="4">
            <text:p>1500 DIRECTION DES SYSTÈMES D'INFORMATION</text:p>
          </table:table-cell>
          <table:table-cell table:style-name="ce22" office:value-type="string" table:number-columns-spanned="1" table:number-rows-spanned="4">
            <text:p>70000 DIRECTION DES SYSTEMES D'INFORMATION</text:p>
          </table:table-cell>
          <table:table-cell table:style-name="ce43" office:value-type="string" table:number-columns-spanned="1" table:number-rows-spanned="4">
            <text:p>BC</text:p>
          </table:table-cell>
          <table:table-cell table:style-name="ce22" office:value-type="string" table:number-columns-spanned="1" table:number-rows-spanned="4">
            <text:p>Recond.</text:p>
          </table:table-cell>
          <table:table-cell table:style-name="ce43" office:value-type="string" table:number-columns-spanned="1" table:number-rows-spanned="4">
            <text:p>POSTES TRAVAIL BUREAUTIQUE ET SERVEURS ACHAT MAINTENANCE POUR LA VILLE ET CCAS</text:p>
          </table:table-cell>
          <table:table-cell table:style-name="ce85" office:value-type="float" office:value="2160000" table:number-columns-spanned="1" table:number-rows-spanned="4">
            <text:p>2 160 000 €</text:p>
          </table:table-cell>
          <table:table-cell table:style-name="ce31" office:value-type="string" table:number-columns-spanned="1" table:number-rows-spanned="4">
            <text:p>AOE</text:p>
          </table:table-cell>
          <table:table-cell table:style-name="ce43" office:value-type="string" table:number-columns-spanned="1" table:number-rows-spanned="4">
            <text:p>18/1/13</text:p>
          </table:table-cell>
          <table:table-cell table:style-name="ce22" office:value-type="string" table:number-columns-spanned="1" table:number-rows-spanned="4">
            <text:p>20/1/17</text:p>
          </table:table-cell>
          <table:table-cell table:style-name="ce52" office:value-type="string" table:number-columns-spanned="1" table:number-rows-spanned="4">
            <text:p>sans</text:p>
          </table:table-cell>
          <table:table-cell table:style-name="ce52" office:value-type="string" table:number-columns-spanned="1" table:number-rows-spanned="4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DELL-MICRO ORDINATEURS ET PERIPHERIQUES POUR L ADMINISTRATION</text:p>
          </table:table-cell>
          <table:table-cell table:style-name="ce31"/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DELL SA</text:p>
          </table:table-cell>
          <table:table-cell table:style-name="ce43" office:value-type="string">
            <text:p><text:s/>1 ROND POINT BENJAMIN FRANKLIN <text:s/>34938 MONTPELLIER CEDEX 9</text:p>
          </table:table-cell>
          <table:table-cell table:style-name="ce22" office:value-type="string">
            <text:p>35152822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30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APX INTEGRATION-SERVEURS POUR <text:s/>L ADMINISTRATION</text:p>
          </table:table-cell>
          <table:table-cell table:style-name="ce31"/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PX INTEGRATION SAS</text:p>
          </table:table-cell>
          <table:table-cell table:style-name="ce43" office:value-type="string">
            <text:p>EUROPARC STE VICTOIRE BAT 12 0 <text:s/>13590 MEYREUIL</text:p>
          </table:table-cell>
          <table:table-cell table:style-name="ce22" office:value-type="string">
            <text:p>39914019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30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3">
            <text:p>3</text:p>
          </table:table-cell>
          <table:table-cell table:style-name="ce43" office:value-type="string">
            <text:p>ORDISYS-MICRO ORDINATEUR ET IMPRIMANTES POUR LES ECOLES</text:p>
          </table:table-cell>
          <table:table-cell table:style-name="ce31"/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ORDISYS SARL</text:p>
          </table:table-cell>
          <table:table-cell table:style-name="ce43" office:value-type="string">
            <text:p>ESPACE COMMERCIAL FREJORGUES 121 RUE ROLAND GARROS <text:s/>34130 MAUGUIO</text:p>
          </table:table-cell>
          <table:table-cell table:style-name="ce22" office:value-type="string">
            <text:p>37963786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4">
            <text:p>4</text:p>
          </table:table-cell>
          <table:table-cell table:style-name="ce43" office:value-type="string">
            <text:p>ORDISYS-CLASSES MOBILES</text:p>
          </table:table-cell>
          <table:table-cell table:style-name="ce31"/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ORDISYS SARL</text:p>
          </table:table-cell>
          <table:table-cell table:style-name="ce43" office:value-type="string">
            <text:p>ESPACE COMMERCIAL FREJORGUES 121 RUE ROLAND GARROS <text:s/>34130 MAUGUIO</text:p>
          </table:table-cell>
          <table:table-cell table:style-name="ce22" office:value-type="string">
            <text:p>37963786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I02</text:p>
          </table:table-cell>
          <table:table-cell table:style-name="ce43" office:value-type="string">
            <text:p>T</text:p>
          </table:table-cell>
          <table:table-cell table:style-name="ce22" office:value-type="string">
            <text:p>1500 DIRECTION DES SYSTÈMES D'INFORMATION</text:p>
          </table:table-cell>
          <table:table-cell table:style-name="ce22" office:value-type="string">
            <text:p>26700 TELECOM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RESEAU MUNICIPAL RADIO TETRA TERMINAUXEXTENSION MAINTENANCE</text:p>
          </table:table-cell>
          <table:table-cell table:style-name="ce85" office:value-type="float" office:value="1000000">
            <text:p>1 000 000 €</text:p>
          </table:table-cell>
          <table:table-cell table:style-name="ce31" office:value-type="string">
            <text:p>AOE</text:p>
          </table:table-cell>
          <table:table-cell table:style-name="ce43" office:value-type="string">
            <text:p>29/5/13</text:p>
          </table:table-cell>
          <table:table-cell table:style-name="ce22" office:value-type="string">
            <text:p>28/5/17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ALCO LANGUEDOC</text:p>
          </table:table-cell>
          <table:table-cell table:style-name="ce143"/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TALCO LANGUEDOC SARL</text:p>
          </table:table-cell>
          <table:table-cell table:style-name="ce43" office:value-type="string">
            <text:p><text:s/>40 RUE PINVILLE <text:s/>34000 MONTPELLIER</text:p>
          </table:table-cell>
          <table:table-cell table:style-name="ce22" office:value-type="string">
            <text:p>38039834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C0036</text:p>
          </table:table-cell>
          <table:table-cell table:style-name="ce43" office:value-type="string">
            <text:p>F</text:p>
          </table:table-cell>
          <table:table-cell table:style-name="ce22" office:value-type="string">
            <text:p>84100 DIRECTION DE L'ESPACE PUBLIC</text:p>
          </table:table-cell>
          <table:table-cell table:style-name="ce22" office:value-type="string">
            <text:p>12700 AFFAIRES ECONOMIQUE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LOCATION MATERIEL SONORISATION MANIFESTATIONS</text:p>
          </table:table-cell>
          <table:table-cell table:style-name="ce66" office:value-type="float" office:value="150000">
            <text:p>150 0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2/7/13</text:p>
          </table:table-cell>
          <table:table-cell table:style-name="ce22" office:value-type="string">
            <text:p>1/7/15</text:p>
          </table:table-cell>
          <table:table-cell table:style-name="ce52" office:value-type="string">
            <text:p>Montant maxi annuel 75 000, 00 € HT <text:s text:c="174"/>Montant maxi sur la durée totale du marché (2 ans) <text:s text:c="147"/>150 000, 00 € HT</text:p>
          </table:table-cell>
          <table:table-cell table:style-name="ce52" office:value-type="string">
            <text:p>sans mini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OUND AND LIGHT SYSTEMS</text:p>
          </table:table-cell>
          <table:table-cell table:style-name="ce143" office:value-type="string">
            <text:p>21.05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SOUND <text:s/>AND LIGHT SYSTEMS SLS SARL</text:p>
          </table:table-cell>
          <table:table-cell table:style-name="ce43" office:value-type="string">
            <text:p>ZAC DE MEJANNES LES ALES 291 AVENUE JEAN CHAPTAL <text:s/>30340 MEJANNES LES ALES</text:p>
          </table:table-cell>
          <table:table-cell table:style-name="ce22" office:value-type="string">
            <text:p>48226327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7" office:value-type="string">
            <text:p>2M1294</text:p>
          </table:table-cell>
          <table:table-cell table:style-name="ce46" office:value-type="string">
            <text:p>S</text:p>
          </table:table-cell>
          <table:table-cell table:style-name="ce23" office:value-type="string">
            <text:p>1300 DIRECTION RELATIONS AUX PUBLICS</text:p>
          </table:table-cell>
          <table:table-cell table:style-name="ce23" office:value-type="string">
            <text:p>10000 SERVICE COMMUNAL HYGIENE SANTE</text:p>
          </table:table-cell>
          <table:table-cell table:style-name="ce46" office:value-type="string">
            <text:p>BC</text:p>
          </table:table-cell>
          <table:table-cell table:style-name="ce23" office:value-type="string">
            <text:p>Ni rec. ni cond.</text:p>
          </table:table-cell>
          <table:table-cell table:style-name="ce46" office:value-type="string">
            <text:p>LUTTE ANTI VECTORIELLE ET CAMPAGNES DE DERATISATION TERRITOIRE <text:s/>ET BAT COMMUNAUX</text:p>
          </table:table-cell>
          <table:table-cell table:style-name="ce70" office:value-type="float" office:value="90000">
            <text:p>90 000</text:p>
          </table:table-cell>
          <table:table-cell table:style-name="ce92" office:value-type="string">
            <text:p>MAPA 3</text:p>
          </table:table-cell>
          <table:table-cell table:style-name="ce46" office:value-type="string">
            <text:p>18/1/13</text:p>
          </table:table-cell>
          <table:table-cell table:style-name="ce23" office:value-type="string">
            <text:p>17/1/15</text:p>
          </table:table-cell>
          <table:table-cell table:style-name="ce115" table:number-columns-repeated="2"/>
          <table:table-cell table:style-name="ce46" office:value-type="float" office:value="1">
            <text:p>1</text:p>
          </table:table-cell>
          <table:table-cell table:style-name="ce46" office:value-type="string">
            <text:p>ANTIGONE SERVICE</text:p>
          </table:table-cell>
          <table:table-cell table:style-name="ce145" office:value-type="string">
            <text:p>73.07</text:p>
          </table:table-cell>
          <table:table-cell table:style-name="ce115" table:number-columns-repeated="4"/>
          <table:table-cell table:style-name="ce46" office:value-type="string">
            <text:p>T</text:p>
          </table:table-cell>
          <table:table-cell table:style-name="ce46" office:value-type="string">
            <text:p>ANTIGONE SERVICE SARL</text:p>
          </table:table-cell>
          <table:table-cell table:style-name="ce46" office:value-type="string">
            <text:p>PARC D ACTIVITE LA GARRIGUE 3 AVENUE DES COMPAGNONS BP 21 34171 CASTELNAU LE LEZ</text:p>
          </table:table-cell>
          <table:table-cell table:style-name="ce23" office:value-type="string">
            <text:p>34934666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31" office:value-type="string">
            <text:p>3B0303</text:p>
          </table:table-cell>
          <table:table-cell table:style-name="ce52" office:value-type="string">
            <text:p>F</text:p>
          </table:table-cell>
          <table:table-cell table:style-name="ce31" office:value-type="string">
            <text:p>1300 DIRECTION RELATIONS AUX PUBLICS</text:p>
          </table:table-cell>
          <table:table-cell table:style-name="ce31" office:value-type="string">
            <text:p>404 SERVICE VIE QUOTIDIENNE</text:p>
          </table:table-cell>
          <table:table-cell table:style-name="ce52" office:value-type="string">
            <text:p>BC</text:p>
          </table:table-cell>
          <table:table-cell table:style-name="ce31" office:value-type="string">
            <text:p>Art 28 et 77-I des marchés <text:s/>publics</text:p>
          </table:table-cell>
          <table:table-cell table:style-name="ce52" office:value-type="string">
            <text:p>FOURNITURES SPECIFIQUE A LA CONSTITUTION DES DOSSIERS DE PIECES D'IDENTITE</text:p>
          </table:table-cell>
          <table:table-cell table:style-name="ce68" office:value-type="float" office:value="17800">
            <text:p>17 800</text:p>
          </table:table-cell>
          <table:table-cell table:style-name="ce31" office:value-type="string">
            <text:p>MAPA2</text:p>
          </table:table-cell>
          <table:table-cell table:style-name="ce96" office:value-type="date" office:date-value="2013-06-19">
            <text:p>19/06/2013</text:p>
          </table:table-cell>
          <table:table-cell table:style-name="ce99" office:value-type="date" office:date-value="2016-06-18">
            <text:p>18/06/2016</text:p>
          </table:table-cell>
          <table:table-cell table:style-name="ce105" office:value-type="float" office:value="14200">
            <text:p>14 200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office:value-type="string">
            <text:p>Tampons encre invisible pour prise d'empreintes digitales,</text:p>
          </table:table-cell>
          <table:table-cell table:style-name="ce143" office:value-type="string">
            <text:p>38.01</text:p>
          </table:table-cell>
          <table:table-cell table:style-name="ce105" office:value-type="float" office:value="2150">
            <text:p>2 150</text:p>
          </table:table-cell>
          <table:table-cell table:style-name="ce52" office:value-type="float" office:value="8600">
            <text:p>8600</text:p>
          </table:table-cell>
          <table:table-cell table:style-name="ce52" table:number-columns-repeated="2"/>
          <table:table-cell table:style-name="ce52" office:value-type="string">
            <text:p>T</text:p>
          </table:table-cell>
          <table:table-cell table:style-name="ce52" office:value-type="string">
            <text:p>BERGER-LEVRAULT</text:p>
          </table:table-cell>
          <table:table-cell table:style-name="ce52" office:value-type="string">
            <text:p>BERGER-LEVRAULT 231, rue Pierre et Marie Curie 31676 LABEGE</text:p>
          </table:table-cell>
          <table:table-cell table:style-name="ce31" office:value-type="float" office:value="755800646">
            <text:p>755800646</text:p>
          </table:table-cell>
          <table:table-cell table:style-name="ce171"/>
          <table:table-cell table:style-name="ce174" table:number-columns-repeated="231"/>
          <table:table-cell table:style-name="ce53" table:number-columns-repeated="768"/>
        </table:table-row>
        <table:table-row table:style-name="ro13">
          <table:table-cell table:style-name="ce31"/>
          <table:table-cell table:style-name="ce52"/>
          <table:table-cell table:style-name="ce31" table:number-columns-repeated="2"/>
          <table:table-cell table:style-name="ce52"/>
          <table:table-cell table:style-name="ce31"/>
          <table:table-cell table:style-name="ce52"/>
          <table:table-cell table:style-name="ce68"/>
          <table:table-cell table:style-name="ce31"/>
          <table:table-cell table:style-name="ce96"/>
          <table:table-cell table:style-name="ce99"/>
          <table:table-cell table:style-name="ce105"/>
          <table:table-cell table:style-name="ce52"/>
          <table:table-cell table:style-name="ce52" office:value-type="float" office:value="2">
            <text:p>2</text:p>
          </table:table-cell>
          <table:table-cell table:style-name="ce52" office:value-type="string">
            <text:p>Etiquettes Double Face pour photos d'identité</text:p>
          </table:table-cell>
          <table:table-cell table:style-name="ce143" office:value-type="string">
            <text:p>38.01</text:p>
          </table:table-cell>
          <table:table-cell table:style-name="ce105" office:value-type="float" office:value="800">
            <text:p>800</text:p>
          </table:table-cell>
          <table:table-cell table:style-name="ce52" office:value-type="float" office:value="3200">
            <text:p>3200</text:p>
          </table:table-cell>
          <table:table-cell table:style-name="ce52" table:number-columns-repeated="2"/>
          <table:table-cell table:style-name="ce52" office:value-type="string">
            <text:p>T</text:p>
          </table:table-cell>
          <table:table-cell table:style-name="ce52" office:value-type="string">
            <text:p>BERGER-LEVRAULT</text:p>
          </table:table-cell>
          <table:table-cell table:style-name="ce52" office:value-type="string">
            <text:p>Idem</text:p>
          </table:table-cell>
          <table:table-cell table:style-name="ce31" office:value-type="string">
            <text:p>Idem</text:p>
          </table:table-cell>
          <table:table-cell table:style-name="ce171"/>
          <table:table-cell table:style-name="ce174" table:number-columns-repeated="231"/>
          <table:table-cell table:style-name="ce53" table:number-columns-repeated="768"/>
        </table:table-row>
        <table:table-row table:style-name="ro13">
          <table:table-cell table:style-name="ce31"/>
          <table:table-cell table:style-name="ce52"/>
          <table:table-cell table:style-name="ce31" table:number-columns-repeated="2"/>
          <table:table-cell table:style-name="ce52"/>
          <table:table-cell table:style-name="ce31"/>
          <table:table-cell table:style-name="ce52"/>
          <table:table-cell table:style-name="ce68"/>
          <table:table-cell table:style-name="ce31"/>
          <table:table-cell table:style-name="ce96"/>
          <table:table-cell table:style-name="ce99"/>
          <table:table-cell table:style-name="ce105"/>
          <table:table-cell table:style-name="ce52"/>
          <table:table-cell table:style-name="ce52" office:value-type="float" office:value="3">
            <text:p>3</text:p>
          </table:table-cell>
          <table:table-cell table:style-name="ce52" office:value-type="string">
            <text:p>Pochettes transparentes pour photos d'identité</text:p>
          </table:table-cell>
          <table:table-cell table:style-name="ce143" office:value-type="string">
            <text:p>38.01</text:p>
          </table:table-cell>
          <table:table-cell table:style-name="ce105" office:value-type="float" office:value="600">
            <text:p>600</text:p>
          </table:table-cell>
          <table:table-cell table:style-name="ce52" office:value-type="float" office:value="2400">
            <text:p>2400</text:p>
          </table:table-cell>
          <table:table-cell table:style-name="ce52" table:number-columns-repeated="2"/>
          <table:table-cell table:style-name="ce52" office:value-type="string">
            <text:p>T</text:p>
          </table:table-cell>
          <table:table-cell table:style-name="ce52" office:value-type="string">
            <text:p>BERGER-LEVRAULT</text:p>
          </table:table-cell>
          <table:table-cell table:style-name="ce52" office:value-type="string">
            <text:p>Idem</text:p>
          </table:table-cell>
          <table:table-cell table:style-name="ce31" office:value-type="string">
            <text:p>Idem</text:p>
          </table:table-cell>
          <table:table-cell table:style-name="ce171"/>
          <table:table-cell table:style-name="ce174" table:number-columns-repeated="231"/>
          <table:table-cell table:style-name="ce53" table:number-columns-repeated="768"/>
        </table:table-row>
        <table:table-row table:style-name="ro13">
          <table:table-cell table:style-name="ce31"/>
          <table:table-cell table:style-name="ce52"/>
          <table:table-cell table:style-name="ce31" table:number-columns-repeated="2"/>
          <table:table-cell table:style-name="ce52"/>
          <table:table-cell table:style-name="ce31"/>
          <table:table-cell table:style-name="ce52"/>
          <table:table-cell table:style-name="ce68"/>
          <table:table-cell table:style-name="ce31"/>
          <table:table-cell table:style-name="ce96"/>
          <table:table-cell table:style-name="ce99"/>
          <table:table-cell table:style-name="ce105"/>
          <table:table-cell table:style-name="ce52"/>
          <table:table-cell table:style-name="ce52" office:value-type="float" office:value="4">
            <text:p>4</text:p>
          </table:table-cell>
          <table:table-cell table:style-name="ce52" office:value-type="string">
            <text:p>Rlx Thermiques (Sans Suite)</text:p>
          </table:table-cell>
          <table:table-cell table:style-name="ce143" office:value-type="string">
            <text:p>38.01</text:p>
          </table:table-cell>
          <table:table-cell table:style-name="ce105" office:value-type="string">
            <text:p>sans suite</text:p>
          </table:table-cell>
          <table:table-cell table:style-name="ce52" office:value-type="string">
            <text:p>sans suite</text:p>
          </table:table-cell>
          <table:table-cell table:style-name="ce52" table:number-columns-repeated="3"/>
          <table:table-cell table:style-name="ce52" office:value-type="string">
            <text:p>Sans suite</text:p>
          </table:table-cell>
          <table:table-cell table:style-name="ce52"/>
          <table:table-cell table:style-name="ce31"/>
          <table:table-cell table:style-name="ce171"/>
          <table:table-cell table:style-name="ce174" table:number-columns-repeated="231"/>
          <table:table-cell table:style-name="ce53" table:number-columns-repeated="768"/>
        </table:table-row>
        <table:table-row table:style-name="ro13">
          <table:table-cell table:style-name="ce32" office:value-type="string">
            <text:p>3D0164</text:p>
          </table:table-cell>
          <table:table-cell table:style-name="ce47" office:value-type="string">
            <text:p>S</text:p>
          </table:table-cell>
          <table:table-cell table:style-name="ce20" office:value-type="string">
            <text:p>1700 DIRECTION DES RESSOURCES HUMAINES</text:p>
          </table:table-cell>
          <table:table-cell table:style-name="ce20" office:value-type="string">
            <text:p>81000 CARRIERES ET REMUNERATION</text:p>
          </table:table-cell>
          <table:table-cell table:style-name="ce47" office:value-type="string">
            <text:p>BC</text:p>
          </table:table-cell>
          <table:table-cell table:style-name="ce20" office:value-type="string">
            <text:p>Recond.</text:p>
          </table:table-cell>
          <table:table-cell table:style-name="ce47" office:value-type="string">
            <text:p>FOURNITURE TITRES RESTAURATION</text:p>
          </table:table-cell>
          <table:table-cell table:style-name="ce74" office:value-type="float" office:value="14600000">
            <text:p>14 600 000</text:p>
          </table:table-cell>
          <table:table-cell table:style-name="ce79" office:value-type="string">
            <text:p>A.O.E</text:p>
          </table:table-cell>
          <table:table-cell table:style-name="ce47" office:value-type="string">
            <text:p>12/11/13</text:p>
          </table:table-cell>
          <table:table-cell table:style-name="ce20" office:value-type="string">
            <text:p>14/11/17</text:p>
          </table:table-cell>
          <table:table-cell table:style-name="ce122" office:value-type="string">
            <text:p>sans </text:p>
          </table:table-cell>
          <table:table-cell table:style-name="ce114" office:value-type="string">
            <text:p>sans 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NATIXIS INTERTITRES</text:p>
          </table:table-cell>
          <table:table-cell table:style-name="ce148" office:value-type="string">
            <text:p>65.03</text:p>
          </table:table-cell>
          <table:table-cell table:style-name="ce114" table:number-columns-repeated="4"/>
          <table:table-cell table:style-name="ce47" office:value-type="string">
            <text:p>T</text:p>
          </table:table-cell>
          <table:table-cell table:style-name="ce47" office:value-type="string">
            <text:p>NATIXIS INTERTITRES SA</text:p>
          </table:table-cell>
          <table:table-cell table:style-name="ce47" office:value-type="string">
            <text:p><text:s/>30 AVENUE PIERRE MENDES FRANCE <text:s/>75013 PARIS 13EME ARRONDISSEMENT</text:p>
          </table:table-cell>
          <table:table-cell table:style-name="ce20" office:value-type="string">
            <text:p>71850338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2M1320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700 DIRECTION DES RESSOURCES HUMAINES</text:p>
          </table:table-cell>
          <table:table-cell table:style-name="ce22" office:value-type="string">
            <text:p>81300 GESTION PREVISIONNELLE POSTES ET EMPLOI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GESTION DU TEMPS SOLUTION ACQUISITIONMAINTENANCE PRESTATIONS ASSOCIEES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22/4/13</text:p>
          </table:table-cell>
          <table:table-cell table:style-name="ce22" office:value-type="string">
            <text:p>21/4/17</text:p>
          </table:table-cell>
          <table:table-cell table:style-name="ce52" office:value-type="string">
            <text:p>Montant total du marché : 80000 et <text:s/>tranches HT, ou maxi.du marché HT : </text:p>
            <text:p>Période initiale : 35000 <text:s/>1ière année de reconduction : 15000</text:p>
            <text:p>2e année de reconduction : 15000 3e année de reconduction : 150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HOROQUARTZ</text:p>
          </table:table-cell>
          <table:table-cell table:style-name="ce31" office:value-type="string">
            <text:p>66.1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HOROQUARTZ SA TOULOUSE</text:p>
          </table:table-cell>
          <table:table-cell table:style-name="ce43" office:value-type="string">
            <text:p><text:s/>9 RUE PAULIN TALABOT <text:s/>31100 TOULOUSE</text:p>
          </table:table-cell>
          <table:table-cell table:style-name="ce22" office:value-type="string">
            <text:p>39924392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2M1366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700 DIRECTION DES RESSOURCES HUMAINES</text:p>
          </table:table-cell>
          <table:table-cell table:style-name="ce22" office:value-type="string">
            <text:p>81500 PREVENTION DES RISQUES PROFESSIONNEL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ACHAT LOGICIEL MEDECINE DU TRAVAIL ETPRESTATIONS ASOCIEES</text:p>
          </table:table-cell>
          <table:table-cell table:style-name="ce66" office:value-type="float" office:value="36000">
            <text:p>36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31/1/13</text:p>
          </table:table-cell>
          <table:table-cell table:style-name="ce22" office:value-type="string">
            <text:p>30/3/18</text:p>
          </table:table-cell>
          <table:table-cell table:style-name="ce123" office:value-type="float" office:value="45165.744">
            <text:p>45 165,74 <text:s text:c="2"/>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AXESS SOLUTIONS SANTE</text:p>
          </table:table-cell>
          <table:table-cell table:style-name="ce31" office:value-type="string">
            <text:p>66.2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RMEN INFORMATIQUE SASU</text:p>
          </table:table-cell>
          <table:table-cell table:style-name="ce43" office:value-type="string">
            <text:p><text:s/>1 RUE AMADEUS MOZART <text:s/>26000 VALENCE</text:p>
          </table:table-cell>
          <table:table-cell table:style-name="ce22" office:value-type="string">
            <text:p>40889522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270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700 DIRECTION DES RESSOURCES HUMAINES</text:p>
          </table:table-cell>
          <table:table-cell table:style-name="ce22" office:value-type="string">
            <text:p>81100 FORMATION ET COMPETENCE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INTERPRETE LANGUE DES SIGNES</text:p>
          </table:table-cell>
          <table:table-cell table:style-name="ce66" office:value-type="float" office:value="50000">
            <text:p>50 00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0/4/13</text:p>
          </table:table-cell>
          <table:table-cell table:style-name="ce22" office:value-type="string">
            <text:p>9/4/15</text:p>
          </table:table-cell>
          <table:table-cell table:style-name="ce37" office:value-type="float" office:value="50000">
            <text:p>50000</text:p>
          </table:table-cell>
          <table:table-cell table:style-name="ce37"/>
          <table:table-cell table:style-name="ce43" office:value-type="float" office:value="1">
            <text:p>1</text:p>
          </table:table-cell>
          <table:table-cell table:style-name="ce43" office:value-type="string">
            <text:p>DES L SCOP INTERPRETE LANGUE DES SIGNES</text:p>
          </table:table-cell>
          <table:table-cell table:style-name="ce31" office:value-type="string">
            <text:p>70.0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DES L SCOPSARL</text:p>
          </table:table-cell>
          <table:table-cell table:style-name="ce43" office:value-type="string">
            <text:p><text:s/>28 RUE DES ANEMONES <text:s/>34170 CASTELNAU LE LEZ</text:p>
          </table:table-cell>
          <table:table-cell table:style-name="ce22" office:value-type="string">
            <text:p>51516265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C0329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700 DIRECTION DES RESSOURCES HUMAINES</text:p>
          </table:table-cell>
          <table:table-cell table:style-name="ce22" office:value-type="string">
            <text:p>81000 CARRIERES ET REMUNERATION</text:p>
          </table:table-cell>
          <table:table-cell table:style-name="ce43" office:value-type="string">
            <text:p>Tranches</text:p>
          </table:table-cell>
          <table:table-cell table:style-name="ce22" office:value-type="string">
            <text:p>Tr. cond.</text:p>
          </table:table-cell>
          <table:table-cell table:style-name="ce43" office:value-type="string">
            <text:p>AMO SOLUTION GESTION RESSOURCES HUMAINES</text:p>
          </table:table-cell>
          <table:table-cell table:style-name="ce66" office:value-type="float" office:value="160000">
            <text:p>160 0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1/9/13</text:p>
          </table:table-cell>
          <table:table-cell table:style-name="ce22" office:value-type="string">
            <text:p>1/3/15</text:p>
          </table:table-cell>
          <table:table-cell table:style-name="ce52" table:number-columns-repeated="2"/>
          <table:table-cell table:style-name="ce43" office:value-type="float" office:value="1">
            <text:p>1</text:p>
          </table:table-cell>
          <table:table-cell table:style-name="ce43" office:value-type="string">
            <text:p>ATEXO AMO SOLUTION GESTION RH RESSOURCES HUMAINES</text:p>
          </table:table-cell>
          <table:table-cell table:style-name="ce31" office:value-type="string">
            <text:p>69.01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ATEXO CONSEIL SAS</text:p>
          </table:table-cell>
          <table:table-cell table:style-name="ce43" office:value-type="string">
            <text:p><text:s/>17 BOULEVARD DES CAPUCINES <text:s/>75002 PARIS 2EME ARRONDISSEMENT</text:p>
          </table:table-cell>
          <table:table-cell table:style-name="ce22" office:value-type="string">
            <text:p>42255175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D0164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700 DIRECTION DES RESSOURCES HUMAINES</text:p>
          </table:table-cell>
          <table:table-cell table:style-name="ce22" office:value-type="string">
            <text:p>81000 CARRIERES ET REMUNER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FOURNITURE TITRES RESTAURATION</text:p>
          </table:table-cell>
          <table:table-cell table:style-name="ce66" office:value-type="float" office:value="14600000">
            <text:p>14 600 000</text:p>
          </table:table-cell>
          <table:table-cell table:style-name="ce31" office:value-type="string">
            <text:p>A.O.E</text:p>
          </table:table-cell>
          <table:table-cell table:style-name="ce43" office:value-type="string">
            <text:p>12/11/13</text:p>
          </table:table-cell>
          <table:table-cell table:style-name="ce22" office:value-type="string">
            <text:p>14/11/17</text:p>
          </table:table-cell>
          <table:table-cell table:number-columns-repeated="2" table:style-name="ce52" office:value-type="string">
            <text:p>san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ATIXIS INTERTITRES</text:p>
          </table:table-cell>
          <table:table-cell table:style-name="ce31" office:value-type="string">
            <text:p>65.03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NATIXIS INTERTITRES SA</text:p>
          </table:table-cell>
          <table:table-cell table:style-name="ce43" office:value-type="string">
            <text:p><text:s/>30 AVENUE PIERRE MENDES FRANCE <text:s/>75013 PARIS 13EME ARRONDISSEMENT</text:p>
          </table:table-cell>
          <table:table-cell table:style-name="ce22" office:value-type="string">
            <text:p>718503386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7" office:value-type="string">
            <text:p>3D0289</text:p>
          </table:table-cell>
          <table:table-cell table:style-name="ce51" office:value-type="string">
            <text:p>S</text:p>
          </table:table-cell>
          <table:table-cell table:style-name="ce27" office:value-type="string">
            <text:p><text:s/></text:p>
          </table:table-cell>
          <table:table-cell table:style-name="ce27" office:value-type="string">
            <text:p>22000 SPORTS</text:p>
          </table:table-cell>
          <table:table-cell table:style-name="ce51" office:value-type="string">
            <text:p>ordinaire</text:p>
          </table:table-cell>
          <table:table-cell table:style-name="ce27" office:value-type="string">
            <text:p>Ni rec. ni cond.</text:p>
          </table:table-cell>
          <table:table-cell table:style-name="ce51" office:value-type="string">
            <text:p>MONTPELLIER WATERSPORTS CLUB DE HAUTNIVEAU PRESTATIONS DE SERVICE</text:p>
          </table:table-cell>
          <table:table-cell table:style-name="ce86" office:value-type="float" office:value="30000">
            <text:p>30 000</text:p>
          </table:table-cell>
          <table:table-cell table:style-name="ce80" office:value-type="string">
            <text:p>Article 30</text:p>
          </table:table-cell>
          <table:table-cell table:style-name="ce51" office:value-type="string">
            <text:p>9/10/13</text:p>
          </table:table-cell>
          <table:table-cell table:style-name="ce27" office:value-type="string">
            <text:p>8/10/14</text:p>
          </table:table-cell>
          <table:table-cell table:style-name="ce116" office:value-type="float" office:value="30000">
            <text:p>30000</text:p>
          </table:table-cell>
          <table:table-cell table:style-name="ce116"/>
          <table:table-cell table:style-name="ce51" office:value-type="float" office:value="1">
            <text:p>1</text:p>
          </table:table-cell>
          <table:table-cell table:style-name="ce51" office:value-type="string">
            <text:p>MONTPELLIER WATERSPORTS</text:p>
          </table:table-cell>
          <table:table-cell table:style-name="ce80" office:value-type="string">
            <text:p>80.08</text:p>
          </table:table-cell>
          <table:table-cell table:number-columns-repeated="4" table:style-name="ce52" office:value-type="string">
            <text:p>SAN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MONTPELLIER WATER SPORTS SAS</text:p>
          </table:table-cell>
          <table:table-cell table:style-name="ce43" office:value-type="string">
            <text:p><text:s/>9 IMPASSE DU CLAPAS <text:s/>34820 TEYRAN</text:p>
          </table:table-cell>
          <table:table-cell table:style-name="ce22" office:value-type="string">
            <text:p>53828808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>
            <text:p>3D0202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<text:s/></text:p>
          </table:table-cell>
          <table:table-cell table:style-name="ce22" office:value-type="string">
            <text:p>22000 SPORTS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MONTPELLIER HERAULT RUGBY CLUB HAUTNIVEAU PRESTATION SERVICE</text:p>
          </table:table-cell>
          <table:table-cell table:style-name="ce66" office:value-type="float" office:value="120000">
            <text:p>120 00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2/8/13</text:p>
          </table:table-cell>
          <table:table-cell table:style-name="ce22" office:value-type="string">
            <text:p>11/8/14</text:p>
          </table:table-cell>
          <table:table-cell table:style-name="ce52" office:value-type="float" office:value="135000">
            <text:p>1350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MONTPELLIER RUGBY CLUB</text:p>
          </table:table-cell>
          <table:table-cell table:style-name="ce31" office:value-type="string">
            <text:p>80.08</text:p>
          </table:table-cell>
          <table:table-cell table:number-columns-repeated="4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MONTPELLIER RUGBY CLUB MRC</text:p>
          </table:table-cell>
          <table:table-cell table:style-name="ce43" office:value-type="string">
            <text:p>STADE YVES DU MANOIR 500 AVENUE VANIERES <text:s/>34070 MONTPELLIER</text:p>
          </table:table-cell>
          <table:table-cell table:style-name="ce22" office:value-type="string">
            <text:p>43383902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22" office:value-type="string" table:number-columns-spanned="1" table:number-rows-spanned="2">
            <text:p>3D0201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<text:s/></text:p>
          </table:table-cell>
          <table:table-cell table:style-name="ce22" office:value-type="string" table:number-columns-spanned="1" table:number-rows-spanned="2">
            <text:p>22000 SPORTS</text:p>
          </table:table-cell>
          <table:table-cell table:style-name="ce43" office:value-type="string" table:number-columns-spanned="1" table:number-rows-spanned="2">
            <text:p>ordinaire</text:p>
          </table:table-cell>
          <table:table-cell table:style-name="ce22" office:value-type="string" table:number-columns-spanned="1" table:number-rows-spanned="2">
            <text:p>Ni rec. ni cond.</text:p>
          </table:table-cell>
          <table:table-cell table:style-name="ce43" office:value-type="string" table:number-columns-spanned="1" table:number-rows-spanned="2">
            <text:p>PRESTATION SERVICE CLUB HAUT NIVEAU MHSC</text:p>
          </table:table-cell>
          <table:table-cell table:style-name="ce66" office:value-type="float" office:value="120000" table:number-columns-spanned="1" table:number-rows-spanned="2">
            <text:p>120 000</text:p>
          </table:table-cell>
          <table:table-cell table:style-name="ce31" office:value-type="string" table:number-columns-spanned="1" table:number-rows-spanned="2">
            <text:p>Article 30</text:p>
          </table:table-cell>
          <table:table-cell table:style-name="ce43" office:value-type="string" table:number-columns-spanned="1" table:number-rows-spanned="2">
            <text:p>16/8/13</text:p>
          </table:table-cell>
          <table:table-cell table:style-name="ce22" office:value-type="string" table:number-columns-spanned="1" table:number-rows-spanned="2">
            <text:p>15/8/14</text:p>
          </table:table-cell>
          <table:table-cell table:style-name="ce52" office:value-type="float" office:value="110730" table:number-columns-spanned="1" table:number-rows-spanned="2">
            <text:p>110730</text:p>
          </table:table-cell>
          <table:table-cell table:style-name="ce52" office:value-type="float" office:value="110730" table:number-columns-spanned="1" table:number-rows-spanned="2">
            <text:p>11073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NTPELLIER HERAULT SC-PANNEAUTIQUE ET LOGE</text:p>
          </table:table-cell>
          <table:table-cell table:style-name="ce31" office:value-type="string">
            <text:p>80.08</text:p>
          </table:table-cell>
          <table:table-cell table:style-name="ce52" office:value-type="float" office:value="95000">
            <text:p>95000</text:p>
          </table:table-cell>
          <table:table-cell table:number-columns-repeated="3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MONTPELLIER HERAULT SPORT CLUB</text:p>
          </table:table-cell>
          <table:table-cell table:style-name="ce43" office:value-type="string">
            <text:p>DOMAINE DE GRAMMONT AVENUE ALBERT EINSTEIN <text:s/>34967 MONTPELLIER CEDEX 2</text:p>
          </table:table-cell>
          <table:table-cell table:style-name="ce22" office:value-type="string">
            <text:p>438180523</text:p>
          </table:table-cell>
          <table:table-cell/>
          <table:table-cell table:style-name="ce53" table:number-columns-repeated="999"/>
        </table:table-row>
        <table:table-row table:style-name="ro13">
          <table:covered-table-cell table:number-columns-repeated="7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MONTPELLIER HERAULT SC-ABONNEMENTS</text:p>
          </table:table-cell>
          <table:table-cell table:style-name="ce31" office:value-type="string">
            <text:p>80.08</text:p>
          </table:table-cell>
          <table:table-cell table:style-name="ce52" office:value-type="float" office:value="15730">
            <text:p>15730</text:p>
          </table:table-cell>
          <table:table-cell table:number-columns-repeated="3" table:style-name="ce52" office:value-type="string">
            <text:p>SANS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MONTPELLIER HERAULT SPORT CLUB</text:p>
          </table:table-cell>
          <table:table-cell table:style-name="ce43" office:value-type="string">
            <text:p>DOMAINE DE GRAMMONT AVENUE ALBERT EINSTEIN <text:s/>34967 MONTPELLIER CEDEX 2</text:p>
          </table:table-cell>
          <table:table-cell table:style-name="ce22" office:value-type="string">
            <text:p>438180523</text:p>
          </table:table-cell>
          <table:table-cell/>
          <table:table-cell table:style-name="ce53" table:number-columns-repeated="999"/>
        </table:table-row>
        <table:table-row table:style-name="ro13">
          <table:table-cell table:style-name="ce22" office:value-type="string">
            <text:p>3C004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600 DIRECTION URBANISME OPÉRATIONNEL</text:p>
          </table:table-cell>
          <table:table-cell table:style-name="ce22" office:value-type="string">
            <text:p>26000 DROIT DES SOLS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ARCHITECTE CONSEIL URBANISME AUTORISATION OCCUPATION SOLS</text:p>
          </table:table-cell>
          <table:table-cell table:style-name="ce66" office:value-type="float" office:value="160000">
            <text:p>160 000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17/7/13</text:p>
          </table:table-cell>
          <table:table-cell table:style-name="ce22" office:value-type="string">
            <text:p>16/7/17</text:p>
          </table:table-cell>
          <table:table-cell table:style-name="ce52" office:value-type="float" office:value="160000">
            <text:p>160000</text:p>
          </table:table-cell>
          <table:table-cell table:style-name="ce52" office:value-type="float" office:value="40000">
            <text:p>40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LAIN VERNET</text:p>
          </table:table-cell>
          <table:table-cell table:style-name="ce31" office:value-type="string">
            <text:p>70.12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VERNET ALAIN</text:p>
          </table:table-cell>
          <table:table-cell table:style-name="ce43" office:value-type="string">
            <text:p>LE DIAMANT BATIMENT C 21 PLACE D ACADIE <text:s/>34000 MONTPELLIER</text:p>
          </table:table-cell>
          <table:table-cell table:style-name="ce22" office:value-type="string">
            <text:p>31281337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7">
          <table:table-cell table:style-name="ce13" office:value-type="string">
            <text:p>3C0605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2900 DIRECTION DE LA COMMUNICATION</text:p>
          </table:table-cell>
          <table:table-cell table:style-name="ce22" office:value-type="string">
            <text:p>12500 DIRECTION DE LA COMMUNICATION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FOIRE INTERNATIONALE MONTPELLIER PARTICIPATION DE LA VILLE 11 AU 21 OCTOB</text:p>
          </table:table-cell>
          <table:table-cell table:style-name="ce66" office:value-type="float" office:value="25250">
            <text:p>25 25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/10/13</text:p>
          </table:table-cell>
          <table:table-cell table:style-name="ce22" office:value-type="string">
            <text:p>23/10/13</text:p>
          </table:table-cell>
          <table:table-cell table:style-name="ce52" office:value-type="float" office:value="35000">
            <text:p>350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ENJOY MONTPELLIER SAEM</text:p>
          </table:table-cell>
          <table:table-cell table:style-name="ce22" office:value-type="string">
            <text:p>72.03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MONTPELLER EVENTS SAEML</text:p>
          </table:table-cell>
          <table:table-cell table:style-name="ce43" office:value-type="string">
            <text:p><text:s/>ESPLANADE CHARLES DE GAULLE BOITE POSTALE 2200 34027 MONTPELLIER</text:p>
          </table:table-cell>
          <table:table-cell table:style-name="ce22" office:value-type="string">
            <text:p>38259188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I08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12900 DIRECTION DE LA COMMUNICATION</text:p>
          </table:table-cell>
          <table:table-cell table:style-name="ce22" office:value-type="string" table:number-columns-spanned="1" table:number-rows-spanned="2">
            <text:p>12500 DIRECTION DE LA COMMUNICATION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COMMUNICATION DE LA VILLE</text:p>
          </table:table-cell>
          <table:table-cell table:style-name="ce31" office:value-type="float" office:value="4400000" table:number-columns-spanned="1" table:number-rows-spanned="2">
            <text:p>4400000</text:p>
          </table:table-cell>
          <table:table-cell table:style-name="ce31" table:number-columns-spanned="1" table:number-rows-spanned="2"/>
          <table:table-cell table:style-name="ce43" office:value-type="string" table:number-columns-spanned="1" table:number-rows-spanned="2">
            <text:p>5/6/13</text:p>
          </table:table-cell>
          <table:table-cell table:style-name="ce22" office:value-type="string" table:number-columns-spanned="1" table:number-rows-spanned="2">
            <text:p>4/6/17</text:p>
          </table:table-cell>
          <table:table-cell table:style-name="ce52" office:value-type="float" office:value="4400000" table:number-columns-spanned="1" table:number-rows-spanned="2">
            <text:p>4400000</text:p>
          </table:table-cell>
          <table:table-cell table:style-name="ce52" office:value-type="float" office:value="1000000" table:number-columns-spanned="1" table:number-rows-spanned="2">
            <text:p>1000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VOIX PUBLIQUE - COMM INSTITUTIONNELLE</text:p>
          </table:table-cell>
          <table:table-cell table:style-name="ce22"/>
          <table:table-cell table:style-name="ce52" office:value-type="float" office:value="550000">
            <text:p>550000</text:p>
          </table:table-cell>
          <table:table-cell table:style-name="ce52" office:value-type="float" office:value="2200000">
            <text:p>2200000</text:p>
          </table:table-cell>
          <table:table-cell table:style-name="ce52" office:value-type="float" office:value="100000">
            <text:p>100000</text:p>
          </table:table-cell>
          <table:table-cell table:style-name="ce52" office:value-type="float" office:value="400000">
            <text:p>400000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VOIX PUBLIQUE SAS</text:p>
          </table:table-cell>
          <table:table-cell table:style-name="ce43" office:value-type="string">
            <text:p><text:s/>494 RUE LEON BLUM <text:s/>34000 MONTPELLIER</text:p>
          </table:table-cell>
          <table:table-cell table:style-name="ce22" office:value-type="string">
            <text:p>528527963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ANED ANATOME - COMM EVENEMENTIELLE</text:p>
          </table:table-cell>
          <table:table-cell table:style-name="ce22"/>
          <table:table-cell table:style-name="ce52" office:value-type="float" office:value="550000">
            <text:p>550000</text:p>
          </table:table-cell>
          <table:table-cell table:style-name="ce52" office:value-type="float" office:value="2200000">
            <text:p>2200000</text:p>
          </table:table-cell>
          <table:table-cell table:style-name="ce52" office:value-type="float" office:value="150000">
            <text:p>150000</text:p>
          </table:table-cell>
          <table:table-cell table:style-name="ce52" office:value-type="float" office:value="600000">
            <text:p>600000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ANED SARL</text:p>
          </table:table-cell>
          <table:table-cell table:style-name="ce43" office:value-type="string">
            <text:p><text:s/>16 RUE DES ETUVES BP 1046 34006 MONTPELLIER CEDEX 1</text:p>
          </table:table-cell>
          <table:table-cell table:style-name="ce22" office:value-type="string">
            <text:p>39791292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C0328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1200 DIRECTION PROTOCOLE</text:p>
          </table:table-cell>
          <table:table-cell table:style-name="ce22" office:value-type="string">
            <text:p>12400 DIRECTION PROTOCOL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FETE NATIONALE 2013 SPECTA PYROTECHNIQUE SPECTACLE PYROTECHNQUIE</text:p>
          </table:table-cell>
          <table:table-cell table:style-name="ce66" office:value-type="float" office:value="108695">
            <text:p>108 695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14/7/13</text:p>
          </table:table-cell>
          <table:table-cell table:style-name="ce22" office:value-type="string">
            <text:p>16/7/13</text:p>
          </table:table-cell>
          <table:table-cell table:style-name="ce52" office:value-type="float" office:value="108695">
            <text:p>108695</text:p>
          </table:table-cell>
          <table:table-cell table:style-name="ce52" office:value-type="string">
            <text:p>NON RECONDUIT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YRAGRIC - <text:s/>SPECTACLE PYROTECHNIQUE</text:p>
          </table:table-cell>
          <table:table-cell table:style-name="ce31" office:value-type="string">
            <text:p>80.04</text:p>
          </table:table-cell>
          <table:table-cell table:style-name="ce52" office:value-type="string">
            <text:p>SANS LOT </text:p>
          </table:table-cell>
          <table:table-cell table:style-name="ce52" office:value-type="string">
            <text:p>SANS LOT</text:p>
          </table:table-cell>
          <table:table-cell table:style-name="ce52" office:value-type="string">
            <text:p>SANS LOT </text:p>
          </table:table-cell>
          <table:table-cell table:style-name="ce52" office:value-type="string">
            <text:p>SANS LOT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PYRAGRIC</text:p>
          </table:table-cell>
          <table:table-cell table:style-name="ce43" office:value-type="string">
            <text:p><text:s/>BOULEVARD DE L HIPPODROME BP 110 69140 RILLIEUX LA PAPE</text:p>
          </table:table-cell>
          <table:table-cell table:style-name="ce22" office:value-type="string">
            <text:p>39325385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C0327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43100 DIRECTION COHESION SOCIALE</text:p>
          </table:table-cell>
          <table:table-cell table:style-name="ce22" office:value-type="string">
            <text:p>43100 COHESION SOCIALE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DIAGNOSTIC ROMS AMO VILLAGE INSERTION PROJETS DE COOPERATION DECENTRALISEE</text:p>
          </table:table-cell>
          <table:table-cell table:style-name="ce66" office:value-type="float" office:value="90000">
            <text:p>90 000</text:p>
          </table:table-cell>
          <table:table-cell table:style-name="ce31" office:value-type="string">
            <text:p>Article 30</text:p>
          </table:table-cell>
          <table:table-cell table:style-name="ce43" office:value-type="string">
            <text:p>6/8/13</text:p>
          </table:table-cell>
          <table:table-cell table:style-name="ce22" office:value-type="string">
            <text:p>5/3/14</text:p>
          </table:table-cell>
          <table:table-cell table:style-name="ce52" office:value-type="float" office:value="119968">
            <text:p>119968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ALJ 93</text:p>
          </table:table-cell>
          <table:table-cell table:style-name="ce31" office:value-type="string">
            <text:p>77.03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LOGEMENT JEUNE 93</text:p>
          </table:table-cell>
          <table:table-cell table:style-name="ce43" office:value-type="string">
            <text:p><text:s/>51 RUE DE LA COMMUNE DE PARIS <text:s/>93300 AUBERVILLIERS</text:p>
          </table:table-cell>
          <table:table-cell table:style-name="ce22"/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12M853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300 DIRECTION AMENAGEMENT PROGRAMMATION</text:p>
          </table:table-cell>
          <table:table-cell table:style-name="ce22" office:value-type="string">
            <text:p>83300 AMENAGEMENT PROGRAM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REPROGRAPHIE PLU DOSSIERS RELATIFS AUXPROCEDURES EVOLUTION DU DOCUMENT</text:p>
          </table:table-cell>
          <table:table-cell table:style-name="ce87" office:value-type="float" office:value="15000">
            <text:p>15 000</text:p>
          </table:table-cell>
          <table:table-cell table:style-name="ce22"/>
          <table:table-cell table:style-name="ce43" office:value-type="string">
            <text:p>4/10/13</text:p>
          </table:table-cell>
          <table:table-cell table:style-name="ce22" office:value-type="string">
            <text:p>3/10/16</text:p>
          </table:table-cell>
          <table:table-cell table:style-name="ce124" office:value-type="float" office:value="15000">
            <text:p>15 000</text:p>
          </table:table-cell>
          <table:table-cell table:style-name="ce124" office:value-type="float" office:value="3500">
            <text:p>3 5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COPYSHOP</text:p>
          </table:table-cell>
          <table:table-cell table:style-name="ce22"/>
          <table:table-cell table:style-name="ce43" table:number-columns-repeated="4"/>
          <table:table-cell table:style-name="ce43" office:value-type="string">
            <text:p>T</text:p>
          </table:table-cell>
          <table:table-cell table:style-name="ce43" office:value-type="string">
            <text:p>COPY SHOP SARL</text:p>
          </table:table-cell>
          <table:table-cell table:style-name="ce43" office:value-type="string">
            <text:p><text:s/>1605 AVENUE DES PLATANES <text:s/>34970 LATTES</text:p>
          </table:table-cell>
          <table:table-cell table:style-name="ce22" office:value-type="string">
            <text:p>41020916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12M991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3300 DIRECTION AMENAGEMENT PROGRAMMATION</text:p>
          </table:table-cell>
          <table:table-cell table:style-name="ce22" office:value-type="string" table:number-columns-spanned="1" table:number-rows-spanned="2">
            <text:p>83300 AMENAGEMENT PROGRAMMATION</text:p>
          </table:table-cell>
          <table:table-cell table:style-name="ce43" office:value-type="string" table:number-columns-spanned="1" table:number-rows-spanned="2">
            <text:p>BC</text:p>
          </table:table-cell>
          <table:table-cell table:style-name="ce22" office:value-type="string" table:number-columns-spanned="1" table:number-rows-spanned="2">
            <text:p>Recond.</text:p>
          </table:table-cell>
          <table:table-cell table:style-name="ce43" office:value-type="string" table:number-columns-spanned="1" table:number-rows-spanned="2">
            <text:p>ETUDE PREALABLE OPERATIONS AMENAGEMENT</text:p>
          </table:table-cell>
          <table:table-cell table:style-name="ce87" office:value-type="float" office:value="66890" table:number-columns-spanned="1" table:number-rows-spanned="2">
            <text:p>66 890</text:p>
          </table:table-cell>
          <table:table-cell table:style-name="ce22" table:number-columns-spanned="1" table:number-rows-spanned="2"/>
          <table:table-cell table:style-name="ce43" office:value-type="string" table:number-columns-spanned="1" table:number-rows-spanned="2">
            <text:p>30/1/13</text:p>
          </table:table-cell>
          <table:table-cell table:style-name="ce22" office:value-type="string" table:number-columns-spanned="1" table:number-rows-spanned="2">
            <text:p>29/1/15</text:p>
          </table:table-cell>
          <table:table-cell table:style-name="ce124" office:value-type="float" office:value="160000" table:number-columns-spanned="1" table:number-rows-spanned="2">
            <text:p>160 000</text:p>
          </table:table-cell>
          <table:table-cell table:style-name="ce124" office:value-type="float" office:value="100000" table:number-columns-spanned="1" table:number-rows-spanned="2">
            <text:p>100 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ICOLAS BOUDIER - ETUDE URBAINE <text:s/>ET PAYSAGERE</text:p>
          </table:table-cell>
          <table:table-cell table:style-name="ce22"/>
          <table:table-cell table:style-name="ce124" office:value-type="float" office:value="60000">
            <text:p>60 000</text:p>
          </table:table-cell>
          <table:table-cell table:style-name="ce124" office:value-type="float" office:value="120000">
            <text:p>120 000</text:p>
          </table:table-cell>
          <table:table-cell table:style-name="ce124" office:value-type="float" office:value="40000">
            <text:p>40 000</text:p>
          </table:table-cell>
          <table:table-cell table:style-name="ce124" office:value-type="float" office:value="80000">
            <text:p>80 000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BOUDIER NICOLAS</text:p>
          </table:table-cell>
          <table:table-cell table:style-name="ce43" office:value-type="string">
            <text:p><text:s/>10 RUE DES AMARYLLIS <text:s/>34070 MONTPELLIER</text:p>
          </table:table-cell>
          <table:table-cell table:style-name="ce22" office:value-type="string">
            <text:p>42151583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12" table:style-name="ce28"/>
          <table:table-cell table:style-name="ce43" office:value-type="float" office:value="2">
            <text:p>2</text:p>
          </table:table-cell>
          <table:table-cell table:style-name="ce43" office:value-type="string">
            <text:p>SITETUDES - ETUDE VRD</text:p>
          </table:table-cell>
          <table:table-cell table:style-name="ce22"/>
          <table:table-cell table:style-name="ce124" office:value-type="float" office:value="20000">
            <text:p>20 000</text:p>
          </table:table-cell>
          <table:table-cell table:style-name="ce124" office:value-type="float" office:value="40000">
            <text:p>40 000</text:p>
          </table:table-cell>
          <table:table-cell table:style-name="ce124" office:value-type="float" office:value="10000">
            <text:p>10 000</text:p>
          </table:table-cell>
          <table:table-cell table:style-name="ce124" office:value-type="float" office:value="20000">
            <text:p>20 000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SITETUDES SAS</text:p>
          </table:table-cell>
          <table:table-cell table:style-name="ce43" office:value-type="string">
            <text:p><text:s/>1025 AVE HENRI BECQUEREL PARC DU MILLENAIRE BAT17 34000 MONTPELLIER</text:p>
          </table:table-cell>
          <table:table-cell table:style-name="ce22" office:value-type="string">
            <text:p>44763334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2C0003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3300 DIRECTION AMENAGEMENT PROGRAMMATION</text:p>
          </table:table-cell>
          <table:table-cell table:style-name="ce22" office:value-type="string" table:number-columns-spanned="1" table:number-rows-spanned="2">
            <text:p>83300 AMENAGEMENT PROGRAMMATION</text:p>
          </table:table-cell>
          <table:table-cell table:style-name="ce43" office:value-type="string" table:number-columns-spanned="1" table:number-rows-spanned="2">
            <text:p>ordinaire</text:p>
          </table:table-cell>
          <table:table-cell table:style-name="ce22" office:value-type="string" table:number-columns-spanned="1" table:number-rows-spanned="2">
            <text:p>Ni rec. ni cond.</text:p>
          </table:table-cell>
          <table:table-cell table:style-name="ce43" office:value-type="string" table:number-columns-spanned="1" table:number-rows-spanned="2">
            <text:p>CITE PAUL VALERY RECOMPOSITION URBAINE ETUDE CROIX D ARGENT</text:p>
          </table:table-cell>
          <table:table-cell table:style-name="ce87" office:value-type="float" office:value="40000" table:number-columns-spanned="1" table:number-rows-spanned="2">
            <text:p>40 000</text:p>
          </table:table-cell>
          <table:table-cell table:style-name="ce22" table:number-columns-spanned="1" table:number-rows-spanned="2"/>
          <table:table-cell table:style-name="ce43" office:value-type="string" table:number-columns-spanned="1" table:number-rows-spanned="2">
            <text:p>23/8/13</text:p>
          </table:table-cell>
          <table:table-cell table:style-name="ce22" office:value-type="string" table:number-columns-spanned="1" table:number-rows-spanned="2">
            <text:p>22/12/13</text:p>
          </table:table-cell>
          <table:table-cell table:style-name="ce124" office:value-type="float" office:value="41290" table:number-columns-spanned="1" table:number-rows-spanned="2">
            <text:p>41 290</text:p>
          </table:table-cell>
          <table:table-cell table:style-name="ce43" table:number-columns-spanned="1" table:number-rows-spanned="2"/>
          <table:table-cell table:style-name="ce43" office:value-type="float" office:value="1">
            <text:p>1</text:p>
          </table:table-cell>
          <table:table-cell table:style-name="ce43" office:value-type="string">
            <text:p>ATELIER VILLES ET PAYSAGES-URBANISME ET PAYSAGE</text:p>
          </table:table-cell>
          <table:table-cell table:style-name="ce22" office:value-type="string">
            <text:p>70.08</text:p>
          </table:table-cell>
          <table:table-cell table:style-name="ce124" office:value-type="float" office:value="32950">
            <text:p>32 950</text:p>
          </table:table-cell>
          <table:table-cell table:style-name="ce43" table:number-columns-repeated="3"/>
          <table:table-cell table:style-name="ce43" office:value-type="string">
            <text:p>T</text:p>
          </table:table-cell>
          <table:table-cell table:style-name="ce43" office:value-type="string">
            <text:p>ATELIERS VILLES ET PAYSAGES SASU</text:p>
          </table:table-cell>
          <table:table-cell table:style-name="ce43" office:value-type="string">
            <text:p><text:s/>33/43 AVENUE GEORGES POMPIDOU <text:s/>31130 BALMA</text:p>
          </table:table-cell>
          <table:table-cell table:style-name="ce22" office:value-type="string">
            <text:p>41931522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12" table:style-name="ce28"/>
          <table:table-cell table:style-name="ce43" office:value-type="float" office:value="2">
            <text:p>2</text:p>
          </table:table-cell>
          <table:table-cell table:style-name="ce43" office:value-type="string">
            <text:p>MAISON DE L INITIATIVE-VOLET SOCIOLOGIE</text:p>
          </table:table-cell>
          <table:table-cell table:style-name="ce22"/>
          <table:table-cell table:style-name="ce124" office:value-type="float" office:value="8340">
            <text:p>8 340</text:p>
          </table:table-cell>
          <table:table-cell table:style-name="ce43" table:number-columns-repeated="3"/>
          <table:table-cell table:style-name="ce43" office:value-type="string">
            <text:p>C</text:p>
          </table:table-cell>
          <table:table-cell table:style-name="ce43" office:value-type="string">
            <text:p>MAISON DE L INITIATIVE SCOT SARL</text:p>
          </table:table-cell>
          <table:table-cell table:style-name="ce43" office:value-type="string">
            <text:p><text:s/>52 RUE JACQUES BABINET <text:s/>31100 TOULOUSE</text:p>
          </table:table-cell>
          <table:table-cell table:style-name="ce22" office:value-type="string">
            <text:p>398386102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2D0002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300 DIRECTION AMENAGEMENT PROGRAMMATION</text:p>
          </table:table-cell>
          <table:table-cell table:style-name="ce22" office:value-type="string">
            <text:p>83300 AMENAGEMENT PROGRAMMATION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PARC STATIONNEMENT BASSIN JACQUES CŒUR EXPLOITATION</text:p>
          </table:table-cell>
          <table:table-cell table:style-name="ce88" office:value-type="float" office:value="120000">
            <text:p>120 000</text:p>
          </table:table-cell>
          <table:table-cell table:style-name="ce22" office:value-type="string">
            <text:p>A.O.E</text:p>
          </table:table-cell>
          <table:table-cell table:style-name="ce43" office:value-type="string">
            <text:p>21/5/13</text:p>
          </table:table-cell>
          <table:table-cell table:style-name="ce22" office:value-type="string">
            <text:p>20/5/16</text:p>
          </table:table-cell>
          <table:table-cell table:style-name="ce124" office:value-type="float" office:value="105000">
            <text:p>105 000</text:p>
          </table:table-cell>
          <table:table-cell table:style-name="ce43"/>
          <table:table-cell table:style-name="ce43" office:value-type="float" office:value="1">
            <text:p>1</text:p>
          </table:table-cell>
          <table:table-cell table:style-name="ce43" office:value-type="string">
            <text:p>TAM</text:p>
          </table:table-cell>
          <table:table-cell table:style-name="ce22" office:value-type="string">
            <text:p>61.02</text:p>
          </table:table-cell>
          <table:table-cell table:style-name="ce43" table:number-columns-repeated="4"/>
          <table:table-cell table:style-name="ce43" office:value-type="string">
            <text:p>T</text:p>
          </table:table-cell>
          <table:table-cell table:style-name="ce43" office:value-type="string">
            <text:p>TRANSPORTS AGGLOMERATION MONTPELLIER</text:p>
          </table:table-cell>
          <table:table-cell table:style-name="ce43" office:value-type="string">
            <text:p><text:s/>125 RUE LEON TROLSKY <text:s/>34075 MONTPELLIER CEDEX 03</text:p>
          </table:table-cell>
          <table:table-cell table:style-name="ce22" office:value-type="string">
            <text:p>31487181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2M1689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300 DIRECTION AMENAGEMENT PROGRAMMATION</text:p>
          </table:table-cell>
          <table:table-cell table:style-name="ce22" office:value-type="string">
            <text:p>83300 AMENAGEMENT PROGRAM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COMPTAGES DIRECTIONNELS ENQUETES DE STATIONNEMENT</text:p>
          </table:table-cell>
          <table:table-cell table:style-name="ce88" office:value-type="float" office:value="50000">
            <text:p>50 000</text:p>
          </table:table-cell>
          <table:table-cell table:style-name="ce22" office:value-type="string">
            <text:p>MAPA 2</text:p>
          </table:table-cell>
          <table:table-cell table:style-name="ce43" office:value-type="string">
            <text:p>8/3/13</text:p>
          </table:table-cell>
          <table:table-cell table:style-name="ce22" office:value-type="string">
            <text:p>7/3/17</text:p>
          </table:table-cell>
          <table:table-cell table:style-name="ce124" office:value-type="float" office:value="200000">
            <text:p>200 000</text:p>
          </table:table-cell>
          <table:table-cell table:style-name="ce124" office:value-type="float" office:value="8000">
            <text:p>8 0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BS CONSEIL</text:p>
          </table:table-cell>
          <table:table-cell table:style-name="ce22" office:value-type="string">
            <text:p>70.13</text:p>
          </table:table-cell>
          <table:table-cell table:style-name="ce43" table:number-columns-repeated="4"/>
          <table:table-cell table:style-name="ce43" office:value-type="string">
            <text:p>T</text:p>
          </table:table-cell>
          <table:table-cell table:style-name="ce43" office:value-type="string">
            <text:p>BBS CONSEIL SARL</text:p>
          </table:table-cell>
          <table:table-cell table:style-name="ce43" office:value-type="string">
            <text:p><text:s/>25 TER AVENUE DE NIMES <text:s/>34000 MONTPELLIER</text:p>
          </table:table-cell>
          <table:table-cell table:style-name="ce22" office:value-type="string">
            <text:p>44299166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289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300 DIRECTION AMENAGEMENT PROGRAMMATION</text:p>
          </table:table-cell>
          <table:table-cell table:style-name="ce22" office:value-type="string">
            <text:p>83300 AMENAGEMENT PROGRAMMATION</text:p>
          </table:table-cell>
          <table:table-cell table:style-name="ce43" office:value-type="string">
            <text:p>BC</text:p>
          </table:table-cell>
          <table:table-cell table:style-name="ce22" office:value-type="string">
            <text:p>Recond.</text:p>
          </table:table-cell>
          <table:table-cell table:style-name="ce43" office:value-type="string">
            <text:p>ETUDE PREVISIONNELLE DEMOGRAPHIE SCOLAIR</text:p>
          </table:table-cell>
          <table:table-cell table:style-name="ce66" office:value-type="float" office:value="80000">
            <text:p>8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5/7/13</text:p>
          </table:table-cell>
          <table:table-cell table:style-name="ce22" office:value-type="string">
            <text:p>4/7/17</text:p>
          </table:table-cell>
          <table:table-cell table:style-name="ce105" office:value-type="float" office:value="100000">
            <text:p>100 0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GEOCEANE</text:p>
          </table:table-cell>
          <table:table-cell table:style-name="ce31" office:value-type="string">
            <text:p>70.06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GAZAGNES PHILIPPE</text:p>
          </table:table-cell>
          <table:table-cell table:style-name="ce43" office:value-type="string">
            <text:p><text:s/>751 RUE DES ALLEES <text:s/>17450 ST LAURENT DE LA PREE</text:p>
          </table:table-cell>
          <table:table-cell table:style-name="ce22" office:value-type="string">
            <text:p>453910101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B0511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300 DIRECTION AMENAGEMENT PROGRAMMATION</text:p>
          </table:table-cell>
          <table:table-cell table:style-name="ce22" office:value-type="string">
            <text:p>83300 AMENAGEMENT PROGRAMMATION</text:p>
          </table:table-cell>
          <table:table-cell table:style-name="ce43" office:value-type="string">
            <text:p>Tranches</text:p>
          </table:table-cell>
          <table:table-cell table:style-name="ce22" office:value-type="string">
            <text:p>Tr. cond.</text:p>
          </table:table-cell>
          <table:table-cell table:style-name="ce43" office:value-type="string">
            <text:p>ETUDES ACOUSTIQUES ALLEE TIERS ETATPROJET REAMENAGEMENT</text:p>
          </table:table-cell>
          <table:table-cell table:style-name="ce66" office:value-type="float" office:value="20000">
            <text:p>20 000</text:p>
          </table:table-cell>
          <table:table-cell table:style-name="ce31" office:value-type="string">
            <text:p>MAPA 2</text:p>
          </table:table-cell>
          <table:table-cell table:style-name="ce43" office:value-type="string">
            <text:p>9/8/13</text:p>
          </table:table-cell>
          <table:table-cell table:style-name="ce22" office:value-type="string">
            <text:p>30/8/13</text:p>
          </table:table-cell>
          <table:table-cell table:style-name="ce105" office:value-type="float" office:value="20000">
            <text:p>20 00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CIA</text:p>
          </table:table-cell>
          <table:table-cell table:style-name="ce31" office:value-type="string">
            <text:p>71.10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CONSEIL INGENIERIE ACOUSTIQUE SARL</text:p>
          </table:table-cell>
          <table:table-cell table:style-name="ce43" office:value-type="string">
            <text:p><text:s/>263 AVENUE DE ST ANTOINE <text:s/>13015 MARSEILLE 15EME ARRONDISS</text:p>
          </table:table-cell>
          <table:table-cell table:style-name="ce22" office:value-type="string">
            <text:p>44751893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>
            <text:p>3C0098</text:p>
          </table:table-cell>
          <table:table-cell table:style-name="ce43" office:value-type="string">
            <text:p>S</text:p>
          </table:table-cell>
          <table:table-cell table:style-name="ce22" office:value-type="string">
            <text:p>83300 DIRECTION AMENAGEMENT PROGRAMMATION</text:p>
          </table:table-cell>
          <table:table-cell table:style-name="ce22" office:value-type="string">
            <text:p>83300 AMENAGEMENT PROGRAMMATION</text:p>
          </table:table-cell>
          <table:table-cell table:style-name="ce43" office:value-type="string">
            <text:p>ordinaire</text:p>
          </table:table-cell>
          <table:table-cell table:style-name="ce22" office:value-type="string">
            <text:p>Ni rec. ni cond.</text:p>
          </table:table-cell>
          <table:table-cell table:style-name="ce43" office:value-type="string">
            <text:p>PLAN STRATEGIQUE LOCAL MOSSON MISSION ACCOMPAGNEMENT FORMALISATION</text:p>
          </table:table-cell>
          <table:table-cell table:style-name="ce66" office:value-type="float" office:value="50168">
            <text:p>50 168</text:p>
          </table:table-cell>
          <table:table-cell table:style-name="ce31" office:value-type="string">
            <text:p>MAPA 3</text:p>
          </table:table-cell>
          <table:table-cell table:style-name="ce43" office:value-type="string">
            <text:p>7/11/13</text:p>
          </table:table-cell>
          <table:table-cell table:style-name="ce22" office:value-type="string">
            <text:p>6/5/14</text:p>
          </table:table-cell>
          <table:table-cell table:style-name="ce105" office:value-type="float" office:value="41450">
            <text:p>41 450</text:p>
          </table:table-cell>
          <table:table-cell table:style-name="ce52"/>
          <table:table-cell table:style-name="ce43" office:value-type="float" office:value="1">
            <text:p>1</text:p>
          </table:table-cell>
          <table:table-cell table:style-name="ce43" office:value-type="string">
            <text:p>EGIS CONSEIL</text:p>
          </table:table-cell>
          <table:table-cell table:style-name="ce31" office:value-type="string">
            <text:p>70.08</text:p>
          </table:table-cell>
          <table:table-cell table:style-name="ce52" table:number-columns-repeated="4"/>
          <table:table-cell table:style-name="ce43" office:value-type="string">
            <text:p>T</text:p>
          </table:table-cell>
          <table:table-cell table:style-name="ce43" office:value-type="string">
            <text:p>EGIS CONSEIL SA</text:p>
          </table:table-cell>
          <table:table-cell table:style-name="ce43" office:value-type="string">
            <text:p><text:s/>3 TER RUE D ARSONVAL <text:s/>75015 PARIS 15EME ARRONDISSEMENT</text:p>
          </table:table-cell>
          <table:table-cell table:style-name="ce22" office:value-type="string">
            <text:p>379145527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3C0346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3300 DIRECTION AMENAGEMENT PROGRAMMATION</text:p>
          </table:table-cell>
          <table:table-cell table:style-name="ce22" office:value-type="string" table:number-columns-spanned="1" table:number-rows-spanned="2">
            <text:p>83300 AMENAGEMENT PROGRAMMATION</text:p>
          </table:table-cell>
          <table:table-cell table:style-name="ce43" office:value-type="string" table:number-columns-spanned="1" table:number-rows-spanned="2">
            <text:p>Tranches</text:p>
          </table:table-cell>
          <table:table-cell table:style-name="ce22" office:value-type="string" table:number-columns-spanned="1" table:number-rows-spanned="2">
            <text:p>Tr. cond.</text:p>
          </table:table-cell>
          <table:table-cell table:style-name="ce43" office:value-type="string" table:number-columns-spanned="1" table:number-rows-spanned="2">
            <text:p>ESPACES PUBLICS SITES IDENTIFIES CAMPUS ETUDE REQUALIFICATION CREATION</text:p>
          </table:table-cell>
          <table:table-cell table:style-name="ce66" office:value-type="float" office:value="117000" table:number-columns-spanned="1" table:number-rows-spanned="2">
            <text:p>117 000</text:p>
          </table:table-cell>
          <table:table-cell table:style-name="ce31" office:value-type="string" table:number-columns-spanned="1" table:number-rows-spanned="2">
            <text:p>MAPA 3</text:p>
          </table:table-cell>
          <table:table-cell table:style-name="ce43" office:value-type="string" table:number-columns-spanned="1" table:number-rows-spanned="2">
            <text:p>21/8/13</text:p>
          </table:table-cell>
          <table:table-cell table:style-name="ce22" office:value-type="string" table:number-columns-spanned="1" table:number-rows-spanned="2">
            <text:p>20/4/14</text:p>
          </table:table-cell>
          <table:table-cell table:style-name="ce105" office:value-type="float" office:value="104860" table:number-columns-spanned="1" table:number-rows-spanned="2">
            <text:p>104 860</text:p>
          </table:table-cell>
          <table:table-cell table:style-name="ce52" table:number-columns-spanned="1" table:number-rows-spanned="2"/>
          <table:table-cell table:style-name="ce43" office:value-type="float" office:value="1">
            <text:p>1</text:p>
          </table:table-cell>
          <table:table-cell table:style-name="ce43" office:value-type="string">
            <text:p>A GARCIA DIAZ-AMENAGEMENTS URBAINS</text:p>
          </table:table-cell>
          <table:table-cell table:style-name="ce31" office:value-type="string">
            <text:p>71.05</text:p>
          </table:table-cell>
          <table:table-cell table:style-name="ce105" office:value-type="float" office:value="79760">
            <text:p>79 760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GARCIA DIAZ ANTOINE</text:p>
          </table:table-cell>
          <table:table-cell table:style-name="ce43" office:value-type="string">
            <text:p><text:s/>5 PLACE DU 8 MAI 1945 <text:s/>34070 MONTPELLIER</text:p>
          </table:table-cell>
          <table:table-cell table:style-name="ce22" office:value-type="string">
            <text:p>326559705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PROJETEC ENVIRONNEMENT- VRD HYDRAULIQUE</text:p>
          </table:table-cell>
          <table:table-cell table:style-name="ce31"/>
          <table:table-cell table:style-name="ce105" office:value-type="float" office:value="25100">
            <text:p>25 100</text:p>
          </table:table-cell>
          <table:table-cell table:style-name="ce52" table:number-columns-repeated="3"/>
          <table:table-cell table:style-name="ce43" office:value-type="string">
            <text:p>C</text:p>
          </table:table-cell>
          <table:table-cell table:style-name="ce43" office:value-type="string">
            <text:p>PROJETEC SUD SARL</text:p>
          </table:table-cell>
          <table:table-cell table:style-name="ce43" office:value-type="string">
            <text:p>GREEN PARC BATIMENT C 149 AVENUE DU GOLF <text:s/>34670 BAILLARGUES</text:p>
          </table:table-cell>
          <table:table-cell table:style-name="ce22" office:value-type="string">
            <text:p>392066718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table-cell table:style-name="ce13" office:value-type="string" table:number-columns-spanned="1" table:number-rows-spanned="2">
            <text:p>G11</text:p>
          </table:table-cell>
          <table:table-cell table:style-name="ce43" office:value-type="string" table:number-columns-spanned="1" table:number-rows-spanned="2">
            <text:p>S</text:p>
          </table:table-cell>
          <table:table-cell table:style-name="ce22" office:value-type="string" table:number-columns-spanned="1" table:number-rows-spanned="2">
            <text:p>83300 DIRECTION AMENAGEMENT PROGRAMMATION</text:p>
          </table:table-cell>
          <table:table-cell table:style-name="ce22" office:value-type="string" table:number-columns-spanned="1" table:number-rows-spanned="2">
            <text:p>83300 AMENAGEMENT PROGRAMMATION</text:p>
          </table:table-cell>
          <table:table-cell table:style-name="ce43" office:value-type="string" table:number-columns-spanned="1" table:number-rows-spanned="2">
            <text:p>ordinaire</text:p>
          </table:table-cell>
          <table:table-cell table:style-name="ce22" office:value-type="string" table:number-columns-spanned="1" table:number-rows-spanned="2">
            <text:p>Ni rec. ni cond.</text:p>
          </table:table-cell>
          <table:table-cell table:style-name="ce43" office:value-type="string" table:number-columns-spanned="1" table:number-rows-spanned="2">
            <text:p>CONCOURS PORT MARIANNE REPUBLIQUE CHOIX URBANISTE ARCHITECTE COORDINATEUR</text:p>
          </table:table-cell>
          <table:table-cell table:style-name="ce68" office:value-type="float" office:value="120000" table:number-columns-spanned="1" table:number-rows-spanned="2">
            <text:p>120 000</text:p>
          </table:table-cell>
          <table:table-cell table:style-name="ce31" table:number-columns-spanned="1" table:number-rows-spanned="2"/>
          <table:table-cell table:style-name="ce43" office:value-type="string" table:number-columns-spanned="1" table:number-rows-spanned="2">
            <text:p>9/8/13</text:p>
          </table:table-cell>
          <table:table-cell table:style-name="ce22" office:value-type="string" table:number-columns-spanned="1" table:number-rows-spanned="2">
            <text:p>28/11/13</text:p>
          </table:table-cell>
          <table:table-cell table:style-name="ce105" office:value-type="float" office:value="134979" table:number-columns-spanned="1" table:number-rows-spanned="2">
            <text:p>134 979</text:p>
          </table:table-cell>
          <table:table-cell table:style-name="ce52" table:number-columns-spanned="1" table:number-rows-spanned="2"/>
          <table:table-cell table:style-name="ce43" office:value-type="float" office:value="1">
            <text:p>1</text:p>
          </table:table-cell>
          <table:table-cell table:style-name="ce43" office:value-type="string">
            <text:p>ANMA - <text:s/>ZAC PORT MARIANNE REPUBLIQUE CONCOURS</text:p>
          </table:table-cell>
          <table:table-cell table:style-name="ce31"/>
          <table:table-cell table:style-name="ce105" office:value-type="float" office:value="126216">
            <text:p>126 216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AGENCE NICOLAS MICHELIN &amp; ASSOCIES</text:p>
          </table:table-cell>
          <table:table-cell table:style-name="ce43" office:value-type="string">
            <text:p><text:s/>9 COUR DES PETITES ECURIES <text:s/>75010 PARIS 10EME ARRONDISSEMENT</text:p>
          </table:table-cell>
          <table:table-cell table:style-name="ce22" office:value-type="string">
            <text:p>388674459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>
          <table:covered-table-cell table:style-name="ce29"/>
          <table:covered-table-cell table:number-columns-repeated="6" table:style-name="ce28"/>
          <table:covered-table-cell table:number-columns-repeated="2" table:style-name="ce82"/>
          <table:covered-table-cell table:number-columns-repeated="2" table:style-name="ce28"/>
          <table:covered-table-cell table:number-columns-repeated="2" table:style-name="ce82"/>
          <table:table-cell table:style-name="ce43" office:value-type="float" office:value="2">
            <text:p>2</text:p>
          </table:table-cell>
          <table:table-cell table:style-name="ce43" office:value-type="string">
            <text:p>BOUDIER - ZAC PORT MARIANNE REPUBLIQUE CONCOURS</text:p>
          </table:table-cell>
          <table:table-cell table:style-name="ce31"/>
          <table:table-cell table:style-name="ce105" office:value-type="float" office:value="8763">
            <text:p>8 763</text:p>
          </table:table-cell>
          <table:table-cell table:style-name="ce52" table:number-columns-repeated="3"/>
          <table:table-cell table:style-name="ce43" office:value-type="string">
            <text:p>T</text:p>
          </table:table-cell>
          <table:table-cell table:style-name="ce43" office:value-type="string">
            <text:p>BOUDIER NICOLAS</text:p>
          </table:table-cell>
          <table:table-cell table:style-name="ce43" office:value-type="string">
            <text:p><text:s/>10 RUE DES AMARYLLIS <text:s/>34070 MONTPELLIER</text:p>
          </table:table-cell>
          <table:table-cell table:style-name="ce22" office:value-type="string">
            <text:p>421515834</text:p>
          </table:table-cell>
          <table:table-cell table:style-name="ce169"/>
          <table:table-cell table:style-name="ce173" table:number-columns-repeated="231"/>
          <table:table-cell table:style-name="ce53" table:number-columns-repeated="768"/>
        </table:table-row>
        <table:table-row table:style-name="ro13" table:number-rows-repeated="2">
          <table:table-cell/>
          <table:table-cell table:style-name="ce53"/>
          <table:table-cell table:number-columns-repeated="2"/>
          <table:table-cell table:style-name="ce53"/>
          <table:table-cell/>
          <table:table-cell table:style-name="ce53"/>
          <table:table-cell table:number-columns-repeated="2"/>
          <table:table-cell table:style-name="ce53"/>
          <table:table-cell/>
          <table:table-cell table:style-name="ce53" table:number-columns-repeated="4"/>
          <table:table-cell/>
          <table:table-cell table:style-name="ce53" table:number-columns-repeated="7"/>
          <table:table-cell table:number-columns-repeated="2"/>
          <table:table-cell table:style-name="ce53" table:number-columns-repeated="999"/>
        </table:table-row>
        <table:table-row table:style-name="ro18">
          <table:table-cell table:number-columns-repeated="1024"/>
        </table:table-row>
        <table:table-row table:style-name="ro18">
          <table:table-cell table:style-name="ce32"/>
          <table:table-cell table:style-name="ce20" table:number-columns-repeated="6"/>
          <table:table-cell table:style-name="ce74"/>
          <table:table-cell table:style-name="ce79"/>
          <table:table-cell table:style-name="ce20" table:number-columns-repeated="2"/>
          <table:table-cell table:style-name="ce125"/>
          <table:table-cell table:style-name="ce79"/>
          <table:table-cell table:style-name="ce20" table:number-columns-repeated="2"/>
          <table:table-cell table:style-name="ce148"/>
          <table:table-cell table:style-name="ce79"/>
          <table:table-cell table:style-name="ce148" table:number-columns-repeated="3"/>
          <table:table-cell table:style-name="ce155"/>
          <table:table-cell table:style-name="ce20" table:number-columns-repeated="3"/>
          <table:table-cell table:style-name="ce169" table:number-columns-repeated="232"/>
          <table:table-cell table:number-columns-repeated="768"/>
        </table:table-row>
        <table:table-row table:style-name="ro18" table:number-rows-repeated="104794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_FilterDatabase" table:base-cell-address="$'marchés conclus en 2013'.$A$1" table:cell-range-address="$'marchés conclus en 2013'.$A$7:.$Y$343"/>
          <table:named-range table:name="Excel_BuiltIn_Print_Titles" table:base-cell-address="$'marchés conclus en 2013'.$A$1" table:cell-range-address="$'marchés conclus en 2013'.$A$1:.$AMJ$7" table:range-usable-as="repeat-column repeat-row"/>
          <table:named-expression table:name="Excel_BuiltIn_Print_Area" table:base-cell-address="$'marchés conclus en 2013'.$A$1" table:expression="[$'marchés conclus en 2013'.$#REF !$#REF !:.$#REF !$#REF !]"/>
        </table:named-expressions>
      </table:table>
      <table:named-expressions/>
      <table:database-ranges>
        <table:database-range table:target-range-address="'marchés conclus en 2013'.A7:'marchés conclus en 2013'.Y343" table:display-filter-buttons="true">
          <table:filter>
            <table:filter-condition table:field-number="24" table:value="210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style:text-properties fo:color="#ff0000"/>
      <number:number number:decimal-places="2" number:min-integer-digits="1" number:grouping="true"/>
      <number:text>   </number:text>
      <style:map style:condition="value()&gt;=0" style:apply-style-name="N121P0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199cm" fo:margin-right="0.199cm" style:first-page-number="continue" style:scale-to="81%" style:writing-mode="lr-tb"/>
      <style:header-style>
        <style:header-footer-properties fo:min-height="0.751cm" fo:margin-left="1.7cm" fo:margin-right="1.7cm" fo:margin-bottom="0cm"/>
      </style:header-style>
      <style:footer-style>
        <style:header-footer-properties fo:min-height="0.751cm" fo:margin-left="1.7cm" fo:margin-right="1.7cm" fo:margin-top="0.45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2/06/2014</text:date>, <text:time>15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chés_20_conclus_20_en_20_2013" style:display-name="PageStyle_marchés conclus en 2013" style:page-layout-name="Mpm3">
      <style:header style:display="false"/>
      <style:header-left style:display="false"/>
      <style:footer>
        <style:region-left>
  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text:span text:style-name="MT1"> - Outil de pilotage - Inventaire des marchés </text:span></text:p>
        </style:region-left>
        <style:region-right>
          <text:p><text:span text:style-name="MT1"><text:s/></text:span><text:span text:style-name="MT1">mer. 26 févr. 2014 17:54 </text:span></text:p>
        </style:region-right>
      </style:footer>
      <style:footer-left style:display="false">
        <style:region-left>
  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text:span text:style-name="MT1"> - Outil de pilotage - Inventaire des marchés </text:span></text:p>
        </style:region-left>
        <style:region-right>
          <text:p><text:span text:style-name="MT1"><text:s/></text:span><text:span text:style-name="MT1">mer. 26 févr. 2014 17:54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AMIGEAS,Madeleine</meta:initial-creator>
    <meta:creation-date>2014-02-28T18:15:06</meta:creation-date>
    <dc:creator>john smith</dc:creator>
    <dc:date>2014-06-02T15:09:58</dc:date>
    <meta:print-date>2014-04-08T15:06:19</meta:print-date>
    <meta:document-statistic meta:table-count="1" meta:cell-count="8365" meta:object-count="0"/>
    <meta:generator>OpenOffice/4.0.1$Win32 OpenOffice.org_project/401m5$Build-9714</meta:generator>
  </office:meta>
</office:document-meta>
</file>